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897" calcext:value-type="float">
            <text:p>-0,5897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.3897" calcext:value-type="float">
            <text:p>-3,3897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26.9897" calcext:value-type="float">
            <text:p>-2,7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28.9897" calcext:value-type="float">
            <text:p>-28,9897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24.1897" calcext:value-type="float">
            <text:p>-24,1897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24.5897" calcext:value-type="float">
            <text:p>-24,5897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30.1897" calcext:value-type="float">
            <text:p>-30,1897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21.7897" calcext:value-type="float">
            <text:p>-21,7897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15.7897" calcext:value-type="float">
            <text:p>-15,7897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14.9897" calcext:value-type="float">
            <text:p>-14,9897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14.1897" calcext:value-type="float">
            <text:p>-14,1897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12.5897" calcext:value-type="float">
            <text:p>-12,5897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19.7897" calcext:value-type="float">
            <text:p>-19,7897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14.1897" calcext:value-type="float">
            <text:p>-14,1897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11.7897" calcext:value-type="float">
            <text:p>-11,7897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14.5897" calcext:value-type="float">
            <text:p>-14,5897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14.1897" calcext:value-type="float">
            <text:p>-14,1897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18.9897" calcext:value-type="float">
            <text:p>-18,9897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29.7897" calcext:value-type="float">
            <text:p>-29,7897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26.1897" calcext:value-type="float">
            <text:p>-26,1897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23.7897" calcext:value-type="float">
            <text:p>-23,7897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25.3897" calcext:value-type="float">
            <text:p>-25,3897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26.9897" calcext:value-type="float">
            <text:p>-26,9897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31.3897" calcext:value-type="float">
            <text:p>-31,3897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34.5897" calcext:value-type="float">
            <text:p>-34,5897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37.7897" calcext:value-type="float">
            <text:p>-37,7897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61.7897" calcext:value-type="float">
            <text:p>-61,7897</text:p>
          </table:table-cell>
        </table:table-row>
      </table:table>
      <table:table table:name="Re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3" calcext:value-type="float">
            <text:p>0,2103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2.5897" calcext:value-type="float">
            <text:p>-2,5897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26.9897" calcext:value-type="float">
            <text:p>-2,7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37.7897" calcext:value-type="float">
            <text:p>-37,7897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34.5897" calcext:value-type="float">
            <text:p>-34,5897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32.1897" calcext:value-type="float">
            <text:p>-32,1897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31.3897" calcext:value-type="float">
            <text:p>-31,3897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26.1897" calcext:value-type="float">
            <text:p>-26,1897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30.9897" calcext:value-type="float">
            <text:p>-30,9897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26.9897" calcext:value-type="float">
            <text:p>-26,9897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16.5897" calcext:value-type="float">
            <text:p>-16,5897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29.7897" calcext:value-type="float">
            <text:p>-29,7897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23.7897" calcext:value-type="float">
            <text:p>-23,7897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15.7897" calcext:value-type="float">
            <text:p>-15,7897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16.1897" calcext:value-type="float">
            <text:p>-16,1897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15.7897" calcext:value-type="float">
            <text:p>-15,7897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8.5897" calcext:value-type="float">
            <text:p>-8,5897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9.3897" calcext:value-type="float">
            <text:p>-9,3897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12.9897" calcext:value-type="float">
            <text:p>-12,9897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20.5897" calcext:value-type="float">
            <text:p>-20,5897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24.5897" calcext:value-type="float">
            <text:p>-24,5897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22.1897" calcext:value-type="float">
            <text:p>-22,1897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25.7897" calcext:value-type="float">
            <text:p>-25,7897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32.5897" calcext:value-type="float">
            <text:p>-32,5897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31.3897" calcext:value-type="float">
            <text:p>-31,3897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33.3897" calcext:value-type="float">
            <text:p>-33,3897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66.9897" calcext:value-type="float">
            <text:p>-66,9897</text:p>
          </table:table-cell>
        </table:table-row>
      </table:table>
      <table:table table:name="Re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03" calcext:value-type="float">
            <text:p>0,6103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2.5897" calcext:value-type="float">
            <text:p>-2,5897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26.9897" calcext:value-type="float">
            <text:p>-2,7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34.5897" calcext:value-type="float">
            <text:p>-34,5897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32.5897" calcext:value-type="float">
            <text:p>-32,5897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32.5897" calcext:value-type="float">
            <text:p>-32,5897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23.3897" calcext:value-type="float">
            <text:p>-23,3897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30.9897" calcext:value-type="float">
            <text:p>-30,9897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19.7897" calcext:value-type="float">
            <text:p>-19,7897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20.5897" calcext:value-type="float">
            <text:p>-20,5897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20.5897" calcext:value-type="float">
            <text:p>-20,5897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26.5897" calcext:value-type="float">
            <text:p>-26,5897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13.7897" calcext:value-type="float">
            <text:p>-13,7897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19.7897" calcext:value-type="float">
            <text:p>-19,7897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13.7897" calcext:value-type="float">
            <text:p>-13,7897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8.9897" calcext:value-type="float">
            <text:p>-8,9897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9.7897" calcext:value-type="float">
            <text:p>-9,7897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12.9897" calcext:value-type="float">
            <text:p>-12,9897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20.5897" calcext:value-type="float">
            <text:p>-20,5897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30.9897" calcext:value-type="float">
            <text:p>-30,9897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30.9897" calcext:value-type="float">
            <text:p>-30,9897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22.1897" calcext:value-type="float">
            <text:p>-22,1897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22.1897" calcext:value-type="float">
            <text:p>-22,1897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26.1897" calcext:value-type="float">
            <text:p>-26,1897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32.9897" calcext:value-type="float">
            <text:p>-32,9897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32.1897" calcext:value-type="float">
            <text:p>-32,1897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34.5897" calcext:value-type="float">
            <text:p>-34,5897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55.7897" calcext:value-type="float">
            <text:p>-55,7897</text:p>
          </table:table-cell>
        </table:table-row>
      </table:table>
      <table:table table:name="Re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03" calcext:value-type="float">
            <text:p>0,6103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2.5897" calcext:value-type="float">
            <text:p>-2,5897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26.9897" calcext:value-type="float">
            <text:p>-2,7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33.3897" calcext:value-type="float">
            <text:p>-33,3897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37.7897" calcext:value-type="float">
            <text:p>-37,7897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32.5897" calcext:value-type="float">
            <text:p>-32,5897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30.5897" calcext:value-type="float">
            <text:p>-30,5897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28.1897" calcext:value-type="float">
            <text:p>-28,1897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25.3897" calcext:value-type="float">
            <text:p>-25,3897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19.3897" calcext:value-type="float">
            <text:p>-19,3897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20.9897" calcext:value-type="float">
            <text:p>-20,9897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18.9897" calcext:value-type="float">
            <text:p>-18,9897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17.7897" calcext:value-type="float">
            <text:p>-17,7897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16.5897" calcext:value-type="float">
            <text:p>-16,5897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16.1897" calcext:value-type="float">
            <text:p>-16,1897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8.5897" calcext:value-type="float">
            <text:p>-8,5897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8.5897" calcext:value-type="float">
            <text:p>-8,5897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13.3897" calcext:value-type="float">
            <text:p>-13,3897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19.3897" calcext:value-type="float">
            <text:p>-19,3897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31.7897" calcext:value-type="float">
            <text:p>-31,7897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24.1897" calcext:value-type="float">
            <text:p>-24,1897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20.5897" calcext:value-type="float">
            <text:p>-20,5897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23.3897" calcext:value-type="float">
            <text:p>-23,3897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30.5897" calcext:value-type="float">
            <text:p>-30,5897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34.5897" calcext:value-type="float">
            <text:p>-34,5897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32.1897" calcext:value-type="float">
            <text:p>-32,1897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34.1897" calcext:value-type="float">
            <text:p>-34,1897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60.9897" calcext:value-type="float">
            <text:p>-60,9897</text:p>
          </table:table-cell>
        </table:table-row>
      </table:table>
      <table:table table:name="Red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897" calcext:value-type="float">
            <text:p>-0,1897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2.9897" calcext:value-type="float">
            <text:p>-2,9897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26.9897" calcext:value-type="float">
            <text:p>-2,7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37.7897" calcext:value-type="float">
            <text:p>-37,7897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31.7897" calcext:value-type="float">
            <text:p>-31,7897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34.1897" calcext:value-type="float">
            <text:p>-34,1897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37.7897" calcext:value-type="float">
            <text:p>-37,7897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36.1897" calcext:value-type="float">
            <text:p>-36,1897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32.5897" calcext:value-type="float">
            <text:p>-32,5897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34.5897" calcext:value-type="float">
            <text:p>-34,5897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37.7897" calcext:value-type="float">
            <text:p>-37,7897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31.7897" calcext:value-type="float">
            <text:p>-31,7897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32.5897" calcext:value-type="float">
            <text:p>-32,5897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28.5897" calcext:value-type="float">
            <text:p>-28,5897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29.3897" calcext:value-type="float">
            <text:p>-29,3897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32.5897" calcext:value-type="float">
            <text:p>-32,5897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26.5897" calcext:value-type="float">
            <text:p>-26,5897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22.5897" calcext:value-type="float">
            <text:p>-22,5897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24.5897" calcext:value-type="float">
            <text:p>-24,5897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26.5897" calcext:value-type="float">
            <text:p>-26,5897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22.9897" calcext:value-type="float">
            <text:p>-22,9897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25.3897" calcext:value-type="float">
            <text:p>-25,3897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20.5897" calcext:value-type="float">
            <text:p>-20,5897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15.3897" calcext:value-type="float">
            <text:p>-15,3897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12.1897" calcext:value-type="float">
            <text:p>-12,1897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13.3897" calcext:value-type="float">
            <text:p>-13,3897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22.1897" calcext:value-type="float">
            <text:p>-22,1897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20.9897" calcext:value-type="float">
            <text:p>-20,9897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16.5897" calcext:value-type="float">
            <text:p>-16,5897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16.9897" calcext:value-type="float">
            <text:p>-16,9897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16.5897" calcext:value-type="float">
            <text:p>-16,5897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22.9897" calcext:value-type="float">
            <text:p>-22,9897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16.5897" calcext:value-type="float">
            <text:p>-16,5897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15.3897" calcext:value-type="float">
            <text:p>-15,3897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17.3897" calcext:value-type="float">
            <text:p>-17,3897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23.3897" calcext:value-type="float">
            <text:p>-23,3897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35.7897" calcext:value-type="float">
            <text:p>-35,7897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23.3897" calcext:value-type="float">
            <text:p>-23,3897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24.9897" calcext:value-type="float">
            <text:p>-24,9897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26.1897" calcext:value-type="float">
            <text:p>-26,1897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31.3897" calcext:value-type="float">
            <text:p>-31,3897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32.1897" calcext:value-type="float">
            <text:p>-32,1897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29.7897" calcext:value-type="float">
            <text:p>-29,7897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33.3897" calcext:value-type="float">
            <text:p>-33,3897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38.5897" calcext:value-type="float">
            <text:p>-38,5897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33.3897" calcext:value-type="float">
            <text:p>-33,3897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30.9897" calcext:value-type="float">
            <text:p>-30,9897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30.5897" calcext:value-type="float">
            <text:p>-30,5897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34.1897" calcext:value-type="float">
            <text:p>-34,1897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36.9897" calcext:value-type="float">
            <text:p>-36,9897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35.3897" calcext:value-type="float">
            <text:p>-35,3897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37.7897" calcext:value-type="float">
            <text:p>-37,7897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34.5897" calcext:value-type="float">
            <text:p>-34,5897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34.1897" calcext:value-type="float">
            <text:p>-34,1897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40.5897" calcext:value-type="float">
            <text:p>-40,5897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32.9897" calcext:value-type="float">
            <text:p>-32,9897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38.9897" calcext:value-type="float">
            <text:p>-38,9897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34.9897" calcext:value-type="float">
            <text:p>-34,9897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36.5897" calcext:value-type="float">
            <text:p>-36,5897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33.7897" calcext:value-type="float">
            <text:p>-33,7897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39.7897" calcext:value-type="float">
            <text:p>-39,7897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41.7897" calcext:value-type="float">
            <text:p>-41,7897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40.1897" calcext:value-type="float">
            <text:p>-40,1897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43.7897" calcext:value-type="float">
            <text:p>-43,7897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39.3897" calcext:value-type="float">
            <text:p>-39,3897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37.3897" calcext:value-type="float">
            <text:p>-37,3897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43.3897" calcext:value-type="float">
            <text:p>-43,3897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42.1897" calcext:value-type="float">
            <text:p>-42,1897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44.1897" calcext:value-type="float">
            <text:p>-44,1897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41.3897" calcext:value-type="float">
            <text:p>-41,3897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42.9897" calcext:value-type="float">
            <text:p>-42,9897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42.5897" calcext:value-type="float">
            <text:p>-42,5897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44.5897" calcext:value-type="float">
            <text:p>-44,5897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47.3897" calcext:value-type="float">
            <text:p>-47,3897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46.5897" calcext:value-type="float">
            <text:p>-46,5897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45.3897" calcext:value-type="float">
            <text:p>-45,3897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48.5897" calcext:value-type="float">
            <text:p>-48,5897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45.7897" calcext:value-type="float">
            <text:p>-45,7897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44.9897" calcext:value-type="float">
            <text:p>-44,9897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46.1897" calcext:value-type="float">
            <text:p>-46,1897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49.3897" calcext:value-type="float">
            <text:p>-49,3897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60.9897" calcext:value-type="float">
            <text:p>-60,9897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48.1897" calcext:value-type="float">
            <text:p>-48,1897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48.9897" calcext:value-type="float">
            <text:p>-48,9897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50.9897" calcext:value-type="float">
            <text:p>-50,9897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46.9897" calcext:value-type="float">
            <text:p>-46,9897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47.7897" calcext:value-type="float">
            <text:p>-47,7897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49.7897" calcext:value-type="float">
            <text:p>-49,7897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50.1897" calcext:value-type="float">
            <text:p>-50,1897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53.3897" calcext:value-type="float">
            <text:p>-53,3897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52.5897" calcext:value-type="float">
            <text:p>-52,5897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55.3897" calcext:value-type="float">
            <text:p>-55,3897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52.9897" calcext:value-type="float">
            <text:p>-52,9897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54.9897" calcext:value-type="float">
            <text:p>-54,9897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54.5897" calcext:value-type="float">
            <text:p>-54,5897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58.1897" calcext:value-type="float">
            <text:p>-58,1897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57.3897" calcext:value-type="float">
            <text:p>-57,3897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61.7897" calcext:value-type="float">
            <text:p>-61,7897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60.5897" calcext:value-type="float">
            <text:p>-60,5897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57.7897" calcext:value-type="float">
            <text:p>-57,7897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55.7897" calcext:value-type="float">
            <text:p>-55,7897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56.9897" calcext:value-type="float">
            <text:p>-56,9897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54.9897" calcext:value-type="float">
            <text:p>-54,9897</text:p>
          </table:table-cell>
        </table:table-row>
      </table:table>
      <table:table table:name="RedALL" table:style-name="ta1">
        <table:shapes>
          <draw:frame draw:z-index="0" draw:style-name="gr1" draw:text-style-name="P1" svg:width="159.91mm" svg:height="90.04mm" svg:x="107.34mm" svg:y="0mm">
            <loext:p draw:notify-on-update-of-ranges="RedALL.A366:RedALL.A406 RedALL.B366:RedALL.B4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row table:style-name="ro1">
          <table:table-cell table:formula="of:=([Red.D1]+[Red1.D1]+[Red2.D1]+[Red3.D1]+[Red4.D1])/5" office:value-type="float" office:value="0" calcext:value-type="float">
            <text:p>0</text:p>
          </table:table-cell>
          <table:table-cell table:formula="of:=([Red.E1]+[Red1.E1]+[Red2.E1]+[Red3.E1]+[Red4.E1])/5" office:value-type="float" office:value="0.1303" calcext:value-type="float">
            <text:p>0,1303</text:p>
          </table:table-cell>
        </table:table-row>
        <table:table-row table:style-name="ro1">
          <table:table-cell table:formula="of:=([Red.D2]+[Red1.D2]+[Red2.D2]+[Red3.D2]+[Red4.D2])/5" office:value-type="float" office:value="0.00247" calcext:value-type="float">
            <text:p>0,00247</text:p>
          </table:table-cell>
          <table:table-cell table:formula="of:=([Red.E2]+[Red1.E2]+[Red2.E2]+[Red3.E2]+[Red4.E2])/5" office:value-type="float" office:value="-2.8297" calcext:value-type="float">
            <text:p>-2,8297</text:p>
          </table:table-cell>
        </table:table-row>
        <table:table-row table:style-name="ro1">
          <table:table-cell table:formula="of:=([Red.D3]+[Red1.D3]+[Red2.D3]+[Red3.D3]+[Red4.D3])/5" office:value-type="float" office:value="0.00493" calcext:value-type="float">
            <text:p>0,00493</text:p>
          </table:table-cell>
          <table:table-cell table:formula="of:=([Red.E3]+[Red1.E3]+[Red2.E3]+[Red3.E3]+[Red4.E3])/5" office:value-type="float" office:value="-51.2297" calcext:value-type="float">
            <text:p>-51,2297</text:p>
          </table:table-cell>
        </table:table-row>
        <table:table-row table:style-name="ro1">
          <table:table-cell table:formula="of:=([Red.D4]+[Red1.D4]+[Red2.D4]+[Red3.D4]+[Red4.D4])/5" office:value-type="float" office:value="0.0074" calcext:value-type="float">
            <text:p>0,0074</text:p>
          </table:table-cell>
          <table:table-cell table:formula="of:=([Red.E4]+[Red1.E4]+[Red2.E4]+[Red3.E4]+[Red4.E4])/5" office:value-type="float" office:value="-47.7097" calcext:value-type="float">
            <text:p>-47,7097</text:p>
          </table:table-cell>
        </table:table-row>
        <table:table-row table:style-name="ro1">
          <table:table-cell table:formula="of:=([Red.D5]+[Red1.D5]+[Red2.D5]+[Red3.D5]+[Red4.D5])/5" office:value-type="float" office:value="0.00986" calcext:value-type="float">
            <text:p>0,00986</text:p>
          </table:table-cell>
          <table:table-cell table:formula="of:=([Red.E5]+[Red1.E5]+[Red2.E5]+[Red3.E5]+[Red4.E5])/5" office:value-type="float" office:value="-48.2697" calcext:value-type="float">
            <text:p>-48,2697</text:p>
          </table:table-cell>
        </table:table-row>
        <table:table-row table:style-name="ro1">
          <table:table-cell table:formula="of:=([Red.D6]+[Red1.D6]+[Red2.D6]+[Red3.D6]+[Red4.D6])/5" office:value-type="float" office:value="0.01233" calcext:value-type="float">
            <text:p>0,01233</text:p>
          </table:table-cell>
          <table:table-cell table:formula="of:=([Red.E6]+[Red1.E6]+[Red2.E6]+[Red3.E6]+[Red4.E6])/5" office:value-type="float" office:value="-51.7097" calcext:value-type="float">
            <text:p>-51,7097</text:p>
          </table:table-cell>
        </table:table-row>
        <table:table-row table:style-name="ro1">
          <table:table-cell table:formula="of:=([Red.D7]+[Red1.D7]+[Red2.D7]+[Red3.D7]+[Red4.D7])/5" office:value-type="float" office:value="0.0148" calcext:value-type="float">
            <text:p>0,0148</text:p>
          </table:table-cell>
          <table:table-cell table:formula="of:=([Red.E7]+[Red1.E7]+[Red2.E7]+[Red3.E7]+[Red4.E7])/5" office:value-type="float" office:value="-50.1097" calcext:value-type="float">
            <text:p>-50,1097</text:p>
          </table:table-cell>
        </table:table-row>
        <table:table-row table:style-name="ro1">
          <table:table-cell table:formula="of:=([Red.D8]+[Red1.D8]+[Red2.D8]+[Red3.D8]+[Red4.D8])/5" office:value-type="float" office:value="0.01726" calcext:value-type="float">
            <text:p>0,01726</text:p>
          </table:table-cell>
          <table:table-cell table:formula="of:=([Red.E8]+[Red1.E8]+[Red2.E8]+[Red3.E8]+[Red4.E8])/5" office:value-type="float" office:value="-49.0697" calcext:value-type="float">
            <text:p>-49,0697</text:p>
          </table:table-cell>
        </table:table-row>
        <table:table-row table:style-name="ro1">
          <table:table-cell table:formula="of:=([Red.D9]+[Red1.D9]+[Red2.D9]+[Red3.D9]+[Red4.D9])/5" office:value-type="float" office:value="0.01973" calcext:value-type="float">
            <text:p>0,01973</text:p>
          </table:table-cell>
          <table:table-cell table:formula="of:=([Red.E9]+[Red1.E9]+[Red2.E9]+[Red3.E9]+[Red4.E9])/5" office:value-type="float" office:value="-53.1497" calcext:value-type="float">
            <text:p>-53,1497</text:p>
          </table:table-cell>
        </table:table-row>
        <table:table-row table:style-name="ro1">
          <table:table-cell table:formula="of:=([Red.D10]+[Red1.D10]+[Red2.D10]+[Red3.D10]+[Red4.D10])/5" office:value-type="float" office:value="0.02219" calcext:value-type="float">
            <text:p>0,02219</text:p>
          </table:table-cell>
          <table:table-cell table:formula="of:=([Red.E10]+[Red1.E10]+[Red2.E10]+[Red3.E10]+[Red4.E10])/5" office:value-type="float" office:value="-52.9897" calcext:value-type="float">
            <text:p>-52,9897</text:p>
          </table:table-cell>
        </table:table-row>
        <table:table-row table:style-name="ro1">
          <table:table-cell table:formula="of:=([Red.D11]+[Red1.D11]+[Red2.D11]+[Red3.D11]+[Red4.D11])/5" office:value-type="float" office:value="0.02466" calcext:value-type="float">
            <text:p>0,02466</text:p>
          </table:table-cell>
          <table:table-cell table:formula="of:=([Red.E11]+[Red1.E11]+[Red2.E11]+[Red3.E11]+[Red4.E11])/5" office:value-type="float" office:value="-53.3097" calcext:value-type="float">
            <text:p>-53,3097</text:p>
          </table:table-cell>
        </table:table-row>
        <table:table-row table:style-name="ro1">
          <table:table-cell table:formula="of:=([Red.D12]+[Red1.D12]+[Red2.D12]+[Red3.D12]+[Red4.D12])/5" office:value-type="float" office:value="0.02713" calcext:value-type="float">
            <text:p>0,02713</text:p>
          </table:table-cell>
          <table:table-cell table:formula="of:=([Red.E12]+[Red1.E12]+[Red2.E12]+[Red3.E12]+[Red4.E12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13]+[Red1.D13]+[Red2.D13]+[Red3.D13]+[Red4.D13])/5" office:value-type="float" office:value="0.02959" calcext:value-type="float">
            <text:p>0,02959</text:p>
          </table:table-cell>
          <table:table-cell table:formula="of:=([Red.E13]+[Red1.E13]+[Red2.E13]+[Red3.E13]+[Red4.E13])/5" office:value-type="float" office:value="-56.7497" calcext:value-type="float">
            <text:p>-56,7497</text:p>
          </table:table-cell>
        </table:table-row>
        <table:table-row table:style-name="ro1">
          <table:table-cell table:formula="of:=([Red.D14]+[Red1.D14]+[Red2.D14]+[Red3.D14]+[Red4.D14])/5" office:value-type="float" office:value="0.03206" calcext:value-type="float">
            <text:p>0,03206</text:p>
          </table:table-cell>
          <table:table-cell table:formula="of:=([Red.E14]+[Red1.E14]+[Red2.E14]+[Red3.E14]+[Red4.E14])/5" office:value-type="float" office:value="-54.1897" calcext:value-type="float">
            <text:p>-54,1897</text:p>
          </table:table-cell>
        </table:table-row>
        <table:table-row table:style-name="ro1">
          <table:table-cell table:formula="of:=([Red.D15]+[Red1.D15]+[Red2.D15]+[Red3.D15]+[Red4.D15])/5" office:value-type="float" office:value="0.03452" calcext:value-type="float">
            <text:p>0,03452</text:p>
          </table:table-cell>
          <table:table-cell table:formula="of:=([Red.E15]+[Red1.E15]+[Red2.E15]+[Red3.E15]+[Red4.E15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16]+[Red1.D16]+[Red2.D16]+[Red3.D16]+[Red4.D16])/5" office:value-type="float" office:value="0.03699" calcext:value-type="float">
            <text:p>0,03699</text:p>
          </table:table-cell>
          <table:table-cell table:formula="of:=([Red.E16]+[Red1.E16]+[Red2.E16]+[Red3.E16]+[Red4.E16])/5" office:value-type="float" office:value="-56.7497" calcext:value-type="float">
            <text:p>-56,7497</text:p>
          </table:table-cell>
        </table:table-row>
        <table:table-row table:style-name="ro1">
          <table:table-cell table:formula="of:=([Red.D17]+[Red1.D17]+[Red2.D17]+[Red3.D17]+[Red4.D17])/5" office:value-type="float" office:value="0.03946" calcext:value-type="float">
            <text:p>0,03946</text:p>
          </table:table-cell>
          <table:table-cell table:formula="of:=([Red.E17]+[Red1.E17]+[Red2.E17]+[Red3.E17]+[Red4.E17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18]+[Red1.D18]+[Red2.D18]+[Red3.D18]+[Red4.D18])/5" office:value-type="float" office:value="0.04192" calcext:value-type="float">
            <text:p>0,04192</text:p>
          </table:table-cell>
          <table:table-cell table:formula="of:=([Red.E18]+[Red1.E18]+[Red2.E18]+[Red3.E18]+[Red4.E18])/5" office:value-type="float" office:value="-52.5897" calcext:value-type="float">
            <text:p>-52,5897</text:p>
          </table:table-cell>
        </table:table-row>
        <table:table-row table:style-name="ro1">
          <table:table-cell table:formula="of:=([Red.D19]+[Red1.D19]+[Red2.D19]+[Red3.D19]+[Red4.D19])/5" office:value-type="float" office:value="0.04439" calcext:value-type="float">
            <text:p>0,04439</text:p>
          </table:table-cell>
          <table:table-cell table:formula="of:=([Red.E19]+[Red1.E19]+[Red2.E19]+[Red3.E19]+[Red4.E19])/5" office:value-type="float" office:value="-51.9497" calcext:value-type="float">
            <text:p>-51,9497</text:p>
          </table:table-cell>
        </table:table-row>
        <table:table-row table:style-name="ro1">
          <table:table-cell table:formula="of:=([Red.D20]+[Red1.D20]+[Red2.D20]+[Red3.D20]+[Red4.D20])/5" office:value-type="float" office:value="0.04686" calcext:value-type="float">
            <text:p>0,04686</text:p>
          </table:table-cell>
          <table:table-cell table:formula="of:=([Red.E20]+[Red1.E20]+[Red2.E20]+[Red3.E20]+[Red4.E20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21]+[Red1.D21]+[Red2.D21]+[Red3.D21]+[Red4.D21])/5" office:value-type="float" office:value="0.04933" calcext:value-type="float">
            <text:p>0,04933</text:p>
          </table:table-cell>
          <table:table-cell table:formula="of:=([Red.E21]+[Red1.E21]+[Red2.E21]+[Red3.E21]+[Red4.E21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22]+[Red1.D22]+[Red2.D22]+[Red3.D22]+[Red4.D22])/5" office:value-type="float" office:value="0.0518" calcext:value-type="float">
            <text:p>0,0518</text:p>
          </table:table-cell>
          <table:table-cell table:formula="of:=([Red.E22]+[Red1.E22]+[Red2.E22]+[Red3.E22]+[Red4.E22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23]+[Red1.D23]+[Red2.D23]+[Red3.D23]+[Red4.D23])/5" office:value-type="float" office:value="0.05427" calcext:value-type="float">
            <text:p>0,05427</text:p>
          </table:table-cell>
          <table:table-cell table:formula="of:=([Red.E23]+[Red1.E23]+[Red2.E23]+[Red3.E23]+[Red4.E23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24]+[Red1.D24]+[Red2.D24]+[Red3.D24]+[Red4.D24])/5" office:value-type="float" office:value="0.05674" calcext:value-type="float">
            <text:p>0,05674</text:p>
          </table:table-cell>
          <table:table-cell table:formula="of:=([Red.E24]+[Red1.E24]+[Red2.E24]+[Red3.E24]+[Red4.E24])/5" office:value-type="float" office:value="-53.4697" calcext:value-type="float">
            <text:p>-53,4697</text:p>
          </table:table-cell>
        </table:table-row>
        <table:table-row table:style-name="ro1">
          <table:table-cell table:formula="of:=([Red.D25]+[Red1.D25]+[Red2.D25]+[Red3.D25]+[Red4.D25])/5" office:value-type="float" office:value="0.05921" calcext:value-type="float">
            <text:p>0,05921</text:p>
          </table:table-cell>
          <table:table-cell table:formula="of:=([Red.E25]+[Red1.E25]+[Red2.E25]+[Red3.E25]+[Red4.E25])/5" office:value-type="float" office:value="-52.0297" calcext:value-type="float">
            <text:p>-52,0297</text:p>
          </table:table-cell>
        </table:table-row>
        <table:table-row table:style-name="ro1">
          <table:table-cell table:formula="of:=([Red.D26]+[Red1.D26]+[Red2.D26]+[Red3.D26]+[Red4.D26])/5" office:value-type="float" office:value="0.06168" calcext:value-type="float">
            <text:p>0,06168</text:p>
          </table:table-cell>
          <table:table-cell table:formula="of:=([Red.E26]+[Red1.E26]+[Red2.E26]+[Red3.E26]+[Red4.E26])/5" office:value-type="float" office:value="-52.3497" calcext:value-type="float">
            <text:p>-52,3497</text:p>
          </table:table-cell>
        </table:table-row>
        <table:table-row table:style-name="ro1">
          <table:table-cell table:formula="of:=([Red.D27]+[Red1.D27]+[Red2.D27]+[Red3.D27]+[Red4.D27])/5" office:value-type="float" office:value="0.06415" calcext:value-type="float">
            <text:p>0,06415</text:p>
          </table:table-cell>
          <table:table-cell table:formula="of:=([Red.E27]+[Red1.E27]+[Red2.E27]+[Red3.E27]+[Red4.E27])/5" office:value-type="float" office:value="-51.5497" calcext:value-type="float">
            <text:p>-51,5497</text:p>
          </table:table-cell>
        </table:table-row>
        <table:table-row table:style-name="ro1">
          <table:table-cell table:formula="of:=([Red.D28]+[Red1.D28]+[Red2.D28]+[Red3.D28]+[Red4.D28])/5" office:value-type="float" office:value="0.06662" calcext:value-type="float">
            <text:p>0,06662</text:p>
          </table:table-cell>
          <table:table-cell table:formula="of:=([Red.E28]+[Red1.E28]+[Red2.E28]+[Red3.E28]+[Red4.E28])/5" office:value-type="float" office:value="-54.0297" calcext:value-type="float">
            <text:p>-54,0297</text:p>
          </table:table-cell>
        </table:table-row>
        <table:table-row table:style-name="ro1">
          <table:table-cell table:formula="of:=([Red.D29]+[Red1.D29]+[Red2.D29]+[Red3.D29]+[Red4.D29])/5" office:value-type="float" office:value="0.06909" calcext:value-type="float">
            <text:p>0,06909</text:p>
          </table:table-cell>
          <table:table-cell table:formula="of:=([Red.E29]+[Red1.E29]+[Red2.E29]+[Red3.E29]+[Red4.E29])/5" office:value-type="float" office:value="-52.6697" calcext:value-type="float">
            <text:p>-52,6697</text:p>
          </table:table-cell>
        </table:table-row>
        <table:table-row table:style-name="ro1">
          <table:table-cell table:formula="of:=([Red.D30]+[Red1.D30]+[Red2.D30]+[Red3.D30]+[Red4.D30])/5" office:value-type="float" office:value="0.07156" calcext:value-type="float">
            <text:p>0,07156</text:p>
          </table:table-cell>
          <table:table-cell table:formula="of:=([Red.E30]+[Red1.E30]+[Red2.E30]+[Red3.E30]+[Red4.E30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31]+[Red1.D31]+[Red2.D31]+[Red3.D31]+[Red4.D31])/5" office:value-type="float" office:value="0.07403" calcext:value-type="float">
            <text:p>0,07403</text:p>
          </table:table-cell>
          <table:table-cell table:formula="of:=([Red.E31]+[Red1.E31]+[Red2.E31]+[Red3.E31]+[Red4.E31])/5" office:value-type="float" office:value="-52.4297" calcext:value-type="float">
            <text:p>-52,4297</text:p>
          </table:table-cell>
        </table:table-row>
        <table:table-row table:style-name="ro1">
          <table:table-cell table:formula="of:=([Red.D32]+[Red1.D32]+[Red2.D32]+[Red3.D32]+[Red4.D32])/5" office:value-type="float" office:value="0.0765" calcext:value-type="float">
            <text:p>0,0765</text:p>
          </table:table-cell>
          <table:table-cell table:formula="of:=([Red.E32]+[Red1.E32]+[Red2.E32]+[Red3.E32]+[Red4.E32])/5" office:value-type="float" office:value="-52.5897" calcext:value-type="float">
            <text:p>-52,5897</text:p>
          </table:table-cell>
        </table:table-row>
        <table:table-row table:style-name="ro1">
          <table:table-cell table:formula="of:=([Red.D33]+[Red1.D33]+[Red2.D33]+[Red3.D33]+[Red4.D33])/5" office:value-type="float" office:value="0.07897" calcext:value-type="float">
            <text:p>0,07897</text:p>
          </table:table-cell>
          <table:table-cell table:formula="of:=([Red.E33]+[Red1.E33]+[Red2.E33]+[Red3.E33]+[Red4.E33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34]+[Red1.D34]+[Red2.D34]+[Red3.D34]+[Red4.D34])/5" office:value-type="float" office:value="0.08144" calcext:value-type="float">
            <text:p>0,08144</text:p>
          </table:table-cell>
          <table:table-cell table:formula="of:=([Red.E34]+[Red1.E34]+[Red2.E34]+[Red3.E34]+[Red4.E34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35]+[Red1.D35]+[Red2.D35]+[Red3.D35]+[Red4.D35])/5" office:value-type="float" office:value="0.08391" calcext:value-type="float">
            <text:p>0,08391</text:p>
          </table:table-cell>
          <table:table-cell table:formula="of:=([Red.E35]+[Red1.E35]+[Red2.E35]+[Red3.E35]+[Red4.E35])/5" office:value-type="float" office:value="-55.0697" calcext:value-type="float">
            <text:p>-55,0697</text:p>
          </table:table-cell>
        </table:table-row>
        <table:table-row table:style-name="ro1">
          <table:table-cell table:formula="of:=([Red.D36]+[Red1.D36]+[Red2.D36]+[Red3.D36]+[Red4.D36])/5" office:value-type="float" office:value="0.08638" calcext:value-type="float">
            <text:p>0,08638</text:p>
          </table:table-cell>
          <table:table-cell table:formula="of:=([Red.E36]+[Red1.E36]+[Red2.E36]+[Red3.E36]+[Red4.E36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37]+[Red1.D37]+[Red2.D37]+[Red3.D37]+[Red4.D37])/5" office:value-type="float" office:value="0.08885" calcext:value-type="float">
            <text:p>0,08885</text:p>
          </table:table-cell>
          <table:table-cell table:formula="of:=([Red.E37]+[Red1.E37]+[Red2.E37]+[Red3.E37]+[Red4.E37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38]+[Red1.D38]+[Red2.D38]+[Red3.D38]+[Red4.D38])/5" office:value-type="float" office:value="0.09132" calcext:value-type="float">
            <text:p>0,09132</text:p>
          </table:table-cell>
          <table:table-cell table:formula="of:=([Red.E38]+[Red1.E38]+[Red2.E38]+[Red3.E38]+[Red4.E38])/5" office:value-type="float" office:value="-53.5497" calcext:value-type="float">
            <text:p>-53,5497</text:p>
          </table:table-cell>
        </table:table-row>
        <table:table-row table:style-name="ro1">
          <table:table-cell table:formula="of:=([Red.D39]+[Red1.D39]+[Red2.D39]+[Red3.D39]+[Red4.D39])/5" office:value-type="float" office:value="0.09379" calcext:value-type="float">
            <text:p>0,09379</text:p>
          </table:table-cell>
          <table:table-cell table:formula="of:=([Red.E39]+[Red1.E39]+[Red2.E39]+[Red3.E39]+[Red4.E39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40]+[Red1.D40]+[Red2.D40]+[Red3.D40]+[Red4.D40])/5" office:value-type="float" office:value="0.09626" calcext:value-type="float">
            <text:p>0,09626</text:p>
          </table:table-cell>
          <table:table-cell table:formula="of:=([Red.E40]+[Red1.E40]+[Red2.E40]+[Red3.E40]+[Red4.E40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41]+[Red1.D41]+[Red2.D41]+[Red3.D41]+[Red4.D41])/5" office:value-type="float" office:value="0.09873" calcext:value-type="float">
            <text:p>0,09873</text:p>
          </table:table-cell>
          <table:table-cell table:formula="of:=([Red.E41]+[Red1.E41]+[Red2.E41]+[Red3.E41]+[Red4.E41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42]+[Red1.D42]+[Red2.D42]+[Red3.D42]+[Red4.D42])/5" office:value-type="float" office:value="0.1012" calcext:value-type="float">
            <text:p>0,1012</text:p>
          </table:table-cell>
          <table:table-cell table:formula="of:=([Red.E42]+[Red1.E42]+[Red2.E42]+[Red3.E42]+[Red4.E42])/5" office:value-type="float" office:value="-55.3897" calcext:value-type="float">
            <text:p>-55,3897</text:p>
          </table:table-cell>
        </table:table-row>
        <table:table-row table:style-name="ro1">
          <table:table-cell table:formula="of:=([Red.D43]+[Red1.D43]+[Red2.D43]+[Red3.D43]+[Red4.D43])/5" office:value-type="float" office:value="0.10367" calcext:value-type="float">
            <text:p>0,10367</text:p>
          </table:table-cell>
          <table:table-cell table:formula="of:=([Red.E43]+[Red1.E43]+[Red2.E43]+[Red3.E43]+[Red4.E43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44]+[Red1.D44]+[Red2.D44]+[Red3.D44]+[Red4.D44])/5" office:value-type="float" office:value="0.10614" calcext:value-type="float">
            <text:p>0,10614</text:p>
          </table:table-cell>
          <table:table-cell table:formula="of:=([Red.E44]+[Red1.E44]+[Red2.E44]+[Red3.E44]+[Red4.E44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45]+[Red1.D45]+[Red2.D45]+[Red3.D45]+[Red4.D45])/5" office:value-type="float" office:value="0.10861" calcext:value-type="float">
            <text:p>0,10861</text:p>
          </table:table-cell>
          <table:table-cell table:formula="of:=([Red.E45]+[Red1.E45]+[Red2.E45]+[Red3.E45]+[Red4.E45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46]+[Red1.D46]+[Red2.D46]+[Red3.D46]+[Red4.D46])/5" office:value-type="float" office:value="0.11108" calcext:value-type="float">
            <text:p>0,11108</text:p>
          </table:table-cell>
          <table:table-cell table:formula="of:=([Red.E46]+[Red1.E46]+[Red2.E46]+[Red3.E46]+[Red4.E46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47]+[Red1.D47]+[Red2.D47]+[Red3.D47]+[Red4.D47])/5" office:value-type="float" office:value="0.11355" calcext:value-type="float">
            <text:p>0,11355</text:p>
          </table:table-cell>
          <table:table-cell table:formula="of:=([Red.E47]+[Red1.E47]+[Red2.E47]+[Red3.E47]+[Red4.E47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48]+[Red1.D48]+[Red2.D48]+[Red3.D48]+[Red4.D48])/5" office:value-type="float" office:value="0.11602" calcext:value-type="float">
            <text:p>0,11602</text:p>
          </table:table-cell>
          <table:table-cell table:formula="of:=([Red.E48]+[Red1.E48]+[Red2.E48]+[Red3.E48]+[Red4.E48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49]+[Red1.D49]+[Red2.D49]+[Red3.D49]+[Red4.D49])/5" office:value-type="float" office:value="0.11849" calcext:value-type="float">
            <text:p>0,11849</text:p>
          </table:table-cell>
          <table:table-cell table:formula="of:=([Red.E49]+[Red1.E49]+[Red2.E49]+[Red3.E49]+[Red4.E49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50]+[Red1.D50]+[Red2.D50]+[Red3.D50]+[Red4.D50])/5" office:value-type="float" office:value="0.12096" calcext:value-type="float">
            <text:p>0,12096</text:p>
          </table:table-cell>
          <table:table-cell table:formula="of:=([Red.E50]+[Red1.E50]+[Red2.E50]+[Red3.E50]+[Red4.E50])/5" office:value-type="float" office:value="-54.7497" calcext:value-type="float">
            <text:p>-54,7497</text:p>
          </table:table-cell>
        </table:table-row>
        <table:table-row table:style-name="ro1">
          <table:table-cell table:formula="of:=([Red.D51]+[Red1.D51]+[Red2.D51]+[Red3.D51]+[Red4.D51])/5" office:value-type="float" office:value="0.12343" calcext:value-type="float">
            <text:p>0,12343</text:p>
          </table:table-cell>
          <table:table-cell table:formula="of:=([Red.E51]+[Red1.E51]+[Red2.E51]+[Red3.E51]+[Red4.E51])/5" office:value-type="float" office:value="-56.5097" calcext:value-type="float">
            <text:p>-56,5097</text:p>
          </table:table-cell>
        </table:table-row>
        <table:table-row table:style-name="ro1">
          <table:table-cell table:formula="of:=([Red.D52]+[Red1.D52]+[Red2.D52]+[Red3.D52]+[Red4.D52])/5" office:value-type="float" office:value="0.1259" calcext:value-type="float">
            <text:p>0,1259</text:p>
          </table:table-cell>
          <table:table-cell table:formula="of:=([Red.E52]+[Red1.E52]+[Red2.E52]+[Red3.E52]+[Red4.E52])/5" office:value-type="float" office:value="-58.1097" calcext:value-type="float">
            <text:p>-58,1097</text:p>
          </table:table-cell>
        </table:table-row>
        <table:table-row table:style-name="ro1">
          <table:table-cell table:formula="of:=([Red.D53]+[Red1.D53]+[Red2.D53]+[Red3.D53]+[Red4.D53])/5" office:value-type="float" office:value="0.12837" calcext:value-type="float">
            <text:p>0,12837</text:p>
          </table:table-cell>
          <table:table-cell table:formula="of:=([Red.E53]+[Red1.E53]+[Red2.E53]+[Red3.E53]+[Red4.E53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54]+[Red1.D54]+[Red2.D54]+[Red3.D54]+[Red4.D54])/5" office:value-type="float" office:value="0.13084" calcext:value-type="float">
            <text:p>0,13084</text:p>
          </table:table-cell>
          <table:table-cell table:formula="of:=([Red.E54]+[Red1.E54]+[Red2.E54]+[Red3.E54]+[Red4.E54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55]+[Red1.D55]+[Red2.D55]+[Red3.D55]+[Red4.D55])/5" office:value-type="float" office:value="0.13331" calcext:value-type="float">
            <text:p>0,13331</text:p>
          </table:table-cell>
          <table:table-cell table:formula="of:=([Red.E55]+[Red1.E55]+[Red2.E55]+[Red3.E55]+[Red4.E55])/5" office:value-type="float" office:value="-56.5097" calcext:value-type="float">
            <text:p>-56,5097</text:p>
          </table:table-cell>
        </table:table-row>
        <table:table-row table:style-name="ro1">
          <table:table-cell table:formula="of:=([Red.D56]+[Red1.D56]+[Red2.D56]+[Red3.D56]+[Red4.D56])/5" office:value-type="float" office:value="0.13578" calcext:value-type="float">
            <text:p>0,13578</text:p>
          </table:table-cell>
          <table:table-cell table:formula="of:=([Red.E56]+[Red1.E56]+[Red2.E56]+[Red3.E56]+[Red4.E56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57]+[Red1.D57]+[Red2.D57]+[Red3.D57]+[Red4.D57])/5" office:value-type="float" office:value="0.13825" calcext:value-type="float">
            <text:p>0,13825</text:p>
          </table:table-cell>
          <table:table-cell table:formula="of:=([Red.E57]+[Red1.E57]+[Red2.E57]+[Red3.E57]+[Red4.E57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58]+[Red1.D58]+[Red2.D58]+[Red3.D58]+[Red4.D58])/5" office:value-type="float" office:value="0.14072" calcext:value-type="float">
            <text:p>0,14072</text:p>
          </table:table-cell>
          <table:table-cell table:formula="of:=([Red.E58]+[Red1.E58]+[Red2.E58]+[Red3.E58]+[Red4.E58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59]+[Red1.D59]+[Red2.D59]+[Red3.D59]+[Red4.D59])/5" office:value-type="float" office:value="0.14319" calcext:value-type="float">
            <text:p>0,14319</text:p>
          </table:table-cell>
          <table:table-cell table:formula="of:=([Red.E59]+[Red1.E59]+[Red2.E59]+[Red3.E59]+[Red4.E59])/5" office:value-type="float" office:value="-60.7497" calcext:value-type="float">
            <text:p>-60,7497</text:p>
          </table:table-cell>
        </table:table-row>
        <table:table-row table:style-name="ro1">
          <table:table-cell table:formula="of:=([Red.D60]+[Red1.D60]+[Red2.D60]+[Red3.D60]+[Red4.D60])/5" office:value-type="float" office:value="0.14566" calcext:value-type="float">
            <text:p>0,14566</text:p>
          </table:table-cell>
          <table:table-cell table:formula="of:=([Red.E60]+[Red1.E60]+[Red2.E60]+[Red3.E60]+[Red4.E60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61]+[Red1.D61]+[Red2.D61]+[Red3.D61]+[Red4.D61])/5" office:value-type="float" office:value="0.14813" calcext:value-type="float">
            <text:p>0,14813</text:p>
          </table:table-cell>
          <table:table-cell table:formula="of:=([Red.E61]+[Red1.E61]+[Red2.E61]+[Red3.E61]+[Red4.E61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62]+[Red1.D62]+[Red2.D62]+[Red3.D62]+[Red4.D62])/5" office:value-type="float" office:value="0.1506" calcext:value-type="float">
            <text:p>0,1506</text:p>
          </table:table-cell>
          <table:table-cell table:formula="of:=([Red.E62]+[Red1.E62]+[Red2.E62]+[Red3.E62]+[Red4.E62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63]+[Red1.D63]+[Red2.D63]+[Red3.D63]+[Red4.D63])/5" office:value-type="float" office:value="0.15307" calcext:value-type="float">
            <text:p>0,15307</text:p>
          </table:table-cell>
          <table:table-cell table:formula="of:=([Red.E63]+[Red1.E63]+[Red2.E63]+[Red3.E63]+[Red4.E63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64]+[Red1.D64]+[Red2.D64]+[Red3.D64]+[Red4.D64])/5" office:value-type="float" office:value="0.15554" calcext:value-type="float">
            <text:p>0,15554</text:p>
          </table:table-cell>
          <table:table-cell table:formula="of:=([Red.E64]+[Red1.E64]+[Red2.E64]+[Red3.E64]+[Red4.E64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65]+[Red1.D65]+[Red2.D65]+[Red3.D65]+[Red4.D65])/5" office:value-type="float" office:value="0.15801" calcext:value-type="float">
            <text:p>0,15801</text:p>
          </table:table-cell>
          <table:table-cell table:formula="of:=([Red.E65]+[Red1.E65]+[Red2.E65]+[Red3.E65]+[Red4.E65])/5" office:value-type="float" office:value="-59.9497" calcext:value-type="float">
            <text:p>-59,9497</text:p>
          </table:table-cell>
        </table:table-row>
        <table:table-row table:style-name="ro1">
          <table:table-cell table:formula="of:=([Red.D66]+[Red1.D66]+[Red2.D66]+[Red3.D66]+[Red4.D66])/5" office:value-type="float" office:value="0.16048" calcext:value-type="float">
            <text:p>0,16048</text:p>
          </table:table-cell>
          <table:table-cell table:formula="of:=([Red.E66]+[Red1.E66]+[Red2.E66]+[Red3.E66]+[Red4.E66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67]+[Red1.D67]+[Red2.D67]+[Red3.D67]+[Red4.D67])/5" office:value-type="float" office:value="0.16295" calcext:value-type="float">
            <text:p>0,16295</text:p>
          </table:table-cell>
          <table:table-cell table:formula="of:=([Red.E67]+[Red1.E67]+[Red2.E67]+[Red3.E67]+[Red4.E67])/5" office:value-type="float" office:value="-54.6697" calcext:value-type="float">
            <text:p>-54,6697</text:p>
          </table:table-cell>
        </table:table-row>
        <table:table-row table:style-name="ro1">
          <table:table-cell table:formula="of:=([Red.D68]+[Red1.D68]+[Red2.D68]+[Red3.D68]+[Red4.D68])/5" office:value-type="float" office:value="0.16542" calcext:value-type="float">
            <text:p>0,16542</text:p>
          </table:table-cell>
          <table:table-cell table:formula="of:=([Red.E68]+[Red1.E68]+[Red2.E68]+[Red3.E68]+[Red4.E68])/5" office:value-type="float" office:value="-56.7497" calcext:value-type="float">
            <text:p>-56,7497</text:p>
          </table:table-cell>
        </table:table-row>
        <table:table-row table:style-name="ro1">
          <table:table-cell table:formula="of:=([Red.D69]+[Red1.D69]+[Red2.D69]+[Red3.D69]+[Red4.D69])/5" office:value-type="float" office:value="0.16789" calcext:value-type="float">
            <text:p>0,16789</text:p>
          </table:table-cell>
          <table:table-cell table:formula="of:=([Red.E69]+[Red1.E69]+[Red2.E69]+[Red3.E69]+[Red4.E69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70]+[Red1.D70]+[Red2.D70]+[Red3.D70]+[Red4.D70])/5" office:value-type="float" office:value="0.17036" calcext:value-type="float">
            <text:p>0,17036</text:p>
          </table:table-cell>
          <table:table-cell table:formula="of:=([Red.E70]+[Red1.E70]+[Red2.E70]+[Red3.E70]+[Red4.E70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71]+[Red1.D71]+[Red2.D71]+[Red3.D71]+[Red4.D71])/5" office:value-type="float" office:value="0.17283" calcext:value-type="float">
            <text:p>0,17283</text:p>
          </table:table-cell>
          <table:table-cell table:formula="of:=([Red.E71]+[Red1.E71]+[Red2.E71]+[Red3.E71]+[Red4.E71])/5" office:value-type="float" office:value="-61.1497" calcext:value-type="float">
            <text:p>-61,1497</text:p>
          </table:table-cell>
        </table:table-row>
        <table:table-row table:style-name="ro1">
          <table:table-cell table:formula="of:=([Red.D72]+[Red1.D72]+[Red2.D72]+[Red3.D72]+[Red4.D72])/5" office:value-type="float" office:value="0.1753" calcext:value-type="float">
            <text:p>0,1753</text:p>
          </table:table-cell>
          <table:table-cell table:formula="of:=([Red.E72]+[Red1.E72]+[Red2.E72]+[Red3.E72]+[Red4.E72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73]+[Red1.D73]+[Red2.D73]+[Red3.D73]+[Red4.D73])/5" office:value-type="float" office:value="0.17777" calcext:value-type="float">
            <text:p>0,17777</text:p>
          </table:table-cell>
          <table:table-cell table:formula="of:=([Red.E73]+[Red1.E73]+[Red2.E73]+[Red3.E73]+[Red4.E73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74]+[Red1.D74]+[Red2.D74]+[Red3.D74]+[Red4.D74])/5" office:value-type="float" office:value="0.18024" calcext:value-type="float">
            <text:p>0,18024</text:p>
          </table:table-cell>
          <table:table-cell table:formula="of:=([Red.E74]+[Red1.E74]+[Red2.E74]+[Red3.E74]+[Red4.E74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75]+[Red1.D75]+[Red2.D75]+[Red3.D75]+[Red4.D75])/5" office:value-type="float" office:value="0.18271" calcext:value-type="float">
            <text:p>0,18271</text:p>
          </table:table-cell>
          <table:table-cell table:formula="of:=([Red.E75]+[Red1.E75]+[Red2.E75]+[Red3.E75]+[Red4.E75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76]+[Red1.D76]+[Red2.D76]+[Red3.D76]+[Red4.D76])/5" office:value-type="float" office:value="0.18518" calcext:value-type="float">
            <text:p>0,18518</text:p>
          </table:table-cell>
          <table:table-cell table:formula="of:=([Red.E76]+[Red1.E76]+[Red2.E76]+[Red3.E76]+[Red4.E76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77]+[Red1.D77]+[Red2.D77]+[Red3.D77]+[Red4.D77])/5" office:value-type="float" office:value="0.18765" calcext:value-type="float">
            <text:p>0,18765</text:p>
          </table:table-cell>
          <table:table-cell table:formula="of:=([Red.E77]+[Red1.E77]+[Red2.E77]+[Red3.E77]+[Red4.E77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78]+[Red1.D78]+[Red2.D78]+[Red3.D78]+[Red4.D78])/5" office:value-type="float" office:value="0.19012" calcext:value-type="float">
            <text:p>0,19012</text:p>
          </table:table-cell>
          <table:table-cell table:formula="of:=([Red.E78]+[Red1.E78]+[Red2.E78]+[Red3.E78]+[Red4.E78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79]+[Red1.D79]+[Red2.D79]+[Red3.D79]+[Red4.D79])/5" office:value-type="float" office:value="0.19259" calcext:value-type="float">
            <text:p>0,19259</text:p>
          </table:table-cell>
          <table:table-cell table:formula="of:=([Red.E79]+[Red1.E79]+[Red2.E79]+[Red3.E79]+[Red4.E79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80]+[Red1.D80]+[Red2.D80]+[Red3.D80]+[Red4.D80])/5" office:value-type="float" office:value="0.19506" calcext:value-type="float">
            <text:p>0,19506</text:p>
          </table:table-cell>
          <table:table-cell table:formula="of:=([Red.E80]+[Red1.E80]+[Red2.E80]+[Red3.E80]+[Red4.E80])/5" office:value-type="float" office:value="-56.7497" calcext:value-type="float">
            <text:p>-56,7497</text:p>
          </table:table-cell>
        </table:table-row>
        <table:table-row table:style-name="ro1">
          <table:table-cell table:formula="of:=([Red.D81]+[Red1.D81]+[Red2.D81]+[Red3.D81]+[Red4.D81])/5" office:value-type="float" office:value="0.19753" calcext:value-type="float">
            <text:p>0,19753</text:p>
          </table:table-cell>
          <table:table-cell table:formula="of:=([Red.E81]+[Red1.E81]+[Red2.E81]+[Red3.E81]+[Red4.E81])/5" office:value-type="float" office:value="-52.5097" calcext:value-type="float">
            <text:p>-52,5097</text:p>
          </table:table-cell>
        </table:table-row>
        <table:table-row table:style-name="ro1">
          <table:table-cell table:formula="of:=([Red.D82]+[Red1.D82]+[Red2.D82]+[Red3.D82]+[Red4.D82])/5" office:value-type="float" office:value="0.2" calcext:value-type="float">
            <text:p>0,2</text:p>
          </table:table-cell>
          <table:table-cell table:formula="of:=([Red.E82]+[Red1.E82]+[Red2.E82]+[Red3.E82]+[Red4.E82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83]+[Red1.D83]+[Red2.D83]+[Red3.D83]+[Red4.D83])/5" office:value-type="float" office:value="0.20247" calcext:value-type="float">
            <text:p>0,20247</text:p>
          </table:table-cell>
          <table:table-cell table:formula="of:=([Red.E83]+[Red1.E83]+[Red2.E83]+[Red3.E83]+[Red4.E83])/5" office:value-type="float" office:value="-54.0297" calcext:value-type="float">
            <text:p>-54,0297</text:p>
          </table:table-cell>
        </table:table-row>
        <table:table-row table:style-name="ro1">
          <table:table-cell table:formula="of:=([Red.D84]+[Red1.D84]+[Red2.D84]+[Red3.D84]+[Red4.D84])/5" office:value-type="float" office:value="0.20494" calcext:value-type="float">
            <text:p>0,20494</text:p>
          </table:table-cell>
          <table:table-cell table:formula="of:=([Red.E84]+[Red1.E84]+[Red2.E84]+[Red3.E84]+[Red4.E84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85]+[Red1.D85]+[Red2.D85]+[Red3.D85]+[Red4.D85])/5" office:value-type="float" office:value="0.20741" calcext:value-type="float">
            <text:p>0,20741</text:p>
          </table:table-cell>
          <table:table-cell table:formula="of:=([Red.E85]+[Red1.E85]+[Red2.E85]+[Red3.E85]+[Red4.E85])/5" office:value-type="float" office:value="-58.7497" calcext:value-type="float">
            <text:p>-58,7497</text:p>
          </table:table-cell>
        </table:table-row>
        <table:table-row table:style-name="ro1">
          <table:table-cell table:formula="of:=([Red.D86]+[Red1.D86]+[Red2.D86]+[Red3.D86]+[Red4.D86])/5" office:value-type="float" office:value="0.20988" calcext:value-type="float">
            <text:p>0,20988</text:p>
          </table:table-cell>
          <table:table-cell table:formula="of:=([Red.E86]+[Red1.E86]+[Red2.E86]+[Red3.E86]+[Red4.E86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87]+[Red1.D87]+[Red2.D87]+[Red3.D87]+[Red4.D87])/5" office:value-type="float" office:value="0.21235" calcext:value-type="float">
            <text:p>0,21235</text:p>
          </table:table-cell>
          <table:table-cell table:formula="of:=([Red.E87]+[Red1.E87]+[Red2.E87]+[Red3.E87]+[Red4.E87])/5" office:value-type="float" office:value="-55.3097" calcext:value-type="float">
            <text:p>-55,3097</text:p>
          </table:table-cell>
        </table:table-row>
        <table:table-row table:style-name="ro1">
          <table:table-cell table:formula="of:=([Red.D88]+[Red1.D88]+[Red2.D88]+[Red3.D88]+[Red4.D88])/5" office:value-type="float" office:value="0.21482" calcext:value-type="float">
            <text:p>0,21482</text:p>
          </table:table-cell>
          <table:table-cell table:formula="of:=([Red.E88]+[Red1.E88]+[Red2.E88]+[Red3.E88]+[Red4.E88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89]+[Red1.D89]+[Red2.D89]+[Red3.D89]+[Red4.D89])/5" office:value-type="float" office:value="0.21729" calcext:value-type="float">
            <text:p>0,21729</text:p>
          </table:table-cell>
          <table:table-cell table:formula="of:=([Red.E89]+[Red1.E89]+[Red2.E89]+[Red3.E89]+[Red4.E89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90]+[Red1.D90]+[Red2.D90]+[Red3.D90]+[Red4.D90])/5" office:value-type="float" office:value="0.21976" calcext:value-type="float">
            <text:p>0,21976</text:p>
          </table:table-cell>
          <table:table-cell table:formula="of:=([Red.E90]+[Red1.E90]+[Red2.E90]+[Red3.E90]+[Red4.E90])/5" office:value-type="float" office:value="-61.5497" calcext:value-type="float">
            <text:p>-61,5497</text:p>
          </table:table-cell>
        </table:table-row>
        <table:table-row table:style-name="ro1">
          <table:table-cell table:formula="of:=([Red.D91]+[Red1.D91]+[Red2.D91]+[Red3.D91]+[Red4.D91])/5" office:value-type="float" office:value="0.22223" calcext:value-type="float">
            <text:p>0,22223</text:p>
          </table:table-cell>
          <table:table-cell table:formula="of:=([Red.E91]+[Red1.E91]+[Red2.E91]+[Red3.E91]+[Red4.E91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92]+[Red1.D92]+[Red2.D92]+[Red3.D92]+[Red4.D92])/5" office:value-type="float" office:value="0.2247" calcext:value-type="float">
            <text:p>0,2247</text:p>
          </table:table-cell>
          <table:table-cell table:formula="of:=([Red.E92]+[Red1.E92]+[Red2.E92]+[Red3.E92]+[Red4.E92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93]+[Red1.D93]+[Red2.D93]+[Red3.D93]+[Red4.D93])/5" office:value-type="float" office:value="0.22717" calcext:value-type="float">
            <text:p>0,22717</text:p>
          </table:table-cell>
          <table:table-cell table:formula="of:=([Red.E93]+[Red1.E93]+[Red2.E93]+[Red3.E93]+[Red4.E93])/5" office:value-type="float" office:value="-54.3497" calcext:value-type="float">
            <text:p>-54,3497</text:p>
          </table:table-cell>
        </table:table-row>
        <table:table-row table:style-name="ro1">
          <table:table-cell table:formula="of:=([Red.D94]+[Red1.D94]+[Red2.D94]+[Red3.D94]+[Red4.D94])/5" office:value-type="float" office:value="0.22964" calcext:value-type="float">
            <text:p>0,22964</text:p>
          </table:table-cell>
          <table:table-cell table:formula="of:=([Red.E94]+[Red1.E94]+[Red2.E94]+[Red3.E94]+[Red4.E94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95]+[Red1.D95]+[Red2.D95]+[Red3.D95]+[Red4.D95])/5" office:value-type="float" office:value="0.23211" calcext:value-type="float">
            <text:p>0,23211</text:p>
          </table:table-cell>
          <table:table-cell table:formula="of:=([Red.E95]+[Red1.E95]+[Red2.E95]+[Red3.E95]+[Red4.E95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96]+[Red1.D96]+[Red2.D96]+[Red3.D96]+[Red4.D96])/5" office:value-type="float" office:value="0.23458" calcext:value-type="float">
            <text:p>0,23458</text:p>
          </table:table-cell>
          <table:table-cell table:formula="of:=([Red.E96]+[Red1.E96]+[Red2.E96]+[Red3.E96]+[Red4.E96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97]+[Red1.D97]+[Red2.D97]+[Red3.D97]+[Red4.D97])/5" office:value-type="float" office:value="0.23705" calcext:value-type="float">
            <text:p>0,23705</text:p>
          </table:table-cell>
          <table:table-cell table:formula="of:=([Red.E97]+[Red1.E97]+[Red2.E97]+[Red3.E97]+[Red4.E97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98]+[Red1.D98]+[Red2.D98]+[Red3.D98]+[Red4.D98])/5" office:value-type="float" office:value="0.23952" calcext:value-type="float">
            <text:p>0,23952</text:p>
          </table:table-cell>
          <table:table-cell table:formula="of:=([Red.E98]+[Red1.E98]+[Red2.E98]+[Red3.E98]+[Red4.E98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99]+[Red1.D99]+[Red2.D99]+[Red3.D99]+[Red4.D99])/5" office:value-type="float" office:value="0.24199" calcext:value-type="float">
            <text:p>0,24199</text:p>
          </table:table-cell>
          <table:table-cell table:formula="of:=([Red.E99]+[Red1.E99]+[Red2.E99]+[Red3.E99]+[Red4.E99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100]+[Red1.D100]+[Red2.D100]+[Red3.D100]+[Red4.D100])/5" office:value-type="float" office:value="0.24446" calcext:value-type="float">
            <text:p>0,24446</text:p>
          </table:table-cell>
          <table:table-cell table:formula="of:=([Red.E100]+[Red1.E100]+[Red2.E100]+[Red3.E100]+[Red4.E100])/5" office:value-type="float" office:value="-58.1097" calcext:value-type="float">
            <text:p>-58,1097</text:p>
          </table:table-cell>
        </table:table-row>
        <table:table-row table:style-name="ro1">
          <table:table-cell table:formula="of:=([Red.D101]+[Red1.D101]+[Red2.D101]+[Red3.D101]+[Red4.D101])/5" office:value-type="float" office:value="0.24693" calcext:value-type="float">
            <text:p>0,24693</text:p>
          </table:table-cell>
          <table:table-cell table:formula="of:=([Red.E101]+[Red1.E101]+[Red2.E101]+[Red3.E101]+[Red4.E101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102]+[Red1.D102]+[Red2.D102]+[Red3.D102]+[Red4.D102])/5" office:value-type="float" office:value="0.2494" calcext:value-type="float">
            <text:p>0,2494</text:p>
          </table:table-cell>
          <table:table-cell table:formula="of:=([Red.E102]+[Red1.E102]+[Red2.E102]+[Red3.E102]+[Red4.E102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103]+[Red1.D103]+[Red2.D103]+[Red3.D103]+[Red4.D103])/5" office:value-type="float" office:value="0.25187" calcext:value-type="float">
            <text:p>0,25187</text:p>
          </table:table-cell>
          <table:table-cell table:formula="of:=([Red.E103]+[Red1.E103]+[Red2.E103]+[Red3.E103]+[Red4.E103])/5" office:value-type="float" office:value="-56.5097" calcext:value-type="float">
            <text:p>-56,5097</text:p>
          </table:table-cell>
        </table:table-row>
        <table:table-row table:style-name="ro1">
          <table:table-cell table:formula="of:=([Red.D104]+[Red1.D104]+[Red2.D104]+[Red3.D104]+[Red4.D104])/5" office:value-type="float" office:value="0.25434" calcext:value-type="float">
            <text:p>0,25434</text:p>
          </table:table-cell>
          <table:table-cell table:formula="of:=([Red.E104]+[Red1.E104]+[Red2.E104]+[Red3.E104]+[Red4.E104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105]+[Red1.D105]+[Red2.D105]+[Red3.D105]+[Red4.D105])/5" office:value-type="float" office:value="0.25681" calcext:value-type="float">
            <text:p>0,25681</text:p>
          </table:table-cell>
          <table:table-cell table:formula="of:=([Red.E105]+[Red1.E105]+[Red2.E105]+[Red3.E105]+[Red4.E105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106]+[Red1.D106]+[Red2.D106]+[Red3.D106]+[Red4.D106])/5" office:value-type="float" office:value="0.25928" calcext:value-type="float">
            <text:p>0,25928</text:p>
          </table:table-cell>
          <table:table-cell table:formula="of:=([Red.E106]+[Red1.E106]+[Red2.E106]+[Red3.E106]+[Red4.E106])/5" office:value-type="float" office:value="-54.8297" calcext:value-type="float">
            <text:p>-54,8297</text:p>
          </table:table-cell>
        </table:table-row>
        <table:table-row table:style-name="ro1">
          <table:table-cell table:formula="of:=([Red.D107]+[Red1.D107]+[Red2.D107]+[Red3.D107]+[Red4.D107])/5" office:value-type="float" office:value="0.26175" calcext:value-type="float">
            <text:p>0,26175</text:p>
          </table:table-cell>
          <table:table-cell table:formula="of:=([Red.E107]+[Red1.E107]+[Red2.E107]+[Red3.E107]+[Red4.E107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108]+[Red1.D108]+[Red2.D108]+[Red3.D108]+[Red4.D108])/5" office:value-type="float" office:value="0.26422" calcext:value-type="float">
            <text:p>0,26422</text:p>
          </table:table-cell>
          <table:table-cell table:formula="of:=([Red.E108]+[Red1.E108]+[Red2.E108]+[Red3.E108]+[Red4.E108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109]+[Red1.D109]+[Red2.D109]+[Red3.D109]+[Red4.D109])/5" office:value-type="float" office:value="0.26669" calcext:value-type="float">
            <text:p>0,26669</text:p>
          </table:table-cell>
          <table:table-cell table:formula="of:=([Red.E109]+[Red1.E109]+[Red2.E109]+[Red3.E109]+[Red4.E109])/5" office:value-type="float" office:value="-54.2697" calcext:value-type="float">
            <text:p>-54,2697</text:p>
          </table:table-cell>
        </table:table-row>
        <table:table-row table:style-name="ro1">
          <table:table-cell table:formula="of:=([Red.D110]+[Red1.D110]+[Red2.D110]+[Red3.D110]+[Red4.D110])/5" office:value-type="float" office:value="0.26916" calcext:value-type="float">
            <text:p>0,26916</text:p>
          </table:table-cell>
          <table:table-cell table:formula="of:=([Red.E110]+[Red1.E110]+[Red2.E110]+[Red3.E110]+[Red4.E110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111]+[Red1.D111]+[Red2.D111]+[Red3.D111]+[Red4.D111])/5" office:value-type="float" office:value="0.27163" calcext:value-type="float">
            <text:p>0,27163</text:p>
          </table:table-cell>
          <table:table-cell table:formula="of:=([Red.E111]+[Red1.E111]+[Red2.E111]+[Red3.E111]+[Red4.E111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112]+[Red1.D112]+[Red2.D112]+[Red3.D112]+[Red4.D112])/5" office:value-type="float" office:value="0.2741" calcext:value-type="float">
            <text:p>0,2741</text:p>
          </table:table-cell>
          <table:table-cell table:formula="of:=([Red.E112]+[Red1.E112]+[Red2.E112]+[Red3.E112]+[Red4.E112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113]+[Red1.D113]+[Red2.D113]+[Red3.D113]+[Red4.D113])/5" office:value-type="float" office:value="0.27657" calcext:value-type="float">
            <text:p>0,27657</text:p>
          </table:table-cell>
          <table:table-cell table:formula="of:=([Red.E113]+[Red1.E113]+[Red2.E113]+[Red3.E113]+[Red4.E113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114]+[Red1.D114]+[Red2.D114]+[Red3.D114]+[Red4.D114])/5" office:value-type="float" office:value="0.27904" calcext:value-type="float">
            <text:p>0,27904</text:p>
          </table:table-cell>
          <table:table-cell table:formula="of:=([Red.E114]+[Red1.E114]+[Red2.E114]+[Red3.E114]+[Red4.E114])/5" office:value-type="float" office:value="-62.4297" calcext:value-type="float">
            <text:p>-62,4297</text:p>
          </table:table-cell>
        </table:table-row>
        <table:table-row table:style-name="ro1">
          <table:table-cell table:formula="of:=([Red.D115]+[Red1.D115]+[Red2.D115]+[Red3.D115]+[Red4.D115])/5" office:value-type="float" office:value="0.28151" calcext:value-type="float">
            <text:p>0,28151</text:p>
          </table:table-cell>
          <table:table-cell table:formula="of:=([Red.E115]+[Red1.E115]+[Red2.E115]+[Red3.E115]+[Red4.E115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116]+[Red1.D116]+[Red2.D116]+[Red3.D116]+[Red4.D116])/5" office:value-type="float" office:value="0.28398" calcext:value-type="float">
            <text:p>0,28398</text:p>
          </table:table-cell>
          <table:table-cell table:formula="of:=([Red.E116]+[Red1.E116]+[Red2.E116]+[Red3.E116]+[Red4.E116])/5" office:value-type="float" office:value="-60.4297" calcext:value-type="float">
            <text:p>-60,4297</text:p>
          </table:table-cell>
        </table:table-row>
        <table:table-row table:style-name="ro1">
          <table:table-cell table:formula="of:=([Red.D117]+[Red1.D117]+[Red2.D117]+[Red3.D117]+[Red4.D117])/5" office:value-type="float" office:value="0.28645" calcext:value-type="float">
            <text:p>0,28645</text:p>
          </table:table-cell>
          <table:table-cell table:formula="of:=([Red.E117]+[Red1.E117]+[Red2.E117]+[Red3.E117]+[Red4.E117])/5" office:value-type="float" office:value="-59.4697" calcext:value-type="float">
            <text:p>-59,4697</text:p>
          </table:table-cell>
        </table:table-row>
        <table:table-row table:style-name="ro1">
          <table:table-cell table:formula="of:=([Red.D118]+[Red1.D118]+[Red2.D118]+[Red3.D118]+[Red4.D118])/5" office:value-type="float" office:value="0.28892" calcext:value-type="float">
            <text:p>0,28892</text:p>
          </table:table-cell>
          <table:table-cell table:formula="of:=([Red.E118]+[Red1.E118]+[Red2.E118]+[Red3.E118]+[Red4.E118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119]+[Red1.D119]+[Red2.D119]+[Red3.D119]+[Red4.D119])/5" office:value-type="float" office:value="0.29139" calcext:value-type="float">
            <text:p>0,29139</text:p>
          </table:table-cell>
          <table:table-cell table:formula="of:=([Red.E119]+[Red1.E119]+[Red2.E119]+[Red3.E119]+[Red4.E119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120]+[Red1.D120]+[Red2.D120]+[Red3.D120]+[Red4.D120])/5" office:value-type="float" office:value="0.29386" calcext:value-type="float">
            <text:p>0,29386</text:p>
          </table:table-cell>
          <table:table-cell table:formula="of:=([Red.E120]+[Red1.E120]+[Red2.E120]+[Red3.E120]+[Red4.E120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121]+[Red1.D121]+[Red2.D121]+[Red3.D121]+[Red4.D121])/5" office:value-type="float" office:value="0.29633" calcext:value-type="float">
            <text:p>0,29633</text:p>
          </table:table-cell>
          <table:table-cell table:formula="of:=([Red.E121]+[Red1.E121]+[Red2.E121]+[Red3.E121]+[Red4.E121])/5" office:value-type="float" office:value="-61.8697" calcext:value-type="float">
            <text:p>-61,8697</text:p>
          </table:table-cell>
        </table:table-row>
        <table:table-row table:style-name="ro1">
          <table:table-cell table:formula="of:=([Red.D122]+[Red1.D122]+[Red2.D122]+[Red3.D122]+[Red4.D122])/5" office:value-type="float" office:value="0.2988" calcext:value-type="float">
            <text:p>0,2988</text:p>
          </table:table-cell>
          <table:table-cell table:formula="of:=([Red.E122]+[Red1.E122]+[Red2.E122]+[Red3.E122]+[Red4.E122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123]+[Red1.D123]+[Red2.D123]+[Red3.D123]+[Red4.D123])/5" office:value-type="float" office:value="0.30127" calcext:value-type="float">
            <text:p>0,30127</text:p>
          </table:table-cell>
          <table:table-cell table:formula="of:=([Red.E123]+[Red1.E123]+[Red2.E123]+[Red3.E123]+[Red4.E123])/5" office:value-type="float" office:value="-59.8697" calcext:value-type="float">
            <text:p>-59,8697</text:p>
          </table:table-cell>
        </table:table-row>
        <table:table-row table:style-name="ro1">
          <table:table-cell table:formula="of:=([Red.D124]+[Red1.D124]+[Red2.D124]+[Red3.D124]+[Red4.D124])/5" office:value-type="float" office:value="0.30374" calcext:value-type="float">
            <text:p>0,30374</text:p>
          </table:table-cell>
          <table:table-cell table:formula="of:=([Red.E124]+[Red1.E124]+[Red2.E124]+[Red3.E124]+[Red4.E124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125]+[Red1.D125]+[Red2.D125]+[Red3.D125]+[Red4.D125])/5" office:value-type="float" office:value="0.30621" calcext:value-type="float">
            <text:p>0,30621</text:p>
          </table:table-cell>
          <table:table-cell table:formula="of:=([Red.E125]+[Red1.E125]+[Red2.E125]+[Red3.E125]+[Red4.E125])/5" office:value-type="float" office:value="-57.7097" calcext:value-type="float">
            <text:p>-57,7097</text:p>
          </table:table-cell>
        </table:table-row>
        <table:table-row table:style-name="ro1">
          <table:table-cell table:formula="of:=([Red.D126]+[Red1.D126]+[Red2.D126]+[Red3.D126]+[Red4.D126])/5" office:value-type="float" office:value="0.30868" calcext:value-type="float">
            <text:p>0,30868</text:p>
          </table:table-cell>
          <table:table-cell table:formula="of:=([Red.E126]+[Red1.E126]+[Red2.E126]+[Red3.E126]+[Red4.E126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127]+[Red1.D127]+[Red2.D127]+[Red3.D127]+[Red4.D127])/5" office:value-type="float" office:value="0.31115" calcext:value-type="float">
            <text:p>0,31115</text:p>
          </table:table-cell>
          <table:table-cell table:formula="of:=([Red.E127]+[Red1.E127]+[Red2.E127]+[Red3.E127]+[Red4.E127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128]+[Red1.D128]+[Red2.D128]+[Red3.D128]+[Red4.D128])/5" office:value-type="float" office:value="0.31362" calcext:value-type="float">
            <text:p>0,31362</text:p>
          </table:table-cell>
          <table:table-cell table:formula="of:=([Red.E128]+[Red1.E128]+[Red2.E128]+[Red3.E128]+[Red4.E128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129]+[Red1.D129]+[Red2.D129]+[Red3.D129]+[Red4.D129])/5" office:value-type="float" office:value="0.31609" calcext:value-type="float">
            <text:p>0,31609</text:p>
          </table:table-cell>
          <table:table-cell table:formula="of:=([Red.E129]+[Red1.E129]+[Red2.E129]+[Red3.E129]+[Red4.E129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130]+[Red1.D130]+[Red2.D130]+[Red3.D130]+[Red4.D130])/5" office:value-type="float" office:value="0.31856" calcext:value-type="float">
            <text:p>0,31856</text:p>
          </table:table-cell>
          <table:table-cell table:formula="of:=([Red.E130]+[Red1.E130]+[Red2.E130]+[Red3.E130]+[Red4.E130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131]+[Red1.D131]+[Red2.D131]+[Red3.D131]+[Red4.D131])/5" office:value-type="float" office:value="0.32103" calcext:value-type="float">
            <text:p>0,32103</text:p>
          </table:table-cell>
          <table:table-cell table:formula="of:=([Red.E131]+[Red1.E131]+[Red2.E131]+[Red3.E131]+[Red4.E131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132]+[Red1.D132]+[Red2.D132]+[Red3.D132]+[Red4.D132])/5" office:value-type="float" office:value="0.3235" calcext:value-type="float">
            <text:p>0,3235</text:p>
          </table:table-cell>
          <table:table-cell table:formula="of:=([Red.E132]+[Red1.E132]+[Red2.E132]+[Red3.E132]+[Red4.E132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133]+[Red1.D133]+[Red2.D133]+[Red3.D133]+[Red4.D133])/5" office:value-type="float" office:value="0.32597" calcext:value-type="float">
            <text:p>0,32597</text:p>
          </table:table-cell>
          <table:table-cell table:formula="of:=([Red.E133]+[Red1.E133]+[Red2.E133]+[Red3.E133]+[Red4.E133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134]+[Red1.D134]+[Red2.D134]+[Red3.D134]+[Red4.D134])/5" office:value-type="float" office:value="0.32844" calcext:value-type="float">
            <text:p>0,32844</text:p>
          </table:table-cell>
          <table:table-cell table:formula="of:=([Red.E134]+[Red1.E134]+[Red2.E134]+[Red3.E134]+[Red4.E134])/5" office:value-type="float" office:value="-58.1097" calcext:value-type="float">
            <text:p>-58,1097</text:p>
          </table:table-cell>
        </table:table-row>
        <table:table-row table:style-name="ro1">
          <table:table-cell table:formula="of:=([Red.D135]+[Red1.D135]+[Red2.D135]+[Red3.D135]+[Red4.D135])/5" office:value-type="float" office:value="0.33091" calcext:value-type="float">
            <text:p>0,33091</text:p>
          </table:table-cell>
          <table:table-cell table:formula="of:=([Red.E135]+[Red1.E135]+[Red2.E135]+[Red3.E135]+[Red4.E135])/5" office:value-type="float" office:value="-60.4297" calcext:value-type="float">
            <text:p>-60,4297</text:p>
          </table:table-cell>
        </table:table-row>
        <table:table-row table:style-name="ro1">
          <table:table-cell table:formula="of:=([Red.D136]+[Red1.D136]+[Red2.D136]+[Red3.D136]+[Red4.D136])/5" office:value-type="float" office:value="0.33338" calcext:value-type="float">
            <text:p>0,33338</text:p>
          </table:table-cell>
          <table:table-cell table:formula="of:=([Red.E136]+[Red1.E136]+[Red2.E136]+[Red3.E136]+[Red4.E136])/5" office:value-type="float" office:value="-59.4697" calcext:value-type="float">
            <text:p>-59,4697</text:p>
          </table:table-cell>
        </table:table-row>
        <table:table-row table:style-name="ro1">
          <table:table-cell table:formula="of:=([Red.D137]+[Red1.D137]+[Red2.D137]+[Red3.D137]+[Red4.D137])/5" office:value-type="float" office:value="0.33585" calcext:value-type="float">
            <text:p>0,33585</text:p>
          </table:table-cell>
          <table:table-cell table:formula="of:=([Red.E137]+[Red1.E137]+[Red2.E137]+[Red3.E137]+[Red4.E137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138]+[Red1.D138]+[Red2.D138]+[Red3.D138]+[Red4.D138])/5" office:value-type="float" office:value="0.33832" calcext:value-type="float">
            <text:p>0,33832</text:p>
          </table:table-cell>
          <table:table-cell table:formula="of:=([Red.E138]+[Red1.E138]+[Red2.E138]+[Red3.E138]+[Red4.E138])/5" office:value-type="float" office:value="-60.9097" calcext:value-type="float">
            <text:p>-60,9097</text:p>
          </table:table-cell>
        </table:table-row>
        <table:table-row table:style-name="ro1">
          <table:table-cell table:formula="of:=([Red.D139]+[Red1.D139]+[Red2.D139]+[Red3.D139]+[Red4.D139])/5" office:value-type="float" office:value="0.34079" calcext:value-type="float">
            <text:p>0,34079</text:p>
          </table:table-cell>
          <table:table-cell table:formula="of:=([Red.E139]+[Red1.E139]+[Red2.E139]+[Red3.E139]+[Red4.E139])/5" office:value-type="float" office:value="-60.1897" calcext:value-type="float">
            <text:p>-60,1897</text:p>
          </table:table-cell>
        </table:table-row>
        <table:table-row table:style-name="ro1">
          <table:table-cell table:formula="of:=([Red.D140]+[Red1.D140]+[Red2.D140]+[Red3.D140]+[Red4.D140])/5" office:value-type="float" office:value="0.34326" calcext:value-type="float">
            <text:p>0,34326</text:p>
          </table:table-cell>
          <table:table-cell table:formula="of:=([Red.E140]+[Red1.E140]+[Red2.E140]+[Red3.E140]+[Red4.E140])/5" office:value-type="float" office:value="-59.6297" calcext:value-type="float">
            <text:p>-59,6297</text:p>
          </table:table-cell>
        </table:table-row>
        <table:table-row table:style-name="ro1">
          <table:table-cell table:formula="of:=([Red.D141]+[Red1.D141]+[Red2.D141]+[Red3.D141]+[Red4.D141])/5" office:value-type="float" office:value="0.34573" calcext:value-type="float">
            <text:p>0,34573</text:p>
          </table:table-cell>
          <table:table-cell table:formula="of:=([Red.E141]+[Red1.E141]+[Red2.E141]+[Red3.E141]+[Red4.E141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142]+[Red1.D142]+[Red2.D142]+[Red3.D142]+[Red4.D142])/5" office:value-type="float" office:value="0.3482" calcext:value-type="float">
            <text:p>0,3482</text:p>
          </table:table-cell>
          <table:table-cell table:formula="of:=([Red.E142]+[Red1.E142]+[Red2.E142]+[Red3.E142]+[Red4.E142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143]+[Red1.D143]+[Red2.D143]+[Red3.D143]+[Red4.D143])/5" office:value-type="float" office:value="0.35067" calcext:value-type="float">
            <text:p>0,35067</text:p>
          </table:table-cell>
          <table:table-cell table:formula="of:=([Red.E143]+[Red1.E143]+[Red2.E143]+[Red3.E143]+[Red4.E143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144]+[Red1.D144]+[Red2.D144]+[Red3.D144]+[Red4.D144])/5" office:value-type="float" office:value="0.35314" calcext:value-type="float">
            <text:p>0,35314</text:p>
          </table:table-cell>
          <table:table-cell table:formula="of:=([Red.E144]+[Red1.E144]+[Red2.E144]+[Red3.E144]+[Red4.E144])/5" office:value-type="float" office:value="-57.3097" calcext:value-type="float">
            <text:p>-57,3097</text:p>
          </table:table-cell>
        </table:table-row>
        <table:table-row table:style-name="ro1">
          <table:table-cell table:formula="of:=([Red.D145]+[Red1.D145]+[Red2.D145]+[Red3.D145]+[Red4.D145])/5" office:value-type="float" office:value="0.35561" calcext:value-type="float">
            <text:p>0,35561</text:p>
          </table:table-cell>
          <table:table-cell table:formula="of:=([Red.E145]+[Red1.E145]+[Red2.E145]+[Red3.E145]+[Red4.E145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146]+[Red1.D146]+[Red2.D146]+[Red3.D146]+[Red4.D146])/5" office:value-type="float" office:value="0.35808" calcext:value-type="float">
            <text:p>0,35808</text:p>
          </table:table-cell>
          <table:table-cell table:formula="of:=([Red.E146]+[Red1.E146]+[Red2.E146]+[Red3.E146]+[Red4.E146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147]+[Red1.D147]+[Red2.D147]+[Red3.D147]+[Red4.D147])/5" office:value-type="float" office:value="0.36055" calcext:value-type="float">
            <text:p>0,36055</text:p>
          </table:table-cell>
          <table:table-cell table:formula="of:=([Red.E147]+[Red1.E147]+[Red2.E147]+[Red3.E147]+[Red4.E147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148]+[Red1.D148]+[Red2.D148]+[Red3.D148]+[Red4.D148])/5" office:value-type="float" office:value="0.36302" calcext:value-type="float">
            <text:p>0,36302</text:p>
          </table:table-cell>
          <table:table-cell table:formula="of:=([Red.E148]+[Red1.E148]+[Red2.E148]+[Red3.E148]+[Red4.E148])/5" office:value-type="float" office:value="-60.9097" calcext:value-type="float">
            <text:p>-60,9097</text:p>
          </table:table-cell>
        </table:table-row>
        <table:table-row table:style-name="ro1">
          <table:table-cell table:formula="of:=([Red.D149]+[Red1.D149]+[Red2.D149]+[Red3.D149]+[Red4.D149])/5" office:value-type="float" office:value="0.36549" calcext:value-type="float">
            <text:p>0,36549</text:p>
          </table:table-cell>
          <table:table-cell table:formula="of:=([Red.E149]+[Red1.E149]+[Red2.E149]+[Red3.E149]+[Red4.E149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150]+[Red1.D150]+[Red2.D150]+[Red3.D150]+[Red4.D150])/5" office:value-type="float" office:value="0.36796" calcext:value-type="float">
            <text:p>0,36796</text:p>
          </table:table-cell>
          <table:table-cell table:formula="of:=([Red.E150]+[Red1.E150]+[Red2.E150]+[Red3.E150]+[Red4.E150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151]+[Red1.D151]+[Red2.D151]+[Red3.D151]+[Red4.D151])/5" office:value-type="float" office:value="0.37043" calcext:value-type="float">
            <text:p>0,37043</text:p>
          </table:table-cell>
          <table:table-cell table:formula="of:=([Red.E151]+[Red1.E151]+[Red2.E151]+[Red3.E151]+[Red4.E151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152]+[Red1.D152]+[Red2.D152]+[Red3.D152]+[Red4.D152])/5" office:value-type="float" office:value="0.3729" calcext:value-type="float">
            <text:p>0,3729</text:p>
          </table:table-cell>
          <table:table-cell table:formula="of:=([Red.E152]+[Red1.E152]+[Red2.E152]+[Red3.E152]+[Red4.E152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153]+[Red1.D153]+[Red2.D153]+[Red3.D153]+[Red4.D153])/5" office:value-type="float" office:value="0.37537" calcext:value-type="float">
            <text:p>0,37537</text:p>
          </table:table-cell>
          <table:table-cell table:formula="of:=([Red.E153]+[Red1.E153]+[Red2.E153]+[Red3.E153]+[Red4.E153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154]+[Red1.D154]+[Red2.D154]+[Red3.D154]+[Red4.D154])/5" office:value-type="float" office:value="0.37784" calcext:value-type="float">
            <text:p>0,37784</text:p>
          </table:table-cell>
          <table:table-cell table:formula="of:=([Red.E154]+[Red1.E154]+[Red2.E154]+[Red3.E154]+[Red4.E154])/5" office:value-type="float" office:value="-57.3097" calcext:value-type="float">
            <text:p>-57,3097</text:p>
          </table:table-cell>
        </table:table-row>
        <table:table-row table:style-name="ro1">
          <table:table-cell table:formula="of:=([Red.D155]+[Red1.D155]+[Red2.D155]+[Red3.D155]+[Red4.D155])/5" office:value-type="float" office:value="0.38031" calcext:value-type="float">
            <text:p>0,38031</text:p>
          </table:table-cell>
          <table:table-cell table:formula="of:=([Red.E155]+[Red1.E155]+[Red2.E155]+[Red3.E155]+[Red4.E155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156]+[Red1.D156]+[Red2.D156]+[Red3.D156]+[Red4.D156])/5" office:value-type="float" office:value="0.38278" calcext:value-type="float">
            <text:p>0,38278</text:p>
          </table:table-cell>
          <table:table-cell table:formula="of:=([Red.E156]+[Red1.E156]+[Red2.E156]+[Red3.E156]+[Red4.E156])/5" office:value-type="float" office:value="-59.8697" calcext:value-type="float">
            <text:p>-59,8697</text:p>
          </table:table-cell>
        </table:table-row>
        <table:table-row table:style-name="ro1">
          <table:table-cell table:formula="of:=([Red.D157]+[Red1.D157]+[Red2.D157]+[Red3.D157]+[Red4.D157])/5" office:value-type="float" office:value="0.38525" calcext:value-type="float">
            <text:p>0,38525</text:p>
          </table:table-cell>
          <table:table-cell table:formula="of:=([Red.E157]+[Red1.E157]+[Red2.E157]+[Red3.E157]+[Red4.E157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158]+[Red1.D158]+[Red2.D158]+[Red3.D158]+[Red4.D158])/5" office:value-type="float" office:value="0.38772" calcext:value-type="float">
            <text:p>0,38772</text:p>
          </table:table-cell>
          <table:table-cell table:formula="of:=([Red.E158]+[Red1.E158]+[Red2.E158]+[Red3.E158]+[Red4.E158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159]+[Red1.D159]+[Red2.D159]+[Red3.D159]+[Red4.D159])/5" office:value-type="float" office:value="0.39019" calcext:value-type="float">
            <text:p>0,39019</text:p>
          </table:table-cell>
          <table:table-cell table:formula="of:=([Red.E159]+[Red1.E159]+[Red2.E159]+[Red3.E159]+[Red4.E159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160]+[Red1.D160]+[Red2.D160]+[Red3.D160]+[Red4.D160])/5" office:value-type="float" office:value="0.39266" calcext:value-type="float">
            <text:p>0,39266</text:p>
          </table:table-cell>
          <table:table-cell table:formula="of:=([Red.E160]+[Red1.E160]+[Red2.E160]+[Red3.E160]+[Red4.E160])/5" office:value-type="float" office:value="-56.1097" calcext:value-type="float">
            <text:p>-56,1097</text:p>
          </table:table-cell>
        </table:table-row>
        <table:table-row table:style-name="ro1">
          <table:table-cell table:formula="of:=([Red.D161]+[Red1.D161]+[Red2.D161]+[Red3.D161]+[Red4.D161])/5" office:value-type="float" office:value="0.39513" calcext:value-type="float">
            <text:p>0,39513</text:p>
          </table:table-cell>
          <table:table-cell table:formula="of:=([Red.E161]+[Red1.E161]+[Red2.E161]+[Red3.E161]+[Red4.E161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162]+[Red1.D162]+[Red2.D162]+[Red3.D162]+[Red4.D162])/5" office:value-type="float" office:value="0.3976" calcext:value-type="float">
            <text:p>0,3976</text:p>
          </table:table-cell>
          <table:table-cell table:formula="of:=([Red.E162]+[Red1.E162]+[Red2.E162]+[Red3.E162]+[Red4.E162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163]+[Red1.D163]+[Red2.D163]+[Red3.D163]+[Red4.D163])/5" office:value-type="float" office:value="0.40007" calcext:value-type="float">
            <text:p>0,40007</text:p>
          </table:table-cell>
          <table:table-cell table:formula="of:=([Red.E163]+[Red1.E163]+[Red2.E163]+[Red3.E163]+[Red4.E163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164]+[Red1.D164]+[Red2.D164]+[Red3.D164]+[Red4.D164])/5" office:value-type="float" office:value="0.40254" calcext:value-type="float">
            <text:p>0,40254</text:p>
          </table:table-cell>
          <table:table-cell table:formula="of:=([Red.E164]+[Red1.E164]+[Red2.E164]+[Red3.E164]+[Red4.E164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165]+[Red1.D165]+[Red2.D165]+[Red3.D165]+[Red4.D165])/5" office:value-type="float" office:value="0.40501" calcext:value-type="float">
            <text:p>0,40501</text:p>
          </table:table-cell>
          <table:table-cell table:formula="of:=([Red.E165]+[Red1.E165]+[Red2.E165]+[Red3.E165]+[Red4.E165])/5" office:value-type="float" office:value="-54.5097" calcext:value-type="float">
            <text:p>-54,5097</text:p>
          </table:table-cell>
        </table:table-row>
        <table:table-row table:style-name="ro1">
          <table:table-cell table:formula="of:=([Red.D166]+[Red1.D166]+[Red2.D166]+[Red3.D166]+[Red4.D166])/5" office:value-type="float" office:value="0.40748" calcext:value-type="float">
            <text:p>0,40748</text:p>
          </table:table-cell>
          <table:table-cell table:formula="of:=([Red.E166]+[Red1.E166]+[Red2.E166]+[Red3.E166]+[Red4.E166])/5" office:value-type="float" office:value="-52.5097" calcext:value-type="float">
            <text:p>-52,5097</text:p>
          </table:table-cell>
        </table:table-row>
        <table:table-row table:style-name="ro1">
          <table:table-cell table:formula="of:=([Red.D167]+[Red1.D167]+[Red2.D167]+[Red3.D167]+[Red4.D167])/5" office:value-type="float" office:value="0.40995" calcext:value-type="float">
            <text:p>0,40995</text:p>
          </table:table-cell>
          <table:table-cell table:formula="of:=([Red.E167]+[Red1.E167]+[Red2.E167]+[Red3.E167]+[Red4.E167])/5" office:value-type="float" office:value="-53.3897" calcext:value-type="float">
            <text:p>-53,3897</text:p>
          </table:table-cell>
        </table:table-row>
        <table:table-row table:style-name="ro1">
          <table:table-cell table:formula="of:=([Red.D168]+[Red1.D168]+[Red2.D168]+[Red3.D168]+[Red4.D168])/5" office:value-type="float" office:value="0.41242" calcext:value-type="float">
            <text:p>0,41242</text:p>
          </table:table-cell>
          <table:table-cell table:formula="of:=([Red.E168]+[Red1.E168]+[Red2.E168]+[Red3.E168]+[Red4.E168])/5" office:value-type="float" office:value="-54.3497" calcext:value-type="float">
            <text:p>-54,3497</text:p>
          </table:table-cell>
        </table:table-row>
        <table:table-row table:style-name="ro1">
          <table:table-cell table:formula="of:=([Red.D169]+[Red1.D169]+[Red2.D169]+[Red3.D169]+[Red4.D169])/5" office:value-type="float" office:value="0.41489" calcext:value-type="float">
            <text:p>0,41489</text:p>
          </table:table-cell>
          <table:table-cell table:formula="of:=([Red.E169]+[Red1.E169]+[Red2.E169]+[Red3.E169]+[Red4.E169])/5" office:value-type="float" office:value="-53.8697" calcext:value-type="float">
            <text:p>-53,8697</text:p>
          </table:table-cell>
        </table:table-row>
        <table:table-row table:style-name="ro1">
          <table:table-cell table:formula="of:=([Red.D170]+[Red1.D170]+[Red2.D170]+[Red3.D170]+[Red4.D170])/5" office:value-type="float" office:value="0.41736" calcext:value-type="float">
            <text:p>0,41736</text:p>
          </table:table-cell>
          <table:table-cell table:formula="of:=([Red.E170]+[Red1.E170]+[Red2.E170]+[Red3.E170]+[Red4.E170])/5" office:value-type="float" office:value="-52.1897" calcext:value-type="float">
            <text:p>-52,1897</text:p>
          </table:table-cell>
        </table:table-row>
        <table:table-row table:style-name="ro1">
          <table:table-cell table:formula="of:=([Red.D171]+[Red1.D171]+[Red2.D171]+[Red3.D171]+[Red4.D171])/5" office:value-type="float" office:value="0.41983" calcext:value-type="float">
            <text:p>0,41983</text:p>
          </table:table-cell>
          <table:table-cell table:formula="of:=([Red.E171]+[Red1.E171]+[Red2.E171]+[Red3.E171]+[Red4.E171])/5" office:value-type="float" office:value="-53.1497" calcext:value-type="float">
            <text:p>-53,1497</text:p>
          </table:table-cell>
        </table:table-row>
        <table:table-row table:style-name="ro1">
          <table:table-cell table:formula="of:=([Red.D172]+[Red1.D172]+[Red2.D172]+[Red3.D172]+[Red4.D172])/5" office:value-type="float" office:value="0.4223" calcext:value-type="float">
            <text:p>0,4223</text:p>
          </table:table-cell>
          <table:table-cell table:formula="of:=([Red.E172]+[Red1.E172]+[Red2.E172]+[Red3.E172]+[Red4.E172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173]+[Red1.D173]+[Red2.D173]+[Red3.D173]+[Red4.D173])/5" office:value-type="float" office:value="0.42477" calcext:value-type="float">
            <text:p>0,42477</text:p>
          </table:table-cell>
          <table:table-cell table:formula="of:=([Red.E173]+[Red1.E173]+[Red2.E173]+[Red3.E173]+[Red4.E173])/5" office:value-type="float" office:value="-51.8697" calcext:value-type="float">
            <text:p>-51,8697</text:p>
          </table:table-cell>
        </table:table-row>
        <table:table-row table:style-name="ro1">
          <table:table-cell table:formula="of:=([Red.D174]+[Red1.D174]+[Red2.D174]+[Red3.D174]+[Red4.D174])/5" office:value-type="float" office:value="0.42724" calcext:value-type="float">
            <text:p>0,42724</text:p>
          </table:table-cell>
          <table:table-cell table:formula="of:=([Red.E174]+[Red1.E174]+[Red2.E174]+[Red3.E174]+[Red4.E174])/5" office:value-type="float" office:value="-52.7497" calcext:value-type="float">
            <text:p>-52,7497</text:p>
          </table:table-cell>
        </table:table-row>
        <table:table-row table:style-name="ro1">
          <table:table-cell table:formula="of:=([Red.D175]+[Red1.D175]+[Red2.D175]+[Red3.D175]+[Red4.D175])/5" office:value-type="float" office:value="0.42971" calcext:value-type="float">
            <text:p>0,42971</text:p>
          </table:table-cell>
          <table:table-cell table:formula="of:=([Red.E175]+[Red1.E175]+[Red2.E175]+[Red3.E175]+[Red4.E175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176]+[Red1.D176]+[Red2.D176]+[Red3.D176]+[Red4.D176])/5" office:value-type="float" office:value="0.43218" calcext:value-type="float">
            <text:p>0,43218</text:p>
          </table:table-cell>
          <table:table-cell table:formula="of:=([Red.E176]+[Red1.E176]+[Red2.E176]+[Red3.E176]+[Red4.E176])/5" office:value-type="float" office:value="-50.6697" calcext:value-type="float">
            <text:p>-50,6697</text:p>
          </table:table-cell>
        </table:table-row>
        <table:table-row table:style-name="ro1">
          <table:table-cell table:formula="of:=([Red.D177]+[Red1.D177]+[Red2.D177]+[Red3.D177]+[Red4.D177])/5" office:value-type="float" office:value="0.43465" calcext:value-type="float">
            <text:p>0,43465</text:p>
          </table:table-cell>
          <table:table-cell table:formula="of:=([Red.E177]+[Red1.E177]+[Red2.E177]+[Red3.E177]+[Red4.E177])/5" office:value-type="float" office:value="-50.3497" calcext:value-type="float">
            <text:p>-50,3497</text:p>
          </table:table-cell>
        </table:table-row>
        <table:table-row table:style-name="ro1">
          <table:table-cell table:formula="of:=([Red.D178]+[Red1.D178]+[Red2.D178]+[Red3.D178]+[Red4.D178])/5" office:value-type="float" office:value="0.43712" calcext:value-type="float">
            <text:p>0,43712</text:p>
          </table:table-cell>
          <table:table-cell table:formula="of:=([Red.E178]+[Red1.E178]+[Red2.E178]+[Red3.E178]+[Red4.E178])/5" office:value-type="float" office:value="-47.3097" calcext:value-type="float">
            <text:p>-47,3097</text:p>
          </table:table-cell>
        </table:table-row>
        <table:table-row table:style-name="ro1">
          <table:table-cell table:formula="of:=([Red.D179]+[Red1.D179]+[Red2.D179]+[Red3.D179]+[Red4.D179])/5" office:value-type="float" office:value="0.43959" calcext:value-type="float">
            <text:p>0,43959</text:p>
          </table:table-cell>
          <table:table-cell table:formula="of:=([Red.E179]+[Red1.E179]+[Red2.E179]+[Red3.E179]+[Red4.E179])/5" office:value-type="float" office:value="-49.0697" calcext:value-type="float">
            <text:p>-49,0697</text:p>
          </table:table-cell>
        </table:table-row>
        <table:table-row table:style-name="ro1">
          <table:table-cell table:formula="of:=([Red.D180]+[Red1.D180]+[Red2.D180]+[Red3.D180]+[Red4.D180])/5" office:value-type="float" office:value="0.44206" calcext:value-type="float">
            <text:p>0,44206</text:p>
          </table:table-cell>
          <table:table-cell table:formula="of:=([Red.E180]+[Red1.E180]+[Red2.E180]+[Red3.E180]+[Red4.E180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181]+[Red1.D181]+[Red2.D181]+[Red3.D181]+[Red4.D181])/5" office:value-type="float" office:value="0.44453" calcext:value-type="float">
            <text:p>0,44453</text:p>
          </table:table-cell>
          <table:table-cell table:formula="of:=([Red.E181]+[Red1.E181]+[Red2.E181]+[Red3.E181]+[Red4.E181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182]+[Red1.D182]+[Red2.D182]+[Red3.D182]+[Red4.D182])/5" office:value-type="float" office:value="0.447" calcext:value-type="float">
            <text:p>0,447</text:p>
          </table:table-cell>
          <table:table-cell table:formula="of:=([Red.E182]+[Red1.E182]+[Red2.E182]+[Red3.E182]+[Red4.E182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183]+[Red1.D183]+[Red2.D183]+[Red3.D183]+[Red4.D183])/5" office:value-type="float" office:value="0.44947" calcext:value-type="float">
            <text:p>0,44947</text:p>
          </table:table-cell>
          <table:table-cell table:formula="of:=([Red.E183]+[Red1.E183]+[Red2.E183]+[Red3.E183]+[Red4.E183])/5" office:value-type="float" office:value="-55.2297" calcext:value-type="float">
            <text:p>-55,2297</text:p>
          </table:table-cell>
        </table:table-row>
        <table:table-row table:style-name="ro1">
          <table:table-cell table:formula="of:=([Red.D184]+[Red1.D184]+[Red2.D184]+[Red3.D184]+[Red4.D184])/5" office:value-type="float" office:value="0.45194" calcext:value-type="float">
            <text:p>0,45194</text:p>
          </table:table-cell>
          <table:table-cell table:formula="of:=([Red.E184]+[Red1.E184]+[Red2.E184]+[Red3.E184]+[Red4.E184])/5" office:value-type="float" office:value="-54.8297" calcext:value-type="float">
            <text:p>-54,8297</text:p>
          </table:table-cell>
        </table:table-row>
        <table:table-row table:style-name="ro1">
          <table:table-cell table:formula="of:=([Red.D185]+[Red1.D185]+[Red2.D185]+[Red3.D185]+[Red4.D185])/5" office:value-type="float" office:value="0.45441" calcext:value-type="float">
            <text:p>0,45441</text:p>
          </table:table-cell>
          <table:table-cell table:formula="of:=([Red.E185]+[Red1.E185]+[Red2.E185]+[Red3.E185]+[Red4.E185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186]+[Red1.D186]+[Red2.D186]+[Red3.D186]+[Red4.D186])/5" office:value-type="float" office:value="0.45688" calcext:value-type="float">
            <text:p>0,45688</text:p>
          </table:table-cell>
          <table:table-cell table:formula="of:=([Red.E186]+[Red1.E186]+[Red2.E186]+[Red3.E186]+[Red4.E186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187]+[Red1.D187]+[Red2.D187]+[Red3.D187]+[Red4.D187])/5" office:value-type="float" office:value="0.45935" calcext:value-type="float">
            <text:p>0,45935</text:p>
          </table:table-cell>
          <table:table-cell table:formula="of:=([Red.E187]+[Red1.E187]+[Red2.E187]+[Red3.E187]+[Red4.E187])/5" office:value-type="float" office:value="-62.4297" calcext:value-type="float">
            <text:p>-62,4297</text:p>
          </table:table-cell>
        </table:table-row>
        <table:table-row table:style-name="ro1">
          <table:table-cell table:formula="of:=([Red.D188]+[Red1.D188]+[Red2.D188]+[Red3.D188]+[Red4.D188])/5" office:value-type="float" office:value="0.46182" calcext:value-type="float">
            <text:p>0,46182</text:p>
          </table:table-cell>
          <table:table-cell table:formula="of:=([Red.E188]+[Red1.E188]+[Red2.E188]+[Red3.E188]+[Red4.E188])/5" office:value-type="float" office:value="-64.5897" calcext:value-type="float">
            <text:p>-64,5897</text:p>
          </table:table-cell>
        </table:table-row>
        <table:table-row table:style-name="ro1">
          <table:table-cell table:formula="of:=([Red.D189]+[Red1.D189]+[Red2.D189]+[Red3.D189]+[Red4.D189])/5" office:value-type="float" office:value="0.46429" calcext:value-type="float">
            <text:p>0,46429</text:p>
          </table:table-cell>
          <table:table-cell table:formula="of:=([Red.E189]+[Red1.E189]+[Red2.E189]+[Red3.E189]+[Red4.E189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190]+[Red1.D190]+[Red2.D190]+[Red3.D190]+[Red4.D190])/5" office:value-type="float" office:value="0.46676" calcext:value-type="float">
            <text:p>0,46676</text:p>
          </table:table-cell>
          <table:table-cell table:formula="of:=([Red.E190]+[Red1.E190]+[Red2.E190]+[Red3.E190]+[Red4.E190])/5" office:value-type="float" office:value="-57.7097" calcext:value-type="float">
            <text:p>-57,7097</text:p>
          </table:table-cell>
        </table:table-row>
        <table:table-row table:style-name="ro1">
          <table:table-cell table:formula="of:=([Red.D191]+[Red1.D191]+[Red2.D191]+[Red3.D191]+[Red4.D191])/5" office:value-type="float" office:value="0.46923" calcext:value-type="float">
            <text:p>0,46923</text:p>
          </table:table-cell>
          <table:table-cell table:formula="of:=([Red.E191]+[Red1.E191]+[Red2.E191]+[Red3.E191]+[Red4.E191])/5" office:value-type="float" office:value="-60.5097" calcext:value-type="float">
            <text:p>-60,5097</text:p>
          </table:table-cell>
        </table:table-row>
        <table:table-row table:style-name="ro1">
          <table:table-cell table:formula="of:=([Red.D192]+[Red1.D192]+[Red2.D192]+[Red3.D192]+[Red4.D192])/5" office:value-type="float" office:value="0.4717" calcext:value-type="float">
            <text:p>0,4717</text:p>
          </table:table-cell>
          <table:table-cell table:formula="of:=([Red.E192]+[Red1.E192]+[Red2.E192]+[Red3.E192]+[Red4.E192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193]+[Red1.D193]+[Red2.D193]+[Red3.D193]+[Red4.D193])/5" office:value-type="float" office:value="0.47417" calcext:value-type="float">
            <text:p>0,47417</text:p>
          </table:table-cell>
          <table:table-cell table:formula="of:=([Red.E193]+[Red1.E193]+[Red2.E193]+[Red3.E193]+[Red4.E193])/5" office:value-type="float" office:value="-54.6697" calcext:value-type="float">
            <text:p>-54,6697</text:p>
          </table:table-cell>
        </table:table-row>
        <table:table-row table:style-name="ro1">
          <table:table-cell table:formula="of:=([Red.D194]+[Red1.D194]+[Red2.D194]+[Red3.D194]+[Red4.D194])/5" office:value-type="float" office:value="0.47664" calcext:value-type="float">
            <text:p>0,47664</text:p>
          </table:table-cell>
          <table:table-cell table:formula="of:=([Red.E194]+[Red1.E194]+[Red2.E194]+[Red3.E194]+[Red4.E194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195]+[Red1.D195]+[Red2.D195]+[Red3.D195]+[Red4.D195])/5" office:value-type="float" office:value="0.47911" calcext:value-type="float">
            <text:p>0,47911</text:p>
          </table:table-cell>
          <table:table-cell table:formula="of:=([Red.E195]+[Red1.E195]+[Red2.E195]+[Red3.E195]+[Red4.E195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196]+[Red1.D196]+[Red2.D196]+[Red3.D196]+[Red4.D196])/5" office:value-type="float" office:value="0.48158" calcext:value-type="float">
            <text:p>0,48158</text:p>
          </table:table-cell>
          <table:table-cell table:formula="of:=([Red.E196]+[Red1.E196]+[Red2.E196]+[Red3.E196]+[Red4.E196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197]+[Red1.D197]+[Red2.D197]+[Red3.D197]+[Red4.D197])/5" office:value-type="float" office:value="0.48405" calcext:value-type="float">
            <text:p>0,48405</text:p>
          </table:table-cell>
          <table:table-cell table:formula="of:=([Red.E197]+[Red1.E197]+[Red2.E197]+[Red3.E197]+[Red4.E197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198]+[Red1.D198]+[Red2.D198]+[Red3.D198]+[Red4.D198])/5" office:value-type="float" office:value="0.48652" calcext:value-type="float">
            <text:p>0,48652</text:p>
          </table:table-cell>
          <table:table-cell table:formula="of:=([Red.E198]+[Red1.E198]+[Red2.E198]+[Red3.E198]+[Red4.E198])/5" office:value-type="float" office:value="-53.0697" calcext:value-type="float">
            <text:p>-53,0697</text:p>
          </table:table-cell>
        </table:table-row>
        <table:table-row table:style-name="ro1">
          <table:table-cell table:formula="of:=([Red.D199]+[Red1.D199]+[Red2.D199]+[Red3.D199]+[Red4.D199])/5" office:value-type="float" office:value="0.48899" calcext:value-type="float">
            <text:p>0,48899</text:p>
          </table:table-cell>
          <table:table-cell table:formula="of:=([Red.E199]+[Red1.E199]+[Red2.E199]+[Red3.E199]+[Red4.E199])/5" office:value-type="float" office:value="-52.4297" calcext:value-type="float">
            <text:p>-52,4297</text:p>
          </table:table-cell>
        </table:table-row>
        <table:table-row table:style-name="ro1">
          <table:table-cell table:formula="of:=([Red.D200]+[Red1.D200]+[Red2.D200]+[Red3.D200]+[Red4.D200])/5" office:value-type="float" office:value="0.49146" calcext:value-type="float">
            <text:p>0,49146</text:p>
          </table:table-cell>
          <table:table-cell table:formula="of:=([Red.E200]+[Red1.E200]+[Red2.E200]+[Red3.E200]+[Red4.E200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201]+[Red1.D201]+[Red2.D201]+[Red3.D201]+[Red4.D201])/5" office:value-type="float" office:value="0.49393" calcext:value-type="float">
            <text:p>0,49393</text:p>
          </table:table-cell>
          <table:table-cell table:formula="of:=([Red.E201]+[Red1.E201]+[Red2.E201]+[Red3.E201]+[Red4.E201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202]+[Red1.D202]+[Red2.D202]+[Red3.D202]+[Red4.D202])/5" office:value-type="float" office:value="0.4964" calcext:value-type="float">
            <text:p>0,4964</text:p>
          </table:table-cell>
          <table:table-cell table:formula="of:=([Red.E202]+[Red1.E202]+[Red2.E202]+[Red3.E202]+[Red4.E202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203]+[Red1.D203]+[Red2.D203]+[Red3.D203]+[Red4.D203])/5" office:value-type="float" office:value="0.49887" calcext:value-type="float">
            <text:p>0,49887</text:p>
          </table:table-cell>
          <table:table-cell table:formula="of:=([Red.E203]+[Red1.E203]+[Red2.E203]+[Red3.E203]+[Red4.E203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204]+[Red1.D204]+[Red2.D204]+[Red3.D204]+[Red4.D204])/5" office:value-type="float" office:value="0.50134" calcext:value-type="float">
            <text:p>0,50134</text:p>
          </table:table-cell>
          <table:table-cell table:formula="of:=([Red.E204]+[Red1.E204]+[Red2.E204]+[Red3.E204]+[Red4.E204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205]+[Red1.D205]+[Red2.D205]+[Red3.D205]+[Red4.D205])/5" office:value-type="float" office:value="0.50381" calcext:value-type="float">
            <text:p>0,50381</text:p>
          </table:table-cell>
          <table:table-cell table:formula="of:=([Red.E205]+[Red1.E205]+[Red2.E205]+[Red3.E205]+[Red4.E205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206]+[Red1.D206]+[Red2.D206]+[Red3.D206]+[Red4.D206])/5" office:value-type="float" office:value="0.50628" calcext:value-type="float">
            <text:p>0,50628</text:p>
          </table:table-cell>
          <table:table-cell table:formula="of:=([Red.E206]+[Red1.E206]+[Red2.E206]+[Red3.E206]+[Red4.E206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207]+[Red1.D207]+[Red2.D207]+[Red3.D207]+[Red4.D207])/5" office:value-type="float" office:value="0.50875" calcext:value-type="float">
            <text:p>0,50875</text:p>
          </table:table-cell>
          <table:table-cell table:formula="of:=([Red.E207]+[Red1.E207]+[Red2.E207]+[Red3.E207]+[Red4.E207])/5" office:value-type="float" office:value="-52.9897" calcext:value-type="float">
            <text:p>-52,9897</text:p>
          </table:table-cell>
        </table:table-row>
        <table:table-row table:style-name="ro1">
          <table:table-cell table:formula="of:=([Red.D208]+[Red1.D208]+[Red2.D208]+[Red3.D208]+[Red4.D208])/5" office:value-type="float" office:value="0.51122" calcext:value-type="float">
            <text:p>0,51122</text:p>
          </table:table-cell>
          <table:table-cell table:formula="of:=([Red.E208]+[Red1.E208]+[Red2.E208]+[Red3.E208]+[Red4.E208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209]+[Red1.D209]+[Red2.D209]+[Red3.D209]+[Red4.D209])/5" office:value-type="float" office:value="0.51369" calcext:value-type="float">
            <text:p>0,51369</text:p>
          </table:table-cell>
          <table:table-cell table:formula="of:=([Red.E209]+[Red1.E209]+[Red2.E209]+[Red3.E209]+[Red4.E209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210]+[Red1.D210]+[Red2.D210]+[Red3.D210]+[Red4.D210])/5" office:value-type="float" office:value="0.51616" calcext:value-type="float">
            <text:p>0,51616</text:p>
          </table:table-cell>
          <table:table-cell table:formula="of:=([Red.E210]+[Red1.E210]+[Red2.E210]+[Red3.E210]+[Red4.E210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211]+[Red1.D211]+[Red2.D211]+[Red3.D211]+[Red4.D211])/5" office:value-type="float" office:value="0.51863" calcext:value-type="float">
            <text:p>0,51863</text:p>
          </table:table-cell>
          <table:table-cell table:formula="of:=([Red.E211]+[Red1.E211]+[Red2.E211]+[Red3.E211]+[Red4.E211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212]+[Red1.D212]+[Red2.D212]+[Red3.D212]+[Red4.D212])/5" office:value-type="float" office:value="0.5211" calcext:value-type="float">
            <text:p>0,5211</text:p>
          </table:table-cell>
          <table:table-cell table:formula="of:=([Red.E212]+[Red1.E212]+[Red2.E212]+[Red3.E212]+[Red4.E212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213]+[Red1.D213]+[Red2.D213]+[Red3.D213]+[Red4.D213])/5" office:value-type="float" office:value="0.52357" calcext:value-type="float">
            <text:p>0,52357</text:p>
          </table:table-cell>
          <table:table-cell table:formula="of:=([Red.E213]+[Red1.E213]+[Red2.E213]+[Red3.E213]+[Red4.E213])/5" office:value-type="float" office:value="-53.3097" calcext:value-type="float">
            <text:p>-53,3097</text:p>
          </table:table-cell>
        </table:table-row>
        <table:table-row table:style-name="ro1">
          <table:table-cell table:formula="of:=([Red.D214]+[Red1.D214]+[Red2.D214]+[Red3.D214]+[Red4.D214])/5" office:value-type="float" office:value="0.52604" calcext:value-type="float">
            <text:p>0,52604</text:p>
          </table:table-cell>
          <table:table-cell table:formula="of:=([Red.E214]+[Red1.E214]+[Red2.E214]+[Red3.E214]+[Red4.E214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215]+[Red1.D215]+[Red2.D215]+[Red3.D215]+[Red4.D215])/5" office:value-type="float" office:value="0.52851" calcext:value-type="float">
            <text:p>0,52851</text:p>
          </table:table-cell>
          <table:table-cell table:formula="of:=([Red.E215]+[Red1.E215]+[Red2.E215]+[Red3.E215]+[Red4.E215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216]+[Red1.D216]+[Red2.D216]+[Red3.D216]+[Red4.D216])/5" office:value-type="float" office:value="0.53098" calcext:value-type="float">
            <text:p>0,53098</text:p>
          </table:table-cell>
          <table:table-cell table:formula="of:=([Red.E216]+[Red1.E216]+[Red2.E216]+[Red3.E216]+[Red4.E216])/5" office:value-type="float" office:value="-60.4297" calcext:value-type="float">
            <text:p>-60,4297</text:p>
          </table:table-cell>
        </table:table-row>
        <table:table-row table:style-name="ro1">
          <table:table-cell table:formula="of:=([Red.D217]+[Red1.D217]+[Red2.D217]+[Red3.D217]+[Red4.D217])/5" office:value-type="float" office:value="0.53345" calcext:value-type="float">
            <text:p>0,53345</text:p>
          </table:table-cell>
          <table:table-cell table:formula="of:=([Red.E217]+[Red1.E217]+[Red2.E217]+[Red3.E217]+[Red4.E217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218]+[Red1.D218]+[Red2.D218]+[Red3.D218]+[Red4.D218])/5" office:value-type="float" office:value="0.53592" calcext:value-type="float">
            <text:p>0,53592</text:p>
          </table:table-cell>
          <table:table-cell table:formula="of:=([Red.E218]+[Red1.E218]+[Red2.E218]+[Red3.E218]+[Red4.E218])/5" office:value-type="float" office:value="-63.3097" calcext:value-type="float">
            <text:p>-63,3097</text:p>
          </table:table-cell>
        </table:table-row>
        <table:table-row table:style-name="ro1">
          <table:table-cell table:formula="of:=([Red.D219]+[Red1.D219]+[Red2.D219]+[Red3.D219]+[Red4.D219])/5" office:value-type="float" office:value="0.53839" calcext:value-type="float">
            <text:p>0,53839</text:p>
          </table:table-cell>
          <table:table-cell table:formula="of:=([Red.E219]+[Red1.E219]+[Red2.E219]+[Red3.E219]+[Red4.E219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220]+[Red1.D220]+[Red2.D220]+[Red3.D220]+[Red4.D220])/5" office:value-type="float" office:value="0.54086" calcext:value-type="float">
            <text:p>0,54086</text:p>
          </table:table-cell>
          <table:table-cell table:formula="of:=([Red.E220]+[Red1.E220]+[Red2.E220]+[Red3.E220]+[Red4.E220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221]+[Red1.D221]+[Red2.D221]+[Red3.D221]+[Red4.D221])/5" office:value-type="float" office:value="0.54333" calcext:value-type="float">
            <text:p>0,54333</text:p>
          </table:table-cell>
          <table:table-cell table:formula="of:=([Red.E221]+[Red1.E221]+[Red2.E221]+[Red3.E221]+[Red4.E221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222]+[Red1.D222]+[Red2.D222]+[Red3.D222]+[Red4.D222])/5" office:value-type="float" office:value="0.5458" calcext:value-type="float">
            <text:p>0,5458</text:p>
          </table:table-cell>
          <table:table-cell table:formula="of:=([Red.E222]+[Red1.E222]+[Red2.E222]+[Red3.E222]+[Red4.E222])/5" office:value-type="float" office:value="-60.7497" calcext:value-type="float">
            <text:p>-60,7497</text:p>
          </table:table-cell>
        </table:table-row>
        <table:table-row table:style-name="ro1">
          <table:table-cell table:formula="of:=([Red.D223]+[Red1.D223]+[Red2.D223]+[Red3.D223]+[Red4.D223])/5" office:value-type="float" office:value="0.54827" calcext:value-type="float">
            <text:p>0,54827</text:p>
          </table:table-cell>
          <table:table-cell table:formula="of:=([Red.E223]+[Red1.E223]+[Red2.E223]+[Red3.E223]+[Red4.E223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224]+[Red1.D224]+[Red2.D224]+[Red3.D224]+[Red4.D224])/5" office:value-type="float" office:value="0.55074" calcext:value-type="float">
            <text:p>0,55074</text:p>
          </table:table-cell>
          <table:table-cell table:formula="of:=([Red.E224]+[Red1.E224]+[Red2.E224]+[Red3.E224]+[Red4.E224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225]+[Red1.D225]+[Red2.D225]+[Red3.D225]+[Red4.D225])/5" office:value-type="float" office:value="0.55321" calcext:value-type="float">
            <text:p>0,55321</text:p>
          </table:table-cell>
          <table:table-cell table:formula="of:=([Red.E225]+[Red1.E225]+[Red2.E225]+[Red3.E225]+[Red4.E225])/5" office:value-type="float" office:value="-60.1897" calcext:value-type="float">
            <text:p>-60,1897</text:p>
          </table:table-cell>
        </table:table-row>
        <table:table-row table:style-name="ro1">
          <table:table-cell table:formula="of:=([Red.D226]+[Red1.D226]+[Red2.D226]+[Red3.D226]+[Red4.D226])/5" office:value-type="float" office:value="0.55568" calcext:value-type="float">
            <text:p>0,55568</text:p>
          </table:table-cell>
          <table:table-cell table:formula="of:=([Red.E226]+[Red1.E226]+[Red2.E226]+[Red3.E226]+[Red4.E226])/5" office:value-type="float" office:value="-57.7097" calcext:value-type="float">
            <text:p>-57,7097</text:p>
          </table:table-cell>
        </table:table-row>
        <table:table-row table:style-name="ro1">
          <table:table-cell table:formula="of:=([Red.D227]+[Red1.D227]+[Red2.D227]+[Red3.D227]+[Red4.D227])/5" office:value-type="float" office:value="0.55815" calcext:value-type="float">
            <text:p>0,55815</text:p>
          </table:table-cell>
          <table:table-cell table:formula="of:=([Red.E227]+[Red1.E227]+[Red2.E227]+[Red3.E227]+[Red4.E227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228]+[Red1.D228]+[Red2.D228]+[Red3.D228]+[Red4.D228])/5" office:value-type="float" office:value="0.56062" calcext:value-type="float">
            <text:p>0,56062</text:p>
          </table:table-cell>
          <table:table-cell table:formula="of:=([Red.E228]+[Red1.E228]+[Red2.E228]+[Red3.E228]+[Red4.E228])/5" office:value-type="float" office:value="-54.5097" calcext:value-type="float">
            <text:p>-54,5097</text:p>
          </table:table-cell>
        </table:table-row>
        <table:table-row table:style-name="ro1">
          <table:table-cell table:formula="of:=([Red.D229]+[Red1.D229]+[Red2.D229]+[Red3.D229]+[Red4.D229])/5" office:value-type="float" office:value="0.56309" calcext:value-type="float">
            <text:p>0,56309</text:p>
          </table:table-cell>
          <table:table-cell table:formula="of:=([Red.E229]+[Red1.E229]+[Red2.E229]+[Red3.E229]+[Red4.E229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230]+[Red1.D230]+[Red2.D230]+[Red3.D230]+[Red4.D230])/5" office:value-type="float" office:value="0.56556" calcext:value-type="float">
            <text:p>0,56556</text:p>
          </table:table-cell>
          <table:table-cell table:formula="of:=([Red.E230]+[Red1.E230]+[Red2.E230]+[Red3.E230]+[Red4.E230])/5" office:value-type="float" office:value="-54.4297" calcext:value-type="float">
            <text:p>-54,4297</text:p>
          </table:table-cell>
        </table:table-row>
        <table:table-row table:style-name="ro1">
          <table:table-cell table:formula="of:=([Red.D231]+[Red1.D231]+[Red2.D231]+[Red3.D231]+[Red4.D231])/5" office:value-type="float" office:value="0.56803" calcext:value-type="float">
            <text:p>0,56803</text:p>
          </table:table-cell>
          <table:table-cell table:formula="of:=([Red.E231]+[Red1.E231]+[Red2.E231]+[Red3.E231]+[Red4.E231])/5" office:value-type="float" office:value="-54.2697" calcext:value-type="float">
            <text:p>-54,2697</text:p>
          </table:table-cell>
        </table:table-row>
        <table:table-row table:style-name="ro1">
          <table:table-cell table:formula="of:=([Red.D232]+[Red1.D232]+[Red2.D232]+[Red3.D232]+[Red4.D232])/5" office:value-type="float" office:value="0.5705" calcext:value-type="float">
            <text:p>0,5705</text:p>
          </table:table-cell>
          <table:table-cell table:formula="of:=([Red.E232]+[Red1.E232]+[Red2.E232]+[Red3.E232]+[Red4.E232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233]+[Red1.D233]+[Red2.D233]+[Red3.D233]+[Red4.D233])/5" office:value-type="float" office:value="0.57297" calcext:value-type="float">
            <text:p>0,57297</text:p>
          </table:table-cell>
          <table:table-cell table:formula="of:=([Red.E233]+[Red1.E233]+[Red2.E233]+[Red3.E233]+[Red4.E233])/5" office:value-type="float" office:value="-53.9497" calcext:value-type="float">
            <text:p>-53,9497</text:p>
          </table:table-cell>
        </table:table-row>
        <table:table-row table:style-name="ro1">
          <table:table-cell table:formula="of:=([Red.D234]+[Red1.D234]+[Red2.D234]+[Red3.D234]+[Red4.D234])/5" office:value-type="float" office:value="0.57544" calcext:value-type="float">
            <text:p>0,57544</text:p>
          </table:table-cell>
          <table:table-cell table:formula="of:=([Red.E234]+[Red1.E234]+[Red2.E234]+[Red3.E234]+[Red4.E234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235]+[Red1.D235]+[Red2.D235]+[Red3.D235]+[Red4.D235])/5" office:value-type="float" office:value="0.57791" calcext:value-type="float">
            <text:p>0,57791</text:p>
          </table:table-cell>
          <table:table-cell table:formula="of:=([Red.E235]+[Red1.E235]+[Red2.E235]+[Red3.E235]+[Red4.E235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236]+[Red1.D236]+[Red2.D236]+[Red3.D236]+[Red4.D236])/5" office:value-type="float" office:value="0.58038" calcext:value-type="float">
            <text:p>0,58038</text:p>
          </table:table-cell>
          <table:table-cell table:formula="of:=([Red.E236]+[Red1.E236]+[Red2.E236]+[Red3.E236]+[Red4.E236])/5" office:value-type="float" office:value="-55.3097" calcext:value-type="float">
            <text:p>-55,3097</text:p>
          </table:table-cell>
        </table:table-row>
        <table:table-row table:style-name="ro1">
          <table:table-cell table:formula="of:=([Red.D237]+[Red1.D237]+[Red2.D237]+[Red3.D237]+[Red4.D237])/5" office:value-type="float" office:value="0.58285" calcext:value-type="float">
            <text:p>0,58285</text:p>
          </table:table-cell>
          <table:table-cell table:formula="of:=([Red.E237]+[Red1.E237]+[Red2.E237]+[Red3.E237]+[Red4.E237])/5" office:value-type="float" office:value="-53.9497" calcext:value-type="float">
            <text:p>-53,9497</text:p>
          </table:table-cell>
        </table:table-row>
        <table:table-row table:style-name="ro1">
          <table:table-cell table:formula="of:=([Red.D238]+[Red1.D238]+[Red2.D238]+[Red3.D238]+[Red4.D238])/5" office:value-type="float" office:value="0.58532" calcext:value-type="float">
            <text:p>0,58532</text:p>
          </table:table-cell>
          <table:table-cell table:formula="of:=([Red.E238]+[Red1.E238]+[Red2.E238]+[Red3.E238]+[Red4.E238])/5" office:value-type="float" office:value="-58.8297" calcext:value-type="float">
            <text:p>-58,8297</text:p>
          </table:table-cell>
        </table:table-row>
        <table:table-row table:style-name="ro1">
          <table:table-cell table:formula="of:=([Red.D239]+[Red1.D239]+[Red2.D239]+[Red3.D239]+[Red4.D239])/5" office:value-type="float" office:value="0.58779" calcext:value-type="float">
            <text:p>0,58779</text:p>
          </table:table-cell>
          <table:table-cell table:formula="of:=([Red.E239]+[Red1.E239]+[Red2.E239]+[Red3.E239]+[Red4.E239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240]+[Red1.D240]+[Red2.D240]+[Red3.D240]+[Red4.D240])/5" office:value-type="float" office:value="0.59026" calcext:value-type="float">
            <text:p>0,59026</text:p>
          </table:table-cell>
          <table:table-cell table:formula="of:=([Red.E240]+[Red1.E240]+[Red2.E240]+[Red3.E240]+[Red4.E240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241]+[Red1.D241]+[Red2.D241]+[Red3.D241]+[Red4.D241])/5" office:value-type="float" office:value="0.59273" calcext:value-type="float">
            <text:p>0,59273</text:p>
          </table:table-cell>
          <table:table-cell table:formula="of:=([Red.E241]+[Red1.E241]+[Red2.E241]+[Red3.E241]+[Red4.E241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242]+[Red1.D242]+[Red2.D242]+[Red3.D242]+[Red4.D242])/5" office:value-type="float" office:value="0.5952" calcext:value-type="float">
            <text:p>0,5952</text:p>
          </table:table-cell>
          <table:table-cell table:formula="of:=([Red.E242]+[Red1.E242]+[Red2.E242]+[Red3.E242]+[Red4.E242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243]+[Red1.D243]+[Red2.D243]+[Red3.D243]+[Red4.D243])/5" office:value-type="float" office:value="0.59767" calcext:value-type="float">
            <text:p>0,59767</text:p>
          </table:table-cell>
          <table:table-cell table:formula="of:=([Red.E243]+[Red1.E243]+[Red2.E243]+[Red3.E243]+[Red4.E243])/5" office:value-type="float" office:value="-54.4297" calcext:value-type="float">
            <text:p>-54,4297</text:p>
          </table:table-cell>
        </table:table-row>
        <table:table-row table:style-name="ro1">
          <table:table-cell table:formula="of:=([Red.D244]+[Red1.D244]+[Red2.D244]+[Red3.D244]+[Red4.D244])/5" office:value-type="float" office:value="0.60014" calcext:value-type="float">
            <text:p>0,60014</text:p>
          </table:table-cell>
          <table:table-cell table:formula="of:=([Red.E244]+[Red1.E244]+[Red2.E244]+[Red3.E244]+[Red4.E244])/5" office:value-type="float" office:value="-53.4697" calcext:value-type="float">
            <text:p>-53,4697</text:p>
          </table:table-cell>
        </table:table-row>
        <table:table-row table:style-name="ro1">
          <table:table-cell table:formula="of:=([Red.D245]+[Red1.D245]+[Red2.D245]+[Red3.D245]+[Red4.D245])/5" office:value-type="float" office:value="0.60261" calcext:value-type="float">
            <text:p>0,60261</text:p>
          </table:table-cell>
          <table:table-cell table:formula="of:=([Red.E245]+[Red1.E245]+[Red2.E245]+[Red3.E245]+[Red4.E245])/5" office:value-type="float" office:value="-53.2297" calcext:value-type="float">
            <text:p>-53,2297</text:p>
          </table:table-cell>
        </table:table-row>
        <table:table-row table:style-name="ro1">
          <table:table-cell table:formula="of:=([Red.D246]+[Red1.D246]+[Red2.D246]+[Red3.D246]+[Red4.D246])/5" office:value-type="float" office:value="0.60508" calcext:value-type="float">
            <text:p>0,60508</text:p>
          </table:table-cell>
          <table:table-cell table:formula="of:=([Red.E246]+[Red1.E246]+[Red2.E246]+[Red3.E246]+[Red4.E246])/5" office:value-type="float" office:value="-52.6697" calcext:value-type="float">
            <text:p>-52,6697</text:p>
          </table:table-cell>
        </table:table-row>
        <table:table-row table:style-name="ro1">
          <table:table-cell table:formula="of:=([Red.D247]+[Red1.D247]+[Red2.D247]+[Red3.D247]+[Red4.D247])/5" office:value-type="float" office:value="0.60755" calcext:value-type="float">
            <text:p>0,60755</text:p>
          </table:table-cell>
          <table:table-cell table:formula="of:=([Red.E247]+[Red1.E247]+[Red2.E247]+[Red3.E247]+[Red4.E247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248]+[Red1.D248]+[Red2.D248]+[Red3.D248]+[Red4.D248])/5" office:value-type="float" office:value="0.61002" calcext:value-type="float">
            <text:p>0,61002</text:p>
          </table:table-cell>
          <table:table-cell table:formula="of:=([Red.E248]+[Red1.E248]+[Red2.E248]+[Red3.E248]+[Red4.E248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249]+[Red1.D249]+[Red2.D249]+[Red3.D249]+[Red4.D249])/5" office:value-type="float" office:value="0.61249" calcext:value-type="float">
            <text:p>0,61249</text:p>
          </table:table-cell>
          <table:table-cell table:formula="of:=([Red.E249]+[Red1.E249]+[Red2.E249]+[Red3.E249]+[Red4.E249])/5" office:value-type="float" office:value="-53.9497" calcext:value-type="float">
            <text:p>-53,9497</text:p>
          </table:table-cell>
        </table:table-row>
        <table:table-row table:style-name="ro1">
          <table:table-cell table:formula="of:=([Red.D250]+[Red1.D250]+[Red2.D250]+[Red3.D250]+[Red4.D250])/5" office:value-type="float" office:value="0.61496" calcext:value-type="float">
            <text:p>0,61496</text:p>
          </table:table-cell>
          <table:table-cell table:formula="of:=([Red.E250]+[Red1.E250]+[Red2.E250]+[Red3.E250]+[Red4.E250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251]+[Red1.D251]+[Red2.D251]+[Red3.D251]+[Red4.D251])/5" office:value-type="float" office:value="0.61743" calcext:value-type="float">
            <text:p>0,61743</text:p>
          </table:table-cell>
          <table:table-cell table:formula="of:=([Red.E251]+[Red1.E251]+[Red2.E251]+[Red3.E251]+[Red4.E251])/5" office:value-type="float" office:value="-57.3097" calcext:value-type="float">
            <text:p>-57,3097</text:p>
          </table:table-cell>
        </table:table-row>
        <table:table-row table:style-name="ro1">
          <table:table-cell table:formula="of:=([Red.D252]+[Red1.D252]+[Red2.D252]+[Red3.D252]+[Red4.D252])/5" office:value-type="float" office:value="0.6199" calcext:value-type="float">
            <text:p>0,6199</text:p>
          </table:table-cell>
          <table:table-cell table:formula="of:=([Red.E252]+[Red1.E252]+[Red2.E252]+[Red3.E252]+[Red4.E252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253]+[Red1.D253]+[Red2.D253]+[Red3.D253]+[Red4.D253])/5" office:value-type="float" office:value="0.62237" calcext:value-type="float">
            <text:p>0,62237</text:p>
          </table:table-cell>
          <table:table-cell table:formula="of:=([Red.E253]+[Red1.E253]+[Red2.E253]+[Red3.E253]+[Red4.E253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254]+[Red1.D254]+[Red2.D254]+[Red3.D254]+[Red4.D254])/5" office:value-type="float" office:value="0.62484" calcext:value-type="float">
            <text:p>0,62484</text:p>
          </table:table-cell>
          <table:table-cell table:formula="of:=([Red.E254]+[Red1.E254]+[Red2.E254]+[Red3.E254]+[Red4.E254])/5" office:value-type="float" office:value="-55.3897" calcext:value-type="float">
            <text:p>-55,3897</text:p>
          </table:table-cell>
        </table:table-row>
        <table:table-row table:style-name="ro1">
          <table:table-cell table:formula="of:=([Red.D255]+[Red1.D255]+[Red2.D255]+[Red3.D255]+[Red4.D255])/5" office:value-type="float" office:value="0.62731" calcext:value-type="float">
            <text:p>0,62731</text:p>
          </table:table-cell>
          <table:table-cell table:formula="of:=([Red.E255]+[Red1.E255]+[Red2.E255]+[Red3.E255]+[Red4.E255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256]+[Red1.D256]+[Red2.D256]+[Red3.D256]+[Red4.D256])/5" office:value-type="float" office:value="0.62978" calcext:value-type="float">
            <text:p>0,62978</text:p>
          </table:table-cell>
          <table:table-cell table:formula="of:=([Red.E256]+[Red1.E256]+[Red2.E256]+[Red3.E256]+[Red4.E256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257]+[Red1.D257]+[Red2.D257]+[Red3.D257]+[Red4.D257])/5" office:value-type="float" office:value="0.63225" calcext:value-type="float">
            <text:p>0,63225</text:p>
          </table:table-cell>
          <table:table-cell table:formula="of:=([Red.E257]+[Red1.E257]+[Red2.E257]+[Red3.E257]+[Red4.E257])/5" office:value-type="float" office:value="-59.6297" calcext:value-type="float">
            <text:p>-59,6297</text:p>
          </table:table-cell>
        </table:table-row>
        <table:table-row table:style-name="ro1">
          <table:table-cell table:formula="of:=([Red.D258]+[Red1.D258]+[Red2.D258]+[Red3.D258]+[Red4.D258])/5" office:value-type="float" office:value="0.63472" calcext:value-type="float">
            <text:p>0,63472</text:p>
          </table:table-cell>
          <table:table-cell table:formula="of:=([Red.E258]+[Red1.E258]+[Red2.E258]+[Red3.E258]+[Red4.E258])/5" office:value-type="float" office:value="-54.1097" calcext:value-type="float">
            <text:p>-54,1097</text:p>
          </table:table-cell>
        </table:table-row>
        <table:table-row table:style-name="ro1">
          <table:table-cell table:formula="of:=([Red.D259]+[Red1.D259]+[Red2.D259]+[Red3.D259]+[Red4.D259])/5" office:value-type="float" office:value="0.63719" calcext:value-type="float">
            <text:p>0,63719</text:p>
          </table:table-cell>
          <table:table-cell table:formula="of:=([Red.E259]+[Red1.E259]+[Red2.E259]+[Red3.E259]+[Red4.E259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260]+[Red1.D260]+[Red2.D260]+[Red3.D260]+[Red4.D260])/5" office:value-type="float" office:value="0.63966" calcext:value-type="float">
            <text:p>0,63966</text:p>
          </table:table-cell>
          <table:table-cell table:formula="of:=([Red.E260]+[Red1.E260]+[Red2.E260]+[Red3.E260]+[Red4.E260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261]+[Red1.D261]+[Red2.D261]+[Red3.D261]+[Red4.D261])/5" office:value-type="float" office:value="0.64213" calcext:value-type="float">
            <text:p>0,64213</text:p>
          </table:table-cell>
          <table:table-cell table:formula="of:=([Red.E261]+[Red1.E261]+[Red2.E261]+[Red3.E261]+[Red4.E261])/5" office:value-type="float" office:value="-54.7497" calcext:value-type="float">
            <text:p>-54,7497</text:p>
          </table:table-cell>
        </table:table-row>
        <table:table-row table:style-name="ro1">
          <table:table-cell table:formula="of:=([Red.D262]+[Red1.D262]+[Red2.D262]+[Red3.D262]+[Red4.D262])/5" office:value-type="float" office:value="0.6446" calcext:value-type="float">
            <text:p>0,6446</text:p>
          </table:table-cell>
          <table:table-cell table:formula="of:=([Red.E262]+[Red1.E262]+[Red2.E262]+[Red3.E262]+[Red4.E262])/5" office:value-type="float" office:value="-52.2697" calcext:value-type="float">
            <text:p>-52,2697</text:p>
          </table:table-cell>
        </table:table-row>
        <table:table-row table:style-name="ro1">
          <table:table-cell table:formula="of:=([Red.D263]+[Red1.D263]+[Red2.D263]+[Red3.D263]+[Red4.D263])/5" office:value-type="float" office:value="0.64707" calcext:value-type="float">
            <text:p>0,64707</text:p>
          </table:table-cell>
          <table:table-cell table:formula="of:=([Red.E263]+[Red1.E263]+[Red2.E263]+[Red3.E263]+[Red4.E263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264]+[Red1.D264]+[Red2.D264]+[Red3.D264]+[Red4.D264])/5" office:value-type="float" office:value="0.64954" calcext:value-type="float">
            <text:p>0,64954</text:p>
          </table:table-cell>
          <table:table-cell table:formula="of:=([Red.E264]+[Red1.E264]+[Red2.E264]+[Red3.E264]+[Red4.E264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265]+[Red1.D265]+[Red2.D265]+[Red3.D265]+[Red4.D265])/5" office:value-type="float" office:value="0.65201" calcext:value-type="float">
            <text:p>0,65201</text:p>
          </table:table-cell>
          <table:table-cell table:formula="of:=([Red.E265]+[Red1.E265]+[Red2.E265]+[Red3.E265]+[Red4.E265])/5" office:value-type="float" office:value="-60.9097" calcext:value-type="float">
            <text:p>-60,9097</text:p>
          </table:table-cell>
        </table:table-row>
        <table:table-row table:style-name="ro1">
          <table:table-cell table:formula="of:=([Red.D266]+[Red1.D266]+[Red2.D266]+[Red3.D266]+[Red4.D266])/5" office:value-type="float" office:value="0.65448" calcext:value-type="float">
            <text:p>0,65448</text:p>
          </table:table-cell>
          <table:table-cell table:formula="of:=([Red.E266]+[Red1.E266]+[Red2.E266]+[Red3.E266]+[Red4.E266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267]+[Red1.D267]+[Red2.D267]+[Red3.D267]+[Red4.D267])/5" office:value-type="float" office:value="0.65695" calcext:value-type="float">
            <text:p>0,65695</text:p>
          </table:table-cell>
          <table:table-cell table:formula="of:=([Red.E267]+[Red1.E267]+[Red2.E267]+[Red3.E267]+[Red4.E267])/5" office:value-type="float" office:value="-55.0697" calcext:value-type="float">
            <text:p>-55,0697</text:p>
          </table:table-cell>
        </table:table-row>
        <table:table-row table:style-name="ro1">
          <table:table-cell table:formula="of:=([Red.D268]+[Red1.D268]+[Red2.D268]+[Red3.D268]+[Red4.D268])/5" office:value-type="float" office:value="0.65942" calcext:value-type="float">
            <text:p>0,65942</text:p>
          </table:table-cell>
          <table:table-cell table:formula="of:=([Red.E268]+[Red1.E268]+[Red2.E268]+[Red3.E268]+[Red4.E268])/5" office:value-type="float" office:value="-54.1097" calcext:value-type="float">
            <text:p>-54,1097</text:p>
          </table:table-cell>
        </table:table-row>
        <table:table-row table:style-name="ro1">
          <table:table-cell table:formula="of:=([Red.D269]+[Red1.D269]+[Red2.D269]+[Red3.D269]+[Red4.D269])/5" office:value-type="float" office:value="0.66189" calcext:value-type="float">
            <text:p>0,66189</text:p>
          </table:table-cell>
          <table:table-cell table:formula="of:=([Red.E269]+[Red1.E269]+[Red2.E269]+[Red3.E269]+[Red4.E269])/5" office:value-type="float" office:value="-55.3097" calcext:value-type="float">
            <text:p>-55,3097</text:p>
          </table:table-cell>
        </table:table-row>
        <table:table-row table:style-name="ro1">
          <table:table-cell table:formula="of:=([Red.D270]+[Red1.D270]+[Red2.D270]+[Red3.D270]+[Red4.D270])/5" office:value-type="float" office:value="0.66436" calcext:value-type="float">
            <text:p>0,66436</text:p>
          </table:table-cell>
          <table:table-cell table:formula="of:=([Red.E270]+[Red1.E270]+[Red2.E270]+[Red3.E270]+[Red4.E270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271]+[Red1.D271]+[Red2.D271]+[Red3.D271]+[Red4.D271])/5" office:value-type="float" office:value="0.66683" calcext:value-type="float">
            <text:p>0,66683</text:p>
          </table:table-cell>
          <table:table-cell table:formula="of:=([Red.E271]+[Red1.E271]+[Red2.E271]+[Red3.E271]+[Red4.E271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272]+[Red1.D272]+[Red2.D272]+[Red3.D272]+[Red4.D272])/5" office:value-type="float" office:value="0.6693" calcext:value-type="float">
            <text:p>0,6693</text:p>
          </table:table-cell>
          <table:table-cell table:formula="of:=([Red.E272]+[Red1.E272]+[Red2.E272]+[Red3.E272]+[Red4.E272])/5" office:value-type="float" office:value="-54.0297" calcext:value-type="float">
            <text:p>-54,0297</text:p>
          </table:table-cell>
        </table:table-row>
        <table:table-row table:style-name="ro1">
          <table:table-cell table:formula="of:=([Red.D273]+[Red1.D273]+[Red2.D273]+[Red3.D273]+[Red4.D273])/5" office:value-type="float" office:value="0.67177" calcext:value-type="float">
            <text:p>0,67177</text:p>
          </table:table-cell>
          <table:table-cell table:formula="of:=([Red.E273]+[Red1.E273]+[Red2.E273]+[Red3.E273]+[Red4.E273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274]+[Red1.D274]+[Red2.D274]+[Red3.D274]+[Red4.D274])/5" office:value-type="float" office:value="0.67424" calcext:value-type="float">
            <text:p>0,67424</text:p>
          </table:table-cell>
          <table:table-cell table:formula="of:=([Red.E274]+[Red1.E274]+[Red2.E274]+[Red3.E274]+[Red4.E274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275]+[Red1.D275]+[Red2.D275]+[Red3.D275]+[Red4.D275])/5" office:value-type="float" office:value="0.67671" calcext:value-type="float">
            <text:p>0,67671</text:p>
          </table:table-cell>
          <table:table-cell table:formula="of:=([Red.E275]+[Red1.E275]+[Red2.E275]+[Red3.E275]+[Red4.E275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276]+[Red1.D276]+[Red2.D276]+[Red3.D276]+[Red4.D276])/5" office:value-type="float" office:value="0.67918" calcext:value-type="float">
            <text:p>0,67918</text:p>
          </table:table-cell>
          <table:table-cell table:formula="of:=([Red.E276]+[Red1.E276]+[Red2.E276]+[Red3.E276]+[Red4.E276])/5" office:value-type="float" office:value="-53.5497" calcext:value-type="float">
            <text:p>-53,5497</text:p>
          </table:table-cell>
        </table:table-row>
        <table:table-row table:style-name="ro1">
          <table:table-cell table:formula="of:=([Red.D277]+[Red1.D277]+[Red2.D277]+[Red3.D277]+[Red4.D277])/5" office:value-type="float" office:value="0.68165" calcext:value-type="float">
            <text:p>0,68165</text:p>
          </table:table-cell>
          <table:table-cell table:formula="of:=([Red.E277]+[Red1.E277]+[Red2.E277]+[Red3.E277]+[Red4.E277])/5" office:value-type="float" office:value="-53.0697" calcext:value-type="float">
            <text:p>-53,0697</text:p>
          </table:table-cell>
        </table:table-row>
        <table:table-row table:style-name="ro1">
          <table:table-cell table:formula="of:=([Red.D278]+[Red1.D278]+[Red2.D278]+[Red3.D278]+[Red4.D278])/5" office:value-type="float" office:value="0.68412" calcext:value-type="float">
            <text:p>0,68412</text:p>
          </table:table-cell>
          <table:table-cell table:formula="of:=([Red.E278]+[Red1.E278]+[Red2.E278]+[Red3.E278]+[Red4.E278])/5" office:value-type="float" office:value="-52.0297" calcext:value-type="float">
            <text:p>-52,0297</text:p>
          </table:table-cell>
        </table:table-row>
        <table:table-row table:style-name="ro1">
          <table:table-cell table:formula="of:=([Red.D279]+[Red1.D279]+[Red2.D279]+[Red3.D279]+[Red4.D279])/5" office:value-type="float" office:value="0.68659" calcext:value-type="float">
            <text:p>0,68659</text:p>
          </table:table-cell>
          <table:table-cell table:formula="of:=([Red.E279]+[Red1.E279]+[Red2.E279]+[Red3.E279]+[Red4.E279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280]+[Red1.D280]+[Red2.D280]+[Red3.D280]+[Red4.D280])/5" office:value-type="float" office:value="0.68906" calcext:value-type="float">
            <text:p>0,68906</text:p>
          </table:table-cell>
          <table:table-cell table:formula="of:=([Red.E280]+[Red1.E280]+[Red2.E280]+[Red3.E280]+[Red4.E280])/5" office:value-type="float" office:value="-54.8297" calcext:value-type="float">
            <text:p>-54,8297</text:p>
          </table:table-cell>
        </table:table-row>
        <table:table-row table:style-name="ro1">
          <table:table-cell table:formula="of:=([Red.D281]+[Red1.D281]+[Red2.D281]+[Red3.D281]+[Red4.D281])/5" office:value-type="float" office:value="0.69153" calcext:value-type="float">
            <text:p>0,69153</text:p>
          </table:table-cell>
          <table:table-cell table:formula="of:=([Red.E281]+[Red1.E281]+[Red2.E281]+[Red3.E281]+[Red4.E281])/5" office:value-type="float" office:value="-54.4297" calcext:value-type="float">
            <text:p>-54,4297</text:p>
          </table:table-cell>
        </table:table-row>
        <table:table-row table:style-name="ro1">
          <table:table-cell table:formula="of:=([Red.D282]+[Red1.D282]+[Red2.D282]+[Red3.D282]+[Red4.D282])/5" office:value-type="float" office:value="0.694" calcext:value-type="float">
            <text:p>0,694</text:p>
          </table:table-cell>
          <table:table-cell table:formula="of:=([Red.E282]+[Red1.E282]+[Red2.E282]+[Red3.E282]+[Red4.E282])/5" office:value-type="float" office:value="-55.2297" calcext:value-type="float">
            <text:p>-55,2297</text:p>
          </table:table-cell>
        </table:table-row>
        <table:table-row table:style-name="ro1">
          <table:table-cell table:formula="of:=([Red.D283]+[Red1.D283]+[Red2.D283]+[Red3.D283]+[Red4.D283])/5" office:value-type="float" office:value="0.69647" calcext:value-type="float">
            <text:p>0,69647</text:p>
          </table:table-cell>
          <table:table-cell table:formula="of:=([Red.E283]+[Red1.E283]+[Red2.E283]+[Red3.E283]+[Red4.E283])/5" office:value-type="float" office:value="-54.8297" calcext:value-type="float">
            <text:p>-54,8297</text:p>
          </table:table-cell>
        </table:table-row>
        <table:table-row table:style-name="ro1">
          <table:table-cell table:formula="of:=([Red.D284]+[Red1.D284]+[Red2.D284]+[Red3.D284]+[Red4.D284])/5" office:value-type="float" office:value="0.69894" calcext:value-type="float">
            <text:p>0,69894</text:p>
          </table:table-cell>
          <table:table-cell table:formula="of:=([Red.E284]+[Red1.E284]+[Red2.E284]+[Red3.E284]+[Red4.E284])/5" office:value-type="float" office:value="-52.5897" calcext:value-type="float">
            <text:p>-52,5897</text:p>
          </table:table-cell>
        </table:table-row>
        <table:table-row table:style-name="ro1">
          <table:table-cell table:formula="of:=([Red.D285]+[Red1.D285]+[Red2.D285]+[Red3.D285]+[Red4.D285])/5" office:value-type="float" office:value="0.70141" calcext:value-type="float">
            <text:p>0,70141</text:p>
          </table:table-cell>
          <table:table-cell table:formula="of:=([Red.E285]+[Red1.E285]+[Red2.E285]+[Red3.E285]+[Red4.E285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286]+[Red1.D286]+[Red2.D286]+[Red3.D286]+[Red4.D286])/5" office:value-type="float" office:value="0.70388" calcext:value-type="float">
            <text:p>0,70388</text:p>
          </table:table-cell>
          <table:table-cell table:formula="of:=([Red.E286]+[Red1.E286]+[Red2.E286]+[Red3.E286]+[Red4.E286])/5" office:value-type="float" office:value="-54.8297" calcext:value-type="float">
            <text:p>-54,8297</text:p>
          </table:table-cell>
        </table:table-row>
        <table:table-row table:style-name="ro1">
          <table:table-cell table:formula="of:=([Red.D287]+[Red1.D287]+[Red2.D287]+[Red3.D287]+[Red4.D287])/5" office:value-type="float" office:value="0.70635" calcext:value-type="float">
            <text:p>0,70635</text:p>
          </table:table-cell>
          <table:table-cell table:formula="of:=([Red.E287]+[Red1.E287]+[Red2.E287]+[Red3.E287]+[Red4.E287])/5" office:value-type="float" office:value="-56.1097" calcext:value-type="float">
            <text:p>-56,1097</text:p>
          </table:table-cell>
        </table:table-row>
        <table:table-row table:style-name="ro1">
          <table:table-cell table:formula="of:=([Red.D288]+[Red1.D288]+[Red2.D288]+[Red3.D288]+[Red4.D288])/5" office:value-type="float" office:value="0.70882" calcext:value-type="float">
            <text:p>0,70882</text:p>
          </table:table-cell>
          <table:table-cell table:formula="of:=([Red.E288]+[Red1.E288]+[Red2.E288]+[Red3.E288]+[Red4.E288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289]+[Red1.D289]+[Red2.D289]+[Red3.D289]+[Red4.D289])/5" office:value-type="float" office:value="0.71129" calcext:value-type="float">
            <text:p>0,71129</text:p>
          </table:table-cell>
          <table:table-cell table:formula="of:=([Red.E289]+[Red1.E289]+[Red2.E289]+[Red3.E289]+[Red4.E289])/5" office:value-type="float" office:value="-53.3897" calcext:value-type="float">
            <text:p>-53,3897</text:p>
          </table:table-cell>
        </table:table-row>
        <table:table-row table:style-name="ro1">
          <table:table-cell table:formula="of:=([Red.D290]+[Red1.D290]+[Red2.D290]+[Red3.D290]+[Red4.D290])/5" office:value-type="float" office:value="0.71376" calcext:value-type="float">
            <text:p>0,71376</text:p>
          </table:table-cell>
          <table:table-cell table:formula="of:=([Red.E290]+[Red1.E290]+[Red2.E290]+[Red3.E290]+[Red4.E290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291]+[Red1.D291]+[Red2.D291]+[Red3.D291]+[Red4.D291])/5" office:value-type="float" office:value="0.71623" calcext:value-type="float">
            <text:p>0,71623</text:p>
          </table:table-cell>
          <table:table-cell table:formula="of:=([Red.E291]+[Red1.E291]+[Red2.E291]+[Red3.E291]+[Red4.E291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292]+[Red1.D292]+[Red2.D292]+[Red3.D292]+[Red4.D292])/5" office:value-type="float" office:value="0.7187" calcext:value-type="float">
            <text:p>0,7187</text:p>
          </table:table-cell>
          <table:table-cell table:formula="of:=([Red.E292]+[Red1.E292]+[Red2.E292]+[Red3.E292]+[Red4.E292])/5" office:value-type="float" office:value="-54.3497" calcext:value-type="float">
            <text:p>-54,3497</text:p>
          </table:table-cell>
        </table:table-row>
        <table:table-row table:style-name="ro1">
          <table:table-cell table:formula="of:=([Red.D293]+[Red1.D293]+[Red2.D293]+[Red3.D293]+[Red4.D293])/5" office:value-type="float" office:value="0.72117" calcext:value-type="float">
            <text:p>0,72117</text:p>
          </table:table-cell>
          <table:table-cell table:formula="of:=([Red.E293]+[Red1.E293]+[Red2.E293]+[Red3.E293]+[Red4.E293])/5" office:value-type="float" office:value="-53.2297" calcext:value-type="float">
            <text:p>-53,2297</text:p>
          </table:table-cell>
        </table:table-row>
        <table:table-row table:style-name="ro1">
          <table:table-cell table:formula="of:=([Red.D294]+[Red1.D294]+[Red2.D294]+[Red3.D294]+[Red4.D294])/5" office:value-type="float" office:value="0.72364" calcext:value-type="float">
            <text:p>0,72364</text:p>
          </table:table-cell>
          <table:table-cell table:formula="of:=([Red.E294]+[Red1.E294]+[Red2.E294]+[Red3.E294]+[Red4.E294])/5" office:value-type="float" office:value="-49.9497" calcext:value-type="float">
            <text:p>-49,9497</text:p>
          </table:table-cell>
        </table:table-row>
        <table:table-row table:style-name="ro1">
          <table:table-cell table:formula="of:=([Red.D295]+[Red1.D295]+[Red2.D295]+[Red3.D295]+[Red4.D295])/5" office:value-type="float" office:value="0.72611" calcext:value-type="float">
            <text:p>0,72611</text:p>
          </table:table-cell>
          <table:table-cell table:formula="of:=([Red.E295]+[Red1.E295]+[Red2.E295]+[Red3.E295]+[Red4.E295])/5" office:value-type="float" office:value="-50.5097" calcext:value-type="float">
            <text:p>-50,5097</text:p>
          </table:table-cell>
        </table:table-row>
        <table:table-row table:style-name="ro1">
          <table:table-cell table:formula="of:=([Red.D296]+[Red1.D296]+[Red2.D296]+[Red3.D296]+[Red4.D296])/5" office:value-type="float" office:value="0.72858" calcext:value-type="float">
            <text:p>0,72858</text:p>
          </table:table-cell>
          <table:table-cell table:formula="of:=([Red.E296]+[Red1.E296]+[Red2.E296]+[Red3.E296]+[Red4.E296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297]+[Red1.D297]+[Red2.D297]+[Red3.D297]+[Red4.D297])/5" office:value-type="float" office:value="0.73105" calcext:value-type="float">
            <text:p>0,73105</text:p>
          </table:table-cell>
          <table:table-cell table:formula="of:=([Red.E297]+[Red1.E297]+[Red2.E297]+[Red3.E297]+[Red4.E297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298]+[Red1.D298]+[Red2.D298]+[Red3.D298]+[Red4.D298])/5" office:value-type="float" office:value="0.73352" calcext:value-type="float">
            <text:p>0,73352</text:p>
          </table:table-cell>
          <table:table-cell table:formula="of:=([Red.E298]+[Red1.E298]+[Red2.E298]+[Red3.E298]+[Red4.E298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299]+[Red1.D299]+[Red2.D299]+[Red3.D299]+[Red4.D299])/5" office:value-type="float" office:value="0.73599" calcext:value-type="float">
            <text:p>0,73599</text:p>
          </table:table-cell>
          <table:table-cell table:formula="of:=([Red.E299]+[Red1.E299]+[Red2.E299]+[Red3.E299]+[Red4.E299])/5" office:value-type="float" office:value="-51.7897" calcext:value-type="float">
            <text:p>-51,7897</text:p>
          </table:table-cell>
        </table:table-row>
        <table:table-row table:style-name="ro1">
          <table:table-cell table:formula="of:=([Red.D300]+[Red1.D300]+[Red2.D300]+[Red3.D300]+[Red4.D300])/5" office:value-type="float" office:value="0.73846" calcext:value-type="float">
            <text:p>0,73846</text:p>
          </table:table-cell>
          <table:table-cell table:formula="of:=([Red.E300]+[Red1.E300]+[Red2.E300]+[Red3.E300]+[Red4.E300])/5" office:value-type="float" office:value="-51.7097" calcext:value-type="float">
            <text:p>-51,7097</text:p>
          </table:table-cell>
        </table:table-row>
        <table:table-row table:style-name="ro1">
          <table:table-cell table:formula="of:=([Red.D301]+[Red1.D301]+[Red2.D301]+[Red3.D301]+[Red4.D301])/5" office:value-type="float" office:value="0.74093" calcext:value-type="float">
            <text:p>0,74093</text:p>
          </table:table-cell>
          <table:table-cell table:formula="of:=([Red.E301]+[Red1.E301]+[Red2.E301]+[Red3.E301]+[Red4.E301])/5" office:value-type="float" office:value="-52.9897" calcext:value-type="float">
            <text:p>-52,9897</text:p>
          </table:table-cell>
        </table:table-row>
        <table:table-row table:style-name="ro1">
          <table:table-cell table:formula="of:=([Red.D302]+[Red1.D302]+[Red2.D302]+[Red3.D302]+[Red4.D302])/5" office:value-type="float" office:value="0.7434" calcext:value-type="float">
            <text:p>0,7434</text:p>
          </table:table-cell>
          <table:table-cell table:formula="of:=([Red.E302]+[Red1.E302]+[Red2.E302]+[Red3.E302]+[Red4.E302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303]+[Red1.D303]+[Red2.D303]+[Red3.D303]+[Red4.D303])/5" office:value-type="float" office:value="0.74587" calcext:value-type="float">
            <text:p>0,74587</text:p>
          </table:table-cell>
          <table:table-cell table:formula="of:=([Red.E303]+[Red1.E303]+[Red2.E303]+[Red3.E303]+[Red4.E303])/5" office:value-type="float" office:value="-54.3497" calcext:value-type="float">
            <text:p>-54,3497</text:p>
          </table:table-cell>
        </table:table-row>
        <table:table-row table:style-name="ro1">
          <table:table-cell table:formula="of:=([Red.D304]+[Red1.D304]+[Red2.D304]+[Red3.D304]+[Red4.D304])/5" office:value-type="float" office:value="0.74834" calcext:value-type="float">
            <text:p>0,74834</text:p>
          </table:table-cell>
          <table:table-cell table:formula="of:=([Red.E304]+[Red1.E304]+[Red2.E304]+[Red3.E304]+[Red4.E304])/5" office:value-type="float" office:value="-49.3097" calcext:value-type="float">
            <text:p>-49,3097</text:p>
          </table:table-cell>
        </table:table-row>
        <table:table-row table:style-name="ro1">
          <table:table-cell table:formula="of:=([Red.D305]+[Red1.D305]+[Red2.D305]+[Red3.D305]+[Red4.D305])/5" office:value-type="float" office:value="0.75081" calcext:value-type="float">
            <text:p>0,75081</text:p>
          </table:table-cell>
          <table:table-cell table:formula="of:=([Red.E305]+[Red1.E305]+[Red2.E305]+[Red3.E305]+[Red4.E305])/5" office:value-type="float" office:value="-50.7497" calcext:value-type="float">
            <text:p>-50,7497</text:p>
          </table:table-cell>
        </table:table-row>
        <table:table-row table:style-name="ro1">
          <table:table-cell table:formula="of:=([Red.D306]+[Red1.D306]+[Red2.D306]+[Red3.D306]+[Red4.D306])/5" office:value-type="float" office:value="0.75328" calcext:value-type="float">
            <text:p>0,75328</text:p>
          </table:table-cell>
          <table:table-cell table:formula="of:=([Red.E306]+[Red1.E306]+[Red2.E306]+[Red3.E306]+[Red4.E306])/5" office:value-type="float" office:value="-52.4297" calcext:value-type="float">
            <text:p>-52,4297</text:p>
          </table:table-cell>
        </table:table-row>
        <table:table-row table:style-name="ro1">
          <table:table-cell table:formula="of:=([Red.D307]+[Red1.D307]+[Red2.D307]+[Red3.D307]+[Red4.D307])/5" office:value-type="float" office:value="0.75575" calcext:value-type="float">
            <text:p>0,75575</text:p>
          </table:table-cell>
          <table:table-cell table:formula="of:=([Red.E307]+[Red1.E307]+[Red2.E307]+[Red3.E307]+[Red4.E307])/5" office:value-type="float" office:value="-49.2297" calcext:value-type="float">
            <text:p>-49,2297</text:p>
          </table:table-cell>
        </table:table-row>
        <table:table-row table:style-name="ro1">
          <table:table-cell table:formula="of:=([Red.D308]+[Red1.D308]+[Red2.D308]+[Red3.D308]+[Red4.D308])/5" office:value-type="float" office:value="0.75822" calcext:value-type="float">
            <text:p>0,75822</text:p>
          </table:table-cell>
          <table:table-cell table:formula="of:=([Red.E308]+[Red1.E308]+[Red2.E308]+[Red3.E308]+[Red4.E308])/5" office:value-type="float" office:value="-49.8697" calcext:value-type="float">
            <text:p>-49,8697</text:p>
          </table:table-cell>
        </table:table-row>
        <table:table-row table:style-name="ro1">
          <table:table-cell table:formula="of:=([Red.D309]+[Red1.D309]+[Red2.D309]+[Red3.D309]+[Red4.D309])/5" office:value-type="float" office:value="0.76069" calcext:value-type="float">
            <text:p>0,76069</text:p>
          </table:table-cell>
          <table:table-cell table:formula="of:=([Red.E309]+[Red1.E309]+[Red2.E309]+[Red3.E309]+[Red4.E309])/5" office:value-type="float" office:value="-50.0297" calcext:value-type="float">
            <text:p>-50,0297</text:p>
          </table:table-cell>
        </table:table-row>
        <table:table-row table:style-name="ro1">
          <table:table-cell table:formula="of:=([Red.D310]+[Red1.D310]+[Red2.D310]+[Red3.D310]+[Red4.D310])/5" office:value-type="float" office:value="0.76316" calcext:value-type="float">
            <text:p>0,76316</text:p>
          </table:table-cell>
          <table:table-cell table:formula="of:=([Red.E310]+[Red1.E310]+[Red2.E310]+[Red3.E310]+[Red4.E310])/5" office:value-type="float" office:value="-46.4297" calcext:value-type="float">
            <text:p>-46,4297</text:p>
          </table:table-cell>
        </table:table-row>
        <table:table-row table:style-name="ro1">
          <table:table-cell table:formula="of:=([Red.D311]+[Red1.D311]+[Red2.D311]+[Red3.D311]+[Red4.D311])/5" office:value-type="float" office:value="0.76563" calcext:value-type="float">
            <text:p>0,76563</text:p>
          </table:table-cell>
          <table:table-cell table:formula="of:=([Red.E311]+[Red1.E311]+[Red2.E311]+[Red3.E311]+[Red4.E311])/5" office:value-type="float" office:value="-51.9497" calcext:value-type="float">
            <text:p>-51,9497</text:p>
          </table:table-cell>
        </table:table-row>
        <table:table-row table:style-name="ro1">
          <table:table-cell table:formula="of:=([Red.D312]+[Red1.D312]+[Red2.D312]+[Red3.D312]+[Red4.D312])/5" office:value-type="float" office:value="0.7681" calcext:value-type="float">
            <text:p>0,7681</text:p>
          </table:table-cell>
          <table:table-cell table:formula="of:=([Red.E312]+[Red1.E312]+[Red2.E312]+[Red3.E312]+[Red4.E312])/5" office:value-type="float" office:value="-49.4697" calcext:value-type="float">
            <text:p>-49,4697</text:p>
          </table:table-cell>
        </table:table-row>
        <table:table-row table:style-name="ro1">
          <table:table-cell table:formula="of:=([Red.D313]+[Red1.D313]+[Red2.D313]+[Red3.D313]+[Red4.D313])/5" office:value-type="float" office:value="0.77057" calcext:value-type="float">
            <text:p>0,77057</text:p>
          </table:table-cell>
          <table:table-cell table:formula="of:=([Red.E313]+[Red1.E313]+[Red2.E313]+[Red3.E313]+[Red4.E313])/5" office:value-type="float" office:value="-49.7097" calcext:value-type="float">
            <text:p>-49,7097</text:p>
          </table:table-cell>
        </table:table-row>
        <table:table-row table:style-name="ro1">
          <table:table-cell table:formula="of:=([Red.D314]+[Red1.D314]+[Red2.D314]+[Red3.D314]+[Red4.D314])/5" office:value-type="float" office:value="0.77304" calcext:value-type="float">
            <text:p>0,77304</text:p>
          </table:table-cell>
          <table:table-cell table:formula="of:=([Red.E314]+[Red1.E314]+[Red2.E314]+[Red3.E314]+[Red4.E314])/5" office:value-type="float" office:value="-50.4297" calcext:value-type="float">
            <text:p>-50,4297</text:p>
          </table:table-cell>
        </table:table-row>
        <table:table-row table:style-name="ro1">
          <table:table-cell table:formula="of:=([Red.D315]+[Red1.D315]+[Red2.D315]+[Red3.D315]+[Red4.D315])/5" office:value-type="float" office:value="0.77551" calcext:value-type="float">
            <text:p>0,77551</text:p>
          </table:table-cell>
          <table:table-cell table:formula="of:=([Red.E315]+[Red1.E315]+[Red2.E315]+[Red3.E315]+[Red4.E315])/5" office:value-type="float" office:value="-50.0297" calcext:value-type="float">
            <text:p>-50,0297</text:p>
          </table:table-cell>
        </table:table-row>
        <table:table-row table:style-name="ro1">
          <table:table-cell table:formula="of:=([Red.D316]+[Red1.D316]+[Red2.D316]+[Red3.D316]+[Red4.D316])/5" office:value-type="float" office:value="0.77798" calcext:value-type="float">
            <text:p>0,77798</text:p>
          </table:table-cell>
          <table:table-cell table:formula="of:=([Red.E316]+[Red1.E316]+[Red2.E316]+[Red3.E316]+[Red4.E316])/5" office:value-type="float" office:value="-49.7897" calcext:value-type="float">
            <text:p>-49,7897</text:p>
          </table:table-cell>
        </table:table-row>
        <table:table-row table:style-name="ro1">
          <table:table-cell table:formula="of:=([Red.D317]+[Red1.D317]+[Red2.D317]+[Red3.D317]+[Red4.D317])/5" office:value-type="float" office:value="0.78045" calcext:value-type="float">
            <text:p>0,78045</text:p>
          </table:table-cell>
          <table:table-cell table:formula="of:=([Red.E317]+[Red1.E317]+[Red2.E317]+[Red3.E317]+[Red4.E317])/5" office:value-type="float" office:value="-49.1497" calcext:value-type="float">
            <text:p>-49,1497</text:p>
          </table:table-cell>
        </table:table-row>
        <table:table-row table:style-name="ro1">
          <table:table-cell table:formula="of:=([Red.D318]+[Red1.D318]+[Red2.D318]+[Red3.D318]+[Red4.D318])/5" office:value-type="float" office:value="0.78292" calcext:value-type="float">
            <text:p>0,78292</text:p>
          </table:table-cell>
          <table:table-cell table:formula="of:=([Red.E318]+[Red1.E318]+[Red2.E318]+[Red3.E318]+[Red4.E318])/5" office:value-type="float" office:value="-50.6697" calcext:value-type="float">
            <text:p>-50,6697</text:p>
          </table:table-cell>
        </table:table-row>
        <table:table-row table:style-name="ro1">
          <table:table-cell table:formula="of:=([Red.D319]+[Red1.D319]+[Red2.D319]+[Red3.D319]+[Red4.D319])/5" office:value-type="float" office:value="0.78539" calcext:value-type="float">
            <text:p>0,78539</text:p>
          </table:table-cell>
          <table:table-cell table:formula="of:=([Red.E319]+[Red1.E319]+[Red2.E319]+[Red3.E319]+[Red4.E319])/5" office:value-type="float" office:value="-49.7097" calcext:value-type="float">
            <text:p>-49,7097</text:p>
          </table:table-cell>
        </table:table-row>
        <table:table-row table:style-name="ro1">
          <table:table-cell table:formula="of:=([Red.D320]+[Red1.D320]+[Red2.D320]+[Red3.D320]+[Red4.D320])/5" office:value-type="float" office:value="0.78786" calcext:value-type="float">
            <text:p>0,78786</text:p>
          </table:table-cell>
          <table:table-cell table:formula="of:=([Red.E320]+[Red1.E320]+[Red2.E320]+[Red3.E320]+[Red4.E320])/5" office:value-type="float" office:value="-43.3097" calcext:value-type="float">
            <text:p>-43,3097</text:p>
          </table:table-cell>
        </table:table-row>
        <table:table-row table:style-name="ro1">
          <table:table-cell table:formula="of:=([Red.D321]+[Red1.D321]+[Red2.D321]+[Red3.D321]+[Red4.D321])/5" office:value-type="float" office:value="0.79033" calcext:value-type="float">
            <text:p>0,79033</text:p>
          </table:table-cell>
          <table:table-cell table:formula="of:=([Red.E321]+[Red1.E321]+[Red2.E321]+[Red3.E321]+[Red4.E321])/5" office:value-type="float" office:value="-45.3097" calcext:value-type="float">
            <text:p>-45,3097</text:p>
          </table:table-cell>
        </table:table-row>
        <table:table-row table:style-name="ro1">
          <table:table-cell table:formula="of:=([Red.D322]+[Red1.D322]+[Red2.D322]+[Red3.D322]+[Red4.D322])/5" office:value-type="float" office:value="0.7928" calcext:value-type="float">
            <text:p>0,7928</text:p>
          </table:table-cell>
          <table:table-cell table:formula="of:=([Red.E322]+[Red1.E322]+[Red2.E322]+[Red3.E322]+[Red4.E322])/5" office:value-type="float" office:value="-45.4697" calcext:value-type="float">
            <text:p>-45,4697</text:p>
          </table:table-cell>
        </table:table-row>
        <table:table-row table:style-name="ro1">
          <table:table-cell table:formula="of:=([Red.D323]+[Red1.D323]+[Red2.D323]+[Red3.D323]+[Red4.D323])/5" office:value-type="float" office:value="0.79527" calcext:value-type="float">
            <text:p>0,79527</text:p>
          </table:table-cell>
          <table:table-cell table:formula="of:=([Red.E323]+[Red1.E323]+[Red2.E323]+[Red3.E323]+[Red4.E323])/5" office:value-type="float" office:value="-42.7497" calcext:value-type="float">
            <text:p>-42,7497</text:p>
          </table:table-cell>
        </table:table-row>
        <table:table-row table:style-name="ro1">
          <table:table-cell table:formula="of:=([Red.D324]+[Red1.D324]+[Red2.D324]+[Red3.D324]+[Red4.D324])/5" office:value-type="float" office:value="0.79774" calcext:value-type="float">
            <text:p>0,79774</text:p>
          </table:table-cell>
          <table:table-cell table:formula="of:=([Red.E324]+[Red1.E324]+[Red2.E324]+[Red3.E324]+[Red4.E324])/5" office:value-type="float" office:value="-44.5897" calcext:value-type="float">
            <text:p>-44,5897</text:p>
          </table:table-cell>
        </table:table-row>
        <table:table-row table:style-name="ro1">
          <table:table-cell table:formula="of:=([Red.D325]+[Red1.D325]+[Red2.D325]+[Red3.D325]+[Red4.D325])/5" office:value-type="float" office:value="0.80021" calcext:value-type="float">
            <text:p>0,80021</text:p>
          </table:table-cell>
          <table:table-cell table:formula="of:=([Red.E325]+[Red1.E325]+[Red2.E325]+[Red3.E325]+[Red4.E325])/5" office:value-type="float" office:value="-43.7897" calcext:value-type="float">
            <text:p>-43,7897</text:p>
          </table:table-cell>
        </table:table-row>
        <table:table-row table:style-name="ro1">
          <table:table-cell table:formula="of:=([Red.D326]+[Red1.D326]+[Red2.D326]+[Red3.D326]+[Red4.D326])/5" office:value-type="float" office:value="0.80268" calcext:value-type="float">
            <text:p>0,80268</text:p>
          </table:table-cell>
          <table:table-cell table:formula="of:=([Red.E326]+[Red1.E326]+[Red2.E326]+[Red3.E326]+[Red4.E326])/5" office:value-type="float" office:value="-39.6297" calcext:value-type="float">
            <text:p>-39,6297</text:p>
          </table:table-cell>
        </table:table-row>
        <table:table-row table:style-name="ro1">
          <table:table-cell table:formula="of:=([Red.D327]+[Red1.D327]+[Red2.D327]+[Red3.D327]+[Red4.D327])/5" office:value-type="float" office:value="0.80515" calcext:value-type="float">
            <text:p>0,80515</text:p>
          </table:table-cell>
          <table:table-cell table:formula="of:=([Red.E327]+[Red1.E327]+[Red2.E327]+[Red3.E327]+[Red4.E327])/5" office:value-type="float" office:value="-44.4297" calcext:value-type="float">
            <text:p>-44,4297</text:p>
          </table:table-cell>
        </table:table-row>
        <table:table-row table:style-name="ro1">
          <table:table-cell table:formula="of:=([Red.D328]+[Red1.D328]+[Red2.D328]+[Red3.D328]+[Red4.D328])/5" office:value-type="float" office:value="0.80762" calcext:value-type="float">
            <text:p>0,80762</text:p>
          </table:table-cell>
          <table:table-cell table:formula="of:=([Red.E328]+[Red1.E328]+[Red2.E328]+[Red3.E328]+[Red4.E328])/5" office:value-type="float" office:value="-42.5097" calcext:value-type="float">
            <text:p>-42,5097</text:p>
          </table:table-cell>
        </table:table-row>
        <table:table-row table:style-name="ro1">
          <table:table-cell table:formula="of:=([Red.D329]+[Red1.D329]+[Red2.D329]+[Red3.D329]+[Red4.D329])/5" office:value-type="float" office:value="0.81009" calcext:value-type="float">
            <text:p>0,81009</text:p>
          </table:table-cell>
          <table:table-cell table:formula="of:=([Red.E329]+[Red1.E329]+[Red2.E329]+[Red3.E329]+[Red4.E329])/5" office:value-type="float" office:value="-42.9897" calcext:value-type="float">
            <text:p>-42,9897</text:p>
          </table:table-cell>
        </table:table-row>
        <table:table-row table:style-name="ro1">
          <table:table-cell table:formula="of:=([Red.D330]+[Red1.D330]+[Red2.D330]+[Red3.D330]+[Red4.D330])/5" office:value-type="float" office:value="0.81256" calcext:value-type="float">
            <text:p>0,81256</text:p>
          </table:table-cell>
          <table:table-cell table:formula="of:=([Red.E330]+[Red1.E330]+[Red2.E330]+[Red3.E330]+[Red4.E330])/5" office:value-type="float" office:value="-38.8297" calcext:value-type="float">
            <text:p>-38,8297</text:p>
          </table:table-cell>
        </table:table-row>
        <table:table-row table:style-name="ro1">
          <table:table-cell table:formula="of:=([Red.D331]+[Red1.D331]+[Red2.D331]+[Red3.D331]+[Red4.D331])/5" office:value-type="float" office:value="0.81503" calcext:value-type="float">
            <text:p>0,81503</text:p>
          </table:table-cell>
          <table:table-cell table:formula="of:=([Red.E331]+[Red1.E331]+[Red2.E331]+[Red3.E331]+[Red4.E331])/5" office:value-type="float" office:value="-41.2297" calcext:value-type="float">
            <text:p>-41,2297</text:p>
          </table:table-cell>
        </table:table-row>
        <table:table-row table:style-name="ro1">
          <table:table-cell table:formula="of:=([Red.D332]+[Red1.D332]+[Red2.D332]+[Red3.D332]+[Red4.D332])/5" office:value-type="float" office:value="0.8175" calcext:value-type="float">
            <text:p>0,8175</text:p>
          </table:table-cell>
          <table:table-cell table:formula="of:=([Red.E332]+[Red1.E332]+[Red2.E332]+[Red3.E332]+[Red4.E332])/5" office:value-type="float" office:value="-43.8697" calcext:value-type="float">
            <text:p>-43,8697</text:p>
          </table:table-cell>
        </table:table-row>
        <table:table-row table:style-name="ro1">
          <table:table-cell table:formula="of:=([Red.D333]+[Red1.D333]+[Red2.D333]+[Red3.D333]+[Red4.D333])/5" office:value-type="float" office:value="0.81997" calcext:value-type="float">
            <text:p>0,81997</text:p>
          </table:table-cell>
          <table:table-cell table:formula="of:=([Red.E333]+[Red1.E333]+[Red2.E333]+[Red3.E333]+[Red4.E333])/5" office:value-type="float" office:value="-46.4297" calcext:value-type="float">
            <text:p>-46,4297</text:p>
          </table:table-cell>
        </table:table-row>
        <table:table-row table:style-name="ro1">
          <table:table-cell table:formula="of:=([Red.D334]+[Red1.D334]+[Red2.D334]+[Red3.D334]+[Red4.D334])/5" office:value-type="float" office:value="0.82244" calcext:value-type="float">
            <text:p>0,82244</text:p>
          </table:table-cell>
          <table:table-cell table:formula="of:=([Red.E334]+[Red1.E334]+[Red2.E334]+[Red3.E334]+[Red4.E334])/5" office:value-type="float" office:value="-51.0697" calcext:value-type="float">
            <text:p>-51,0697</text:p>
          </table:table-cell>
        </table:table-row>
        <table:table-row table:style-name="ro1">
          <table:table-cell table:formula="of:=([Red.D335]+[Red1.D335]+[Red2.D335]+[Red3.D335]+[Red4.D335])/5" office:value-type="float" office:value="0.82491" calcext:value-type="float">
            <text:p>0,82491</text:p>
          </table:table-cell>
          <table:table-cell table:formula="of:=([Red.E335]+[Red1.E335]+[Red2.E335]+[Red3.E335]+[Red4.E335])/5" office:value-type="float" office:value="-46.9097" calcext:value-type="float">
            <text:p>-46,9097</text:p>
          </table:table-cell>
        </table:table-row>
        <table:table-row table:style-name="ro1">
          <table:table-cell table:formula="of:=([Red.D336]+[Red1.D336]+[Red2.D336]+[Red3.D336]+[Red4.D336])/5" office:value-type="float" office:value="0.82738" calcext:value-type="float">
            <text:p>0,82738</text:p>
          </table:table-cell>
          <table:table-cell table:formula="of:=([Red.E336]+[Red1.E336]+[Red2.E336]+[Red3.E336]+[Red4.E336])/5" office:value-type="float" office:value="-43.4697" calcext:value-type="float">
            <text:p>-43,4697</text:p>
          </table:table-cell>
        </table:table-row>
        <table:table-row table:style-name="ro1">
          <table:table-cell table:formula="of:=([Red.D337]+[Red1.D337]+[Red2.D337]+[Red3.D337]+[Red4.D337])/5" office:value-type="float" office:value="0.82985" calcext:value-type="float">
            <text:p>0,82985</text:p>
          </table:table-cell>
          <table:table-cell table:formula="of:=([Red.E337]+[Red1.E337]+[Red2.E337]+[Red3.E337]+[Red4.E337])/5" office:value-type="float" office:value="-45.8697" calcext:value-type="float">
            <text:p>-45,8697</text:p>
          </table:table-cell>
        </table:table-row>
        <table:table-row table:style-name="ro1">
          <table:table-cell table:formula="of:=([Red.D338]+[Red1.D338]+[Red2.D338]+[Red3.D338]+[Red4.D338])/5" office:value-type="float" office:value="0.83232" calcext:value-type="float">
            <text:p>0,83232</text:p>
          </table:table-cell>
          <table:table-cell table:formula="of:=([Red.E338]+[Red1.E338]+[Red2.E338]+[Red3.E338]+[Red4.E338])/5" office:value-type="float" office:value="-51.2297" calcext:value-type="float">
            <text:p>-51,2297</text:p>
          </table:table-cell>
        </table:table-row>
        <table:table-row table:style-name="ro1">
          <table:table-cell table:formula="of:=([Red.D339]+[Red1.D339]+[Red2.D339]+[Red3.D339]+[Red4.D339])/5" office:value-type="float" office:value="0.83479" calcext:value-type="float">
            <text:p>0,83479</text:p>
          </table:table-cell>
          <table:table-cell table:formula="of:=([Red.E339]+[Red1.E339]+[Red2.E339]+[Red3.E339]+[Red4.E339])/5" office:value-type="float" office:value="-46.1897" calcext:value-type="float">
            <text:p>-46,1897</text:p>
          </table:table-cell>
        </table:table-row>
        <table:table-row table:style-name="ro1">
          <table:table-cell table:formula="of:=([Red.D340]+[Red1.D340]+[Red2.D340]+[Red3.D340]+[Red4.D340])/5" office:value-type="float" office:value="0.83726" calcext:value-type="float">
            <text:p>0,83726</text:p>
          </table:table-cell>
          <table:table-cell table:formula="of:=([Red.E340]+[Red1.E340]+[Red2.E340]+[Red3.E340]+[Red4.E340])/5" office:value-type="float" office:value="-50.0297" calcext:value-type="float">
            <text:p>-50,0297</text:p>
          </table:table-cell>
        </table:table-row>
        <table:table-row table:style-name="ro1">
          <table:table-cell table:formula="of:=([Red.D341]+[Red1.D341]+[Red2.D341]+[Red3.D341]+[Red4.D341])/5" office:value-type="float" office:value="0.83973" calcext:value-type="float">
            <text:p>0,83973</text:p>
          </table:table-cell>
          <table:table-cell table:formula="of:=([Red.E341]+[Red1.E341]+[Red2.E341]+[Red3.E341]+[Red4.E341])/5" office:value-type="float" office:value="-44.9097" calcext:value-type="float">
            <text:p>-44,9097</text:p>
          </table:table-cell>
        </table:table-row>
        <table:table-row table:style-name="ro1">
          <table:table-cell table:formula="of:=([Red.D342]+[Red1.D342]+[Red2.D342]+[Red3.D342]+[Red4.D342])/5" office:value-type="float" office:value="0.8422" calcext:value-type="float">
            <text:p>0,8422</text:p>
          </table:table-cell>
          <table:table-cell table:formula="of:=([Red.E342]+[Red1.E342]+[Red2.E342]+[Red3.E342]+[Red4.E342])/5" office:value-type="float" office:value="-40.9097" calcext:value-type="float">
            <text:p>-40,9097</text:p>
          </table:table-cell>
        </table:table-row>
        <table:table-row table:style-name="ro1">
          <table:table-cell table:formula="of:=([Red.D343]+[Red1.D343]+[Red2.D343]+[Red3.D343]+[Red4.D343])/5" office:value-type="float" office:value="0.84467" calcext:value-type="float">
            <text:p>0,84467</text:p>
          </table:table-cell>
          <table:table-cell table:formula="of:=([Red.E343]+[Red1.E343]+[Red2.E343]+[Red3.E343]+[Red4.E343])/5" office:value-type="float" office:value="-42.2697" calcext:value-type="float">
            <text:p>-42,2697</text:p>
          </table:table-cell>
        </table:table-row>
        <table:table-row table:style-name="ro1">
          <table:table-cell table:formula="of:=([Red.D344]+[Red1.D344]+[Red2.D344]+[Red3.D344]+[Red4.D344])/5" office:value-type="float" office:value="0.84714" calcext:value-type="float">
            <text:p>0,84714</text:p>
          </table:table-cell>
          <table:table-cell table:formula="of:=([Red.E344]+[Red1.E344]+[Red2.E344]+[Red3.E344]+[Red4.E344])/5" office:value-type="float" office:value="-44.8297" calcext:value-type="float">
            <text:p>-44,8297</text:p>
          </table:table-cell>
        </table:table-row>
        <table:table-row table:style-name="ro1">
          <table:table-cell table:formula="of:=([Red.D345]+[Red1.D345]+[Red2.D345]+[Red3.D345]+[Red4.D345])/5" office:value-type="float" office:value="0.84961" calcext:value-type="float">
            <text:p>0,84961</text:p>
          </table:table-cell>
          <table:table-cell table:formula="of:=([Red.E345]+[Red1.E345]+[Red2.E345]+[Red3.E345]+[Red4.E345])/5" office:value-type="float" office:value="-48.7497" calcext:value-type="float">
            <text:p>-48,7497</text:p>
          </table:table-cell>
        </table:table-row>
        <table:table-row table:style-name="ro1">
          <table:table-cell table:formula="of:=([Red.D346]+[Red1.D346]+[Red2.D346]+[Red3.D346]+[Red4.D346])/5" office:value-type="float" office:value="0.85208" calcext:value-type="float">
            <text:p>0,85208</text:p>
          </table:table-cell>
          <table:table-cell table:formula="of:=([Red.E346]+[Red1.E346]+[Red2.E346]+[Red3.E346]+[Red4.E346])/5" office:value-type="float" office:value="-44.5897" calcext:value-type="float">
            <text:p>-44,5897</text:p>
          </table:table-cell>
        </table:table-row>
        <table:table-row table:style-name="ro1">
          <table:table-cell table:formula="of:=([Red.D347]+[Red1.D347]+[Red2.D347]+[Red3.D347]+[Red4.D347])/5" office:value-type="float" office:value="0.85455" calcext:value-type="float">
            <text:p>0,85455</text:p>
          </table:table-cell>
          <table:table-cell table:formula="of:=([Red.E347]+[Red1.E347]+[Red2.E347]+[Red3.E347]+[Red4.E347])/5" office:value-type="float" office:value="-44.4297" calcext:value-type="float">
            <text:p>-44,4297</text:p>
          </table:table-cell>
        </table:table-row>
        <table:table-row table:style-name="ro1">
          <table:table-cell table:formula="of:=([Red.D348]+[Red1.D348]+[Red2.D348]+[Red3.D348]+[Red4.D348])/5" office:value-type="float" office:value="0.85702" calcext:value-type="float">
            <text:p>0,85702</text:p>
          </table:table-cell>
          <table:table-cell table:formula="of:=([Red.E348]+[Red1.E348]+[Red2.E348]+[Red3.E348]+[Red4.E348])/5" office:value-type="float" office:value="-42.1097" calcext:value-type="float">
            <text:p>-42,1097</text:p>
          </table:table-cell>
        </table:table-row>
        <table:table-row table:style-name="ro1">
          <table:table-cell table:formula="of:=([Red.D349]+[Red1.D349]+[Red2.D349]+[Red3.D349]+[Red4.D349])/5" office:value-type="float" office:value="0.85949" calcext:value-type="float">
            <text:p>0,85949</text:p>
          </table:table-cell>
          <table:table-cell table:formula="of:=([Red.E349]+[Red1.E349]+[Red2.E349]+[Red3.E349]+[Red4.E349])/5" office:value-type="float" office:value="-46.1097" calcext:value-type="float">
            <text:p>-46,1097</text:p>
          </table:table-cell>
        </table:table-row>
        <table:table-row table:style-name="ro1">
          <table:table-cell table:formula="of:=([Red.D350]+[Red1.D350]+[Red2.D350]+[Red3.D350]+[Red4.D350])/5" office:value-type="float" office:value="0.86196" calcext:value-type="float">
            <text:p>0,86196</text:p>
          </table:table-cell>
          <table:table-cell table:formula="of:=([Red.E350]+[Red1.E350]+[Red2.E350]+[Red3.E350]+[Red4.E350])/5" office:value-type="float" office:value="-46.1897" calcext:value-type="float">
            <text:p>-46,1897</text:p>
          </table:table-cell>
        </table:table-row>
        <table:table-row table:style-name="ro1">
          <table:table-cell table:formula="of:=([Red.D351]+[Red1.D351]+[Red2.D351]+[Red3.D351]+[Red4.D351])/5" office:value-type="float" office:value="0.86443" calcext:value-type="float">
            <text:p>0,86443</text:p>
          </table:table-cell>
          <table:table-cell table:formula="of:=([Red.E351]+[Red1.E351]+[Red2.E351]+[Red3.E351]+[Red4.E351])/5" office:value-type="float" office:value="-48.5897" calcext:value-type="float">
            <text:p>-48,5897</text:p>
          </table:table-cell>
        </table:table-row>
        <table:table-row table:style-name="ro1">
          <table:table-cell table:formula="of:=([Red.D352]+[Red1.D352]+[Red2.D352]+[Red3.D352]+[Red4.D352])/5" office:value-type="float" office:value="0.8669" calcext:value-type="float">
            <text:p>0,8669</text:p>
          </table:table-cell>
          <table:table-cell table:formula="of:=([Red.E352]+[Red1.E352]+[Red2.E352]+[Red3.E352]+[Red4.E352])/5" office:value-type="float" office:value="-44.0297" calcext:value-type="float">
            <text:p>-44,0297</text:p>
          </table:table-cell>
        </table:table-row>
        <table:table-row table:style-name="ro1">
          <table:table-cell table:formula="of:=([Red.D353]+[Red1.D353]+[Red2.D353]+[Red3.D353]+[Red4.D353])/5" office:value-type="float" office:value="0.86937" calcext:value-type="float">
            <text:p>0,86937</text:p>
          </table:table-cell>
          <table:table-cell table:formula="of:=([Red.E353]+[Red1.E353]+[Red2.E353]+[Red3.E353]+[Red4.E353])/5" office:value-type="float" office:value="-39.7897" calcext:value-type="float">
            <text:p>-39,7897</text:p>
          </table:table-cell>
        </table:table-row>
        <table:table-row table:style-name="ro1">
          <table:table-cell table:formula="of:=([Red.D354]+[Red1.D354]+[Red2.D354]+[Red3.D354]+[Red4.D354])/5" office:value-type="float" office:value="0.87184" calcext:value-type="float">
            <text:p>0,87184</text:p>
          </table:table-cell>
          <table:table-cell table:formula="of:=([Red.E354]+[Red1.E354]+[Red2.E354]+[Red3.E354]+[Red4.E354])/5" office:value-type="float" office:value="-41.1497" calcext:value-type="float">
            <text:p>-41,1497</text:p>
          </table:table-cell>
        </table:table-row>
        <table:table-row table:style-name="ro1">
          <table:table-cell table:formula="of:=([Red.D355]+[Red1.D355]+[Red2.D355]+[Red3.D355]+[Red4.D355])/5" office:value-type="float" office:value="0.87431" calcext:value-type="float">
            <text:p>0,87431</text:p>
          </table:table-cell>
          <table:table-cell table:formula="of:=([Red.E355]+[Red1.E355]+[Red2.E355]+[Red3.E355]+[Red4.E355])/5" office:value-type="float" office:value="-48.0297" calcext:value-type="float">
            <text:p>-48,0297</text:p>
          </table:table-cell>
        </table:table-row>
        <table:table-row table:style-name="ro1">
          <table:table-cell table:formula="of:=([Red.D356]+[Red1.D356]+[Red2.D356]+[Red3.D356]+[Red4.D356])/5" office:value-type="float" office:value="0.87678" calcext:value-type="float">
            <text:p>0,87678</text:p>
          </table:table-cell>
          <table:table-cell table:formula="of:=([Red.E356]+[Red1.E356]+[Red2.E356]+[Red3.E356]+[Red4.E356])/5" office:value-type="float" office:value="-46.9097" calcext:value-type="float">
            <text:p>-46,9097</text:p>
          </table:table-cell>
        </table:table-row>
        <table:table-row table:style-name="ro1">
          <table:table-cell table:formula="of:=([Red.D357]+[Red1.D357]+[Red2.D357]+[Red3.D357]+[Red4.D357])/5" office:value-type="float" office:value="0.87925" calcext:value-type="float">
            <text:p>0,87925</text:p>
          </table:table-cell>
          <table:table-cell table:formula="of:=([Red.E357]+[Red1.E357]+[Red2.E357]+[Red3.E357]+[Red4.E357])/5" office:value-type="float" office:value="-38.9897" calcext:value-type="float">
            <text:p>-38,9897</text:p>
          </table:table-cell>
        </table:table-row>
        <table:table-row table:style-name="ro1">
          <table:table-cell table:formula="of:=([Red.D358]+[Red1.D358]+[Red2.D358]+[Red3.D358]+[Red4.D358])/5" office:value-type="float" office:value="0.88172" calcext:value-type="float">
            <text:p>0,88172</text:p>
          </table:table-cell>
          <table:table-cell table:formula="of:=([Red.E358]+[Red1.E358]+[Red2.E358]+[Red3.E358]+[Red4.E358])/5" office:value-type="float" office:value="-39.8697" calcext:value-type="float">
            <text:p>-39,8697</text:p>
          </table:table-cell>
        </table:table-row>
        <table:table-row table:style-name="ro1">
          <table:table-cell table:formula="of:=([Red.D359]+[Red1.D359]+[Red2.D359]+[Red3.D359]+[Red4.D359])/5" office:value-type="float" office:value="0.88419" calcext:value-type="float">
            <text:p>0,88419</text:p>
          </table:table-cell>
          <table:table-cell table:formula="of:=([Red.E359]+[Red1.E359]+[Red2.E359]+[Red3.E359]+[Red4.E359])/5" office:value-type="float" office:value="-41.6297" calcext:value-type="float">
            <text:p>-41,6297</text:p>
          </table:table-cell>
        </table:table-row>
        <table:table-row table:style-name="ro1">
          <table:table-cell table:formula="of:=([Red.D360]+[Red1.D360]+[Red2.D360]+[Red3.D360]+[Red4.D360])/5" office:value-type="float" office:value="0.88666" calcext:value-type="float">
            <text:p>0,88666</text:p>
          </table:table-cell>
          <table:table-cell table:formula="of:=([Red.E360]+[Red1.E360]+[Red2.E360]+[Red3.E360]+[Red4.E360])/5" office:value-type="float" office:value="-43.3097" calcext:value-type="float">
            <text:p>-43,3097</text:p>
          </table:table-cell>
        </table:table-row>
        <table:table-row table:style-name="ro1">
          <table:table-cell table:formula="of:=([Red.D361]+[Red1.D361]+[Red2.D361]+[Red3.D361]+[Red4.D361])/5" office:value-type="float" office:value="0.88913" calcext:value-type="float">
            <text:p>0,88913</text:p>
          </table:table-cell>
          <table:table-cell table:formula="of:=([Red.E361]+[Red1.E361]+[Red2.E361]+[Red3.E361]+[Red4.E361])/5" office:value-type="float" office:value="-38.0297" calcext:value-type="float">
            <text:p>-38,0297</text:p>
          </table:table-cell>
        </table:table-row>
        <table:table-row table:style-name="ro1">
          <table:table-cell table:formula="of:=([Red.D362]+[Red1.D362]+[Red2.D362]+[Red3.D362]+[Red4.D362])/5" office:value-type="float" office:value="0.8916" calcext:value-type="float">
            <text:p>0,8916</text:p>
          </table:table-cell>
          <table:table-cell table:formula="of:=([Red.E362]+[Red1.E362]+[Red2.E362]+[Red3.E362]+[Red4.E362])/5" office:value-type="float" office:value="-35.3897" calcext:value-type="float">
            <text:p>-35,3897</text:p>
          </table:table-cell>
        </table:table-row>
        <table:table-row table:style-name="ro1">
          <table:table-cell table:formula="of:=([Red.D363]+[Red1.D363]+[Red2.D363]+[Red3.D363]+[Red4.D363])/5" office:value-type="float" office:value="0.89407" calcext:value-type="float">
            <text:p>0,89407</text:p>
          </table:table-cell>
          <table:table-cell table:formula="of:=([Red.E363]+[Red1.E363]+[Red2.E363]+[Red3.E363]+[Red4.E363])/5" office:value-type="float" office:value="-32.3497" calcext:value-type="float">
            <text:p>-32,3497</text:p>
          </table:table-cell>
        </table:table-row>
        <table:table-row table:style-name="ro1">
          <table:table-cell table:formula="of:=([Red.D364]+[Red1.D364]+[Red2.D364]+[Red3.D364]+[Red4.D364])/5" office:value-type="float" office:value="0.89654" calcext:value-type="float">
            <text:p>0,89654</text:p>
          </table:table-cell>
          <table:table-cell table:formula="of:=([Red.E364]+[Red1.E364]+[Red2.E364]+[Red3.E364]+[Red4.E364])/5" office:value-type="float" office:value="-33.8697" calcext:value-type="float">
            <text:p>-33,8697</text:p>
          </table:table-cell>
        </table:table-row>
        <table:table-row table:style-name="ro1">
          <table:table-cell table:formula="of:=([Red.D365]+[Red1.D365]+[Red2.D365]+[Red3.D365]+[Red4.D365])/5" office:value-type="float" office:value="0.89901" calcext:value-type="float">
            <text:p>0,89901</text:p>
          </table:table-cell>
          <table:table-cell table:formula="of:=([Red.E365]+[Red1.E365]+[Red2.E365]+[Red3.E365]+[Red4.E365])/5" office:value-type="float" office:value="-33.7097" calcext:value-type="float">
            <text:p>-33,7097</text:p>
          </table:table-cell>
        </table:table-row>
        <table:table-row table:style-name="ro1">
          <table:table-cell table:formula="of:=([Red.D366]+[Red1.D366]+[Red2.D366]+[Red3.D366]+[Red4.D366])/5" office:value-type="float" office:value="0.90148" calcext:value-type="float">
            <text:p>0,90148</text:p>
          </table:table-cell>
          <table:table-cell table:formula="of:=([Red.E366]+[Red1.E366]+[Red2.E366]+[Red3.E366]+[Red4.E366])/5" office:value-type="float" office:value="-37.6297" calcext:value-type="float">
            <text:p>-37,6297</text:p>
          </table:table-cell>
        </table:table-row>
        <table:table-row table:style-name="ro1">
          <table:table-cell table:formula="of:=([Red.D367]+[Red1.D367]+[Red2.D367]+[Red3.D367]+[Red4.D367])/5" office:value-type="float" office:value="0.90395" calcext:value-type="float">
            <text:p>0,90395</text:p>
          </table:table-cell>
          <table:table-cell table:formula="of:=([Red.E367]+[Red1.E367]+[Red2.E367]+[Red3.E367]+[Red4.E367])/5" office:value-type="float" office:value="-32.8297" calcext:value-type="float">
            <text:p>-32,8297</text:p>
          </table:table-cell>
        </table:table-row>
        <table:table-row table:style-name="ro1">
          <table:table-cell table:formula="of:=([Red.D368]+[Red1.D368]+[Red2.D368]+[Red3.D368]+[Red4.D368])/5" office:value-type="float" office:value="0.90642" calcext:value-type="float">
            <text:p>0,90642</text:p>
          </table:table-cell>
          <table:table-cell table:formula="of:=([Red.E368]+[Red1.E368]+[Red2.E368]+[Red3.E368]+[Red4.E368])/5" office:value-type="float" office:value="-29.6297" calcext:value-type="float">
            <text:p>-29,6297</text:p>
          </table:table-cell>
        </table:table-row>
        <table:table-row table:style-name="ro1">
          <table:table-cell table:formula="of:=([Red.D369]+[Red1.D369]+[Red2.D369]+[Red3.D369]+[Red4.D369])/5" office:value-type="float" office:value="0.90889" calcext:value-type="float">
            <text:p>0,90889</text:p>
          </table:table-cell>
          <table:table-cell table:formula="of:=([Red.E369]+[Red1.E369]+[Red2.E369]+[Red3.E369]+[Red4.E369])/5" office:value-type="float" office:value="-28.7497" calcext:value-type="float">
            <text:p>-28,7497</text:p>
          </table:table-cell>
        </table:table-row>
        <table:table-row table:style-name="ro1">
          <table:table-cell table:formula="of:=([Red.D370]+[Red1.D370]+[Red2.D370]+[Red3.D370]+[Red4.D370])/5" office:value-type="float" office:value="0.91136" calcext:value-type="float">
            <text:p>0,91136</text:p>
          </table:table-cell>
          <table:table-cell table:formula="of:=([Red.E370]+[Red1.E370]+[Red2.E370]+[Red3.E370]+[Red4.E370])/5" office:value-type="float" office:value="-26.5897" calcext:value-type="float">
            <text:p>-26,5897</text:p>
          </table:table-cell>
        </table:table-row>
        <table:table-row table:style-name="ro1">
          <table:table-cell table:formula="of:=([Red.D371]+[Red1.D371]+[Red2.D371]+[Red3.D371]+[Red4.D371])/5" office:value-type="float" office:value="0.91383" calcext:value-type="float">
            <text:p>0,91383</text:p>
          </table:table-cell>
          <table:table-cell table:formula="of:=([Red.E371]+[Red1.E371]+[Red2.E371]+[Red3.E371]+[Red4.E371])/5" office:value-type="float" office:value="-24.3497" calcext:value-type="float">
            <text:p>-24,3497</text:p>
          </table:table-cell>
        </table:table-row>
        <table:table-row table:style-name="ro1">
          <table:table-cell table:formula="of:=([Red.D372]+[Red1.D372]+[Red2.D372]+[Red3.D372]+[Red4.D372])/5" office:value-type="float" office:value="0.9163" calcext:value-type="float">
            <text:p>0,9163</text:p>
          </table:table-cell>
          <table:table-cell table:formula="of:=([Red.E372]+[Red1.E372]+[Red2.E372]+[Red3.E372]+[Red4.E372])/5" office:value-type="float" office:value="-21.7097" calcext:value-type="float">
            <text:p>-21,7097</text:p>
          </table:table-cell>
        </table:table-row>
        <table:table-row table:style-name="ro1">
          <table:table-cell table:formula="of:=([Red.D373]+[Red1.D373]+[Red2.D373]+[Red3.D373]+[Red4.D373])/5" office:value-type="float" office:value="0.91877" calcext:value-type="float">
            <text:p>0,91877</text:p>
          </table:table-cell>
          <table:table-cell table:formula="of:=([Red.E373]+[Red1.E373]+[Red2.E373]+[Red3.E373]+[Red4.E373])/5" office:value-type="float" office:value="-19.8697" calcext:value-type="float">
            <text:p>-19,8697</text:p>
          </table:table-cell>
        </table:table-row>
        <table:table-row table:style-name="ro1">
          <table:table-cell table:formula="of:=([Red.D374]+[Red1.D374]+[Red2.D374]+[Red3.D374]+[Red4.D374])/5" office:value-type="float" office:value="0.92124" calcext:value-type="float">
            <text:p>0,92124</text:p>
          </table:table-cell>
          <table:table-cell table:formula="of:=([Red.E374]+[Red1.E374]+[Red2.E374]+[Red3.E374]+[Red4.E374])/5" office:value-type="float" office:value="-23.5497" calcext:value-type="float">
            <text:p>-23,5497</text:p>
          </table:table-cell>
        </table:table-row>
        <table:table-row table:style-name="ro1">
          <table:table-cell table:formula="of:=([Red.D375]+[Red1.D375]+[Red2.D375]+[Red3.D375]+[Red4.D375])/5" office:value-type="float" office:value="0.92371" calcext:value-type="float">
            <text:p>0,92371</text:p>
          </table:table-cell>
          <table:table-cell table:formula="of:=([Red.E375]+[Red1.E375]+[Red2.E375]+[Red3.E375]+[Red4.E375])/5" office:value-type="float" office:value="-18.3497" calcext:value-type="float">
            <text:p>-18,3497</text:p>
          </table:table-cell>
        </table:table-row>
        <table:table-row table:style-name="ro1">
          <table:table-cell table:formula="of:=([Red.D376]+[Red1.D376]+[Red2.D376]+[Red3.D376]+[Red4.D376])/5" office:value-type="float" office:value="0.92618" calcext:value-type="float">
            <text:p>0,92618</text:p>
          </table:table-cell>
          <table:table-cell table:formula="of:=([Red.E376]+[Red1.E376]+[Red2.E376]+[Red3.E376]+[Red4.E376])/5" office:value-type="float" office:value="-20.9897" calcext:value-type="float">
            <text:p>-20,9897</text:p>
          </table:table-cell>
        </table:table-row>
        <table:table-row table:style-name="ro1">
          <table:table-cell table:formula="of:=([Red.D377]+[Red1.D377]+[Red2.D377]+[Red3.D377]+[Red4.D377])/5" office:value-type="float" office:value="0.92865" calcext:value-type="float">
            <text:p>0,92865</text:p>
          </table:table-cell>
          <table:table-cell table:formula="of:=([Red.E377]+[Red1.E377]+[Red2.E377]+[Red3.E377]+[Red4.E377])/5" office:value-type="float" office:value="-18.0297" calcext:value-type="float">
            <text:p>-18,0297</text:p>
          </table:table-cell>
        </table:table-row>
        <table:table-row table:style-name="ro1">
          <table:table-cell table:formula="of:=([Red.D378]+[Red1.D378]+[Red2.D378]+[Red3.D378]+[Red4.D378])/5" office:value-type="float" office:value="0.93112" calcext:value-type="float">
            <text:p>0,93112</text:p>
          </table:table-cell>
          <table:table-cell table:formula="of:=([Red.E378]+[Red1.E378]+[Red2.E378]+[Red3.E378]+[Red4.E378])/5" office:value-type="float" office:value="-19.6297" calcext:value-type="float">
            <text:p>-19,6297</text:p>
          </table:table-cell>
        </table:table-row>
        <table:table-row table:style-name="ro1">
          <table:table-cell table:formula="of:=([Red.D379]+[Red1.D379]+[Red2.D379]+[Red3.D379]+[Red4.D379])/5" office:value-type="float" office:value="0.93359" calcext:value-type="float">
            <text:p>0,93359</text:p>
          </table:table-cell>
          <table:table-cell table:formula="of:=([Red.E379]+[Red1.E379]+[Red2.E379]+[Red3.E379]+[Red4.E379])/5" office:value-type="float" office:value="-20.3497" calcext:value-type="float">
            <text:p>-20,3497</text:p>
          </table:table-cell>
        </table:table-row>
        <table:table-row table:style-name="ro1">
          <table:table-cell table:formula="of:=([Red.D380]+[Red1.D380]+[Red2.D380]+[Red3.D380]+[Red4.D380])/5" office:value-type="float" office:value="0.93606" calcext:value-type="float">
            <text:p>0,93606</text:p>
          </table:table-cell>
          <table:table-cell table:formula="of:=([Red.E380]+[Red1.E380]+[Red2.E380]+[Red3.E380]+[Red4.E380])/5" office:value-type="float" office:value="-15.2297" calcext:value-type="float">
            <text:p>-15,2297</text:p>
          </table:table-cell>
        </table:table-row>
        <table:table-row table:style-name="ro1">
          <table:table-cell table:style-name="ce2" table:formula="of:=([Red.D381]+[Red1.D381]+[Red2.D381]+[Red3.D381]+[Red4.D381])/5" office:value-type="float" office:value="0.93853" calcext:value-type="float">
            <text:p>0,93853</text:p>
          </table:table-cell>
          <table:table-cell table:style-name="ce2" table:formula="of:=([Red.E381]+[Red1.E381]+[Red2.E381]+[Red3.E381]+[Red4.E381])/5" office:value-type="float" office:value="-14.1897" calcext:value-type="float">
            <text:p>-14,1897</text:p>
          </table:table-cell>
        </table:table-row>
        <table:table-row table:style-name="ro1">
          <table:table-cell table:formula="of:=([Red.D382]+[Red1.D382]+[Red2.D382]+[Red3.D382]+[Red4.D382])/5" office:value-type="float" office:value="0.941" calcext:value-type="float">
            <text:p>0,941</text:p>
          </table:table-cell>
          <table:table-cell table:formula="of:=([Red.E382]+[Red1.E382]+[Red2.E382]+[Red3.E382]+[Red4.E382])/5" office:value-type="float" office:value="-16.9097" calcext:value-type="float">
            <text:p>-16,9097</text:p>
          </table:table-cell>
        </table:table-row>
        <table:table-row table:style-name="ro1">
          <table:table-cell table:formula="of:=([Red.D383]+[Red1.D383]+[Red2.D383]+[Red3.D383]+[Red4.D383])/5" office:value-type="float" office:value="0.94347" calcext:value-type="float">
            <text:p>0,94347</text:p>
          </table:table-cell>
          <table:table-cell table:formula="of:=([Red.E383]+[Red1.E383]+[Red2.E383]+[Red3.E383]+[Red4.E383])/5" office:value-type="float" office:value="-23.1497" calcext:value-type="float">
            <text:p>-23,1497</text:p>
          </table:table-cell>
        </table:table-row>
        <table:table-row table:style-name="ro1">
          <table:table-cell table:formula="of:=([Red.D384]+[Red1.D384]+[Red2.D384]+[Red3.D384]+[Red4.D384])/5" office:value-type="float" office:value="0.94594" calcext:value-type="float">
            <text:p>0,94594</text:p>
          </table:table-cell>
          <table:table-cell table:formula="of:=([Red.E384]+[Red1.E384]+[Red2.E384]+[Red3.E384]+[Red4.E384])/5" office:value-type="float" office:value="-30.5097" calcext:value-type="float">
            <text:p>-30,5097</text:p>
          </table:table-cell>
        </table:table-row>
        <table:table-row table:style-name="ro1">
          <table:table-cell table:formula="of:=([Red.D385]+[Red1.D385]+[Red2.D385]+[Red3.D385]+[Red4.D385])/5" office:value-type="float" office:value="0.94841" calcext:value-type="float">
            <text:p>0,94841</text:p>
          </table:table-cell>
          <table:table-cell table:formula="of:=([Red.E385]+[Red1.E385]+[Red2.E385]+[Red3.E385]+[Red4.E385])/5" office:value-type="float" office:value="-29.6297" calcext:value-type="float">
            <text:p>-29,6297</text:p>
          </table:table-cell>
        </table:table-row>
        <table:table-row table:style-name="ro1">
          <table:table-cell table:formula="of:=([Red.D386]+[Red1.D386]+[Red2.D386]+[Red3.D386]+[Red4.D386])/5" office:value-type="float" office:value="0.95088" calcext:value-type="float">
            <text:p>0,95088</text:p>
          </table:table-cell>
          <table:table-cell table:formula="of:=([Red.E386]+[Red1.E386]+[Red2.E386]+[Red3.E386]+[Red4.E386])/5" office:value-type="float" office:value="-28.9897" calcext:value-type="float">
            <text:p>-28,9897</text:p>
          </table:table-cell>
        </table:table-row>
        <table:table-row table:style-name="ro1">
          <table:table-cell table:formula="of:=([Red.D387]+[Red1.D387]+[Red2.D387]+[Red3.D387]+[Red4.D387])/5" office:value-type="float" office:value="0.95335" calcext:value-type="float">
            <text:p>0,95335</text:p>
          </table:table-cell>
          <table:table-cell table:formula="of:=([Red.E387]+[Red1.E387]+[Red2.E387]+[Red3.E387]+[Red4.E387])/5" office:value-type="float" office:value="-26.0297" calcext:value-type="float">
            <text:p>-26,0297</text:p>
          </table:table-cell>
        </table:table-row>
        <table:table-row table:style-name="ro1">
          <table:table-cell table:formula="of:=([Red.D388]+[Red1.D388]+[Red2.D388]+[Red3.D388]+[Red4.D388])/5" office:value-type="float" office:value="0.95582" calcext:value-type="float">
            <text:p>0,95582</text:p>
          </table:table-cell>
          <table:table-cell table:formula="of:=([Red.E388]+[Red1.E388]+[Red2.E388]+[Red3.E388]+[Red4.E388])/5" office:value-type="float" office:value="-30.1097" calcext:value-type="float">
            <text:p>-30,1097</text:p>
          </table:table-cell>
        </table:table-row>
        <table:table-row table:style-name="ro1">
          <table:table-cell table:formula="of:=([Red.D389]+[Red1.D389]+[Red2.D389]+[Red3.D389]+[Red4.D389])/5" office:value-type="float" office:value="0.95829" calcext:value-type="float">
            <text:p>0,95829</text:p>
          </table:table-cell>
          <table:table-cell table:formula="of:=([Red.E389]+[Red1.E389]+[Red2.E389]+[Red3.E389]+[Red4.E389])/5" office:value-type="float" office:value="-31.9497" calcext:value-type="float">
            <text:p>-31,9497</text:p>
          </table:table-cell>
        </table:table-row>
        <table:table-row table:style-name="ro1">
          <table:table-cell table:formula="of:=([Red.D390]+[Red1.D390]+[Red2.D390]+[Red3.D390]+[Red4.D390])/5" office:value-type="float" office:value="0.96076" calcext:value-type="float">
            <text:p>0,96076</text:p>
          </table:table-cell>
          <table:table-cell table:formula="of:=([Red.E390]+[Red1.E390]+[Red2.E390]+[Red3.E390]+[Red4.E390])/5" office:value-type="float" office:value="-35.5497" calcext:value-type="float">
            <text:p>-35,5497</text:p>
          </table:table-cell>
        </table:table-row>
        <table:table-row table:style-name="ro1">
          <table:table-cell table:formula="of:=([Red.D391]+[Red1.D391]+[Red2.D391]+[Red3.D391]+[Red4.D391])/5" office:value-type="float" office:value="0.96323" calcext:value-type="float">
            <text:p>0,96323</text:p>
          </table:table-cell>
          <table:table-cell table:formula="of:=([Red.E391]+[Red1.E391]+[Red2.E391]+[Red3.E391]+[Red4.E391])/5" office:value-type="float" office:value="-37.0697" calcext:value-type="float">
            <text:p>-37,0697</text:p>
          </table:table-cell>
        </table:table-row>
        <table:table-row table:style-name="ro1">
          <table:table-cell table:formula="of:=([Red.D392]+[Red1.D392]+[Red2.D392]+[Red3.D392]+[Red4.D392])/5" office:value-type="float" office:value="0.9657" calcext:value-type="float">
            <text:p>0,9657</text:p>
          </table:table-cell>
          <table:table-cell table:formula="of:=([Red.E392]+[Red1.E392]+[Red2.E392]+[Red3.E392]+[Red4.E392])/5" office:value-type="float" office:value="-41.7897" calcext:value-type="float">
            <text:p>-41,7897</text:p>
          </table:table-cell>
        </table:table-row>
        <table:table-row table:style-name="ro1">
          <table:table-cell table:formula="of:=([Red.D393]+[Red1.D393]+[Red2.D393]+[Red3.D393]+[Red4.D393])/5" office:value-type="float" office:value="0.96817" calcext:value-type="float">
            <text:p>0,96817</text:p>
          </table:table-cell>
          <table:table-cell table:formula="of:=([Red.E393]+[Red1.E393]+[Red2.E393]+[Red3.E393]+[Red4.E393])/5" office:value-type="float" office:value="-38.8297" calcext:value-type="float">
            <text:p>-38,8297</text:p>
          </table:table-cell>
        </table:table-row>
        <table:table-row table:style-name="ro1">
          <table:table-cell table:formula="of:=([Red.D394]+[Red1.D394]+[Red2.D394]+[Red3.D394]+[Red4.D394])/5" office:value-type="float" office:value="0.97064" calcext:value-type="float">
            <text:p>0,97064</text:p>
          </table:table-cell>
          <table:table-cell table:formula="of:=([Red.E394]+[Red1.E394]+[Red2.E394]+[Red3.E394]+[Red4.E394])/5" office:value-type="float" office:value="-36.5897" calcext:value-type="float">
            <text:p>-36,5897</text:p>
          </table:table-cell>
        </table:table-row>
        <table:table-row table:style-name="ro1">
          <table:table-cell table:formula="of:=([Red.D395]+[Red1.D395]+[Red2.D395]+[Red3.D395]+[Red4.D395])/5" office:value-type="float" office:value="0.97311" calcext:value-type="float">
            <text:p>0,97311</text:p>
          </table:table-cell>
          <table:table-cell table:formula="of:=([Red.E395]+[Red1.E395]+[Red2.E395]+[Red3.E395]+[Red4.E395])/5" office:value-type="float" office:value="-41.0697" calcext:value-type="float">
            <text:p>-41,0697</text:p>
          </table:table-cell>
        </table:table-row>
        <table:table-row table:style-name="ro1">
          <table:table-cell table:formula="of:=([Red.D396]+[Red1.D396]+[Red2.D396]+[Red3.D396]+[Red4.D396])/5" office:value-type="float" office:value="0.97558" calcext:value-type="float">
            <text:p>0,97558</text:p>
          </table:table-cell>
          <table:table-cell table:formula="of:=([Red.E396]+[Red1.E396]+[Red2.E396]+[Red3.E396]+[Red4.E396])/5" office:value-type="float" office:value="-42.2697" calcext:value-type="float">
            <text:p>-42,2697</text:p>
          </table:table-cell>
        </table:table-row>
        <table:table-row table:style-name="ro1">
          <table:table-cell table:formula="of:=([Red.D397]+[Red1.D397]+[Red2.D397]+[Red3.D397]+[Red4.D397])/5" office:value-type="float" office:value="0.97805" calcext:value-type="float">
            <text:p>0,97805</text:p>
          </table:table-cell>
          <table:table-cell table:formula="of:=([Red.E397]+[Red1.E397]+[Red2.E397]+[Red3.E397]+[Red4.E397])/5" office:value-type="float" office:value="-42.1897" calcext:value-type="float">
            <text:p>-42,1897</text:p>
          </table:table-cell>
        </table:table-row>
        <table:table-row table:style-name="ro1">
          <table:table-cell table:formula="of:=([Red.D398]+[Red1.D398]+[Red2.D398]+[Red3.D398]+[Red4.D398])/5" office:value-type="float" office:value="0.98052" calcext:value-type="float">
            <text:p>0,98052</text:p>
          </table:table-cell>
          <table:table-cell table:formula="of:=([Red.E398]+[Red1.E398]+[Red2.E398]+[Red3.E398]+[Red4.E398])/5" office:value-type="float" office:value="-41.5497" calcext:value-type="float">
            <text:p>-41,5497</text:p>
          </table:table-cell>
        </table:table-row>
        <table:table-row table:style-name="ro1">
          <table:table-cell table:formula="of:=([Red.D399]+[Red1.D399]+[Red2.D399]+[Red3.D399]+[Red4.D399])/5" office:value-type="float" office:value="0.98299" calcext:value-type="float">
            <text:p>0,98299</text:p>
          </table:table-cell>
          <table:table-cell table:formula="of:=([Red.E399]+[Red1.E399]+[Red2.E399]+[Red3.E399]+[Red4.E399])/5" office:value-type="float" office:value="-39.9497" calcext:value-type="float">
            <text:p>-39,9497</text:p>
          </table:table-cell>
        </table:table-row>
        <table:table-row table:style-name="ro1">
          <table:table-cell table:formula="of:=([Red.D400]+[Red1.D400]+[Red2.D400]+[Red3.D400]+[Red4.D400])/5" office:value-type="float" office:value="0.98546" calcext:value-type="float">
            <text:p>0,98546</text:p>
          </table:table-cell>
          <table:table-cell table:formula="of:=([Red.E400]+[Red1.E400]+[Red2.E400]+[Red3.E400]+[Red4.E400])/5" office:value-type="float" office:value="-38.5097" calcext:value-type="float">
            <text:p>-38,5097</text:p>
          </table:table-cell>
        </table:table-row>
        <table:table-row table:style-name="ro1">
          <table:table-cell table:formula="of:=([Red.D401]+[Red1.D401]+[Red2.D401]+[Red3.D401]+[Red4.D401])/5" office:value-type="float" office:value="0.98793" calcext:value-type="float">
            <text:p>0,98793</text:p>
          </table:table-cell>
          <table:table-cell table:formula="of:=([Red.E401]+[Red1.E401]+[Red2.E401]+[Red3.E401]+[Red4.E401])/5" office:value-type="float" office:value="-37.3097" calcext:value-type="float">
            <text:p>-37,3097</text:p>
          </table:table-cell>
        </table:table-row>
        <table:table-row table:style-name="ro1">
          <table:table-cell table:formula="of:=([Red.D402]+[Red1.D402]+[Red2.D402]+[Red3.D402]+[Red4.D402])/5" office:value-type="float" office:value="0.9904" calcext:value-type="float">
            <text:p>0,9904</text:p>
          </table:table-cell>
          <table:table-cell table:formula="of:=([Red.E402]+[Red1.E402]+[Red2.E402]+[Red3.E402]+[Red4.E402])/5" office:value-type="float" office:value="-39.9497" calcext:value-type="float">
            <text:p>-39,9497</text:p>
          </table:table-cell>
        </table:table-row>
        <table:table-row table:style-name="ro1">
          <table:table-cell table:formula="of:=([Red.D403]+[Red1.D403]+[Red2.D403]+[Red3.D403]+[Red4.D403])/5" office:value-type="float" office:value="0.99287" calcext:value-type="float">
            <text:p>0,99287</text:p>
          </table:table-cell>
          <table:table-cell table:formula="of:=([Red.E403]+[Red1.E403]+[Red2.E403]+[Red3.E403]+[Red4.E403])/5" office:value-type="float" office:value="-42.4297" calcext:value-type="float">
            <text:p>-42,4297</text:p>
          </table:table-cell>
        </table:table-row>
        <table:table-row table:style-name="ro1">
          <table:table-cell table:formula="of:=([Red.D404]+[Red1.D404]+[Red2.D404]+[Red3.D404]+[Red4.D404])/5" office:value-type="float" office:value="0.99534" calcext:value-type="float">
            <text:p>0,99534</text:p>
          </table:table-cell>
          <table:table-cell table:formula="of:=([Red.E404]+[Red1.E404]+[Red2.E404]+[Red3.E404]+[Red4.E404])/5" office:value-type="float" office:value="-45.3897" calcext:value-type="float">
            <text:p>-45,3897</text:p>
          </table:table-cell>
        </table:table-row>
        <table:table-row table:style-name="ro1">
          <table:table-cell table:formula="of:=([Red.D405]+[Red1.D405]+[Red2.D405]+[Red3.D405]+[Red4.D405])/5" office:value-type="float" office:value="0.99781" calcext:value-type="float">
            <text:p>0,99781</text:p>
          </table:table-cell>
          <table:table-cell table:formula="of:=([Red.E405]+[Red1.E405]+[Red2.E405]+[Red3.E405]+[Red4.E405])/5" office:value-type="float" office:value="-43.6297" calcext:value-type="float">
            <text:p>-43,6297</text:p>
          </table:table-cell>
        </table:table-row>
        <table:table-row table:style-name="ro1">
          <table:table-cell table:formula="of:=([Red.D406]+[Red1.D406]+[Red2.D406]+[Red3.D406]+[Red4.D406])/5" office:value-type="float" office:value="1.00028" calcext:value-type="float">
            <text:p>1,00028</text:p>
          </table:table-cell>
          <table:table-cell table:formula="of:=([Red.E406]+[Red1.E406]+[Red2.E406]+[Red3.E406]+[Red4.E406])/5" office:value-type="float" office:value="-43.1497" calcext:value-type="float">
            <text:p>-43,1497</text:p>
          </table:table-cell>
        </table:table-row>
        <table:table-row table:style-name="ro1">
          <table:table-cell table:formula="of:=([Red.D407]+[Red1.D407]+[Red2.D407]+[Red3.D407]+[Red4.D407])/5" office:value-type="float" office:value="1.00275" calcext:value-type="float">
            <text:p>1,00275</text:p>
          </table:table-cell>
          <table:table-cell table:formula="of:=([Red.E407]+[Red1.E407]+[Red2.E407]+[Red3.E407]+[Red4.E407])/5" office:value-type="float" office:value="-42.5097" calcext:value-type="float">
            <text:p>-42,5097</text:p>
          </table:table-cell>
        </table:table-row>
        <table:table-row table:style-name="ro1">
          <table:table-cell table:formula="of:=([Red.D408]+[Red1.D408]+[Red2.D408]+[Red3.D408]+[Red4.D408])/5" office:value-type="float" office:value="1.00522" calcext:value-type="float">
            <text:p>1,00522</text:p>
          </table:table-cell>
          <table:table-cell table:formula="of:=([Red.E408]+[Red1.E408]+[Red2.E408]+[Red3.E408]+[Red4.E408])/5" office:value-type="float" office:value="-44.2697" calcext:value-type="float">
            <text:p>-44,2697</text:p>
          </table:table-cell>
        </table:table-row>
        <table:table-row table:style-name="ro1">
          <table:table-cell table:formula="of:=([Red.D409]+[Red1.D409]+[Red2.D409]+[Red3.D409]+[Red4.D409])/5" office:value-type="float" office:value="1.00769" calcext:value-type="float">
            <text:p>1,00769</text:p>
          </table:table-cell>
          <table:table-cell table:formula="of:=([Red.E409]+[Red1.E409]+[Red2.E409]+[Red3.E409]+[Red4.E409])/5" office:value-type="float" office:value="-47.2297" calcext:value-type="float">
            <text:p>-47,2297</text:p>
          </table:table-cell>
        </table:table-row>
        <table:table-row table:style-name="ro1">
          <table:table-cell table:formula="of:=([Red.D410]+[Red1.D410]+[Red2.D410]+[Red3.D410]+[Red4.D410])/5" office:value-type="float" office:value="1.01016" calcext:value-type="float">
            <text:p>1,01016</text:p>
          </table:table-cell>
          <table:table-cell table:formula="of:=([Red.E410]+[Red1.E410]+[Red2.E410]+[Red3.E410]+[Red4.E410])/5" office:value-type="float" office:value="-47.3097" calcext:value-type="float">
            <text:p>-47,3097</text:p>
          </table:table-cell>
        </table:table-row>
        <table:table-row table:style-name="ro1">
          <table:table-cell table:formula="of:=([Red.D411]+[Red1.D411]+[Red2.D411]+[Red3.D411]+[Red4.D411])/5" office:value-type="float" office:value="1.01263" calcext:value-type="float">
            <text:p>1,01263</text:p>
          </table:table-cell>
          <table:table-cell table:formula="of:=([Red.E411]+[Red1.E411]+[Red2.E411]+[Red3.E411]+[Red4.E411])/5" office:value-type="float" office:value="-45.0697" calcext:value-type="float">
            <text:p>-45,0697</text:p>
          </table:table-cell>
        </table:table-row>
        <table:table-row table:style-name="ro1">
          <table:table-cell table:formula="of:=([Red.D412]+[Red1.D412]+[Red2.D412]+[Red3.D412]+[Red4.D412])/5" office:value-type="float" office:value="1.0151" calcext:value-type="float">
            <text:p>1,0151</text:p>
          </table:table-cell>
          <table:table-cell table:formula="of:=([Red.E412]+[Red1.E412]+[Red2.E412]+[Red3.E412]+[Red4.E412])/5" office:value-type="float" office:value="-44.9097" calcext:value-type="float">
            <text:p>-44,9097</text:p>
          </table:table-cell>
        </table:table-row>
        <table:table-row table:style-name="ro1">
          <table:table-cell table:formula="of:=([Red.D413]+[Red1.D413]+[Red2.D413]+[Red3.D413]+[Red4.D413])/5" office:value-type="float" office:value="1.01757" calcext:value-type="float">
            <text:p>1,01757</text:p>
          </table:table-cell>
          <table:table-cell table:formula="of:=([Red.E413]+[Red1.E413]+[Red2.E413]+[Red3.E413]+[Red4.E413])/5" office:value-type="float" office:value="-44.8297" calcext:value-type="float">
            <text:p>-44,8297</text:p>
          </table:table-cell>
        </table:table-row>
        <table:table-row table:style-name="ro1">
          <table:table-cell table:formula="of:=([Red.D414]+[Red1.D414]+[Red2.D414]+[Red3.D414]+[Red4.D414])/5" office:value-type="float" office:value="1.02004" calcext:value-type="float">
            <text:p>1,02004</text:p>
          </table:table-cell>
          <table:table-cell table:formula="of:=([Red.E414]+[Red1.E414]+[Red2.E414]+[Red3.E414]+[Red4.E414])/5" office:value-type="float" office:value="-44.4297" calcext:value-type="float">
            <text:p>-44,4297</text:p>
          </table:table-cell>
        </table:table-row>
        <table:table-row table:style-name="ro1">
          <table:table-cell table:formula="of:=([Red.D415]+[Red1.D415]+[Red2.D415]+[Red3.D415]+[Red4.D415])/5" office:value-type="float" office:value="1.02251" calcext:value-type="float">
            <text:p>1,02251</text:p>
          </table:table-cell>
          <table:table-cell table:formula="of:=([Red.E415]+[Red1.E415]+[Red2.E415]+[Red3.E415]+[Red4.E415])/5" office:value-type="float" office:value="-48.4297" calcext:value-type="float">
            <text:p>-48,4297</text:p>
          </table:table-cell>
        </table:table-row>
        <table:table-row table:style-name="ro1">
          <table:table-cell table:formula="of:=([Red.D416]+[Red1.D416]+[Red2.D416]+[Red3.D416]+[Red4.D416])/5" office:value-type="float" office:value="1.02498" calcext:value-type="float">
            <text:p>1,02498</text:p>
          </table:table-cell>
          <table:table-cell table:formula="of:=([Red.E416]+[Red1.E416]+[Red2.E416]+[Red3.E416]+[Red4.E416])/5" office:value-type="float" office:value="-42.5897" calcext:value-type="float">
            <text:p>-42,5897</text:p>
          </table:table-cell>
        </table:table-row>
        <table:table-row table:style-name="ro1">
          <table:table-cell table:formula="of:=([Red.D417]+[Red1.D417]+[Red2.D417]+[Red3.D417]+[Red4.D417])/5" office:value-type="float" office:value="1.02745" calcext:value-type="float">
            <text:p>1,02745</text:p>
          </table:table-cell>
          <table:table-cell table:formula="of:=([Red.E417]+[Red1.E417]+[Red2.E417]+[Red3.E417]+[Red4.E417])/5" office:value-type="float" office:value="-45.8697" calcext:value-type="float">
            <text:p>-45,8697</text:p>
          </table:table-cell>
        </table:table-row>
        <table:table-row table:style-name="ro1">
          <table:table-cell table:formula="of:=([Red.D418]+[Red1.D418]+[Red2.D418]+[Red3.D418]+[Red4.D418])/5" office:value-type="float" office:value="1.02992" calcext:value-type="float">
            <text:p>1,02992</text:p>
          </table:table-cell>
          <table:table-cell table:formula="of:=([Red.E418]+[Red1.E418]+[Red2.E418]+[Red3.E418]+[Red4.E418])/5" office:value-type="float" office:value="-45.6297" calcext:value-type="float">
            <text:p>-45,6297</text:p>
          </table:table-cell>
        </table:table-row>
        <table:table-row table:style-name="ro1">
          <table:table-cell table:formula="of:=([Red.D419]+[Red1.D419]+[Red2.D419]+[Red3.D419]+[Red4.D419])/5" office:value-type="float" office:value="1.03239" calcext:value-type="float">
            <text:p>1,03239</text:p>
          </table:table-cell>
          <table:table-cell table:formula="of:=([Red.E419]+[Red1.E419]+[Red2.E419]+[Red3.E419]+[Red4.E419])/5" office:value-type="float" office:value="-45.5497" calcext:value-type="float">
            <text:p>-45,5497</text:p>
          </table:table-cell>
        </table:table-row>
        <table:table-row table:style-name="ro1">
          <table:table-cell table:formula="of:=([Red.D420]+[Red1.D420]+[Red2.D420]+[Red3.D420]+[Red4.D420])/5" office:value-type="float" office:value="1.03486" calcext:value-type="float">
            <text:p>1,03486</text:p>
          </table:table-cell>
          <table:table-cell table:formula="of:=([Red.E420]+[Red1.E420]+[Red2.E420]+[Red3.E420]+[Red4.E420])/5" office:value-type="float" office:value="-46.9897" calcext:value-type="float">
            <text:p>-46,9897</text:p>
          </table:table-cell>
        </table:table-row>
        <table:table-row table:style-name="ro1">
          <table:table-cell table:formula="of:=([Red.D421]+[Red1.D421]+[Red2.D421]+[Red3.D421]+[Red4.D421])/5" office:value-type="float" office:value="1.03733" calcext:value-type="float">
            <text:p>1,03733</text:p>
          </table:table-cell>
          <table:table-cell table:formula="of:=([Red.E421]+[Red1.E421]+[Red2.E421]+[Red3.E421]+[Red4.E421])/5" office:value-type="float" office:value="-42.3497" calcext:value-type="float">
            <text:p>-42,3497</text:p>
          </table:table-cell>
        </table:table-row>
        <table:table-row table:style-name="ro1">
          <table:table-cell table:formula="of:=([Red.D422]+[Red1.D422]+[Red2.D422]+[Red3.D422]+[Red4.D422])/5" office:value-type="float" office:value="1.0398" calcext:value-type="float">
            <text:p>1,0398</text:p>
          </table:table-cell>
          <table:table-cell table:formula="of:=([Red.E422]+[Red1.E422]+[Red2.E422]+[Red3.E422]+[Red4.E422])/5" office:value-type="float" office:value="-43.0697" calcext:value-type="float">
            <text:p>-43,0697</text:p>
          </table:table-cell>
        </table:table-row>
        <table:table-row table:style-name="ro1">
          <table:table-cell table:formula="of:=([Red.D423]+[Red1.D423]+[Red2.D423]+[Red3.D423]+[Red4.D423])/5" office:value-type="float" office:value="1.04227" calcext:value-type="float">
            <text:p>1,04227</text:p>
          </table:table-cell>
          <table:table-cell table:formula="of:=([Red.E423]+[Red1.E423]+[Red2.E423]+[Red3.E423]+[Red4.E423])/5" office:value-type="float" office:value="-45.8697" calcext:value-type="float">
            <text:p>-45,8697</text:p>
          </table:table-cell>
        </table:table-row>
        <table:table-row table:style-name="ro1">
          <table:table-cell table:formula="of:=([Red.D424]+[Red1.D424]+[Red2.D424]+[Red3.D424]+[Red4.D424])/5" office:value-type="float" office:value="1.04474" calcext:value-type="float">
            <text:p>1,04474</text:p>
          </table:table-cell>
          <table:table-cell table:formula="of:=([Red.E424]+[Red1.E424]+[Red2.E424]+[Red3.E424]+[Red4.E424])/5" office:value-type="float" office:value="-42.2697" calcext:value-type="float">
            <text:p>-42,2697</text:p>
          </table:table-cell>
        </table:table-row>
        <table:table-row table:style-name="ro1">
          <table:table-cell table:formula="of:=([Red.D425]+[Red1.D425]+[Red2.D425]+[Red3.D425]+[Red4.D425])/5" office:value-type="float" office:value="1.04721" calcext:value-type="float">
            <text:p>1,04721</text:p>
          </table:table-cell>
          <table:table-cell table:formula="of:=([Red.E425]+[Red1.E425]+[Red2.E425]+[Red3.E425]+[Red4.E425])/5" office:value-type="float" office:value="-42.4297" calcext:value-type="float">
            <text:p>-42,4297</text:p>
          </table:table-cell>
        </table:table-row>
        <table:table-row table:style-name="ro1">
          <table:table-cell table:formula="of:=([Red.D426]+[Red1.D426]+[Red2.D426]+[Red3.D426]+[Red4.D426])/5" office:value-type="float" office:value="1.04968" calcext:value-type="float">
            <text:p>1,04968</text:p>
          </table:table-cell>
          <table:table-cell table:formula="of:=([Red.E426]+[Red1.E426]+[Red2.E426]+[Red3.E426]+[Red4.E426])/5" office:value-type="float" office:value="-43.3897" calcext:value-type="float">
            <text:p>-43,3897</text:p>
          </table:table-cell>
        </table:table-row>
        <table:table-row table:style-name="ro1">
          <table:table-cell table:formula="of:=([Red.D427]+[Red1.D427]+[Red2.D427]+[Red3.D427]+[Red4.D427])/5" office:value-type="float" office:value="1.05215" calcext:value-type="float">
            <text:p>1,05215</text:p>
          </table:table-cell>
          <table:table-cell table:formula="of:=([Red.E427]+[Red1.E427]+[Red2.E427]+[Red3.E427]+[Red4.E427])/5" office:value-type="float" office:value="-41.2297" calcext:value-type="float">
            <text:p>-41,2297</text:p>
          </table:table-cell>
        </table:table-row>
        <table:table-row table:style-name="ro1">
          <table:table-cell table:formula="of:=([Red.D428]+[Red1.D428]+[Red2.D428]+[Red3.D428]+[Red4.D428])/5" office:value-type="float" office:value="1.05462" calcext:value-type="float">
            <text:p>1,05462</text:p>
          </table:table-cell>
          <table:table-cell table:formula="of:=([Red.E428]+[Red1.E428]+[Red2.E428]+[Red3.E428]+[Red4.E428])/5" office:value-type="float" office:value="-41.7897" calcext:value-type="float">
            <text:p>-41,7897</text:p>
          </table:table-cell>
        </table:table-row>
        <table:table-row table:style-name="ro1">
          <table:table-cell table:formula="of:=([Red.D429]+[Red1.D429]+[Red2.D429]+[Red3.D429]+[Red4.D429])/5" office:value-type="float" office:value="1.05709" calcext:value-type="float">
            <text:p>1,05709</text:p>
          </table:table-cell>
          <table:table-cell table:formula="of:=([Red.E429]+[Red1.E429]+[Red2.E429]+[Red3.E429]+[Red4.E429])/5" office:value-type="float" office:value="-40.5897" calcext:value-type="float">
            <text:p>-40,5897</text:p>
          </table:table-cell>
        </table:table-row>
        <table:table-row table:style-name="ro1">
          <table:table-cell table:formula="of:=([Red.D430]+[Red1.D430]+[Red2.D430]+[Red3.D430]+[Red4.D430])/5" office:value-type="float" office:value="1.05956" calcext:value-type="float">
            <text:p>1,05956</text:p>
          </table:table-cell>
          <table:table-cell table:formula="of:=([Red.E430]+[Red1.E430]+[Red2.E430]+[Red3.E430]+[Red4.E430])/5" office:value-type="float" office:value="-40.6697" calcext:value-type="float">
            <text:p>-40,6697</text:p>
          </table:table-cell>
        </table:table-row>
        <table:table-row table:style-name="ro1">
          <table:table-cell table:formula="of:=([Red.D431]+[Red1.D431]+[Red2.D431]+[Red3.D431]+[Red4.D431])/5" office:value-type="float" office:value="1.06203" calcext:value-type="float">
            <text:p>1,06203</text:p>
          </table:table-cell>
          <table:table-cell table:formula="of:=([Red.E431]+[Red1.E431]+[Red2.E431]+[Red3.E431]+[Red4.E431])/5" office:value-type="float" office:value="-38.4297" calcext:value-type="float">
            <text:p>-38,4297</text:p>
          </table:table-cell>
        </table:table-row>
        <table:table-row table:style-name="ro1">
          <table:table-cell table:formula="of:=([Red.D432]+[Red1.D432]+[Red2.D432]+[Red3.D432]+[Red4.D432])/5" office:value-type="float" office:value="1.0645" calcext:value-type="float">
            <text:p>1,0645</text:p>
          </table:table-cell>
          <table:table-cell table:formula="of:=([Red.E432]+[Red1.E432]+[Red2.E432]+[Red3.E432]+[Red4.E432])/5" office:value-type="float" office:value="-39.9497" calcext:value-type="float">
            <text:p>-39,9497</text:p>
          </table:table-cell>
        </table:table-row>
        <table:table-row table:style-name="ro1">
          <table:table-cell table:formula="of:=([Red.D433]+[Red1.D433]+[Red2.D433]+[Red3.D433]+[Red4.D433])/5" office:value-type="float" office:value="1.06697" calcext:value-type="float">
            <text:p>1,06697</text:p>
          </table:table-cell>
          <table:table-cell table:formula="of:=([Red.E433]+[Red1.E433]+[Red2.E433]+[Red3.E433]+[Red4.E433])/5" office:value-type="float" office:value="-47.3097" calcext:value-type="float">
            <text:p>-47,3097</text:p>
          </table:table-cell>
        </table:table-row>
        <table:table-row table:style-name="ro1">
          <table:table-cell table:formula="of:=([Red.D434]+[Red1.D434]+[Red2.D434]+[Red3.D434]+[Red4.D434])/5" office:value-type="float" office:value="1.06944" calcext:value-type="float">
            <text:p>1,06944</text:p>
          </table:table-cell>
          <table:table-cell table:formula="of:=([Red.E434]+[Red1.E434]+[Red2.E434]+[Red3.E434]+[Red4.E434])/5" office:value-type="float" office:value="-46.9097" calcext:value-type="float">
            <text:p>-46,9097</text:p>
          </table:table-cell>
        </table:table-row>
        <table:table-row table:style-name="ro1">
          <table:table-cell table:formula="of:=([Red.D435]+[Red1.D435]+[Red2.D435]+[Red3.D435]+[Red4.D435])/5" office:value-type="float" office:value="1.07191" calcext:value-type="float">
            <text:p>1,07191</text:p>
          </table:table-cell>
          <table:table-cell table:formula="of:=([Red.E435]+[Red1.E435]+[Red2.E435]+[Red3.E435]+[Red4.E435])/5" office:value-type="float" office:value="-49.8697" calcext:value-type="float">
            <text:p>-49,8697</text:p>
          </table:table-cell>
        </table:table-row>
        <table:table-row table:style-name="ro1">
          <table:table-cell table:formula="of:=([Red.D436]+[Red1.D436]+[Red2.D436]+[Red3.D436]+[Red4.D436])/5" office:value-type="float" office:value="1.07438" calcext:value-type="float">
            <text:p>1,07438</text:p>
          </table:table-cell>
          <table:table-cell table:formula="of:=([Red.E436]+[Red1.E436]+[Red2.E436]+[Red3.E436]+[Red4.E436])/5" office:value-type="float" office:value="-50.9897" calcext:value-type="float">
            <text:p>-50,9897</text:p>
          </table:table-cell>
        </table:table-row>
        <table:table-row table:style-name="ro1">
          <table:table-cell table:formula="of:=([Red.D437]+[Red1.D437]+[Red2.D437]+[Red3.D437]+[Red4.D437])/5" office:value-type="float" office:value="1.07685" calcext:value-type="float">
            <text:p>1,07685</text:p>
          </table:table-cell>
          <table:table-cell table:formula="of:=([Red.E437]+[Red1.E437]+[Red2.E437]+[Red3.E437]+[Red4.E437])/5" office:value-type="float" office:value="-52.9097" calcext:value-type="float">
            <text:p>-52,9097</text:p>
          </table:table-cell>
        </table:table-row>
        <table:table-row table:style-name="ro1">
          <table:table-cell table:formula="of:=([Red.D438]+[Red1.D438]+[Red2.D438]+[Red3.D438]+[Red4.D438])/5" office:value-type="float" office:value="1.07932" calcext:value-type="float">
            <text:p>1,07932</text:p>
          </table:table-cell>
          <table:table-cell table:formula="of:=([Red.E438]+[Red1.E438]+[Red2.E438]+[Red3.E438]+[Red4.E438])/5" office:value-type="float" office:value="-48.3497" calcext:value-type="float">
            <text:p>-48,3497</text:p>
          </table:table-cell>
        </table:table-row>
        <table:table-row table:style-name="ro1">
          <table:table-cell table:formula="of:=([Red.D439]+[Red1.D439]+[Red2.D439]+[Red3.D439]+[Red4.D439])/5" office:value-type="float" office:value="1.08179" calcext:value-type="float">
            <text:p>1,08179</text:p>
          </table:table-cell>
          <table:table-cell table:formula="of:=([Red.E439]+[Red1.E439]+[Red2.E439]+[Red3.E439]+[Red4.E439])/5" office:value-type="float" office:value="-49.3897" calcext:value-type="float">
            <text:p>-49,3897</text:p>
          </table:table-cell>
        </table:table-row>
        <table:table-row table:style-name="ro1">
          <table:table-cell table:formula="of:=([Red.D440]+[Red1.D440]+[Red2.D440]+[Red3.D440]+[Red4.D440])/5" office:value-type="float" office:value="1.08426" calcext:value-type="float">
            <text:p>1,08426</text:p>
          </table:table-cell>
          <table:table-cell table:formula="of:=([Red.E440]+[Red1.E440]+[Red2.E440]+[Red3.E440]+[Red4.E440])/5" office:value-type="float" office:value="-50.9897" calcext:value-type="float">
            <text:p>-50,9897</text:p>
          </table:table-cell>
        </table:table-row>
        <table:table-row table:style-name="ro1">
          <table:table-cell table:formula="of:=([Red.D441]+[Red1.D441]+[Red2.D441]+[Red3.D441]+[Red4.D441])/5" office:value-type="float" office:value="1.08673" calcext:value-type="float">
            <text:p>1,08673</text:p>
          </table:table-cell>
          <table:table-cell table:formula="of:=([Red.E441]+[Red1.E441]+[Red2.E441]+[Red3.E441]+[Red4.E441])/5" office:value-type="float" office:value="-48.5897" calcext:value-type="float">
            <text:p>-48,5897</text:p>
          </table:table-cell>
        </table:table-row>
        <table:table-row table:style-name="ro1">
          <table:table-cell table:formula="of:=([Red.D442]+[Red1.D442]+[Red2.D442]+[Red3.D442]+[Red4.D442])/5" office:value-type="float" office:value="1.0892" calcext:value-type="float">
            <text:p>1,0892</text:p>
          </table:table-cell>
          <table:table-cell table:formula="of:=([Red.E442]+[Red1.E442]+[Red2.E442]+[Red3.E442]+[Red4.E442])/5" office:value-type="float" office:value="-51.6297" calcext:value-type="float">
            <text:p>-51,6297</text:p>
          </table:table-cell>
        </table:table-row>
        <table:table-row table:style-name="ro1">
          <table:table-cell table:formula="of:=([Red.D443]+[Red1.D443]+[Red2.D443]+[Red3.D443]+[Red4.D443])/5" office:value-type="float" office:value="1.09167" calcext:value-type="float">
            <text:p>1,09167</text:p>
          </table:table-cell>
          <table:table-cell table:formula="of:=([Red.E443]+[Red1.E443]+[Red2.E443]+[Red3.E443]+[Red4.E443])/5" office:value-type="float" office:value="-50.5097" calcext:value-type="float">
            <text:p>-50,5097</text:p>
          </table:table-cell>
        </table:table-row>
        <table:table-row table:style-name="ro1">
          <table:table-cell table:formula="of:=([Red.D444]+[Red1.D444]+[Red2.D444]+[Red3.D444]+[Red4.D444])/5" office:value-type="float" office:value="1.09414" calcext:value-type="float">
            <text:p>1,09414</text:p>
          </table:table-cell>
          <table:table-cell table:formula="of:=([Red.E444]+[Red1.E444]+[Red2.E444]+[Red3.E444]+[Red4.E444])/5" office:value-type="float" office:value="-54.1097" calcext:value-type="float">
            <text:p>-54,1097</text:p>
          </table:table-cell>
        </table:table-row>
        <table:table-row table:style-name="ro1">
          <table:table-cell table:formula="of:=([Red.D445]+[Red1.D445]+[Red2.D445]+[Red3.D445]+[Red4.D445])/5" office:value-type="float" office:value="1.09661" calcext:value-type="float">
            <text:p>1,09661</text:p>
          </table:table-cell>
          <table:table-cell table:formula="of:=([Red.E445]+[Red1.E445]+[Red2.E445]+[Red3.E445]+[Red4.E445])/5" office:value-type="float" office:value="-53.5497" calcext:value-type="float">
            <text:p>-53,5497</text:p>
          </table:table-cell>
        </table:table-row>
        <table:table-row table:style-name="ro1">
          <table:table-cell table:formula="of:=([Red.D446]+[Red1.D446]+[Red2.D446]+[Red3.D446]+[Red4.D446])/5" office:value-type="float" office:value="1.09908" calcext:value-type="float">
            <text:p>1,09908</text:p>
          </table:table-cell>
          <table:table-cell table:formula="of:=([Red.E446]+[Red1.E446]+[Red2.E446]+[Red3.E446]+[Red4.E446])/5" office:value-type="float" office:value="-53.7897" calcext:value-type="float">
            <text:p>-53,7897</text:p>
          </table:table-cell>
        </table:table-row>
        <table:table-row table:style-name="ro1">
          <table:table-cell table:formula="of:=([Red.D447]+[Red1.D447]+[Red2.D447]+[Red3.D447]+[Red4.D447])/5" office:value-type="float" office:value="1.10155" calcext:value-type="float">
            <text:p>1,10155</text:p>
          </table:table-cell>
          <table:table-cell table:formula="of:=([Red.E447]+[Red1.E447]+[Red2.E447]+[Red3.E447]+[Red4.E447])/5" office:value-type="float" office:value="-50.5897" calcext:value-type="float">
            <text:p>-50,5897</text:p>
          </table:table-cell>
        </table:table-row>
        <table:table-row table:style-name="ro1">
          <table:table-cell table:formula="of:=([Red.D448]+[Red1.D448]+[Red2.D448]+[Red3.D448]+[Red4.D448])/5" office:value-type="float" office:value="1.10402" calcext:value-type="float">
            <text:p>1,10402</text:p>
          </table:table-cell>
          <table:table-cell table:formula="of:=([Red.E448]+[Red1.E448]+[Red2.E448]+[Red3.E448]+[Red4.E448])/5" office:value-type="float" office:value="-50.3497" calcext:value-type="float">
            <text:p>-50,3497</text:p>
          </table:table-cell>
        </table:table-row>
        <table:table-row table:style-name="ro1">
          <table:table-cell table:formula="of:=([Red.D449]+[Red1.D449]+[Red2.D449]+[Red3.D449]+[Red4.D449])/5" office:value-type="float" office:value="1.10649" calcext:value-type="float">
            <text:p>1,10649</text:p>
          </table:table-cell>
          <table:table-cell table:formula="of:=([Red.E449]+[Red1.E449]+[Red2.E449]+[Red3.E449]+[Red4.E449])/5" office:value-type="float" office:value="-54.0297" calcext:value-type="float">
            <text:p>-54,0297</text:p>
          </table:table-cell>
        </table:table-row>
        <table:table-row table:style-name="ro1">
          <table:table-cell table:formula="of:=([Red.D450]+[Red1.D450]+[Red2.D450]+[Red3.D450]+[Red4.D450])/5" office:value-type="float" office:value="1.10896" calcext:value-type="float">
            <text:p>1,10896</text:p>
          </table:table-cell>
          <table:table-cell table:formula="of:=([Red.E450]+[Red1.E450]+[Red2.E450]+[Red3.E450]+[Red4.E450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451]+[Red1.D451]+[Red2.D451]+[Red3.D451]+[Red4.D451])/5" office:value-type="float" office:value="1.11143" calcext:value-type="float">
            <text:p>1,11143</text:p>
          </table:table-cell>
          <table:table-cell table:formula="of:=([Red.E451]+[Red1.E451]+[Red2.E451]+[Red3.E451]+[Red4.E451])/5" office:value-type="float" office:value="-52.9897" calcext:value-type="float">
            <text:p>-52,9897</text:p>
          </table:table-cell>
        </table:table-row>
        <table:table-row table:style-name="ro1">
          <table:table-cell table:formula="of:=([Red.D452]+[Red1.D452]+[Red2.D452]+[Red3.D452]+[Red4.D452])/5" office:value-type="float" office:value="1.1139" calcext:value-type="float">
            <text:p>1,1139</text:p>
          </table:table-cell>
          <table:table-cell table:formula="of:=([Red.E452]+[Red1.E452]+[Red2.E452]+[Red3.E452]+[Red4.E452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453]+[Red1.D453]+[Red2.D453]+[Red3.D453]+[Red4.D453])/5" office:value-type="float" office:value="1.11637" calcext:value-type="float">
            <text:p>1,11637</text:p>
          </table:table-cell>
          <table:table-cell table:formula="of:=([Red.E453]+[Red1.E453]+[Red2.E453]+[Red3.E453]+[Red4.E453])/5" office:value-type="float" office:value="-59.9497" calcext:value-type="float">
            <text:p>-59,9497</text:p>
          </table:table-cell>
        </table:table-row>
        <table:table-row table:style-name="ro1">
          <table:table-cell table:formula="of:=([Red.D454]+[Red1.D454]+[Red2.D454]+[Red3.D454]+[Red4.D454])/5" office:value-type="float" office:value="1.11884" calcext:value-type="float">
            <text:p>1,11884</text:p>
          </table:table-cell>
          <table:table-cell table:formula="of:=([Red.E454]+[Red1.E454]+[Red2.E454]+[Red3.E454]+[Red4.E454])/5" office:value-type="float" office:value="-52.6697" calcext:value-type="float">
            <text:p>-52,6697</text:p>
          </table:table-cell>
        </table:table-row>
        <table:table-row table:style-name="ro1">
          <table:table-cell table:formula="of:=([Red.D455]+[Red1.D455]+[Red2.D455]+[Red3.D455]+[Red4.D455])/5" office:value-type="float" office:value="1.12131" calcext:value-type="float">
            <text:p>1,12131</text:p>
          </table:table-cell>
          <table:table-cell table:formula="of:=([Red.E455]+[Red1.E455]+[Red2.E455]+[Red3.E455]+[Red4.E455])/5" office:value-type="float" office:value="-52.6697" calcext:value-type="float">
            <text:p>-52,6697</text:p>
          </table:table-cell>
        </table:table-row>
        <table:table-row table:style-name="ro1">
          <table:table-cell table:formula="of:=([Red.D456]+[Red1.D456]+[Red2.D456]+[Red3.D456]+[Red4.D456])/5" office:value-type="float" office:value="1.12378" calcext:value-type="float">
            <text:p>1,12378</text:p>
          </table:table-cell>
          <table:table-cell table:formula="of:=([Red.E456]+[Red1.E456]+[Red2.E456]+[Red3.E456]+[Red4.E456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457]+[Red1.D457]+[Red2.D457]+[Red3.D457]+[Red4.D457])/5" office:value-type="float" office:value="1.12625" calcext:value-type="float">
            <text:p>1,12625</text:p>
          </table:table-cell>
          <table:table-cell table:formula="of:=([Red.E457]+[Red1.E457]+[Red2.E457]+[Red3.E457]+[Red4.E457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458]+[Red1.D458]+[Red2.D458]+[Red3.D458]+[Red4.D458])/5" office:value-type="float" office:value="1.12872" calcext:value-type="float">
            <text:p>1,12872</text:p>
          </table:table-cell>
          <table:table-cell table:formula="of:=([Red.E458]+[Red1.E458]+[Red2.E458]+[Red3.E458]+[Red4.E458])/5" office:value-type="float" office:value="-55.5497" calcext:value-type="float">
            <text:p>-55,5497</text:p>
          </table:table-cell>
        </table:table-row>
        <table:table-row table:style-name="ro1">
          <table:table-cell table:formula="of:=([Red.D459]+[Red1.D459]+[Red2.D459]+[Red3.D459]+[Red4.D459])/5" office:value-type="float" office:value="1.13119" calcext:value-type="float">
            <text:p>1,13119</text:p>
          </table:table-cell>
          <table:table-cell table:formula="of:=([Red.E459]+[Red1.E459]+[Red2.E459]+[Red3.E459]+[Red4.E459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460]+[Red1.D460]+[Red2.D460]+[Red3.D460]+[Red4.D460])/5" office:value-type="float" office:value="1.13366" calcext:value-type="float">
            <text:p>1,13366</text:p>
          </table:table-cell>
          <table:table-cell table:formula="of:=([Red.E460]+[Red1.E460]+[Red2.E460]+[Red3.E460]+[Red4.E460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461]+[Red1.D461]+[Red2.D461]+[Red3.D461]+[Red4.D461])/5" office:value-type="float" office:value="1.13613" calcext:value-type="float">
            <text:p>1,13613</text:p>
          </table:table-cell>
          <table:table-cell table:formula="of:=([Red.E461]+[Red1.E461]+[Red2.E461]+[Red3.E461]+[Red4.E461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462]+[Red1.D462]+[Red2.D462]+[Red3.D462]+[Red4.D462])/5" office:value-type="float" office:value="1.1386" calcext:value-type="float">
            <text:p>1,1386</text:p>
          </table:table-cell>
          <table:table-cell table:formula="of:=([Red.E462]+[Red1.E462]+[Red2.E462]+[Red3.E462]+[Red4.E462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463]+[Red1.D463]+[Red2.D463]+[Red3.D463]+[Red4.D463])/5" office:value-type="float" office:value="1.14107" calcext:value-type="float">
            <text:p>1,14107</text:p>
          </table:table-cell>
          <table:table-cell table:formula="of:=([Red.E463]+[Red1.E463]+[Red2.E463]+[Red3.E463]+[Red4.E463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464]+[Red1.D464]+[Red2.D464]+[Red3.D464]+[Red4.D464])/5" office:value-type="float" office:value="1.14354" calcext:value-type="float">
            <text:p>1,14354</text:p>
          </table:table-cell>
          <table:table-cell table:formula="of:=([Red.E464]+[Red1.E464]+[Red2.E464]+[Red3.E464]+[Red4.E464])/5" office:value-type="float" office:value="-53.7897" calcext:value-type="float">
            <text:p>-53,7897</text:p>
          </table:table-cell>
        </table:table-row>
        <table:table-row table:style-name="ro1">
          <table:table-cell table:formula="of:=([Red.D465]+[Red1.D465]+[Red2.D465]+[Red3.D465]+[Red4.D465])/5" office:value-type="float" office:value="1.14601" calcext:value-type="float">
            <text:p>1,14601</text:p>
          </table:table-cell>
          <table:table-cell table:formula="of:=([Red.E465]+[Red1.E465]+[Red2.E465]+[Red3.E465]+[Red4.E465])/5" office:value-type="float" office:value="-55.5497" calcext:value-type="float">
            <text:p>-55,5497</text:p>
          </table:table-cell>
        </table:table-row>
        <table:table-row table:style-name="ro1">
          <table:table-cell table:formula="of:=([Red.D466]+[Red1.D466]+[Red2.D466]+[Red3.D466]+[Red4.D466])/5" office:value-type="float" office:value="1.14848" calcext:value-type="float">
            <text:p>1,14848</text:p>
          </table:table-cell>
          <table:table-cell table:formula="of:=([Red.E466]+[Red1.E466]+[Red2.E466]+[Red3.E466]+[Red4.E466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467]+[Red1.D467]+[Red2.D467]+[Red3.D467]+[Red4.D467])/5" office:value-type="float" office:value="1.15095" calcext:value-type="float">
            <text:p>1,15095</text:p>
          </table:table-cell>
          <table:table-cell table:formula="of:=([Red.E467]+[Red1.E467]+[Red2.E467]+[Red3.E467]+[Red4.E467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468]+[Red1.D468]+[Red2.D468]+[Red3.D468]+[Red4.D468])/5" office:value-type="float" office:value="1.15342" calcext:value-type="float">
            <text:p>1,15342</text:p>
          </table:table-cell>
          <table:table-cell table:formula="of:=([Red.E468]+[Red1.E468]+[Red2.E468]+[Red3.E468]+[Red4.E468])/5" office:value-type="float" office:value="-53.4697" calcext:value-type="float">
            <text:p>-53,4697</text:p>
          </table:table-cell>
        </table:table-row>
        <table:table-row table:style-name="ro1">
          <table:table-cell table:formula="of:=([Red.D469]+[Red1.D469]+[Red2.D469]+[Red3.D469]+[Red4.D469])/5" office:value-type="float" office:value="1.15589" calcext:value-type="float">
            <text:p>1,15589</text:p>
          </table:table-cell>
          <table:table-cell table:formula="of:=([Red.E469]+[Red1.E469]+[Red2.E469]+[Red3.E469]+[Red4.E469])/5" office:value-type="float" office:value="-52.8297" calcext:value-type="float">
            <text:p>-52,8297</text:p>
          </table:table-cell>
        </table:table-row>
        <table:table-row table:style-name="ro1">
          <table:table-cell table:formula="of:=([Red.D470]+[Red1.D470]+[Red2.D470]+[Red3.D470]+[Red4.D470])/5" office:value-type="float" office:value="1.15836" calcext:value-type="float">
            <text:p>1,15836</text:p>
          </table:table-cell>
          <table:table-cell table:formula="of:=([Red.E470]+[Red1.E470]+[Red2.E470]+[Red3.E470]+[Red4.E470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471]+[Red1.D471]+[Red2.D471]+[Red3.D471]+[Red4.D471])/5" office:value-type="float" office:value="1.16083" calcext:value-type="float">
            <text:p>1,16083</text:p>
          </table:table-cell>
          <table:table-cell table:formula="of:=([Red.E471]+[Red1.E471]+[Red2.E471]+[Red3.E471]+[Red4.E471])/5" office:value-type="float" office:value="-56.1097" calcext:value-type="float">
            <text:p>-56,1097</text:p>
          </table:table-cell>
        </table:table-row>
        <table:table-row table:style-name="ro1">
          <table:table-cell table:formula="of:=([Red.D472]+[Red1.D472]+[Red2.D472]+[Red3.D472]+[Red4.D472])/5" office:value-type="float" office:value="1.1633" calcext:value-type="float">
            <text:p>1,1633</text:p>
          </table:table-cell>
          <table:table-cell table:formula="of:=([Red.E472]+[Red1.E472]+[Red2.E472]+[Red3.E472]+[Red4.E472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473]+[Red1.D473]+[Red2.D473]+[Red3.D473]+[Red4.D473])/5" office:value-type="float" office:value="1.16577" calcext:value-type="float">
            <text:p>1,16577</text:p>
          </table:table-cell>
          <table:table-cell table:formula="of:=([Red.E473]+[Red1.E473]+[Red2.E473]+[Red3.E473]+[Red4.E473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474]+[Red1.D474]+[Red2.D474]+[Red3.D474]+[Red4.D474])/5" office:value-type="float" office:value="1.16824" calcext:value-type="float">
            <text:p>1,16824</text:p>
          </table:table-cell>
          <table:table-cell table:formula="of:=([Red.E474]+[Red1.E474]+[Red2.E474]+[Red3.E474]+[Red4.E474])/5" office:value-type="float" office:value="-52.1097" calcext:value-type="float">
            <text:p>-52,1097</text:p>
          </table:table-cell>
        </table:table-row>
        <table:table-row table:style-name="ro1">
          <table:table-cell table:formula="of:=([Red.D475]+[Red1.D475]+[Red2.D475]+[Red3.D475]+[Red4.D475])/5" office:value-type="float" office:value="1.17071" calcext:value-type="float">
            <text:p>1,17071</text:p>
          </table:table-cell>
          <table:table-cell table:formula="of:=([Red.E475]+[Red1.E475]+[Red2.E475]+[Red3.E475]+[Red4.E475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476]+[Red1.D476]+[Red2.D476]+[Red3.D476]+[Red4.D476])/5" office:value-type="float" office:value="1.17318" calcext:value-type="float">
            <text:p>1,17318</text:p>
          </table:table-cell>
          <table:table-cell table:formula="of:=([Red.E476]+[Red1.E476]+[Red2.E476]+[Red3.E476]+[Red4.E476])/5" office:value-type="float" office:value="-53.1497" calcext:value-type="float">
            <text:p>-53,1497</text:p>
          </table:table-cell>
        </table:table-row>
        <table:table-row table:style-name="ro1">
          <table:table-cell table:formula="of:=([Red.D477]+[Red1.D477]+[Red2.D477]+[Red3.D477]+[Red4.D477])/5" office:value-type="float" office:value="1.17565" calcext:value-type="float">
            <text:p>1,17565</text:p>
          </table:table-cell>
          <table:table-cell table:formula="of:=([Red.E477]+[Red1.E477]+[Red2.E477]+[Red3.E477]+[Red4.E477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478]+[Red1.D478]+[Red2.D478]+[Red3.D478]+[Red4.D478])/5" office:value-type="float" office:value="1.17812" calcext:value-type="float">
            <text:p>1,17812</text:p>
          </table:table-cell>
          <table:table-cell table:formula="of:=([Red.E478]+[Red1.E478]+[Red2.E478]+[Red3.E478]+[Red4.E478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479]+[Red1.D479]+[Red2.D479]+[Red3.D479]+[Red4.D479])/5" office:value-type="float" office:value="1.18059" calcext:value-type="float">
            <text:p>1,18059</text:p>
          </table:table-cell>
          <table:table-cell table:formula="of:=([Red.E479]+[Red1.E479]+[Red2.E479]+[Red3.E479]+[Red4.E479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480]+[Red1.D480]+[Red2.D480]+[Red3.D480]+[Red4.D480])/5" office:value-type="float" office:value="1.18306" calcext:value-type="float">
            <text:p>1,18306</text:p>
          </table:table-cell>
          <table:table-cell table:formula="of:=([Red.E480]+[Red1.E480]+[Red2.E480]+[Red3.E480]+[Red4.E480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481]+[Red1.D481]+[Red2.D481]+[Red3.D481]+[Red4.D481])/5" office:value-type="float" office:value="1.18553" calcext:value-type="float">
            <text:p>1,18553</text:p>
          </table:table-cell>
          <table:table-cell table:formula="of:=([Red.E481]+[Red1.E481]+[Red2.E481]+[Red3.E481]+[Red4.E481])/5" office:value-type="float" office:value="-55.6297" calcext:value-type="float">
            <text:p>-55,6297</text:p>
          </table:table-cell>
        </table:table-row>
        <table:table-row table:style-name="ro1">
          <table:table-cell table:formula="of:=([Red.D482]+[Red1.D482]+[Red2.D482]+[Red3.D482]+[Red4.D482])/5" office:value-type="float" office:value="1.188" calcext:value-type="float">
            <text:p>1,188</text:p>
          </table:table-cell>
          <table:table-cell table:formula="of:=([Red.E482]+[Red1.E482]+[Red2.E482]+[Red3.E482]+[Red4.E482])/5" office:value-type="float" office:value="-54.1097" calcext:value-type="float">
            <text:p>-54,1097</text:p>
          </table:table-cell>
        </table:table-row>
        <table:table-row table:style-name="ro1">
          <table:table-cell table:formula="of:=([Red.D483]+[Red1.D483]+[Red2.D483]+[Red3.D483]+[Red4.D483])/5" office:value-type="float" office:value="1.19047" calcext:value-type="float">
            <text:p>1,19047</text:p>
          </table:table-cell>
          <table:table-cell table:formula="of:=([Red.E483]+[Red1.E483]+[Red2.E483]+[Red3.E483]+[Red4.E483])/5" office:value-type="float" office:value="-52.0297" calcext:value-type="float">
            <text:p>-52,0297</text:p>
          </table:table-cell>
        </table:table-row>
        <table:table-row table:style-name="ro1">
          <table:table-cell table:formula="of:=([Red.D484]+[Red1.D484]+[Red2.D484]+[Red3.D484]+[Red4.D484])/5" office:value-type="float" office:value="1.19294" calcext:value-type="float">
            <text:p>1,19294</text:p>
          </table:table-cell>
          <table:table-cell table:formula="of:=([Red.E484]+[Red1.E484]+[Red2.E484]+[Red3.E484]+[Red4.E484])/5" office:value-type="float" office:value="-56.5097" calcext:value-type="float">
            <text:p>-56,5097</text:p>
          </table:table-cell>
        </table:table-row>
        <table:table-row table:style-name="ro1">
          <table:table-cell table:formula="of:=([Red.D485]+[Red1.D485]+[Red2.D485]+[Red3.D485]+[Red4.D485])/5" office:value-type="float" office:value="1.19541" calcext:value-type="float">
            <text:p>1,19541</text:p>
          </table:table-cell>
          <table:table-cell table:formula="of:=([Red.E485]+[Red1.E485]+[Red2.E485]+[Red3.E485]+[Red4.E485])/5" office:value-type="float" office:value="-53.7897" calcext:value-type="float">
            <text:p>-53,7897</text:p>
          </table:table-cell>
        </table:table-row>
        <table:table-row table:style-name="ro1">
          <table:table-cell table:formula="of:=([Red.D486]+[Red1.D486]+[Red2.D486]+[Red3.D486]+[Red4.D486])/5" office:value-type="float" office:value="1.19788" calcext:value-type="float">
            <text:p>1,19788</text:p>
          </table:table-cell>
          <table:table-cell table:formula="of:=([Red.E486]+[Red1.E486]+[Red2.E486]+[Red3.E486]+[Red4.E486])/5" office:value-type="float" office:value="-55.3897" calcext:value-type="float">
            <text:p>-55,3897</text:p>
          </table:table-cell>
        </table:table-row>
        <table:table-row table:style-name="ro1">
          <table:table-cell table:formula="of:=([Red.D487]+[Red1.D487]+[Red2.D487]+[Red3.D487]+[Red4.D487])/5" office:value-type="float" office:value="1.20035" calcext:value-type="float">
            <text:p>1,20035</text:p>
          </table:table-cell>
          <table:table-cell table:formula="of:=([Red.E487]+[Red1.E487]+[Red2.E487]+[Red3.E487]+[Red4.E487])/5" office:value-type="float" office:value="-52.9097" calcext:value-type="float">
            <text:p>-52,9097</text:p>
          </table:table-cell>
        </table:table-row>
        <table:table-row table:style-name="ro1">
          <table:table-cell table:formula="of:=([Red.D488]+[Red1.D488]+[Red2.D488]+[Red3.D488]+[Red4.D488])/5" office:value-type="float" office:value="1.20282" calcext:value-type="float">
            <text:p>1,20282</text:p>
          </table:table-cell>
          <table:table-cell table:formula="of:=([Red.E488]+[Red1.E488]+[Red2.E488]+[Red3.E488]+[Red4.E488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489]+[Red1.D489]+[Red2.D489]+[Red3.D489]+[Red4.D489])/5" office:value-type="float" office:value="1.20529" calcext:value-type="float">
            <text:p>1,20529</text:p>
          </table:table-cell>
          <table:table-cell table:formula="of:=([Red.E489]+[Red1.E489]+[Red2.E489]+[Red3.E489]+[Red4.E489])/5" office:value-type="float" office:value="-54.2697" calcext:value-type="float">
            <text:p>-54,2697</text:p>
          </table:table-cell>
        </table:table-row>
        <table:table-row table:style-name="ro1">
          <table:table-cell table:formula="of:=([Red.D490]+[Red1.D490]+[Red2.D490]+[Red3.D490]+[Red4.D490])/5" office:value-type="float" office:value="1.20776" calcext:value-type="float">
            <text:p>1,20776</text:p>
          </table:table-cell>
          <table:table-cell table:formula="of:=([Red.E490]+[Red1.E490]+[Red2.E490]+[Red3.E490]+[Red4.E490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491]+[Red1.D491]+[Red2.D491]+[Red3.D491]+[Red4.D491])/5" office:value-type="float" office:value="1.21023" calcext:value-type="float">
            <text:p>1,21023</text:p>
          </table:table-cell>
          <table:table-cell table:formula="of:=([Red.E491]+[Red1.E491]+[Red2.E491]+[Red3.E491]+[Red4.E491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492]+[Red1.D492]+[Red2.D492]+[Red3.D492]+[Red4.D492])/5" office:value-type="float" office:value="1.2127" calcext:value-type="float">
            <text:p>1,2127</text:p>
          </table:table-cell>
          <table:table-cell table:formula="of:=([Red.E492]+[Red1.E492]+[Red2.E492]+[Red3.E492]+[Red4.E492])/5" office:value-type="float" office:value="-55.3897" calcext:value-type="float">
            <text:p>-55,3897</text:p>
          </table:table-cell>
        </table:table-row>
        <table:table-row table:style-name="ro1">
          <table:table-cell table:formula="of:=([Red.D493]+[Red1.D493]+[Red2.D493]+[Red3.D493]+[Red4.D493])/5" office:value-type="float" office:value="1.21517" calcext:value-type="float">
            <text:p>1,21517</text:p>
          </table:table-cell>
          <table:table-cell table:formula="of:=([Red.E493]+[Red1.E493]+[Red2.E493]+[Red3.E493]+[Red4.E493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494]+[Red1.D494]+[Red2.D494]+[Red3.D494]+[Red4.D494])/5" office:value-type="float" office:value="1.21764" calcext:value-type="float">
            <text:p>1,21764</text:p>
          </table:table-cell>
          <table:table-cell table:formula="of:=([Red.E494]+[Red1.E494]+[Red2.E494]+[Red3.E494]+[Red4.E494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495]+[Red1.D495]+[Red2.D495]+[Red3.D495]+[Red4.D495])/5" office:value-type="float" office:value="1.22011" calcext:value-type="float">
            <text:p>1,22011</text:p>
          </table:table-cell>
          <table:table-cell table:formula="of:=([Red.E495]+[Red1.E495]+[Red2.E495]+[Red3.E495]+[Red4.E495])/5" office:value-type="float" office:value="-60.9897" calcext:value-type="float">
            <text:p>-60,9897</text:p>
          </table:table-cell>
        </table:table-row>
        <table:table-row table:style-name="ro1">
          <table:table-cell table:formula="of:=([Red.D496]+[Red1.D496]+[Red2.D496]+[Red3.D496]+[Red4.D496])/5" office:value-type="float" office:value="1.22258" calcext:value-type="float">
            <text:p>1,22258</text:p>
          </table:table-cell>
          <table:table-cell table:formula="of:=([Red.E496]+[Red1.E496]+[Red2.E496]+[Red3.E496]+[Red4.E496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497]+[Red1.D497]+[Red2.D497]+[Red3.D497]+[Red4.D497])/5" office:value-type="float" office:value="1.22505" calcext:value-type="float">
            <text:p>1,22505</text:p>
          </table:table-cell>
          <table:table-cell table:formula="of:=([Red.E497]+[Red1.E497]+[Red2.E497]+[Red3.E497]+[Red4.E497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498]+[Red1.D498]+[Red2.D498]+[Red3.D498]+[Red4.D498])/5" office:value-type="float" office:value="1.22752" calcext:value-type="float">
            <text:p>1,22752</text:p>
          </table:table-cell>
          <table:table-cell table:formula="of:=([Red.E498]+[Red1.E498]+[Red2.E498]+[Red3.E498]+[Red4.E498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499]+[Red1.D499]+[Red2.D499]+[Red3.D499]+[Red4.D499])/5" office:value-type="float" office:value="1.22999" calcext:value-type="float">
            <text:p>1,22999</text:p>
          </table:table-cell>
          <table:table-cell table:formula="of:=([Red.E499]+[Red1.E499]+[Red2.E499]+[Red3.E499]+[Red4.E499])/5" office:value-type="float" office:value="-57.3097" calcext:value-type="float">
            <text:p>-57,3097</text:p>
          </table:table-cell>
        </table:table-row>
        <table:table-row table:style-name="ro1">
          <table:table-cell table:formula="of:=([Red.D500]+[Red1.D500]+[Red2.D500]+[Red3.D500]+[Red4.D500])/5" office:value-type="float" office:value="1.23246" calcext:value-type="float">
            <text:p>1,23246</text:p>
          </table:table-cell>
          <table:table-cell table:formula="of:=([Red.E500]+[Red1.E500]+[Red2.E500]+[Red3.E500]+[Red4.E500])/5" office:value-type="float" office:value="-61.7097" calcext:value-type="float">
            <text:p>-61,7097</text:p>
          </table:table-cell>
        </table:table-row>
        <table:table-row table:style-name="ro1">
          <table:table-cell table:formula="of:=([Red.D501]+[Red1.D501]+[Red2.D501]+[Red3.D501]+[Red4.D501])/5" office:value-type="float" office:value="1.23493" calcext:value-type="float">
            <text:p>1,23493</text:p>
          </table:table-cell>
          <table:table-cell table:formula="of:=([Red.E501]+[Red1.E501]+[Red2.E501]+[Red3.E501]+[Red4.E501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502]+[Red1.D502]+[Red2.D502]+[Red3.D502]+[Red4.D502])/5" office:value-type="float" office:value="1.2374" calcext:value-type="float">
            <text:p>1,2374</text:p>
          </table:table-cell>
          <table:table-cell table:formula="of:=([Red.E502]+[Red1.E502]+[Red2.E502]+[Red3.E502]+[Red4.E502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503]+[Red1.D503]+[Red2.D503]+[Red3.D503]+[Red4.D503])/5" office:value-type="float" office:value="1.23987" calcext:value-type="float">
            <text:p>1,23987</text:p>
          </table:table-cell>
          <table:table-cell table:formula="of:=([Red.E503]+[Red1.E503]+[Red2.E503]+[Red3.E503]+[Red4.E503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504]+[Red1.D504]+[Red2.D504]+[Red3.D504]+[Red4.D504])/5" office:value-type="float" office:value="1.24234" calcext:value-type="float">
            <text:p>1,24234</text:p>
          </table:table-cell>
          <table:table-cell table:formula="of:=([Red.E504]+[Red1.E504]+[Red2.E504]+[Red3.E504]+[Red4.E504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505]+[Red1.D505]+[Red2.D505]+[Red3.D505]+[Red4.D505])/5" office:value-type="float" office:value="1.24481" calcext:value-type="float">
            <text:p>1,24481</text:p>
          </table:table-cell>
          <table:table-cell table:formula="of:=([Red.E505]+[Red1.E505]+[Red2.E505]+[Red3.E505]+[Red4.E505])/5" office:value-type="float" office:value="-53.6297" calcext:value-type="float">
            <text:p>-53,6297</text:p>
          </table:table-cell>
        </table:table-row>
        <table:table-row table:style-name="ro1">
          <table:table-cell table:formula="of:=([Red.D506]+[Red1.D506]+[Red2.D506]+[Red3.D506]+[Red4.D506])/5" office:value-type="float" office:value="1.24728" calcext:value-type="float">
            <text:p>1,24728</text:p>
          </table:table-cell>
          <table:table-cell table:formula="of:=([Red.E506]+[Red1.E506]+[Red2.E506]+[Red3.E506]+[Red4.E506])/5" office:value-type="float" office:value="-52.5897" calcext:value-type="float">
            <text:p>-52,5897</text:p>
          </table:table-cell>
        </table:table-row>
        <table:table-row table:style-name="ro1">
          <table:table-cell table:formula="of:=([Red.D507]+[Red1.D507]+[Red2.D507]+[Red3.D507]+[Red4.D507])/5" office:value-type="float" office:value="1.24975" calcext:value-type="float">
            <text:p>1,24975</text:p>
          </table:table-cell>
          <table:table-cell table:formula="of:=([Red.E507]+[Red1.E507]+[Red2.E507]+[Red3.E507]+[Red4.E507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508]+[Red1.D508]+[Red2.D508]+[Red3.D508]+[Red4.D508])/5" office:value-type="float" office:value="1.25222" calcext:value-type="float">
            <text:p>1,25222</text:p>
          </table:table-cell>
          <table:table-cell table:formula="of:=([Red.E508]+[Red1.E508]+[Red2.E508]+[Red3.E508]+[Red4.E508])/5" office:value-type="float" office:value="-52.5897" calcext:value-type="float">
            <text:p>-52,5897</text:p>
          </table:table-cell>
        </table:table-row>
        <table:table-row table:style-name="ro1">
          <table:table-cell table:formula="of:=([Red.D509]+[Red1.D509]+[Red2.D509]+[Red3.D509]+[Red4.D509])/5" office:value-type="float" office:value="1.25469" calcext:value-type="float">
            <text:p>1,25469</text:p>
          </table:table-cell>
          <table:table-cell table:formula="of:=([Red.E509]+[Red1.E509]+[Red2.E509]+[Red3.E509]+[Red4.E509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510]+[Red1.D510]+[Red2.D510]+[Red3.D510]+[Red4.D510])/5" office:value-type="float" office:value="1.25716" calcext:value-type="float">
            <text:p>1,25716</text:p>
          </table:table-cell>
          <table:table-cell table:formula="of:=([Red.E510]+[Red1.E510]+[Red2.E510]+[Red3.E510]+[Red4.E510])/5" office:value-type="float" office:value="-59.7097" calcext:value-type="float">
            <text:p>-59,7097</text:p>
          </table:table-cell>
        </table:table-row>
        <table:table-row table:style-name="ro1">
          <table:table-cell table:formula="of:=([Red.D511]+[Red1.D511]+[Red2.D511]+[Red3.D511]+[Red4.D511])/5" office:value-type="float" office:value="1.25963" calcext:value-type="float">
            <text:p>1,25963</text:p>
          </table:table-cell>
          <table:table-cell table:formula="of:=([Red.E511]+[Red1.E511]+[Red2.E511]+[Red3.E511]+[Red4.E511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512]+[Red1.D512]+[Red2.D512]+[Red3.D512]+[Red4.D512])/5" office:value-type="float" office:value="1.2621" calcext:value-type="float">
            <text:p>1,2621</text:p>
          </table:table-cell>
          <table:table-cell table:formula="of:=([Red.E512]+[Red1.E512]+[Red2.E512]+[Red3.E512]+[Red4.E512])/5" office:value-type="float" office:value="-56.5097" calcext:value-type="float">
            <text:p>-56,5097</text:p>
          </table:table-cell>
        </table:table-row>
        <table:table-row table:style-name="ro1">
          <table:table-cell table:formula="of:=([Red.D513]+[Red1.D513]+[Red2.D513]+[Red3.D513]+[Red4.D513])/5" office:value-type="float" office:value="1.26457" calcext:value-type="float">
            <text:p>1,26457</text:p>
          </table:table-cell>
          <table:table-cell table:formula="of:=([Red.E513]+[Red1.E513]+[Red2.E513]+[Red3.E513]+[Red4.E513])/5" office:value-type="float" office:value="-54.8297" calcext:value-type="float">
            <text:p>-54,8297</text:p>
          </table:table-cell>
        </table:table-row>
        <table:table-row table:style-name="ro1">
          <table:table-cell table:formula="of:=([Red.D514]+[Red1.D514]+[Red2.D514]+[Red3.D514]+[Red4.D514])/5" office:value-type="float" office:value="1.26704" calcext:value-type="float">
            <text:p>1,26704</text:p>
          </table:table-cell>
          <table:table-cell table:formula="of:=([Red.E514]+[Red1.E514]+[Red2.E514]+[Red3.E514]+[Red4.E514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515]+[Red1.D515]+[Red2.D515]+[Red3.D515]+[Red4.D515])/5" office:value-type="float" office:value="1.26951" calcext:value-type="float">
            <text:p>1,26951</text:p>
          </table:table-cell>
          <table:table-cell table:formula="of:=([Red.E515]+[Red1.E515]+[Red2.E515]+[Red3.E515]+[Red4.E515])/5" office:value-type="float" office:value="-53.8697" calcext:value-type="float">
            <text:p>-53,8697</text:p>
          </table:table-cell>
        </table:table-row>
        <table:table-row table:style-name="ro1">
          <table:table-cell table:formula="of:=([Red.D516]+[Red1.D516]+[Red2.D516]+[Red3.D516]+[Red4.D516])/5" office:value-type="float" office:value="1.27198" calcext:value-type="float">
            <text:p>1,27198</text:p>
          </table:table-cell>
          <table:table-cell table:formula="of:=([Red.E516]+[Red1.E516]+[Red2.E516]+[Red3.E516]+[Red4.E516])/5" office:value-type="float" office:value="-55.6297" calcext:value-type="float">
            <text:p>-55,6297</text:p>
          </table:table-cell>
        </table:table-row>
        <table:table-row table:style-name="ro1">
          <table:table-cell table:formula="of:=([Red.D517]+[Red1.D517]+[Red2.D517]+[Red3.D517]+[Red4.D517])/5" office:value-type="float" office:value="1.27445" calcext:value-type="float">
            <text:p>1,27445</text:p>
          </table:table-cell>
          <table:table-cell table:formula="of:=([Red.E517]+[Red1.E517]+[Red2.E517]+[Red3.E517]+[Red4.E517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518]+[Red1.D518]+[Red2.D518]+[Red3.D518]+[Red4.D518])/5" office:value-type="float" office:value="1.27692" calcext:value-type="float">
            <text:p>1,27692</text:p>
          </table:table-cell>
          <table:table-cell table:formula="of:=([Red.E518]+[Red1.E518]+[Red2.E518]+[Red3.E518]+[Red4.E518])/5" office:value-type="float" office:value="-60.9897" calcext:value-type="float">
            <text:p>-60,9897</text:p>
          </table:table-cell>
        </table:table-row>
        <table:table-row table:style-name="ro1">
          <table:table-cell table:formula="of:=([Red.D519]+[Red1.D519]+[Red2.D519]+[Red3.D519]+[Red4.D519])/5" office:value-type="float" office:value="1.27939" calcext:value-type="float">
            <text:p>1,27939</text:p>
          </table:table-cell>
          <table:table-cell table:formula="of:=([Red.E519]+[Red1.E519]+[Red2.E519]+[Red3.E519]+[Red4.E519])/5" office:value-type="float" office:value="-62.1097" calcext:value-type="float">
            <text:p>-62,1097</text:p>
          </table:table-cell>
        </table:table-row>
        <table:table-row table:style-name="ro1">
          <table:table-cell table:formula="of:=([Red.D520]+[Red1.D520]+[Red2.D520]+[Red3.D520]+[Red4.D520])/5" office:value-type="float" office:value="1.28186" calcext:value-type="float">
            <text:p>1,28186</text:p>
          </table:table-cell>
          <table:table-cell table:formula="of:=([Red.E520]+[Red1.E520]+[Red2.E520]+[Red3.E520]+[Red4.E520])/5" office:value-type="float" office:value="-60.6697" calcext:value-type="float">
            <text:p>-60,6697</text:p>
          </table:table-cell>
        </table:table-row>
        <table:table-row table:style-name="ro1">
          <table:table-cell table:formula="of:=([Red.D521]+[Red1.D521]+[Red2.D521]+[Red3.D521]+[Red4.D521])/5" office:value-type="float" office:value="1.28433" calcext:value-type="float">
            <text:p>1,28433</text:p>
          </table:table-cell>
          <table:table-cell table:formula="of:=([Red.E521]+[Red1.E521]+[Red2.E521]+[Red3.E521]+[Red4.E521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522]+[Red1.D522]+[Red2.D522]+[Red3.D522]+[Red4.D522])/5" office:value-type="float" office:value="1.2868" calcext:value-type="float">
            <text:p>1,2868</text:p>
          </table:table-cell>
          <table:table-cell table:formula="of:=([Red.E522]+[Red1.E522]+[Red2.E522]+[Red3.E522]+[Red4.E522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523]+[Red1.D523]+[Red2.D523]+[Red3.D523]+[Red4.D523])/5" office:value-type="float" office:value="1.28927" calcext:value-type="float">
            <text:p>1,28927</text:p>
          </table:table-cell>
          <table:table-cell table:formula="of:=([Red.E523]+[Red1.E523]+[Red2.E523]+[Red3.E523]+[Red4.E523])/5" office:value-type="float" office:value="-53.7097" calcext:value-type="float">
            <text:p>-53,7097</text:p>
          </table:table-cell>
        </table:table-row>
        <table:table-row table:style-name="ro1">
          <table:table-cell table:formula="of:=([Red.D524]+[Red1.D524]+[Red2.D524]+[Red3.D524]+[Red4.D524])/5" office:value-type="float" office:value="1.29174" calcext:value-type="float">
            <text:p>1,29174</text:p>
          </table:table-cell>
          <table:table-cell table:formula="of:=([Red.E524]+[Red1.E524]+[Red2.E524]+[Red3.E524]+[Red4.E524])/5" office:value-type="float" office:value="-55.3897" calcext:value-type="float">
            <text:p>-55,3897</text:p>
          </table:table-cell>
        </table:table-row>
        <table:table-row table:style-name="ro1">
          <table:table-cell table:formula="of:=([Red.D525]+[Red1.D525]+[Red2.D525]+[Red3.D525]+[Red4.D525])/5" office:value-type="float" office:value="1.29421" calcext:value-type="float">
            <text:p>1,29421</text:p>
          </table:table-cell>
          <table:table-cell table:formula="of:=([Red.E525]+[Red1.E525]+[Red2.E525]+[Red3.E525]+[Red4.E525])/5" office:value-type="float" office:value="-53.6297" calcext:value-type="float">
            <text:p>-53,6297</text:p>
          </table:table-cell>
        </table:table-row>
        <table:table-row table:style-name="ro1">
          <table:table-cell table:formula="of:=([Red.D526]+[Red1.D526]+[Red2.D526]+[Red3.D526]+[Red4.D526])/5" office:value-type="float" office:value="1.29668" calcext:value-type="float">
            <text:p>1,29668</text:p>
          </table:table-cell>
          <table:table-cell table:formula="of:=([Red.E526]+[Red1.E526]+[Red2.E526]+[Red3.E526]+[Red4.E526])/5" office:value-type="float" office:value="-54.8297" calcext:value-type="float">
            <text:p>-54,8297</text:p>
          </table:table-cell>
        </table:table-row>
        <table:table-row table:style-name="ro1">
          <table:table-cell table:formula="of:=([Red.D527]+[Red1.D527]+[Red2.D527]+[Red3.D527]+[Red4.D527])/5" office:value-type="float" office:value="1.29915" calcext:value-type="float">
            <text:p>1,29915</text:p>
          </table:table-cell>
          <table:table-cell table:formula="of:=([Red.E527]+[Red1.E527]+[Red2.E527]+[Red3.E527]+[Red4.E527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528]+[Red1.D528]+[Red2.D528]+[Red3.D528]+[Red4.D528])/5" office:value-type="float" office:value="1.30162" calcext:value-type="float">
            <text:p>1,30162</text:p>
          </table:table-cell>
          <table:table-cell table:formula="of:=([Red.E528]+[Red1.E528]+[Red2.E528]+[Red3.E528]+[Red4.E528])/5" office:value-type="float" office:value="-54.7497" calcext:value-type="float">
            <text:p>-54,7497</text:p>
          </table:table-cell>
        </table:table-row>
        <table:table-row table:style-name="ro1">
          <table:table-cell table:formula="of:=([Red.D529]+[Red1.D529]+[Red2.D529]+[Red3.D529]+[Red4.D529])/5" office:value-type="float" office:value="1.30409" calcext:value-type="float">
            <text:p>1,30409</text:p>
          </table:table-cell>
          <table:table-cell table:formula="of:=([Red.E529]+[Red1.E529]+[Red2.E529]+[Red3.E529]+[Red4.E529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530]+[Red1.D530]+[Red2.D530]+[Red3.D530]+[Red4.D530])/5" office:value-type="float" office:value="1.30656" calcext:value-type="float">
            <text:p>1,30656</text:p>
          </table:table-cell>
          <table:table-cell table:formula="of:=([Red.E530]+[Red1.E530]+[Red2.E530]+[Red3.E530]+[Red4.E530])/5" office:value-type="float" office:value="-54.1897" calcext:value-type="float">
            <text:p>-54,1897</text:p>
          </table:table-cell>
        </table:table-row>
        <table:table-row table:style-name="ro1">
          <table:table-cell table:formula="of:=([Red.D531]+[Red1.D531]+[Red2.D531]+[Red3.D531]+[Red4.D531])/5" office:value-type="float" office:value="1.30903" calcext:value-type="float">
            <text:p>1,30903</text:p>
          </table:table-cell>
          <table:table-cell table:formula="of:=([Red.E531]+[Red1.E531]+[Red2.E531]+[Red3.E531]+[Red4.E531])/5" office:value-type="float" office:value="-52.2697" calcext:value-type="float">
            <text:p>-52,2697</text:p>
          </table:table-cell>
        </table:table-row>
        <table:table-row table:style-name="ro1">
          <table:table-cell table:formula="of:=([Red.D532]+[Red1.D532]+[Red2.D532]+[Red3.D532]+[Red4.D532])/5" office:value-type="float" office:value="1.3115" calcext:value-type="float">
            <text:p>1,3115</text:p>
          </table:table-cell>
          <table:table-cell table:formula="of:=([Red.E532]+[Red1.E532]+[Red2.E532]+[Red3.E532]+[Red4.E532])/5" office:value-type="float" office:value="-55.5497" calcext:value-type="float">
            <text:p>-55,5497</text:p>
          </table:table-cell>
        </table:table-row>
        <table:table-row table:style-name="ro1">
          <table:table-cell table:formula="of:=([Red.D533]+[Red1.D533]+[Red2.D533]+[Red3.D533]+[Red4.D533])/5" office:value-type="float" office:value="1.31397" calcext:value-type="float">
            <text:p>1,31397</text:p>
          </table:table-cell>
          <table:table-cell table:formula="of:=([Red.E533]+[Red1.E533]+[Red2.E533]+[Red3.E533]+[Red4.E533])/5" office:value-type="float" office:value="-55.0697" calcext:value-type="float">
            <text:p>-55,0697</text:p>
          </table:table-cell>
        </table:table-row>
        <table:table-row table:style-name="ro1">
          <table:table-cell table:formula="of:=([Red.D534]+[Red1.D534]+[Red2.D534]+[Red3.D534]+[Red4.D534])/5" office:value-type="float" office:value="1.31644" calcext:value-type="float">
            <text:p>1,31644</text:p>
          </table:table-cell>
          <table:table-cell table:formula="of:=([Red.E534]+[Red1.E534]+[Red2.E534]+[Red3.E534]+[Red4.E534])/5" office:value-type="float" office:value="-54.0297" calcext:value-type="float">
            <text:p>-54,0297</text:p>
          </table:table-cell>
        </table:table-row>
        <table:table-row table:style-name="ro1">
          <table:table-cell table:formula="of:=([Red.D535]+[Red1.D535]+[Red2.D535]+[Red3.D535]+[Red4.D535])/5" office:value-type="float" office:value="1.31891" calcext:value-type="float">
            <text:p>1,31891</text:p>
          </table:table-cell>
          <table:table-cell table:formula="of:=([Red.E535]+[Red1.E535]+[Red2.E535]+[Red3.E535]+[Red4.E535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536]+[Red1.D536]+[Red2.D536]+[Red3.D536]+[Red4.D536])/5" office:value-type="float" office:value="1.32138" calcext:value-type="float">
            <text:p>1,32138</text:p>
          </table:table-cell>
          <table:table-cell table:formula="of:=([Red.E536]+[Red1.E536]+[Red2.E536]+[Red3.E536]+[Red4.E536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537]+[Red1.D537]+[Red2.D537]+[Red3.D537]+[Red4.D537])/5" office:value-type="float" office:value="1.32385" calcext:value-type="float">
            <text:p>1,32385</text:p>
          </table:table-cell>
          <table:table-cell table:formula="of:=([Red.E537]+[Red1.E537]+[Red2.E537]+[Red3.E537]+[Red4.E537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538]+[Red1.D538]+[Red2.D538]+[Red3.D538]+[Red4.D538])/5" office:value-type="float" office:value="1.32632" calcext:value-type="float">
            <text:p>1,32632</text:p>
          </table:table-cell>
          <table:table-cell table:formula="of:=([Red.E538]+[Red1.E538]+[Red2.E538]+[Red3.E538]+[Red4.E538])/5" office:value-type="float" office:value="-57.7097" calcext:value-type="float">
            <text:p>-57,7097</text:p>
          </table:table-cell>
        </table:table-row>
        <table:table-row table:style-name="ro1">
          <table:table-cell table:formula="of:=([Red.D539]+[Red1.D539]+[Red2.D539]+[Red3.D539]+[Red4.D539])/5" office:value-type="float" office:value="1.32879" calcext:value-type="float">
            <text:p>1,32879</text:p>
          </table:table-cell>
          <table:table-cell table:formula="of:=([Red.E539]+[Red1.E539]+[Red2.E539]+[Red3.E539]+[Red4.E539])/5" office:value-type="float" office:value="-60.5097" calcext:value-type="float">
            <text:p>-60,5097</text:p>
          </table:table-cell>
        </table:table-row>
        <table:table-row table:style-name="ro1">
          <table:table-cell table:formula="of:=([Red.D540]+[Red1.D540]+[Red2.D540]+[Red3.D540]+[Red4.D540])/5" office:value-type="float" office:value="1.33126" calcext:value-type="float">
            <text:p>1,33126</text:p>
          </table:table-cell>
          <table:table-cell table:formula="of:=([Red.E540]+[Red1.E540]+[Red2.E540]+[Red3.E540]+[Red4.E540])/5" office:value-type="float" office:value="-62.4297" calcext:value-type="float">
            <text:p>-62,4297</text:p>
          </table:table-cell>
        </table:table-row>
        <table:table-row table:style-name="ro1">
          <table:table-cell table:formula="of:=([Red.D541]+[Red1.D541]+[Red2.D541]+[Red3.D541]+[Red4.D541])/5" office:value-type="float" office:value="1.33373" calcext:value-type="float">
            <text:p>1,33373</text:p>
          </table:table-cell>
          <table:table-cell table:formula="of:=([Red.E541]+[Red1.E541]+[Red2.E541]+[Red3.E541]+[Red4.E541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542]+[Red1.D542]+[Red2.D542]+[Red3.D542]+[Red4.D542])/5" office:value-type="float" office:value="1.3362" calcext:value-type="float">
            <text:p>1,3362</text:p>
          </table:table-cell>
          <table:table-cell table:formula="of:=([Red.E542]+[Red1.E542]+[Red2.E542]+[Red3.E542]+[Red4.E542])/5" office:value-type="float" office:value="-60.8297" calcext:value-type="float">
            <text:p>-60,8297</text:p>
          </table:table-cell>
        </table:table-row>
        <table:table-row table:style-name="ro1">
          <table:table-cell table:formula="of:=([Red.D543]+[Red1.D543]+[Red2.D543]+[Red3.D543]+[Red4.D543])/5" office:value-type="float" office:value="1.33867" calcext:value-type="float">
            <text:p>1,33867</text:p>
          </table:table-cell>
          <table:table-cell table:formula="of:=([Red.E543]+[Red1.E543]+[Red2.E543]+[Red3.E543]+[Red4.E543])/5" office:value-type="float" office:value="-58.8297" calcext:value-type="float">
            <text:p>-58,8297</text:p>
          </table:table-cell>
        </table:table-row>
        <table:table-row table:style-name="ro1">
          <table:table-cell table:formula="of:=([Red.D544]+[Red1.D544]+[Red2.D544]+[Red3.D544]+[Red4.D544])/5" office:value-type="float" office:value="1.34114" calcext:value-type="float">
            <text:p>1,34114</text:p>
          </table:table-cell>
          <table:table-cell table:formula="of:=([Red.E544]+[Red1.E544]+[Red2.E544]+[Red3.E544]+[Red4.E544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545]+[Red1.D545]+[Red2.D545]+[Red3.D545]+[Red4.D545])/5" office:value-type="float" office:value="1.34361" calcext:value-type="float">
            <text:p>1,34361</text:p>
          </table:table-cell>
          <table:table-cell table:formula="of:=([Red.E545]+[Red1.E545]+[Red2.E545]+[Red3.E545]+[Red4.E545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546]+[Red1.D546]+[Red2.D546]+[Red3.D546]+[Red4.D546])/5" office:value-type="float" office:value="1.34608" calcext:value-type="float">
            <text:p>1,34608</text:p>
          </table:table-cell>
          <table:table-cell table:formula="of:=([Red.E546]+[Red1.E546]+[Red2.E546]+[Red3.E546]+[Red4.E546])/5" office:value-type="float" office:value="-59.9497" calcext:value-type="float">
            <text:p>-59,9497</text:p>
          </table:table-cell>
        </table:table-row>
        <table:table-row table:style-name="ro1">
          <table:table-cell table:formula="of:=([Red.D547]+[Red1.D547]+[Red2.D547]+[Red3.D547]+[Red4.D547])/5" office:value-type="float" office:value="1.34855" calcext:value-type="float">
            <text:p>1,34855</text:p>
          </table:table-cell>
          <table:table-cell table:formula="of:=([Red.E547]+[Red1.E547]+[Red2.E547]+[Red3.E547]+[Red4.E547])/5" office:value-type="float" office:value="-53.7097" calcext:value-type="float">
            <text:p>-53,7097</text:p>
          </table:table-cell>
        </table:table-row>
        <table:table-row table:style-name="ro1">
          <table:table-cell table:formula="of:=([Red.D548]+[Red1.D548]+[Red2.D548]+[Red3.D548]+[Red4.D548])/5" office:value-type="float" office:value="1.35102" calcext:value-type="float">
            <text:p>1,35102</text:p>
          </table:table-cell>
          <table:table-cell table:formula="of:=([Red.E548]+[Red1.E548]+[Red2.E548]+[Red3.E548]+[Red4.E548])/5" office:value-type="float" office:value="-52.9897" calcext:value-type="float">
            <text:p>-52,9897</text:p>
          </table:table-cell>
        </table:table-row>
        <table:table-row table:style-name="ro1">
          <table:table-cell table:formula="of:=([Red.D549]+[Red1.D549]+[Red2.D549]+[Red3.D549]+[Red4.D549])/5" office:value-type="float" office:value="1.35349" calcext:value-type="float">
            <text:p>1,35349</text:p>
          </table:table-cell>
          <table:table-cell table:formula="of:=([Red.E549]+[Red1.E549]+[Red2.E549]+[Red3.E549]+[Red4.E549])/5" office:value-type="float" office:value="-54.6697" calcext:value-type="float">
            <text:p>-54,6697</text:p>
          </table:table-cell>
        </table:table-row>
        <table:table-row table:style-name="ro1">
          <table:table-cell table:formula="of:=([Red.D550]+[Red1.D550]+[Red2.D550]+[Red3.D550]+[Red4.D550])/5" office:value-type="float" office:value="1.35596" calcext:value-type="float">
            <text:p>1,35596</text:p>
          </table:table-cell>
          <table:table-cell table:formula="of:=([Red.E550]+[Red1.E550]+[Red2.E550]+[Red3.E550]+[Red4.E550])/5" office:value-type="float" office:value="-54.3497" calcext:value-type="float">
            <text:p>-54,3497</text:p>
          </table:table-cell>
        </table:table-row>
        <table:table-row table:style-name="ro1">
          <table:table-cell table:formula="of:=([Red.D551]+[Red1.D551]+[Red2.D551]+[Red3.D551]+[Red4.D551])/5" office:value-type="float" office:value="1.35843" calcext:value-type="float">
            <text:p>1,35843</text:p>
          </table:table-cell>
          <table:table-cell table:formula="of:=([Red.E551]+[Red1.E551]+[Red2.E551]+[Red3.E551]+[Red4.E551])/5" office:value-type="float" office:value="-52.6697" calcext:value-type="float">
            <text:p>-52,6697</text:p>
          </table:table-cell>
        </table:table-row>
        <table:table-row table:style-name="ro1">
          <table:table-cell table:formula="of:=([Red.D552]+[Red1.D552]+[Red2.D552]+[Red3.D552]+[Red4.D552])/5" office:value-type="float" office:value="1.3609" calcext:value-type="float">
            <text:p>1,3609</text:p>
          </table:table-cell>
          <table:table-cell table:formula="of:=([Red.E552]+[Red1.E552]+[Red2.E552]+[Red3.E552]+[Red4.E552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553]+[Red1.D553]+[Red2.D553]+[Red3.D553]+[Red4.D553])/5" office:value-type="float" office:value="1.36337" calcext:value-type="float">
            <text:p>1,36337</text:p>
          </table:table-cell>
          <table:table-cell table:formula="of:=([Red.E553]+[Red1.E553]+[Red2.E553]+[Red3.E553]+[Red4.E553])/5" office:value-type="float" office:value="-58.1097" calcext:value-type="float">
            <text:p>-58,1097</text:p>
          </table:table-cell>
        </table:table-row>
        <table:table-row table:style-name="ro1">
          <table:table-cell table:formula="of:=([Red.D554]+[Red1.D554]+[Red2.D554]+[Red3.D554]+[Red4.D554])/5" office:value-type="float" office:value="1.36584" calcext:value-type="float">
            <text:p>1,36584</text:p>
          </table:table-cell>
          <table:table-cell table:formula="of:=([Red.E554]+[Red1.E554]+[Red2.E554]+[Red3.E554]+[Red4.E554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555]+[Red1.D555]+[Red2.D555]+[Red3.D555]+[Red4.D555])/5" office:value-type="float" office:value="1.36831" calcext:value-type="float">
            <text:p>1,36831</text:p>
          </table:table-cell>
          <table:table-cell table:formula="of:=([Red.E555]+[Red1.E555]+[Red2.E555]+[Red3.E555]+[Red4.E555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556]+[Red1.D556]+[Red2.D556]+[Red3.D556]+[Red4.D556])/5" office:value-type="float" office:value="1.37078" calcext:value-type="float">
            <text:p>1,37078</text:p>
          </table:table-cell>
          <table:table-cell table:formula="of:=([Red.E556]+[Red1.E556]+[Red2.E556]+[Red3.E556]+[Red4.E556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557]+[Red1.D557]+[Red2.D557]+[Red3.D557]+[Red4.D557])/5" office:value-type="float" office:value="1.37325" calcext:value-type="float">
            <text:p>1,37325</text:p>
          </table:table-cell>
          <table:table-cell table:formula="of:=([Red.E557]+[Red1.E557]+[Red2.E557]+[Red3.E557]+[Red4.E557])/5" office:value-type="float" office:value="-54.4297" calcext:value-type="float">
            <text:p>-54,4297</text:p>
          </table:table-cell>
        </table:table-row>
        <table:table-row table:style-name="ro1">
          <table:table-cell table:formula="of:=([Red.D558]+[Red1.D558]+[Red2.D558]+[Red3.D558]+[Red4.D558])/5" office:value-type="float" office:value="1.37572" calcext:value-type="float">
            <text:p>1,37572</text:p>
          </table:table-cell>
          <table:table-cell table:formula="of:=([Red.E558]+[Red1.E558]+[Red2.E558]+[Red3.E558]+[Red4.E558])/5" office:value-type="float" office:value="-61.1497" calcext:value-type="float">
            <text:p>-61,1497</text:p>
          </table:table-cell>
        </table:table-row>
        <table:table-row table:style-name="ro1">
          <table:table-cell table:formula="of:=([Red.D559]+[Red1.D559]+[Red2.D559]+[Red3.D559]+[Red4.D559])/5" office:value-type="float" office:value="1.37819" calcext:value-type="float">
            <text:p>1,37819</text:p>
          </table:table-cell>
          <table:table-cell table:formula="of:=([Red.E559]+[Red1.E559]+[Red2.E559]+[Red3.E559]+[Red4.E559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560]+[Red1.D560]+[Red2.D560]+[Red3.D560]+[Red4.D560])/5" office:value-type="float" office:value="1.38066" calcext:value-type="float">
            <text:p>1,38066</text:p>
          </table:table-cell>
          <table:table-cell table:formula="of:=([Red.E560]+[Red1.E560]+[Red2.E560]+[Red3.E560]+[Red4.E560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561]+[Red1.D561]+[Red2.D561]+[Red3.D561]+[Red4.D561])/5" office:value-type="float" office:value="1.38313" calcext:value-type="float">
            <text:p>1,38313</text:p>
          </table:table-cell>
          <table:table-cell table:formula="of:=([Red.E561]+[Red1.E561]+[Red2.E561]+[Red3.E561]+[Red4.E561])/5" office:value-type="float" office:value="-55.3897" calcext:value-type="float">
            <text:p>-55,3897</text:p>
          </table:table-cell>
        </table:table-row>
        <table:table-row table:style-name="ro1">
          <table:table-cell table:formula="of:=([Red.D562]+[Red1.D562]+[Red2.D562]+[Red3.D562]+[Red4.D562])/5" office:value-type="float" office:value="1.3856" calcext:value-type="float">
            <text:p>1,3856</text:p>
          </table:table-cell>
          <table:table-cell table:formula="of:=([Red.E562]+[Red1.E562]+[Red2.E562]+[Red3.E562]+[Red4.E562])/5" office:value-type="float" office:value="-52.4297" calcext:value-type="float">
            <text:p>-52,4297</text:p>
          </table:table-cell>
        </table:table-row>
        <table:table-row table:style-name="ro1">
          <table:table-cell table:formula="of:=([Red.D563]+[Red1.D563]+[Red2.D563]+[Red3.D563]+[Red4.D563])/5" office:value-type="float" office:value="1.38807" calcext:value-type="float">
            <text:p>1,38807</text:p>
          </table:table-cell>
          <table:table-cell table:formula="of:=([Red.E563]+[Red1.E563]+[Red2.E563]+[Red3.E563]+[Red4.E563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564]+[Red1.D564]+[Red2.D564]+[Red3.D564]+[Red4.D564])/5" office:value-type="float" office:value="1.39054" calcext:value-type="float">
            <text:p>1,39054</text:p>
          </table:table-cell>
          <table:table-cell table:formula="of:=([Red.E564]+[Red1.E564]+[Red2.E564]+[Red3.E564]+[Red4.E564])/5" office:value-type="float" office:value="-59.8697" calcext:value-type="float">
            <text:p>-59,8697</text:p>
          </table:table-cell>
        </table:table-row>
        <table:table-row table:style-name="ro1">
          <table:table-cell table:formula="of:=([Red.D565]+[Red1.D565]+[Red2.D565]+[Red3.D565]+[Red4.D565])/5" office:value-type="float" office:value="1.39301" calcext:value-type="float">
            <text:p>1,39301</text:p>
          </table:table-cell>
          <table:table-cell table:formula="of:=([Red.E565]+[Red1.E565]+[Red2.E565]+[Red3.E565]+[Red4.E565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566]+[Red1.D566]+[Red2.D566]+[Red3.D566]+[Red4.D566])/5" office:value-type="float" office:value="1.39548" calcext:value-type="float">
            <text:p>1,39548</text:p>
          </table:table-cell>
          <table:table-cell table:formula="of:=([Red.E566]+[Red1.E566]+[Red2.E566]+[Red3.E566]+[Red4.E566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567]+[Red1.D567]+[Red2.D567]+[Red3.D567]+[Red4.D567])/5" office:value-type="float" office:value="1.39795" calcext:value-type="float">
            <text:p>1,39795</text:p>
          </table:table-cell>
          <table:table-cell table:formula="of:=([Red.E567]+[Red1.E567]+[Red2.E567]+[Red3.E567]+[Red4.E567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568]+[Red1.D568]+[Red2.D568]+[Red3.D568]+[Red4.D568])/5" office:value-type="float" office:value="1.40042" calcext:value-type="float">
            <text:p>1,40042</text:p>
          </table:table-cell>
          <table:table-cell table:formula="of:=([Red.E568]+[Red1.E568]+[Red2.E568]+[Red3.E568]+[Red4.E568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569]+[Red1.D569]+[Red2.D569]+[Red3.D569]+[Red4.D569])/5" office:value-type="float" office:value="1.40289" calcext:value-type="float">
            <text:p>1,40289</text:p>
          </table:table-cell>
          <table:table-cell table:formula="of:=([Red.E569]+[Red1.E569]+[Red2.E569]+[Red3.E569]+[Red4.E569])/5" office:value-type="float" office:value="-55.0697" calcext:value-type="float">
            <text:p>-55,0697</text:p>
          </table:table-cell>
        </table:table-row>
        <table:table-row table:style-name="ro1">
          <table:table-cell table:formula="of:=([Red.D570]+[Red1.D570]+[Red2.D570]+[Red3.D570]+[Red4.D570])/5" office:value-type="float" office:value="1.40536" calcext:value-type="float">
            <text:p>1,40536</text:p>
          </table:table-cell>
          <table:table-cell table:formula="of:=([Red.E570]+[Red1.E570]+[Red2.E570]+[Red3.E570]+[Red4.E570])/5" office:value-type="float" office:value="-53.6297" calcext:value-type="float">
            <text:p>-53,6297</text:p>
          </table:table-cell>
        </table:table-row>
        <table:table-row table:style-name="ro1">
          <table:table-cell table:formula="of:=([Red.D571]+[Red1.D571]+[Red2.D571]+[Red3.D571]+[Red4.D571])/5" office:value-type="float" office:value="1.40783" calcext:value-type="float">
            <text:p>1,40783</text:p>
          </table:table-cell>
          <table:table-cell table:formula="of:=([Red.E571]+[Red1.E571]+[Red2.E571]+[Red3.E571]+[Red4.E571])/5" office:value-type="float" office:value="-55.6297" calcext:value-type="float">
            <text:p>-55,6297</text:p>
          </table:table-cell>
        </table:table-row>
        <table:table-row table:style-name="ro1">
          <table:table-cell table:formula="of:=([Red.D572]+[Red1.D572]+[Red2.D572]+[Red3.D572]+[Red4.D572])/5" office:value-type="float" office:value="1.4103" calcext:value-type="float">
            <text:p>1,4103</text:p>
          </table:table-cell>
          <table:table-cell table:formula="of:=([Red.E572]+[Red1.E572]+[Red2.E572]+[Red3.E572]+[Red4.E572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573]+[Red1.D573]+[Red2.D573]+[Red3.D573]+[Red4.D573])/5" office:value-type="float" office:value="1.41277" calcext:value-type="float">
            <text:p>1,41277</text:p>
          </table:table-cell>
          <table:table-cell table:formula="of:=([Red.E573]+[Red1.E573]+[Red2.E573]+[Red3.E573]+[Red4.E573])/5" office:value-type="float" office:value="-53.4697" calcext:value-type="float">
            <text:p>-53,4697</text:p>
          </table:table-cell>
        </table:table-row>
        <table:table-row table:style-name="ro1">
          <table:table-cell table:formula="of:=([Red.D574]+[Red1.D574]+[Red2.D574]+[Red3.D574]+[Red4.D574])/5" office:value-type="float" office:value="1.41524" calcext:value-type="float">
            <text:p>1,41524</text:p>
          </table:table-cell>
          <table:table-cell table:formula="of:=([Red.E574]+[Red1.E574]+[Red2.E574]+[Red3.E574]+[Red4.E574])/5" office:value-type="float" office:value="-52.5097" calcext:value-type="float">
            <text:p>-52,5097</text:p>
          </table:table-cell>
        </table:table-row>
        <table:table-row table:style-name="ro1">
          <table:table-cell table:formula="of:=([Red.D575]+[Red1.D575]+[Red2.D575]+[Red3.D575]+[Red4.D575])/5" office:value-type="float" office:value="1.41771" calcext:value-type="float">
            <text:p>1,41771</text:p>
          </table:table-cell>
          <table:table-cell table:formula="of:=([Red.E575]+[Red1.E575]+[Red2.E575]+[Red3.E575]+[Red4.E575])/5" office:value-type="float" office:value="-54.1097" calcext:value-type="float">
            <text:p>-54,1097</text:p>
          </table:table-cell>
        </table:table-row>
        <table:table-row table:style-name="ro1">
          <table:table-cell table:formula="of:=([Red.D576]+[Red1.D576]+[Red2.D576]+[Red3.D576]+[Red4.D576])/5" office:value-type="float" office:value="1.42018" calcext:value-type="float">
            <text:p>1,42018</text:p>
          </table:table-cell>
          <table:table-cell table:formula="of:=([Red.E576]+[Red1.E576]+[Red2.E576]+[Red3.E576]+[Red4.E576])/5" office:value-type="float" office:value="-52.1897" calcext:value-type="float">
            <text:p>-52,1897</text:p>
          </table:table-cell>
        </table:table-row>
        <table:table-row table:style-name="ro1">
          <table:table-cell table:formula="of:=([Red.D577]+[Red1.D577]+[Red2.D577]+[Red3.D577]+[Red4.D577])/5" office:value-type="float" office:value="1.42265" calcext:value-type="float">
            <text:p>1,42265</text:p>
          </table:table-cell>
          <table:table-cell table:formula="of:=([Red.E577]+[Red1.E577]+[Red2.E577]+[Red3.E577]+[Red4.E577])/5" office:value-type="float" office:value="-54.3497" calcext:value-type="float">
            <text:p>-54,3497</text:p>
          </table:table-cell>
        </table:table-row>
        <table:table-row table:style-name="ro1">
          <table:table-cell table:formula="of:=([Red.D578]+[Red1.D578]+[Red2.D578]+[Red3.D578]+[Red4.D578])/5" office:value-type="float" office:value="1.42512" calcext:value-type="float">
            <text:p>1,42512</text:p>
          </table:table-cell>
          <table:table-cell table:formula="of:=([Red.E578]+[Red1.E578]+[Red2.E578]+[Red3.E578]+[Red4.E578])/5" office:value-type="float" office:value="-54.4297" calcext:value-type="float">
            <text:p>-54,4297</text:p>
          </table:table-cell>
        </table:table-row>
        <table:table-row table:style-name="ro1">
          <table:table-cell table:formula="of:=([Red.D579]+[Red1.D579]+[Red2.D579]+[Red3.D579]+[Red4.D579])/5" office:value-type="float" office:value="1.42759" calcext:value-type="float">
            <text:p>1,42759</text:p>
          </table:table-cell>
          <table:table-cell table:formula="of:=([Red.E579]+[Red1.E579]+[Red2.E579]+[Red3.E579]+[Red4.E579])/5" office:value-type="float" office:value="-52.1897" calcext:value-type="float">
            <text:p>-52,1897</text:p>
          </table:table-cell>
        </table:table-row>
        <table:table-row table:style-name="ro1">
          <table:table-cell table:formula="of:=([Red.D580]+[Red1.D580]+[Red2.D580]+[Red3.D580]+[Red4.D580])/5" office:value-type="float" office:value="1.43006" calcext:value-type="float">
            <text:p>1,43006</text:p>
          </table:table-cell>
          <table:table-cell table:formula="of:=([Red.E580]+[Red1.E580]+[Red2.E580]+[Red3.E580]+[Red4.E580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581]+[Red1.D581]+[Red2.D581]+[Red3.D581]+[Red4.D581])/5" office:value-type="float" office:value="1.43253" calcext:value-type="float">
            <text:p>1,43253</text:p>
          </table:table-cell>
          <table:table-cell table:formula="of:=([Red.E581]+[Red1.E581]+[Red2.E581]+[Red3.E581]+[Red4.E581])/5" office:value-type="float" office:value="-53.3897" calcext:value-type="float">
            <text:p>-53,3897</text:p>
          </table:table-cell>
        </table:table-row>
        <table:table-row table:style-name="ro1">
          <table:table-cell table:formula="of:=([Red.D582]+[Red1.D582]+[Red2.D582]+[Red3.D582]+[Red4.D582])/5" office:value-type="float" office:value="1.435" calcext:value-type="float">
            <text:p>1,435</text:p>
          </table:table-cell>
          <table:table-cell table:formula="of:=([Red.E582]+[Red1.E582]+[Red2.E582]+[Red3.E582]+[Red4.E582])/5" office:value-type="float" office:value="-51.8697" calcext:value-type="float">
            <text:p>-51,8697</text:p>
          </table:table-cell>
        </table:table-row>
        <table:table-row table:style-name="ro1">
          <table:table-cell table:formula="of:=([Red.D583]+[Red1.D583]+[Red2.D583]+[Red3.D583]+[Red4.D583])/5" office:value-type="float" office:value="1.43747" calcext:value-type="float">
            <text:p>1,43747</text:p>
          </table:table-cell>
          <table:table-cell table:formula="of:=([Red.E583]+[Red1.E583]+[Red2.E583]+[Red3.E583]+[Red4.E583])/5" office:value-type="float" office:value="-48.2697" calcext:value-type="float">
            <text:p>-48,2697</text:p>
          </table:table-cell>
        </table:table-row>
        <table:table-row table:style-name="ro1">
          <table:table-cell table:formula="of:=([Red.D584]+[Red1.D584]+[Red2.D584]+[Red3.D584]+[Red4.D584])/5" office:value-type="float" office:value="1.43994" calcext:value-type="float">
            <text:p>1,43994</text:p>
          </table:table-cell>
          <table:table-cell table:formula="of:=([Red.E584]+[Red1.E584]+[Red2.E584]+[Red3.E584]+[Red4.E584])/5" office:value-type="float" office:value="-50.4297" calcext:value-type="float">
            <text:p>-50,4297</text:p>
          </table:table-cell>
        </table:table-row>
        <table:table-row table:style-name="ro1">
          <table:table-cell table:formula="of:=([Red.D585]+[Red1.D585]+[Red2.D585]+[Red3.D585]+[Red4.D585])/5" office:value-type="float" office:value="1.44241" calcext:value-type="float">
            <text:p>1,44241</text:p>
          </table:table-cell>
          <table:table-cell table:formula="of:=([Red.E585]+[Red1.E585]+[Red2.E585]+[Red3.E585]+[Red4.E585])/5" office:value-type="float" office:value="-50.4297" calcext:value-type="float">
            <text:p>-50,4297</text:p>
          </table:table-cell>
        </table:table-row>
        <table:table-row table:style-name="ro1">
          <table:table-cell table:formula="of:=([Red.D586]+[Red1.D586]+[Red2.D586]+[Red3.D586]+[Red4.D586])/5" office:value-type="float" office:value="1.44488" calcext:value-type="float">
            <text:p>1,44488</text:p>
          </table:table-cell>
          <table:table-cell table:formula="of:=([Red.E586]+[Red1.E586]+[Red2.E586]+[Red3.E586]+[Red4.E586])/5" office:value-type="float" office:value="-54.6697" calcext:value-type="float">
            <text:p>-54,6697</text:p>
          </table:table-cell>
        </table:table-row>
        <table:table-row table:style-name="ro1">
          <table:table-cell table:formula="of:=([Red.D587]+[Red1.D587]+[Red2.D587]+[Red3.D587]+[Red4.D587])/5" office:value-type="float" office:value="1.44735" calcext:value-type="float">
            <text:p>1,44735</text:p>
          </table:table-cell>
          <table:table-cell table:formula="of:=([Red.E587]+[Red1.E587]+[Red2.E587]+[Red3.E587]+[Red4.E587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588]+[Red1.D588]+[Red2.D588]+[Red3.D588]+[Red4.D588])/5" office:value-type="float" office:value="1.44982" calcext:value-type="float">
            <text:p>1,44982</text:p>
          </table:table-cell>
          <table:table-cell table:formula="of:=([Red.E588]+[Red1.E588]+[Red2.E588]+[Red3.E588]+[Red4.E588])/5" office:value-type="float" office:value="-61.3897" calcext:value-type="float">
            <text:p>-61,3897</text:p>
          </table:table-cell>
        </table:table-row>
        <table:table-row table:style-name="ro1">
          <table:table-cell table:formula="of:=([Red.D589]+[Red1.D589]+[Red2.D589]+[Red3.D589]+[Red4.D589])/5" office:value-type="float" office:value="1.45229" calcext:value-type="float">
            <text:p>1,45229</text:p>
          </table:table-cell>
          <table:table-cell table:formula="of:=([Red.E589]+[Red1.E589]+[Red2.E589]+[Red3.E589]+[Red4.E589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590]+[Red1.D590]+[Red2.D590]+[Red3.D590]+[Red4.D590])/5" office:value-type="float" office:value="1.45476" calcext:value-type="float">
            <text:p>1,45476</text:p>
          </table:table-cell>
          <table:table-cell table:formula="of:=([Red.E590]+[Red1.E590]+[Red2.E590]+[Red3.E590]+[Red4.E590])/5" office:value-type="float" office:value="-55.3897" calcext:value-type="float">
            <text:p>-55,3897</text:p>
          </table:table-cell>
        </table:table-row>
        <table:table-row table:style-name="ro1">
          <table:table-cell table:formula="of:=([Red.D591]+[Red1.D591]+[Red2.D591]+[Red3.D591]+[Red4.D591])/5" office:value-type="float" office:value="1.45723" calcext:value-type="float">
            <text:p>1,45723</text:p>
          </table:table-cell>
          <table:table-cell table:formula="of:=([Red.E591]+[Red1.E591]+[Red2.E591]+[Red3.E591]+[Red4.E591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592]+[Red1.D592]+[Red2.D592]+[Red3.D592]+[Red4.D592])/5" office:value-type="float" office:value="1.4597" calcext:value-type="float">
            <text:p>1,4597</text:p>
          </table:table-cell>
          <table:table-cell table:formula="of:=([Red.E592]+[Red1.E592]+[Red2.E592]+[Red3.E592]+[Red4.E592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593]+[Red1.D593]+[Red2.D593]+[Red3.D593]+[Red4.D593])/5" office:value-type="float" office:value="1.46217" calcext:value-type="float">
            <text:p>1,46217</text:p>
          </table:table-cell>
          <table:table-cell table:formula="of:=([Red.E593]+[Red1.E593]+[Red2.E593]+[Red3.E593]+[Red4.E593])/5" office:value-type="float" office:value="-61.2297" calcext:value-type="float">
            <text:p>-61,2297</text:p>
          </table:table-cell>
        </table:table-row>
        <table:table-row table:style-name="ro1">
          <table:table-cell table:formula="of:=([Red.D594]+[Red1.D594]+[Red2.D594]+[Red3.D594]+[Red4.D594])/5" office:value-type="float" office:value="1.46464" calcext:value-type="float">
            <text:p>1,46464</text:p>
          </table:table-cell>
          <table:table-cell table:formula="of:=([Red.E594]+[Red1.E594]+[Red2.E594]+[Red3.E594]+[Red4.E594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595]+[Red1.D595]+[Red2.D595]+[Red3.D595]+[Red4.D595])/5" office:value-type="float" office:value="1.46711" calcext:value-type="float">
            <text:p>1,46711</text:p>
          </table:table-cell>
          <table:table-cell table:formula="of:=([Red.E595]+[Red1.E595]+[Red2.E595]+[Red3.E595]+[Red4.E595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596]+[Red1.D596]+[Red2.D596]+[Red3.D596]+[Red4.D596])/5" office:value-type="float" office:value="1.46958" calcext:value-type="float">
            <text:p>1,46958</text:p>
          </table:table-cell>
          <table:table-cell table:formula="of:=([Red.E596]+[Red1.E596]+[Red2.E596]+[Red3.E596]+[Red4.E596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597]+[Red1.D597]+[Red2.D597]+[Red3.D597]+[Red4.D597])/5" office:value-type="float" office:value="1.47205" calcext:value-type="float">
            <text:p>1,47205</text:p>
          </table:table-cell>
          <table:table-cell table:formula="of:=([Red.E597]+[Red1.E597]+[Red2.E597]+[Red3.E597]+[Red4.E597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598]+[Red1.D598]+[Red2.D598]+[Red3.D598]+[Red4.D598])/5" office:value-type="float" office:value="1.47452" calcext:value-type="float">
            <text:p>1,47452</text:p>
          </table:table-cell>
          <table:table-cell table:formula="of:=([Red.E598]+[Red1.E598]+[Red2.E598]+[Red3.E598]+[Red4.E598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599]+[Red1.D599]+[Red2.D599]+[Red3.D599]+[Red4.D599])/5" office:value-type="float" office:value="1.47699" calcext:value-type="float">
            <text:p>1,47699</text:p>
          </table:table-cell>
          <table:table-cell table:formula="of:=([Red.E599]+[Red1.E599]+[Red2.E599]+[Red3.E599]+[Red4.E599])/5" office:value-type="float" office:value="-62.1897" calcext:value-type="float">
            <text:p>-62,1897</text:p>
          </table:table-cell>
        </table:table-row>
        <table:table-row table:style-name="ro1">
          <table:table-cell table:formula="of:=([Red.D600]+[Red1.D600]+[Red2.D600]+[Red3.D600]+[Red4.D600])/5" office:value-type="float" office:value="1.47946" calcext:value-type="float">
            <text:p>1,47946</text:p>
          </table:table-cell>
          <table:table-cell table:formula="of:=([Red.E600]+[Red1.E600]+[Red2.E600]+[Red3.E600]+[Red4.E600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601]+[Red1.D601]+[Red2.D601]+[Red3.D601]+[Red4.D601])/5" office:value-type="float" office:value="1.48193" calcext:value-type="float">
            <text:p>1,48193</text:p>
          </table:table-cell>
          <table:table-cell table:formula="of:=([Red.E601]+[Red1.E601]+[Red2.E601]+[Red3.E601]+[Red4.E601])/5" office:value-type="float" office:value="-59.9497" calcext:value-type="float">
            <text:p>-59,9497</text:p>
          </table:table-cell>
        </table:table-row>
        <table:table-row table:style-name="ro1">
          <table:table-cell table:formula="of:=([Red.D602]+[Red1.D602]+[Red2.D602]+[Red3.D602]+[Red4.D602])/5" office:value-type="float" office:value="1.4844" calcext:value-type="float">
            <text:p>1,4844</text:p>
          </table:table-cell>
          <table:table-cell table:formula="of:=([Red.E602]+[Red1.E602]+[Red2.E602]+[Red3.E602]+[Red4.E602])/5" office:value-type="float" office:value="-64.0297" calcext:value-type="float">
            <text:p>-64,0297</text:p>
          </table:table-cell>
        </table:table-row>
        <table:table-row table:style-name="ro1">
          <table:table-cell table:formula="of:=([Red.D603]+[Red1.D603]+[Red2.D603]+[Red3.D603]+[Red4.D603])/5" office:value-type="float" office:value="1.48687" calcext:value-type="float">
            <text:p>1,48687</text:p>
          </table:table-cell>
          <table:table-cell table:formula="of:=([Red.E603]+[Red1.E603]+[Red2.E603]+[Red3.E603]+[Red4.E603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604]+[Red1.D604]+[Red2.D604]+[Red3.D604]+[Red4.D604])/5" office:value-type="float" office:value="1.48934" calcext:value-type="float">
            <text:p>1,48934</text:p>
          </table:table-cell>
          <table:table-cell table:formula="of:=([Red.E604]+[Red1.E604]+[Red2.E604]+[Red3.E604]+[Red4.E604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605]+[Red1.D605]+[Red2.D605]+[Red3.D605]+[Red4.D605])/5" office:value-type="float" office:value="1.49181" calcext:value-type="float">
            <text:p>1,49181</text:p>
          </table:table-cell>
          <table:table-cell table:formula="of:=([Red.E605]+[Red1.E605]+[Red2.E605]+[Red3.E605]+[Red4.E605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606]+[Red1.D606]+[Red2.D606]+[Red3.D606]+[Red4.D606])/5" office:value-type="float" office:value="1.49428" calcext:value-type="float">
            <text:p>1,49428</text:p>
          </table:table-cell>
          <table:table-cell table:formula="of:=([Red.E606]+[Red1.E606]+[Red2.E606]+[Red3.E606]+[Red4.E606])/5" office:value-type="float" office:value="-61.8697" calcext:value-type="float">
            <text:p>-61,8697</text:p>
          </table:table-cell>
        </table:table-row>
        <table:table-row table:style-name="ro1">
          <table:table-cell table:formula="of:=([Red.D607]+[Red1.D607]+[Red2.D607]+[Red3.D607]+[Red4.D607])/5" office:value-type="float" office:value="1.49675" calcext:value-type="float">
            <text:p>1,49675</text:p>
          </table:table-cell>
          <table:table-cell table:formula="of:=([Red.E607]+[Red1.E607]+[Red2.E607]+[Red3.E607]+[Red4.E607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608]+[Red1.D608]+[Red2.D608]+[Red3.D608]+[Red4.D608])/5" office:value-type="float" office:value="1.49922" calcext:value-type="float">
            <text:p>1,49922</text:p>
          </table:table-cell>
          <table:table-cell table:formula="of:=([Red.E608]+[Red1.E608]+[Red2.E608]+[Red3.E608]+[Red4.E608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609]+[Red1.D609]+[Red2.D609]+[Red3.D609]+[Red4.D609])/5" office:value-type="float" office:value="1.50169" calcext:value-type="float">
            <text:p>1,50169</text:p>
          </table:table-cell>
          <table:table-cell table:formula="of:=([Red.E609]+[Red1.E609]+[Red2.E609]+[Red3.E609]+[Red4.E609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610]+[Red1.D610]+[Red2.D610]+[Red3.D610]+[Red4.D610])/5" office:value-type="float" office:value="1.50416" calcext:value-type="float">
            <text:p>1,50416</text:p>
          </table:table-cell>
          <table:table-cell table:formula="of:=([Red.E610]+[Red1.E610]+[Red2.E610]+[Red3.E610]+[Red4.E610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611]+[Red1.D611]+[Red2.D611]+[Red3.D611]+[Red4.D611])/5" office:value-type="float" office:value="1.50663" calcext:value-type="float">
            <text:p>1,50663</text:p>
          </table:table-cell>
          <table:table-cell table:formula="of:=([Red.E611]+[Red1.E611]+[Red2.E611]+[Red3.E611]+[Red4.E611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612]+[Red1.D612]+[Red2.D612]+[Red3.D612]+[Red4.D612])/5" office:value-type="float" office:value="1.5091" calcext:value-type="float">
            <text:p>1,5091</text:p>
          </table:table-cell>
          <table:table-cell table:formula="of:=([Red.E612]+[Red1.E612]+[Red2.E612]+[Red3.E612]+[Red4.E612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613]+[Red1.D613]+[Red2.D613]+[Red3.D613]+[Red4.D613])/5" office:value-type="float" office:value="1.51157" calcext:value-type="float">
            <text:p>1,51157</text:p>
          </table:table-cell>
          <table:table-cell table:formula="of:=([Red.E613]+[Red1.E613]+[Red2.E613]+[Red3.E613]+[Red4.E613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614]+[Red1.D614]+[Red2.D614]+[Red3.D614]+[Red4.D614])/5" office:value-type="float" office:value="1.51404" calcext:value-type="float">
            <text:p>1,51404</text:p>
          </table:table-cell>
          <table:table-cell table:formula="of:=([Red.E614]+[Red1.E614]+[Red2.E614]+[Red3.E614]+[Red4.E614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615]+[Red1.D615]+[Red2.D615]+[Red3.D615]+[Red4.D615])/5" office:value-type="float" office:value="1.51651" calcext:value-type="float">
            <text:p>1,51651</text:p>
          </table:table-cell>
          <table:table-cell table:formula="of:=([Red.E615]+[Red1.E615]+[Red2.E615]+[Red3.E615]+[Red4.E615])/5" office:value-type="float" office:value="-57.7097" calcext:value-type="float">
            <text:p>-57,7097</text:p>
          </table:table-cell>
        </table:table-row>
        <table:table-row table:style-name="ro1">
          <table:table-cell table:formula="of:=([Red.D616]+[Red1.D616]+[Red2.D616]+[Red3.D616]+[Red4.D616])/5" office:value-type="float" office:value="1.51898" calcext:value-type="float">
            <text:p>1,51898</text:p>
          </table:table-cell>
          <table:table-cell table:formula="of:=([Red.E616]+[Red1.E616]+[Red2.E616]+[Red3.E616]+[Red4.E616])/5" office:value-type="float" office:value="-60.6697" calcext:value-type="float">
            <text:p>-60,6697</text:p>
          </table:table-cell>
        </table:table-row>
        <table:table-row table:style-name="ro1">
          <table:table-cell table:formula="of:=([Red.D617]+[Red1.D617]+[Red2.D617]+[Red3.D617]+[Red4.D617])/5" office:value-type="float" office:value="1.52145" calcext:value-type="float">
            <text:p>1,52145</text:p>
          </table:table-cell>
          <table:table-cell table:formula="of:=([Red.E617]+[Red1.E617]+[Red2.E617]+[Red3.E617]+[Red4.E617])/5" office:value-type="float" office:value="-62.1897" calcext:value-type="float">
            <text:p>-62,1897</text:p>
          </table:table-cell>
        </table:table-row>
        <table:table-row table:style-name="ro1">
          <table:table-cell table:formula="of:=([Red.D618]+[Red1.D618]+[Red2.D618]+[Red3.D618]+[Red4.D618])/5" office:value-type="float" office:value="1.52392" calcext:value-type="float">
            <text:p>1,52392</text:p>
          </table:table-cell>
          <table:table-cell table:formula="of:=([Red.E618]+[Red1.E618]+[Red2.E618]+[Red3.E618]+[Red4.E618])/5" office:value-type="float" office:value="-62.0297" calcext:value-type="float">
            <text:p>-62,0297</text:p>
          </table:table-cell>
        </table:table-row>
        <table:table-row table:style-name="ro1">
          <table:table-cell table:formula="of:=([Red.D619]+[Red1.D619]+[Red2.D619]+[Red3.D619]+[Red4.D619])/5" office:value-type="float" office:value="1.52639" calcext:value-type="float">
            <text:p>1,52639</text:p>
          </table:table-cell>
          <table:table-cell table:formula="of:=([Red.E619]+[Red1.E619]+[Red2.E619]+[Red3.E619]+[Red4.E619])/5" office:value-type="float" office:value="-60.5097" calcext:value-type="float">
            <text:p>-60,5097</text:p>
          </table:table-cell>
        </table:table-row>
        <table:table-row table:style-name="ro1">
          <table:table-cell table:formula="of:=([Red.D620]+[Red1.D620]+[Red2.D620]+[Red3.D620]+[Red4.D620])/5" office:value-type="float" office:value="1.52886" calcext:value-type="float">
            <text:p>1,52886</text:p>
          </table:table-cell>
          <table:table-cell table:formula="of:=([Red.E620]+[Red1.E620]+[Red2.E620]+[Red3.E620]+[Red4.E620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621]+[Red1.D621]+[Red2.D621]+[Red3.D621]+[Red4.D621])/5" office:value-type="float" office:value="1.53133" calcext:value-type="float">
            <text:p>1,53133</text:p>
          </table:table-cell>
          <table:table-cell table:formula="of:=([Red.E621]+[Red1.E621]+[Red2.E621]+[Red3.E621]+[Red4.E621])/5" office:value-type="float" office:value="-60.8297" calcext:value-type="float">
            <text:p>-60,8297</text:p>
          </table:table-cell>
        </table:table-row>
        <table:table-row table:style-name="ro1">
          <table:table-cell table:formula="of:=([Red.D622]+[Red1.D622]+[Red2.D622]+[Red3.D622]+[Red4.D622])/5" office:value-type="float" office:value="1.5338" calcext:value-type="float">
            <text:p>1,5338</text:p>
          </table:table-cell>
          <table:table-cell table:formula="of:=([Red.E622]+[Red1.E622]+[Red2.E622]+[Red3.E622]+[Red4.E622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623]+[Red1.D623]+[Red2.D623]+[Red3.D623]+[Red4.D623])/5" office:value-type="float" office:value="1.53627" calcext:value-type="float">
            <text:p>1,53627</text:p>
          </table:table-cell>
          <table:table-cell table:formula="of:=([Red.E623]+[Red1.E623]+[Red2.E623]+[Red3.E623]+[Red4.E623])/5" office:value-type="float" office:value="-57.7097" calcext:value-type="float">
            <text:p>-57,7097</text:p>
          </table:table-cell>
        </table:table-row>
        <table:table-row table:style-name="ro1">
          <table:table-cell table:formula="of:=([Red.D624]+[Red1.D624]+[Red2.D624]+[Red3.D624]+[Red4.D624])/5" office:value-type="float" office:value="1.53874" calcext:value-type="float">
            <text:p>1,53874</text:p>
          </table:table-cell>
          <table:table-cell table:formula="of:=([Red.E624]+[Red1.E624]+[Red2.E624]+[Red3.E624]+[Red4.E624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625]+[Red1.D625]+[Red2.D625]+[Red3.D625]+[Red4.D625])/5" office:value-type="float" office:value="1.54121" calcext:value-type="float">
            <text:p>1,54121</text:p>
          </table:table-cell>
          <table:table-cell table:formula="of:=([Red.E625]+[Red1.E625]+[Red2.E625]+[Red3.E625]+[Red4.E625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626]+[Red1.D626]+[Red2.D626]+[Red3.D626]+[Red4.D626])/5" office:value-type="float" office:value="1.54368" calcext:value-type="float">
            <text:p>1,54368</text:p>
          </table:table-cell>
          <table:table-cell table:formula="of:=([Red.E626]+[Red1.E626]+[Red2.E626]+[Red3.E626]+[Red4.E626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627]+[Red1.D627]+[Red2.D627]+[Red3.D627]+[Red4.D627])/5" office:value-type="float" office:value="1.54615" calcext:value-type="float">
            <text:p>1,54615</text:p>
          </table:table-cell>
          <table:table-cell table:formula="of:=([Red.E627]+[Red1.E627]+[Red2.E627]+[Red3.E627]+[Red4.E627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628]+[Red1.D628]+[Red2.D628]+[Red3.D628]+[Red4.D628])/5" office:value-type="float" office:value="1.54862" calcext:value-type="float">
            <text:p>1,54862</text:p>
          </table:table-cell>
          <table:table-cell table:formula="of:=([Red.E628]+[Red1.E628]+[Red2.E628]+[Red3.E628]+[Red4.E628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629]+[Red1.D629]+[Red2.D629]+[Red3.D629]+[Red4.D629])/5" office:value-type="float" office:value="1.55109" calcext:value-type="float">
            <text:p>1,55109</text:p>
          </table:table-cell>
          <table:table-cell table:formula="of:=([Red.E629]+[Red1.E629]+[Red2.E629]+[Red3.E629]+[Red4.E629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630]+[Red1.D630]+[Red2.D630]+[Red3.D630]+[Red4.D630])/5" office:value-type="float" office:value="1.55356" calcext:value-type="float">
            <text:p>1,55356</text:p>
          </table:table-cell>
          <table:table-cell table:formula="of:=([Red.E630]+[Red1.E630]+[Red2.E630]+[Red3.E630]+[Red4.E630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631]+[Red1.D631]+[Red2.D631]+[Red3.D631]+[Red4.D631])/5" office:value-type="float" office:value="1.55603" calcext:value-type="float">
            <text:p>1,55603</text:p>
          </table:table-cell>
          <table:table-cell table:formula="of:=([Red.E631]+[Red1.E631]+[Red2.E631]+[Red3.E631]+[Red4.E631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632]+[Red1.D632]+[Red2.D632]+[Red3.D632]+[Red4.D632])/5" office:value-type="float" office:value="1.5585" calcext:value-type="float">
            <text:p>1,5585</text:p>
          </table:table-cell>
          <table:table-cell table:formula="of:=([Red.E632]+[Red1.E632]+[Red2.E632]+[Red3.E632]+[Red4.E632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633]+[Red1.D633]+[Red2.D633]+[Red3.D633]+[Red4.D633])/5" office:value-type="float" office:value="1.56097" calcext:value-type="float">
            <text:p>1,56097</text:p>
          </table:table-cell>
          <table:table-cell table:formula="of:=([Red.E633]+[Red1.E633]+[Red2.E633]+[Red3.E633]+[Red4.E633])/5" office:value-type="float" office:value="-52.5897" calcext:value-type="float">
            <text:p>-52,5897</text:p>
          </table:table-cell>
        </table:table-row>
        <table:table-row table:style-name="ro1">
          <table:table-cell table:formula="of:=([Red.D634]+[Red1.D634]+[Red2.D634]+[Red3.D634]+[Red4.D634])/5" office:value-type="float" office:value="1.56344" calcext:value-type="float">
            <text:p>1,56344</text:p>
          </table:table-cell>
          <table:table-cell table:formula="of:=([Red.E634]+[Red1.E634]+[Red2.E634]+[Red3.E634]+[Red4.E634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635]+[Red1.D635]+[Red2.D635]+[Red3.D635]+[Red4.D635])/5" office:value-type="float" office:value="1.56591" calcext:value-type="float">
            <text:p>1,56591</text:p>
          </table:table-cell>
          <table:table-cell table:formula="of:=([Red.E635]+[Red1.E635]+[Red2.E635]+[Red3.E635]+[Red4.E635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636]+[Red1.D636]+[Red2.D636]+[Red3.D636]+[Red4.D636])/5" office:value-type="float" office:value="1.56838" calcext:value-type="float">
            <text:p>1,56838</text:p>
          </table:table-cell>
          <table:table-cell table:formula="of:=([Red.E636]+[Red1.E636]+[Red2.E636]+[Red3.E636]+[Red4.E636])/5" office:value-type="float" office:value="-61.4697" calcext:value-type="float">
            <text:p>-61,4697</text:p>
          </table:table-cell>
        </table:table-row>
        <table:table-row table:style-name="ro1">
          <table:table-cell table:formula="of:=([Red.D637]+[Red1.D637]+[Red2.D637]+[Red3.D637]+[Red4.D637])/5" office:value-type="float" office:value="1.57085" calcext:value-type="float">
            <text:p>1,57085</text:p>
          </table:table-cell>
          <table:table-cell table:formula="of:=([Red.E637]+[Red1.E637]+[Red2.E637]+[Red3.E637]+[Red4.E637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638]+[Red1.D638]+[Red2.D638]+[Red3.D638]+[Red4.D638])/5" office:value-type="float" office:value="1.57332" calcext:value-type="float">
            <text:p>1,57332</text:p>
          </table:table-cell>
          <table:table-cell table:formula="of:=([Red.E638]+[Red1.E638]+[Red2.E638]+[Red3.E638]+[Red4.E638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639]+[Red1.D639]+[Red2.D639]+[Red3.D639]+[Red4.D639])/5" office:value-type="float" office:value="1.57579" calcext:value-type="float">
            <text:p>1,57579</text:p>
          </table:table-cell>
          <table:table-cell table:formula="of:=([Red.E639]+[Red1.E639]+[Red2.E639]+[Red3.E639]+[Red4.E639])/5" office:value-type="float" office:value="-61.6297" calcext:value-type="float">
            <text:p>-61,6297</text:p>
          </table:table-cell>
        </table:table-row>
        <table:table-row table:style-name="ro1">
          <table:table-cell table:formula="of:=([Red.D640]+[Red1.D640]+[Red2.D640]+[Red3.D640]+[Red4.D640])/5" office:value-type="float" office:value="1.57826" calcext:value-type="float">
            <text:p>1,57826</text:p>
          </table:table-cell>
          <table:table-cell table:formula="of:=([Red.E640]+[Red1.E640]+[Red2.E640]+[Red3.E640]+[Red4.E640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641]+[Red1.D641]+[Red2.D641]+[Red3.D641]+[Red4.D641])/5" office:value-type="float" office:value="1.58073" calcext:value-type="float">
            <text:p>1,58073</text:p>
          </table:table-cell>
          <table:table-cell table:formula="of:=([Red.E641]+[Red1.E641]+[Red2.E641]+[Red3.E641]+[Red4.E641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642]+[Red1.D642]+[Red2.D642]+[Red3.D642]+[Red4.D642])/5" office:value-type="float" office:value="1.5832" calcext:value-type="float">
            <text:p>1,5832</text:p>
          </table:table-cell>
          <table:table-cell table:formula="of:=([Red.E642]+[Red1.E642]+[Red2.E642]+[Red3.E642]+[Red4.E642])/5" office:value-type="float" office:value="-62.1097" calcext:value-type="float">
            <text:p>-62,1097</text:p>
          </table:table-cell>
        </table:table-row>
        <table:table-row table:style-name="ro1">
          <table:table-cell table:formula="of:=([Red.D643]+[Red1.D643]+[Red2.D643]+[Red3.D643]+[Red4.D643])/5" office:value-type="float" office:value="1.58567" calcext:value-type="float">
            <text:p>1,58567</text:p>
          </table:table-cell>
          <table:table-cell table:formula="of:=([Red.E643]+[Red1.E643]+[Red2.E643]+[Red3.E643]+[Red4.E643])/5" office:value-type="float" office:value="-61.3897" calcext:value-type="float">
            <text:p>-61,3897</text:p>
          </table:table-cell>
        </table:table-row>
        <table:table-row table:style-name="ro1">
          <table:table-cell table:formula="of:=([Red.D644]+[Red1.D644]+[Red2.D644]+[Red3.D644]+[Red4.D644])/5" office:value-type="float" office:value="1.58814" calcext:value-type="float">
            <text:p>1,58814</text:p>
          </table:table-cell>
          <table:table-cell table:formula="of:=([Red.E644]+[Red1.E644]+[Red2.E644]+[Red3.E644]+[Red4.E644])/5" office:value-type="float" office:value="-59.6297" calcext:value-type="float">
            <text:p>-59,6297</text:p>
          </table:table-cell>
        </table:table-row>
        <table:table-row table:style-name="ro1">
          <table:table-cell table:formula="of:=([Red.D645]+[Red1.D645]+[Red2.D645]+[Red3.D645]+[Red4.D645])/5" office:value-type="float" office:value="1.59061" calcext:value-type="float">
            <text:p>1,59061</text:p>
          </table:table-cell>
          <table:table-cell table:formula="of:=([Red.E645]+[Red1.E645]+[Red2.E645]+[Red3.E645]+[Red4.E645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646]+[Red1.D646]+[Red2.D646]+[Red3.D646]+[Red4.D646])/5" office:value-type="float" office:value="1.59308" calcext:value-type="float">
            <text:p>1,59308</text:p>
          </table:table-cell>
          <table:table-cell table:formula="of:=([Red.E646]+[Red1.E646]+[Red2.E646]+[Red3.E646]+[Red4.E646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647]+[Red1.D647]+[Red2.D647]+[Red3.D647]+[Red4.D647])/5" office:value-type="float" office:value="1.59555" calcext:value-type="float">
            <text:p>1,59555</text:p>
          </table:table-cell>
          <table:table-cell table:formula="of:=([Red.E647]+[Red1.E647]+[Red2.E647]+[Red3.E647]+[Red4.E647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648]+[Red1.D648]+[Red2.D648]+[Red3.D648]+[Red4.D648])/5" office:value-type="float" office:value="1.59802" calcext:value-type="float">
            <text:p>1,59802</text:p>
          </table:table-cell>
          <table:table-cell table:formula="of:=([Red.E648]+[Red1.E648]+[Red2.E648]+[Red3.E648]+[Red4.E648])/5" office:value-type="float" office:value="-59.4697" calcext:value-type="float">
            <text:p>-59,4697</text:p>
          </table:table-cell>
        </table:table-row>
        <table:table-row table:style-name="ro1">
          <table:table-cell table:formula="of:=([Red.D649]+[Red1.D649]+[Red2.D649]+[Red3.D649]+[Red4.D649])/5" office:value-type="float" office:value="1.60049" calcext:value-type="float">
            <text:p>1,60049</text:p>
          </table:table-cell>
          <table:table-cell table:formula="of:=([Red.E649]+[Red1.E649]+[Red2.E649]+[Red3.E649]+[Red4.E649])/5" office:value-type="float" office:value="-60.3497" calcext:value-type="float">
            <text:p>-60,3497</text:p>
          </table:table-cell>
        </table:table-row>
        <table:table-row table:style-name="ro1">
          <table:table-cell table:formula="of:=([Red.D650]+[Red1.D650]+[Red2.D650]+[Red3.D650]+[Red4.D650])/5" office:value-type="float" office:value="1.60296" calcext:value-type="float">
            <text:p>1,60296</text:p>
          </table:table-cell>
          <table:table-cell table:formula="of:=([Red.E650]+[Red1.E650]+[Red2.E650]+[Red3.E650]+[Red4.E650])/5" office:value-type="float" office:value="-60.1897" calcext:value-type="float">
            <text:p>-60,1897</text:p>
          </table:table-cell>
        </table:table-row>
        <table:table-row table:style-name="ro1">
          <table:table-cell table:formula="of:=([Red.D651]+[Red1.D651]+[Red2.D651]+[Red3.D651]+[Red4.D651])/5" office:value-type="float" office:value="1.60543" calcext:value-type="float">
            <text:p>1,60543</text:p>
          </table:table-cell>
          <table:table-cell table:formula="of:=([Red.E651]+[Red1.E651]+[Red2.E651]+[Red3.E651]+[Red4.E651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652]+[Red1.D652]+[Red2.D652]+[Red3.D652]+[Red4.D652])/5" office:value-type="float" office:value="1.6079" calcext:value-type="float">
            <text:p>1,6079</text:p>
          </table:table-cell>
          <table:table-cell table:formula="of:=([Red.E652]+[Red1.E652]+[Red2.E652]+[Red3.E652]+[Red4.E652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653]+[Red1.D653]+[Red2.D653]+[Red3.D653]+[Red4.D653])/5" office:value-type="float" office:value="1.61037" calcext:value-type="float">
            <text:p>1,61037</text:p>
          </table:table-cell>
          <table:table-cell table:formula="of:=([Red.E653]+[Red1.E653]+[Red2.E653]+[Red3.E653]+[Red4.E653])/5" office:value-type="float" office:value="-62.2697" calcext:value-type="float">
            <text:p>-62,2697</text:p>
          </table:table-cell>
        </table:table-row>
        <table:table-row table:style-name="ro1">
          <table:table-cell table:formula="of:=([Red.D654]+[Red1.D654]+[Red2.D654]+[Red3.D654]+[Red4.D654])/5" office:value-type="float" office:value="1.61284" calcext:value-type="float">
            <text:p>1,61284</text:p>
          </table:table-cell>
          <table:table-cell table:formula="of:=([Red.E654]+[Red1.E654]+[Red2.E654]+[Red3.E654]+[Red4.E654])/5" office:value-type="float" office:value="-58.8297" calcext:value-type="float">
            <text:p>-58,8297</text:p>
          </table:table-cell>
        </table:table-row>
        <table:table-row table:style-name="ro1">
          <table:table-cell table:formula="of:=([Red.D655]+[Red1.D655]+[Red2.D655]+[Red3.D655]+[Red4.D655])/5" office:value-type="float" office:value="1.61531" calcext:value-type="float">
            <text:p>1,61531</text:p>
          </table:table-cell>
          <table:table-cell table:formula="of:=([Red.E655]+[Red1.E655]+[Red2.E655]+[Red3.E655]+[Red4.E655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656]+[Red1.D656]+[Red2.D656]+[Red3.D656]+[Red4.D656])/5" office:value-type="float" office:value="1.61778" calcext:value-type="float">
            <text:p>1,61778</text:p>
          </table:table-cell>
          <table:table-cell table:formula="of:=([Red.E656]+[Red1.E656]+[Red2.E656]+[Red3.E656]+[Red4.E656])/5" office:value-type="float" office:value="-54.6697" calcext:value-type="float">
            <text:p>-54,6697</text:p>
          </table:table-cell>
        </table:table-row>
        <table:table-row table:style-name="ro1">
          <table:table-cell table:formula="of:=([Red.D657]+[Red1.D657]+[Red2.D657]+[Red3.D657]+[Red4.D657])/5" office:value-type="float" office:value="1.62025" calcext:value-type="float">
            <text:p>1,62025</text:p>
          </table:table-cell>
          <table:table-cell table:formula="of:=([Red.E657]+[Red1.E657]+[Red2.E657]+[Red3.E657]+[Red4.E657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658]+[Red1.D658]+[Red2.D658]+[Red3.D658]+[Red4.D658])/5" office:value-type="float" office:value="1.62272" calcext:value-type="float">
            <text:p>1,62272</text:p>
          </table:table-cell>
          <table:table-cell table:formula="of:=([Red.E658]+[Red1.E658]+[Red2.E658]+[Red3.E658]+[Red4.E658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659]+[Red1.D659]+[Red2.D659]+[Red3.D659]+[Red4.D659])/5" office:value-type="float" office:value="1.62519" calcext:value-type="float">
            <text:p>1,62519</text:p>
          </table:table-cell>
          <table:table-cell table:formula="of:=([Red.E659]+[Red1.E659]+[Red2.E659]+[Red3.E659]+[Red4.E659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660]+[Red1.D660]+[Red2.D660]+[Red3.D660]+[Red4.D660])/5" office:value-type="float" office:value="1.62766" calcext:value-type="float">
            <text:p>1,62766</text:p>
          </table:table-cell>
          <table:table-cell table:formula="of:=([Red.E660]+[Red1.E660]+[Red2.E660]+[Red3.E660]+[Red4.E660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661]+[Red1.D661]+[Red2.D661]+[Red3.D661]+[Red4.D661])/5" office:value-type="float" office:value="1.63013" calcext:value-type="float">
            <text:p>1,63013</text:p>
          </table:table-cell>
          <table:table-cell table:formula="of:=([Red.E661]+[Red1.E661]+[Red2.E661]+[Red3.E661]+[Red4.E661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662]+[Red1.D662]+[Red2.D662]+[Red3.D662]+[Red4.D662])/5" office:value-type="float" office:value="1.6326" calcext:value-type="float">
            <text:p>1,6326</text:p>
          </table:table-cell>
          <table:table-cell table:formula="of:=([Red.E662]+[Red1.E662]+[Red2.E662]+[Red3.E662]+[Red4.E662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663]+[Red1.D663]+[Red2.D663]+[Red3.D663]+[Red4.D663])/5" office:value-type="float" office:value="1.63507" calcext:value-type="float">
            <text:p>1,63507</text:p>
          </table:table-cell>
          <table:table-cell table:formula="of:=([Red.E663]+[Red1.E663]+[Red2.E663]+[Red3.E663]+[Red4.E663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664]+[Red1.D664]+[Red2.D664]+[Red3.D664]+[Red4.D664])/5" office:value-type="float" office:value="1.63754" calcext:value-type="float">
            <text:p>1,63754</text:p>
          </table:table-cell>
          <table:table-cell table:formula="of:=([Red.E664]+[Red1.E664]+[Red2.E664]+[Red3.E664]+[Red4.E664])/5" office:value-type="float" office:value="-57.3097" calcext:value-type="float">
            <text:p>-57,3097</text:p>
          </table:table-cell>
        </table:table-row>
        <table:table-row table:style-name="ro1">
          <table:table-cell table:formula="of:=([Red.D665]+[Red1.D665]+[Red2.D665]+[Red3.D665]+[Red4.D665])/5" office:value-type="float" office:value="1.64001" calcext:value-type="float">
            <text:p>1,64001</text:p>
          </table:table-cell>
          <table:table-cell table:formula="of:=([Red.E665]+[Red1.E665]+[Red2.E665]+[Red3.E665]+[Red4.E665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666]+[Red1.D666]+[Red2.D666]+[Red3.D666]+[Red4.D666])/5" office:value-type="float" office:value="1.64248" calcext:value-type="float">
            <text:p>1,64248</text:p>
          </table:table-cell>
          <table:table-cell table:formula="of:=([Red.E666]+[Red1.E666]+[Red2.E666]+[Red3.E666]+[Red4.E666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667]+[Red1.D667]+[Red2.D667]+[Red3.D667]+[Red4.D667])/5" office:value-type="float" office:value="1.64495" calcext:value-type="float">
            <text:p>1,64495</text:p>
          </table:table-cell>
          <table:table-cell table:formula="of:=([Red.E667]+[Red1.E667]+[Red2.E667]+[Red3.E667]+[Red4.E667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668]+[Red1.D668]+[Red2.D668]+[Red3.D668]+[Red4.D668])/5" office:value-type="float" office:value="1.64742" calcext:value-type="float">
            <text:p>1,64742</text:p>
          </table:table-cell>
          <table:table-cell table:formula="of:=([Red.E668]+[Red1.E668]+[Red2.E668]+[Red3.E668]+[Red4.E668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669]+[Red1.D669]+[Red2.D669]+[Red3.D669]+[Red4.D669])/5" office:value-type="float" office:value="1.64989" calcext:value-type="float">
            <text:p>1,64989</text:p>
          </table:table-cell>
          <table:table-cell table:formula="of:=([Red.E669]+[Red1.E669]+[Red2.E669]+[Red3.E669]+[Red4.E669])/5" office:value-type="float" office:value="-60.1897" calcext:value-type="float">
            <text:p>-60,1897</text:p>
          </table:table-cell>
        </table:table-row>
        <table:table-row table:style-name="ro1">
          <table:table-cell table:formula="of:=([Red.D670]+[Red1.D670]+[Red2.D670]+[Red3.D670]+[Red4.D670])/5" office:value-type="float" office:value="1.65236" calcext:value-type="float">
            <text:p>1,65236</text:p>
          </table:table-cell>
          <table:table-cell table:formula="of:=([Red.E670]+[Red1.E670]+[Red2.E670]+[Red3.E670]+[Red4.E670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671]+[Red1.D671]+[Red2.D671]+[Red3.D671]+[Red4.D671])/5" office:value-type="float" office:value="1.65483" calcext:value-type="float">
            <text:p>1,65483</text:p>
          </table:table-cell>
          <table:table-cell table:formula="of:=([Red.E671]+[Red1.E671]+[Red2.E671]+[Red3.E671]+[Red4.E671])/5" office:value-type="float" office:value="-58.1097" calcext:value-type="float">
            <text:p>-58,1097</text:p>
          </table:table-cell>
        </table:table-row>
        <table:table-row table:style-name="ro1">
          <table:table-cell table:formula="of:=([Red.D672]+[Red1.D672]+[Red2.D672]+[Red3.D672]+[Red4.D672])/5" office:value-type="float" office:value="1.6573" calcext:value-type="float">
            <text:p>1,6573</text:p>
          </table:table-cell>
          <table:table-cell table:formula="of:=([Red.E672]+[Red1.E672]+[Red2.E672]+[Red3.E672]+[Red4.E672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673]+[Red1.D673]+[Red2.D673]+[Red3.D673]+[Red4.D673])/5" office:value-type="float" office:value="1.65977" calcext:value-type="float">
            <text:p>1,65977</text:p>
          </table:table-cell>
          <table:table-cell table:formula="of:=([Red.E673]+[Red1.E673]+[Red2.E673]+[Red3.E673]+[Red4.E673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674]+[Red1.D674]+[Red2.D674]+[Red3.D674]+[Red4.D674])/5" office:value-type="float" office:value="1.66224" calcext:value-type="float">
            <text:p>1,66224</text:p>
          </table:table-cell>
          <table:table-cell table:formula="of:=([Red.E674]+[Red1.E674]+[Red2.E674]+[Red3.E674]+[Red4.E674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675]+[Red1.D675]+[Red2.D675]+[Red3.D675]+[Red4.D675])/5" office:value-type="float" office:value="1.66471" calcext:value-type="float">
            <text:p>1,66471</text:p>
          </table:table-cell>
          <table:table-cell table:formula="of:=([Red.E675]+[Red1.E675]+[Red2.E675]+[Red3.E675]+[Red4.E675])/5" office:value-type="float" office:value="-63.3097" calcext:value-type="float">
            <text:p>-63,3097</text:p>
          </table:table-cell>
        </table:table-row>
        <table:table-row table:style-name="ro1">
          <table:table-cell table:formula="of:=([Red.D676]+[Red1.D676]+[Red2.D676]+[Red3.D676]+[Red4.D676])/5" office:value-type="float" office:value="1.66718" calcext:value-type="float">
            <text:p>1,66718</text:p>
          </table:table-cell>
          <table:table-cell table:formula="of:=([Red.E676]+[Red1.E676]+[Red2.E676]+[Red3.E676]+[Red4.E676])/5" office:value-type="float" office:value="-61.2297" calcext:value-type="float">
            <text:p>-61,2297</text:p>
          </table:table-cell>
        </table:table-row>
        <table:table-row table:style-name="ro1">
          <table:table-cell table:formula="of:=([Red.D677]+[Red1.D677]+[Red2.D677]+[Red3.D677]+[Red4.D677])/5" office:value-type="float" office:value="1.66965" calcext:value-type="float">
            <text:p>1,66965</text:p>
          </table:table-cell>
          <table:table-cell table:formula="of:=([Red.E677]+[Red1.E677]+[Red2.E677]+[Red3.E677]+[Red4.E677])/5" office:value-type="float" office:value="-62.4297" calcext:value-type="float">
            <text:p>-62,4297</text:p>
          </table:table-cell>
        </table:table-row>
        <table:table-row table:style-name="ro1">
          <table:table-cell table:formula="of:=([Red.D678]+[Red1.D678]+[Red2.D678]+[Red3.D678]+[Red4.D678])/5" office:value-type="float" office:value="1.67212" calcext:value-type="float">
            <text:p>1,67212</text:p>
          </table:table-cell>
          <table:table-cell table:formula="of:=([Red.E678]+[Red1.E678]+[Red2.E678]+[Red3.E678]+[Red4.E678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679]+[Red1.D679]+[Red2.D679]+[Red3.D679]+[Red4.D679])/5" office:value-type="float" office:value="1.67459" calcext:value-type="float">
            <text:p>1,67459</text:p>
          </table:table-cell>
          <table:table-cell table:formula="of:=([Red.E679]+[Red1.E679]+[Red2.E679]+[Red3.E679]+[Red4.E679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680]+[Red1.D680]+[Red2.D680]+[Red3.D680]+[Red4.D680])/5" office:value-type="float" office:value="1.67706" calcext:value-type="float">
            <text:p>1,67706</text:p>
          </table:table-cell>
          <table:table-cell table:formula="of:=([Red.E680]+[Red1.E680]+[Red2.E680]+[Red3.E680]+[Red4.E680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681]+[Red1.D681]+[Red2.D681]+[Red3.D681]+[Red4.D681])/5" office:value-type="float" office:value="1.67953" calcext:value-type="float">
            <text:p>1,67953</text:p>
          </table:table-cell>
          <table:table-cell table:formula="of:=([Red.E681]+[Red1.E681]+[Red2.E681]+[Red3.E681]+[Red4.E681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682]+[Red1.D682]+[Red2.D682]+[Red3.D682]+[Red4.D682])/5" office:value-type="float" office:value="1.682" calcext:value-type="float">
            <text:p>1,682</text:p>
          </table:table-cell>
          <table:table-cell table:formula="of:=([Red.E682]+[Red1.E682]+[Red2.E682]+[Red3.E682]+[Red4.E682])/5" office:value-type="float" office:value="-58.8297" calcext:value-type="float">
            <text:p>-58,8297</text:p>
          </table:table-cell>
        </table:table-row>
        <table:table-row table:style-name="ro1">
          <table:table-cell table:formula="of:=([Red.D683]+[Red1.D683]+[Red2.D683]+[Red3.D683]+[Red4.D683])/5" office:value-type="float" office:value="1.68447" calcext:value-type="float">
            <text:p>1,68447</text:p>
          </table:table-cell>
          <table:table-cell table:formula="of:=([Red.E683]+[Red1.E683]+[Red2.E683]+[Red3.E683]+[Red4.E683])/5" office:value-type="float" office:value="-54.9097" calcext:value-type="float">
            <text:p>-54,9097</text:p>
          </table:table-cell>
        </table:table-row>
        <table:table-row table:style-name="ro1">
          <table:table-cell table:formula="of:=([Red.D684]+[Red1.D684]+[Red2.D684]+[Red3.D684]+[Red4.D684])/5" office:value-type="float" office:value="1.68694" calcext:value-type="float">
            <text:p>1,68694</text:p>
          </table:table-cell>
          <table:table-cell table:formula="of:=([Red.E684]+[Red1.E684]+[Red2.E684]+[Red3.E684]+[Red4.E684])/5" office:value-type="float" office:value="-59.7097" calcext:value-type="float">
            <text:p>-59,7097</text:p>
          </table:table-cell>
        </table:table-row>
        <table:table-row table:style-name="ro1">
          <table:table-cell table:formula="of:=([Red.D685]+[Red1.D685]+[Red2.D685]+[Red3.D685]+[Red4.D685])/5" office:value-type="float" office:value="1.68941" calcext:value-type="float">
            <text:p>1,68941</text:p>
          </table:table-cell>
          <table:table-cell table:formula="of:=([Red.E685]+[Red1.E685]+[Red2.E685]+[Red3.E685]+[Red4.E685])/5" office:value-type="float" office:value="-62.3497" calcext:value-type="float">
            <text:p>-62,3497</text:p>
          </table:table-cell>
        </table:table-row>
        <table:table-row table:style-name="ro1">
          <table:table-cell table:formula="of:=([Red.D686]+[Red1.D686]+[Red2.D686]+[Red3.D686]+[Red4.D686])/5" office:value-type="float" office:value="1.69188" calcext:value-type="float">
            <text:p>1,69188</text:p>
          </table:table-cell>
          <table:table-cell table:formula="of:=([Red.E686]+[Red1.E686]+[Red2.E686]+[Red3.E686]+[Red4.E686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687]+[Red1.D687]+[Red2.D687]+[Red3.D687]+[Red4.D687])/5" office:value-type="float" office:value="1.69435" calcext:value-type="float">
            <text:p>1,69435</text:p>
          </table:table-cell>
          <table:table-cell table:formula="of:=([Red.E687]+[Red1.E687]+[Red2.E687]+[Red3.E687]+[Red4.E687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688]+[Red1.D688]+[Red2.D688]+[Red3.D688]+[Red4.D688])/5" office:value-type="float" office:value="1.69682" calcext:value-type="float">
            <text:p>1,69682</text:p>
          </table:table-cell>
          <table:table-cell table:formula="of:=([Red.E688]+[Red1.E688]+[Red2.E688]+[Red3.E688]+[Red4.E688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689]+[Red1.D689]+[Red2.D689]+[Red3.D689]+[Red4.D689])/5" office:value-type="float" office:value="1.69929" calcext:value-type="float">
            <text:p>1,69929</text:p>
          </table:table-cell>
          <table:table-cell table:formula="of:=([Red.E689]+[Red1.E689]+[Red2.E689]+[Red3.E689]+[Red4.E689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690]+[Red1.D690]+[Red2.D690]+[Red3.D690]+[Red4.D690])/5" office:value-type="float" office:value="1.70176" calcext:value-type="float">
            <text:p>1,70176</text:p>
          </table:table-cell>
          <table:table-cell table:formula="of:=([Red.E690]+[Red1.E690]+[Red2.E690]+[Red3.E690]+[Red4.E690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691]+[Red1.D691]+[Red2.D691]+[Red3.D691]+[Red4.D691])/5" office:value-type="float" office:value="1.70423" calcext:value-type="float">
            <text:p>1,70423</text:p>
          </table:table-cell>
          <table:table-cell table:formula="of:=([Red.E691]+[Red1.E691]+[Red2.E691]+[Red3.E691]+[Red4.E691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692]+[Red1.D692]+[Red2.D692]+[Red3.D692]+[Red4.D692])/5" office:value-type="float" office:value="1.7067" calcext:value-type="float">
            <text:p>1,7067</text:p>
          </table:table-cell>
          <table:table-cell table:formula="of:=([Red.E692]+[Red1.E692]+[Red2.E692]+[Red3.E692]+[Red4.E692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693]+[Red1.D693]+[Red2.D693]+[Red3.D693]+[Red4.D693])/5" office:value-type="float" office:value="1.70917" calcext:value-type="float">
            <text:p>1,70917</text:p>
          </table:table-cell>
          <table:table-cell table:formula="of:=([Red.E693]+[Red1.E693]+[Red2.E693]+[Red3.E693]+[Red4.E693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694]+[Red1.D694]+[Red2.D694]+[Red3.D694]+[Red4.D694])/5" office:value-type="float" office:value="1.71164" calcext:value-type="float">
            <text:p>1,71164</text:p>
          </table:table-cell>
          <table:table-cell table:formula="of:=([Red.E694]+[Red1.E694]+[Red2.E694]+[Red3.E694]+[Red4.E694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695]+[Red1.D695]+[Red2.D695]+[Red3.D695]+[Red4.D695])/5" office:value-type="float" office:value="1.71411" calcext:value-type="float">
            <text:p>1,71411</text:p>
          </table:table-cell>
          <table:table-cell table:formula="of:=([Red.E695]+[Red1.E695]+[Red2.E695]+[Red3.E695]+[Red4.E695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696]+[Red1.D696]+[Red2.D696]+[Red3.D696]+[Red4.D696])/5" office:value-type="float" office:value="1.71658" calcext:value-type="float">
            <text:p>1,71658</text:p>
          </table:table-cell>
          <table:table-cell table:formula="of:=([Red.E696]+[Red1.E696]+[Red2.E696]+[Red3.E696]+[Red4.E696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697]+[Red1.D697]+[Red2.D697]+[Red3.D697]+[Red4.D697])/5" office:value-type="float" office:value="1.71905" calcext:value-type="float">
            <text:p>1,71905</text:p>
          </table:table-cell>
          <table:table-cell table:formula="of:=([Red.E697]+[Red1.E697]+[Red2.E697]+[Red3.E697]+[Red4.E697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698]+[Red1.D698]+[Red2.D698]+[Red3.D698]+[Red4.D698])/5" office:value-type="float" office:value="1.72152" calcext:value-type="float">
            <text:p>1,72152</text:p>
          </table:table-cell>
          <table:table-cell table:formula="of:=([Red.E698]+[Red1.E698]+[Red2.E698]+[Red3.E698]+[Red4.E698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699]+[Red1.D699]+[Red2.D699]+[Red3.D699]+[Red4.D699])/5" office:value-type="float" office:value="1.72399" calcext:value-type="float">
            <text:p>1,72399</text:p>
          </table:table-cell>
          <table:table-cell table:formula="of:=([Red.E699]+[Red1.E699]+[Red2.E699]+[Red3.E699]+[Red4.E699])/5" office:value-type="float" office:value="-59.7097" calcext:value-type="float">
            <text:p>-59,7097</text:p>
          </table:table-cell>
        </table:table-row>
        <table:table-row table:style-name="ro1">
          <table:table-cell table:formula="of:=([Red.D700]+[Red1.D700]+[Red2.D700]+[Red3.D700]+[Red4.D700])/5" office:value-type="float" office:value="1.72646" calcext:value-type="float">
            <text:p>1,72646</text:p>
          </table:table-cell>
          <table:table-cell table:formula="of:=([Red.E700]+[Red1.E700]+[Red2.E700]+[Red3.E700]+[Red4.E700])/5" office:value-type="float" office:value="-60.9897" calcext:value-type="float">
            <text:p>-60,9897</text:p>
          </table:table-cell>
        </table:table-row>
        <table:table-row table:style-name="ro1">
          <table:table-cell table:formula="of:=([Red.D701]+[Red1.D701]+[Red2.D701]+[Red3.D701]+[Red4.D701])/5" office:value-type="float" office:value="1.72893" calcext:value-type="float">
            <text:p>1,72893</text:p>
          </table:table-cell>
          <table:table-cell table:formula="of:=([Red.E701]+[Red1.E701]+[Red2.E701]+[Red3.E701]+[Red4.E701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702]+[Red1.D702]+[Red2.D702]+[Red3.D702]+[Red4.D702])/5" office:value-type="float" office:value="1.7314" calcext:value-type="float">
            <text:p>1,7314</text:p>
          </table:table-cell>
          <table:table-cell table:formula="of:=([Red.E702]+[Red1.E702]+[Red2.E702]+[Red3.E702]+[Red4.E702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703]+[Red1.D703]+[Red2.D703]+[Red3.D703]+[Red4.D703])/5" office:value-type="float" office:value="1.73387" calcext:value-type="float">
            <text:p>1,73387</text:p>
          </table:table-cell>
          <table:table-cell table:formula="of:=([Red.E703]+[Red1.E703]+[Red2.E703]+[Red3.E703]+[Red4.E703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704]+[Red1.D704]+[Red2.D704]+[Red3.D704]+[Red4.D704])/5" office:value-type="float" office:value="1.73634" calcext:value-type="float">
            <text:p>1,73634</text:p>
          </table:table-cell>
          <table:table-cell table:formula="of:=([Red.E704]+[Red1.E704]+[Red2.E704]+[Red3.E704]+[Red4.E704])/5" office:value-type="float" office:value="-56.1097" calcext:value-type="float">
            <text:p>-56,1097</text:p>
          </table:table-cell>
        </table:table-row>
        <table:table-row table:style-name="ro1">
          <table:table-cell table:formula="of:=([Red.D705]+[Red1.D705]+[Red2.D705]+[Red3.D705]+[Red4.D705])/5" office:value-type="float" office:value="1.73881" calcext:value-type="float">
            <text:p>1,73881</text:p>
          </table:table-cell>
          <table:table-cell table:formula="of:=([Red.E705]+[Red1.E705]+[Red2.E705]+[Red3.E705]+[Red4.E705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706]+[Red1.D706]+[Red2.D706]+[Red3.D706]+[Red4.D706])/5" office:value-type="float" office:value="1.74128" calcext:value-type="float">
            <text:p>1,74128</text:p>
          </table:table-cell>
          <table:table-cell table:formula="of:=([Red.E706]+[Red1.E706]+[Red2.E706]+[Red3.E706]+[Red4.E706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707]+[Red1.D707]+[Red2.D707]+[Red3.D707]+[Red4.D707])/5" office:value-type="float" office:value="1.74375" calcext:value-type="float">
            <text:p>1,74375</text:p>
          </table:table-cell>
          <table:table-cell table:formula="of:=([Red.E707]+[Red1.E707]+[Red2.E707]+[Red3.E707]+[Red4.E707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708]+[Red1.D708]+[Red2.D708]+[Red3.D708]+[Red4.D708])/5" office:value-type="float" office:value="1.74622" calcext:value-type="float">
            <text:p>1,74622</text:p>
          </table:table-cell>
          <table:table-cell table:formula="of:=([Red.E708]+[Red1.E708]+[Red2.E708]+[Red3.E708]+[Red4.E708])/5" office:value-type="float" office:value="-58.7497" calcext:value-type="float">
            <text:p>-58,7497</text:p>
          </table:table-cell>
        </table:table-row>
        <table:table-row table:style-name="ro1">
          <table:table-cell table:formula="of:=([Red.D709]+[Red1.D709]+[Red2.D709]+[Red3.D709]+[Red4.D709])/5" office:value-type="float" office:value="1.74869" calcext:value-type="float">
            <text:p>1,74869</text:p>
          </table:table-cell>
          <table:table-cell table:formula="of:=([Red.E709]+[Red1.E709]+[Red2.E709]+[Red3.E709]+[Red4.E709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710]+[Red1.D710]+[Red2.D710]+[Red3.D710]+[Red4.D710])/5" office:value-type="float" office:value="1.75116" calcext:value-type="float">
            <text:p>1,75116</text:p>
          </table:table-cell>
          <table:table-cell table:formula="of:=([Red.E710]+[Red1.E710]+[Red2.E710]+[Red3.E710]+[Red4.E710])/5" office:value-type="float" office:value="-61.7897" calcext:value-type="float">
            <text:p>-61,7897</text:p>
          </table:table-cell>
        </table:table-row>
        <table:table-row table:style-name="ro1">
          <table:table-cell table:formula="of:=([Red.D711]+[Red1.D711]+[Red2.D711]+[Red3.D711]+[Red4.D711])/5" office:value-type="float" office:value="1.75363" calcext:value-type="float">
            <text:p>1,75363</text:p>
          </table:table-cell>
          <table:table-cell table:formula="of:=([Red.E711]+[Red1.E711]+[Red2.E711]+[Red3.E711]+[Red4.E711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712]+[Red1.D712]+[Red2.D712]+[Red3.D712]+[Red4.D712])/5" office:value-type="float" office:value="1.7561" calcext:value-type="float">
            <text:p>1,7561</text:p>
          </table:table-cell>
          <table:table-cell table:formula="of:=([Red.E712]+[Red1.E712]+[Red2.E712]+[Red3.E712]+[Red4.E712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713]+[Red1.D713]+[Red2.D713]+[Red3.D713]+[Red4.D713])/5" office:value-type="float" office:value="1.75857" calcext:value-type="float">
            <text:p>1,75857</text:p>
          </table:table-cell>
          <table:table-cell table:formula="of:=([Red.E713]+[Red1.E713]+[Red2.E713]+[Red3.E713]+[Red4.E713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714]+[Red1.D714]+[Red2.D714]+[Red3.D714]+[Red4.D714])/5" office:value-type="float" office:value="1.76104" calcext:value-type="float">
            <text:p>1,76104</text:p>
          </table:table-cell>
          <table:table-cell table:formula="of:=([Red.E714]+[Red1.E714]+[Red2.E714]+[Red3.E714]+[Red4.E714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715]+[Red1.D715]+[Red2.D715]+[Red3.D715]+[Red4.D715])/5" office:value-type="float" office:value="1.76351" calcext:value-type="float">
            <text:p>1,76351</text:p>
          </table:table-cell>
          <table:table-cell table:formula="of:=([Red.E715]+[Red1.E715]+[Red2.E715]+[Red3.E715]+[Red4.E715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716]+[Red1.D716]+[Red2.D716]+[Red3.D716]+[Red4.D716])/5" office:value-type="float" office:value="1.76598" calcext:value-type="float">
            <text:p>1,76598</text:p>
          </table:table-cell>
          <table:table-cell table:formula="of:=([Red.E716]+[Red1.E716]+[Red2.E716]+[Red3.E716]+[Red4.E716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717]+[Red1.D717]+[Red2.D717]+[Red3.D717]+[Red4.D717])/5" office:value-type="float" office:value="1.76845" calcext:value-type="float">
            <text:p>1,76845</text:p>
          </table:table-cell>
          <table:table-cell table:formula="of:=([Red.E717]+[Red1.E717]+[Red2.E717]+[Red3.E717]+[Red4.E717])/5" office:value-type="float" office:value="-53.6297" calcext:value-type="float">
            <text:p>-53,6297</text:p>
          </table:table-cell>
        </table:table-row>
        <table:table-row table:style-name="ro1">
          <table:table-cell table:formula="of:=([Red.D718]+[Red1.D718]+[Red2.D718]+[Red3.D718]+[Red4.D718])/5" office:value-type="float" office:value="1.77092" calcext:value-type="float">
            <text:p>1,77092</text:p>
          </table:table-cell>
          <table:table-cell table:formula="of:=([Red.E718]+[Red1.E718]+[Red2.E718]+[Red3.E718]+[Red4.E718])/5" office:value-type="float" office:value="-54.1897" calcext:value-type="float">
            <text:p>-54,1897</text:p>
          </table:table-cell>
        </table:table-row>
        <table:table-row table:style-name="ro1">
          <table:table-cell table:formula="of:=([Red.D719]+[Red1.D719]+[Red2.D719]+[Red3.D719]+[Red4.D719])/5" office:value-type="float" office:value="1.77339" calcext:value-type="float">
            <text:p>1,77339</text:p>
          </table:table-cell>
          <table:table-cell table:formula="of:=([Red.E719]+[Red1.E719]+[Red2.E719]+[Red3.E719]+[Red4.E719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720]+[Red1.D720]+[Red2.D720]+[Red3.D720]+[Red4.D720])/5" office:value-type="float" office:value="1.77586" calcext:value-type="float">
            <text:p>1,77586</text:p>
          </table:table-cell>
          <table:table-cell table:formula="of:=([Red.E720]+[Red1.E720]+[Red2.E720]+[Red3.E720]+[Red4.E720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721]+[Red1.D721]+[Red2.D721]+[Red3.D721]+[Red4.D721])/5" office:value-type="float" office:value="1.77833" calcext:value-type="float">
            <text:p>1,77833</text:p>
          </table:table-cell>
          <table:table-cell table:formula="of:=([Red.E721]+[Red1.E721]+[Red2.E721]+[Red3.E721]+[Red4.E721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722]+[Red1.D722]+[Red2.D722]+[Red3.D722]+[Red4.D722])/5" office:value-type="float" office:value="1.7808" calcext:value-type="float">
            <text:p>1,7808</text:p>
          </table:table-cell>
          <table:table-cell table:formula="of:=([Red.E722]+[Red1.E722]+[Red2.E722]+[Red3.E722]+[Red4.E722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723]+[Red1.D723]+[Red2.D723]+[Red3.D723]+[Red4.D723])/5" office:value-type="float" office:value="1.78327" calcext:value-type="float">
            <text:p>1,78327</text:p>
          </table:table-cell>
          <table:table-cell table:formula="of:=([Red.E723]+[Red1.E723]+[Red2.E723]+[Red3.E723]+[Red4.E723])/5" office:value-type="float" office:value="-56.7497" calcext:value-type="float">
            <text:p>-56,7497</text:p>
          </table:table-cell>
        </table:table-row>
        <table:table-row table:style-name="ro1">
          <table:table-cell table:formula="of:=([Red.D724]+[Red1.D724]+[Red2.D724]+[Red3.D724]+[Red4.D724])/5" office:value-type="float" office:value="1.78574" calcext:value-type="float">
            <text:p>1,78574</text:p>
          </table:table-cell>
          <table:table-cell table:formula="of:=([Red.E724]+[Red1.E724]+[Red2.E724]+[Red3.E724]+[Red4.E724])/5" office:value-type="float" office:value="-62.1097" calcext:value-type="float">
            <text:p>-62,1097</text:p>
          </table:table-cell>
        </table:table-row>
        <table:table-row table:style-name="ro1">
          <table:table-cell table:formula="of:=([Red.D725]+[Red1.D725]+[Red2.D725]+[Red3.D725]+[Red4.D725])/5" office:value-type="float" office:value="1.78821" calcext:value-type="float">
            <text:p>1,78821</text:p>
          </table:table-cell>
          <table:table-cell table:formula="of:=([Red.E725]+[Red1.E725]+[Red2.E725]+[Red3.E725]+[Red4.E725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726]+[Red1.D726]+[Red2.D726]+[Red3.D726]+[Red4.D726])/5" office:value-type="float" office:value="1.79068" calcext:value-type="float">
            <text:p>1,79068</text:p>
          </table:table-cell>
          <table:table-cell table:formula="of:=([Red.E726]+[Red1.E726]+[Red2.E726]+[Red3.E726]+[Red4.E726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727]+[Red1.D727]+[Red2.D727]+[Red3.D727]+[Red4.D727])/5" office:value-type="float" office:value="1.79315" calcext:value-type="float">
            <text:p>1,79315</text:p>
          </table:table-cell>
          <table:table-cell table:formula="of:=([Red.E727]+[Red1.E727]+[Red2.E727]+[Red3.E727]+[Red4.E727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728]+[Red1.D728]+[Red2.D728]+[Red3.D728]+[Red4.D728])/5" office:value-type="float" office:value="1.79562" calcext:value-type="float">
            <text:p>1,79562</text:p>
          </table:table-cell>
          <table:table-cell table:formula="of:=([Red.E728]+[Red1.E728]+[Red2.E728]+[Red3.E728]+[Red4.E728])/5" office:value-type="float" office:value="-62.3497" calcext:value-type="float">
            <text:p>-62,3497</text:p>
          </table:table-cell>
        </table:table-row>
        <table:table-row table:style-name="ro1">
          <table:table-cell table:formula="of:=([Red.D729]+[Red1.D729]+[Red2.D729]+[Red3.D729]+[Red4.D729])/5" office:value-type="float" office:value="1.79809" calcext:value-type="float">
            <text:p>1,79809</text:p>
          </table:table-cell>
          <table:table-cell table:formula="of:=([Red.E729]+[Red1.E729]+[Red2.E729]+[Red3.E729]+[Red4.E729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730]+[Red1.D730]+[Red2.D730]+[Red3.D730]+[Red4.D730])/5" office:value-type="float" office:value="1.80056" calcext:value-type="float">
            <text:p>1,80056</text:p>
          </table:table-cell>
          <table:table-cell table:formula="of:=([Red.E730]+[Red1.E730]+[Red2.E730]+[Red3.E730]+[Red4.E730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731]+[Red1.D731]+[Red2.D731]+[Red3.D731]+[Red4.D731])/5" office:value-type="float" office:value="1.80303" calcext:value-type="float">
            <text:p>1,80303</text:p>
          </table:table-cell>
          <table:table-cell table:formula="of:=([Red.E731]+[Red1.E731]+[Red2.E731]+[Red3.E731]+[Red4.E731])/5" office:value-type="float" office:value="-59.9497" calcext:value-type="float">
            <text:p>-59,9497</text:p>
          </table:table-cell>
        </table:table-row>
        <table:table-row table:style-name="ro1">
          <table:table-cell table:formula="of:=([Red.D732]+[Red1.D732]+[Red2.D732]+[Red3.D732]+[Red4.D732])/5" office:value-type="float" office:value="1.8055" calcext:value-type="float">
            <text:p>1,8055</text:p>
          </table:table-cell>
          <table:table-cell table:formula="of:=([Red.E732]+[Red1.E732]+[Red2.E732]+[Red3.E732]+[Red4.E732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733]+[Red1.D733]+[Red2.D733]+[Red3.D733]+[Red4.D733])/5" office:value-type="float" office:value="1.80797" calcext:value-type="float">
            <text:p>1,80797</text:p>
          </table:table-cell>
          <table:table-cell table:formula="of:=([Red.E733]+[Red1.E733]+[Red2.E733]+[Red3.E733]+[Red4.E733])/5" office:value-type="float" office:value="-59.6297" calcext:value-type="float">
            <text:p>-59,6297</text:p>
          </table:table-cell>
        </table:table-row>
        <table:table-row table:style-name="ro1">
          <table:table-cell table:formula="of:=([Red.D734]+[Red1.D734]+[Red2.D734]+[Red3.D734]+[Red4.D734])/5" office:value-type="float" office:value="1.81044" calcext:value-type="float">
            <text:p>1,81044</text:p>
          </table:table-cell>
          <table:table-cell table:formula="of:=([Red.E734]+[Red1.E734]+[Red2.E734]+[Red3.E734]+[Red4.E734])/5" office:value-type="float" office:value="-60.1897" calcext:value-type="float">
            <text:p>-60,1897</text:p>
          </table:table-cell>
        </table:table-row>
        <table:table-row table:style-name="ro1">
          <table:table-cell table:formula="of:=([Red.D735]+[Red1.D735]+[Red2.D735]+[Red3.D735]+[Red4.D735])/5" office:value-type="float" office:value="1.81291" calcext:value-type="float">
            <text:p>1,81291</text:p>
          </table:table-cell>
          <table:table-cell table:formula="of:=([Red.E735]+[Red1.E735]+[Red2.E735]+[Red3.E735]+[Red4.E735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736]+[Red1.D736]+[Red2.D736]+[Red3.D736]+[Red4.D736])/5" office:value-type="float" office:value="1.81538" calcext:value-type="float">
            <text:p>1,81538</text:p>
          </table:table-cell>
          <table:table-cell table:formula="of:=([Red.E736]+[Red1.E736]+[Red2.E736]+[Red3.E736]+[Red4.E736])/5" office:value-type="float" office:value="-61.8697" calcext:value-type="float">
            <text:p>-61,8697</text:p>
          </table:table-cell>
        </table:table-row>
        <table:table-row table:style-name="ro1">
          <table:table-cell table:formula="of:=([Red.D737]+[Red1.D737]+[Red2.D737]+[Red3.D737]+[Red4.D737])/5" office:value-type="float" office:value="1.81785" calcext:value-type="float">
            <text:p>1,81785</text:p>
          </table:table-cell>
          <table:table-cell table:formula="of:=([Red.E737]+[Red1.E737]+[Red2.E737]+[Red3.E737]+[Red4.E737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738]+[Red1.D738]+[Red2.D738]+[Red3.D738]+[Red4.D738])/5" office:value-type="float" office:value="1.82032" calcext:value-type="float">
            <text:p>1,82032</text:p>
          </table:table-cell>
          <table:table-cell table:formula="of:=([Red.E738]+[Red1.E738]+[Red2.E738]+[Red3.E738]+[Red4.E738])/5" office:value-type="float" office:value="-59.7097" calcext:value-type="float">
            <text:p>-59,7097</text:p>
          </table:table-cell>
        </table:table-row>
        <table:table-row table:style-name="ro1">
          <table:table-cell table:formula="of:=([Red.D739]+[Red1.D739]+[Red2.D739]+[Red3.D739]+[Red4.D739])/5" office:value-type="float" office:value="1.82279" calcext:value-type="float">
            <text:p>1,82279</text:p>
          </table:table-cell>
          <table:table-cell table:formula="of:=([Red.E739]+[Red1.E739]+[Red2.E739]+[Red3.E739]+[Red4.E739])/5" office:value-type="float" office:value="-59.8697" calcext:value-type="float">
            <text:p>-59,8697</text:p>
          </table:table-cell>
        </table:table-row>
        <table:table-row table:style-name="ro1">
          <table:table-cell table:formula="of:=([Red.D740]+[Red1.D740]+[Red2.D740]+[Red3.D740]+[Red4.D740])/5" office:value-type="float" office:value="1.82526" calcext:value-type="float">
            <text:p>1,82526</text:p>
          </table:table-cell>
          <table:table-cell table:formula="of:=([Red.E740]+[Red1.E740]+[Red2.E740]+[Red3.E740]+[Red4.E740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741]+[Red1.D741]+[Red2.D741]+[Red3.D741]+[Red4.D741])/5" office:value-type="float" office:value="1.82773" calcext:value-type="float">
            <text:p>1,82773</text:p>
          </table:table-cell>
          <table:table-cell table:formula="of:=([Red.E741]+[Red1.E741]+[Red2.E741]+[Red3.E741]+[Red4.E741])/5" office:value-type="float" office:value="-60.8297" calcext:value-type="float">
            <text:p>-60,8297</text:p>
          </table:table-cell>
        </table:table-row>
        <table:table-row table:style-name="ro1">
          <table:table-cell table:formula="of:=([Red.D742]+[Red1.D742]+[Red2.D742]+[Red3.D742]+[Red4.D742])/5" office:value-type="float" office:value="1.8302" calcext:value-type="float">
            <text:p>1,8302</text:p>
          </table:table-cell>
          <table:table-cell table:formula="of:=([Red.E742]+[Red1.E742]+[Red2.E742]+[Red3.E742]+[Red4.E742])/5" office:value-type="float" office:value="-61.5497" calcext:value-type="float">
            <text:p>-61,5497</text:p>
          </table:table-cell>
        </table:table-row>
        <table:table-row table:style-name="ro1">
          <table:table-cell table:formula="of:=([Red.D743]+[Red1.D743]+[Red2.D743]+[Red3.D743]+[Red4.D743])/5" office:value-type="float" office:value="1.83267" calcext:value-type="float">
            <text:p>1,83267</text:p>
          </table:table-cell>
          <table:table-cell table:formula="of:=([Red.E743]+[Red1.E743]+[Red2.E743]+[Red3.E743]+[Red4.E743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744]+[Red1.D744]+[Red2.D744]+[Red3.D744]+[Red4.D744])/5" office:value-type="float" office:value="1.83514" calcext:value-type="float">
            <text:p>1,83514</text:p>
          </table:table-cell>
          <table:table-cell table:formula="of:=([Red.E744]+[Red1.E744]+[Red2.E744]+[Red3.E744]+[Red4.E744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745]+[Red1.D745]+[Red2.D745]+[Red3.D745]+[Red4.D745])/5" office:value-type="float" office:value="1.83761" calcext:value-type="float">
            <text:p>1,83761</text:p>
          </table:table-cell>
          <table:table-cell table:formula="of:=([Red.E745]+[Red1.E745]+[Red2.E745]+[Red3.E745]+[Red4.E745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746]+[Red1.D746]+[Red2.D746]+[Red3.D746]+[Red4.D746])/5" office:value-type="float" office:value="1.84008" calcext:value-type="float">
            <text:p>1,84008</text:p>
          </table:table-cell>
          <table:table-cell table:formula="of:=([Red.E746]+[Red1.E746]+[Red2.E746]+[Red3.E746]+[Red4.E746])/5" office:value-type="float" office:value="-58.7497" calcext:value-type="float">
            <text:p>-58,7497</text:p>
          </table:table-cell>
        </table:table-row>
        <table:table-row table:style-name="ro1">
          <table:table-cell table:formula="of:=([Red.D747]+[Red1.D747]+[Red2.D747]+[Red3.D747]+[Red4.D747])/5" office:value-type="float" office:value="1.84255" calcext:value-type="float">
            <text:p>1,84255</text:p>
          </table:table-cell>
          <table:table-cell table:formula="of:=([Red.E747]+[Red1.E747]+[Red2.E747]+[Red3.E747]+[Red4.E747])/5" office:value-type="float" office:value="-63.1497" calcext:value-type="float">
            <text:p>-63,1497</text:p>
          </table:table-cell>
        </table:table-row>
        <table:table-row table:style-name="ro1">
          <table:table-cell table:formula="of:=([Red.D748]+[Red1.D748]+[Red2.D748]+[Red3.D748]+[Red4.D748])/5" office:value-type="float" office:value="1.84502" calcext:value-type="float">
            <text:p>1,84502</text:p>
          </table:table-cell>
          <table:table-cell table:formula="of:=([Red.E748]+[Red1.E748]+[Red2.E748]+[Red3.E748]+[Red4.E748])/5" office:value-type="float" office:value="-60.3497" calcext:value-type="float">
            <text:p>-60,3497</text:p>
          </table:table-cell>
        </table:table-row>
        <table:table-row table:style-name="ro1">
          <table:table-cell table:formula="of:=([Red.D749]+[Red1.D749]+[Red2.D749]+[Red3.D749]+[Red4.D749])/5" office:value-type="float" office:value="1.84749" calcext:value-type="float">
            <text:p>1,84749</text:p>
          </table:table-cell>
          <table:table-cell table:formula="of:=([Red.E749]+[Red1.E749]+[Red2.E749]+[Red3.E749]+[Red4.E749])/5" office:value-type="float" office:value="-61.3097" calcext:value-type="float">
            <text:p>-61,3097</text:p>
          </table:table-cell>
        </table:table-row>
        <table:table-row table:style-name="ro1">
          <table:table-cell table:formula="of:=([Red.D750]+[Red1.D750]+[Red2.D750]+[Red3.D750]+[Red4.D750])/5" office:value-type="float" office:value="1.84996" calcext:value-type="float">
            <text:p>1,84996</text:p>
          </table:table-cell>
          <table:table-cell table:formula="of:=([Red.E750]+[Red1.E750]+[Red2.E750]+[Red3.E750]+[Red4.E750])/5" office:value-type="float" office:value="-60.6697" calcext:value-type="float">
            <text:p>-60,6697</text:p>
          </table:table-cell>
        </table:table-row>
        <table:table-row table:style-name="ro1">
          <table:table-cell table:formula="of:=([Red.D751]+[Red1.D751]+[Red2.D751]+[Red3.D751]+[Red4.D751])/5" office:value-type="float" office:value="1.85243" calcext:value-type="float">
            <text:p>1,85243</text:p>
          </table:table-cell>
          <table:table-cell table:formula="of:=([Red.E751]+[Red1.E751]+[Red2.E751]+[Red3.E751]+[Red4.E751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752]+[Red1.D752]+[Red2.D752]+[Red3.D752]+[Red4.D752])/5" office:value-type="float" office:value="1.8549" calcext:value-type="float">
            <text:p>1,8549</text:p>
          </table:table-cell>
          <table:table-cell table:formula="of:=([Red.E752]+[Red1.E752]+[Red2.E752]+[Red3.E752]+[Red4.E752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753]+[Red1.D753]+[Red2.D753]+[Red3.D753]+[Red4.D753])/5" office:value-type="float" office:value="1.85737" calcext:value-type="float">
            <text:p>1,85737</text:p>
          </table:table-cell>
          <table:table-cell table:formula="of:=([Red.E753]+[Red1.E753]+[Red2.E753]+[Red3.E753]+[Red4.E753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754]+[Red1.D754]+[Red2.D754]+[Red3.D754]+[Red4.D754])/5" office:value-type="float" office:value="1.85984" calcext:value-type="float">
            <text:p>1,85984</text:p>
          </table:table-cell>
          <table:table-cell table:formula="of:=([Red.E754]+[Red1.E754]+[Red2.E754]+[Red3.E754]+[Red4.E754])/5" office:value-type="float" office:value="-62.8297" calcext:value-type="float">
            <text:p>-62,8297</text:p>
          </table:table-cell>
        </table:table-row>
        <table:table-row table:style-name="ro1">
          <table:table-cell table:formula="of:=([Red.D755]+[Red1.D755]+[Red2.D755]+[Red3.D755]+[Red4.D755])/5" office:value-type="float" office:value="1.86231" calcext:value-type="float">
            <text:p>1,86231</text:p>
          </table:table-cell>
          <table:table-cell table:formula="of:=([Red.E755]+[Red1.E755]+[Red2.E755]+[Red3.E755]+[Red4.E755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756]+[Red1.D756]+[Red2.D756]+[Red3.D756]+[Red4.D756])/5" office:value-type="float" office:value="1.86478" calcext:value-type="float">
            <text:p>1,86478</text:p>
          </table:table-cell>
          <table:table-cell table:formula="of:=([Red.E756]+[Red1.E756]+[Red2.E756]+[Red3.E756]+[Red4.E756])/5" office:value-type="float" office:value="-53.8697" calcext:value-type="float">
            <text:p>-53,8697</text:p>
          </table:table-cell>
        </table:table-row>
        <table:table-row table:style-name="ro1">
          <table:table-cell table:formula="of:=([Red.D757]+[Red1.D757]+[Red2.D757]+[Red3.D757]+[Red4.D757])/5" office:value-type="float" office:value="1.86725" calcext:value-type="float">
            <text:p>1,86725</text:p>
          </table:table-cell>
          <table:table-cell table:formula="of:=([Red.E757]+[Red1.E757]+[Red2.E757]+[Red3.E757]+[Red4.E757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758]+[Red1.D758]+[Red2.D758]+[Red3.D758]+[Red4.D758])/5" office:value-type="float" office:value="1.86972" calcext:value-type="float">
            <text:p>1,86972</text:p>
          </table:table-cell>
          <table:table-cell table:formula="of:=([Red.E758]+[Red1.E758]+[Red2.E758]+[Red3.E758]+[Red4.E758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759]+[Red1.D759]+[Red2.D759]+[Red3.D759]+[Red4.D759])/5" office:value-type="float" office:value="1.87219" calcext:value-type="float">
            <text:p>1,87219</text:p>
          </table:table-cell>
          <table:table-cell table:formula="of:=([Red.E759]+[Red1.E759]+[Red2.E759]+[Red3.E759]+[Red4.E759])/5" office:value-type="float" office:value="-60.3497" calcext:value-type="float">
            <text:p>-60,3497</text:p>
          </table:table-cell>
        </table:table-row>
        <table:table-row table:style-name="ro1">
          <table:table-cell table:formula="of:=([Red.D760]+[Red1.D760]+[Red2.D760]+[Red3.D760]+[Red4.D760])/5" office:value-type="float" office:value="1.87466" calcext:value-type="float">
            <text:p>1,87466</text:p>
          </table:table-cell>
          <table:table-cell table:formula="of:=([Red.E760]+[Red1.E760]+[Red2.E760]+[Red3.E760]+[Red4.E760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761]+[Red1.D761]+[Red2.D761]+[Red3.D761]+[Red4.D761])/5" office:value-type="float" office:value="1.87713" calcext:value-type="float">
            <text:p>1,87713</text:p>
          </table:table-cell>
          <table:table-cell table:formula="of:=([Red.E761]+[Red1.E761]+[Red2.E761]+[Red3.E761]+[Red4.E761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762]+[Red1.D762]+[Red2.D762]+[Red3.D762]+[Red4.D762])/5" office:value-type="float" office:value="1.8796" calcext:value-type="float">
            <text:p>1,8796</text:p>
          </table:table-cell>
          <table:table-cell table:formula="of:=([Red.E762]+[Red1.E762]+[Red2.E762]+[Red3.E762]+[Red4.E762])/5" office:value-type="float" office:value="-55.9497" calcext:value-type="float">
            <text:p>-55,9497</text:p>
          </table:table-cell>
        </table:table-row>
        <table:table-row table:style-name="ro1">
          <table:table-cell table:formula="of:=([Red.D763]+[Red1.D763]+[Red2.D763]+[Red3.D763]+[Red4.D763])/5" office:value-type="float" office:value="1.88207" calcext:value-type="float">
            <text:p>1,88207</text:p>
          </table:table-cell>
          <table:table-cell table:formula="of:=([Red.E763]+[Red1.E763]+[Red2.E763]+[Red3.E763]+[Red4.E763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764]+[Red1.D764]+[Red2.D764]+[Red3.D764]+[Red4.D764])/5" office:value-type="float" office:value="1.88454" calcext:value-type="float">
            <text:p>1,88454</text:p>
          </table:table-cell>
          <table:table-cell table:formula="of:=([Red.E764]+[Red1.E764]+[Red2.E764]+[Red3.E764]+[Red4.E764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765]+[Red1.D765]+[Red2.D765]+[Red3.D765]+[Red4.D765])/5" office:value-type="float" office:value="1.88701" calcext:value-type="float">
            <text:p>1,88701</text:p>
          </table:table-cell>
          <table:table-cell table:formula="of:=([Red.E765]+[Red1.E765]+[Red2.E765]+[Red3.E765]+[Red4.E765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766]+[Red1.D766]+[Red2.D766]+[Red3.D766]+[Red4.D766])/5" office:value-type="float" office:value="1.88948" calcext:value-type="float">
            <text:p>1,88948</text:p>
          </table:table-cell>
          <table:table-cell table:formula="of:=([Red.E766]+[Red1.E766]+[Red2.E766]+[Red3.E766]+[Red4.E766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767]+[Red1.D767]+[Red2.D767]+[Red3.D767]+[Red4.D767])/5" office:value-type="float" office:value="1.89195" calcext:value-type="float">
            <text:p>1,89195</text:p>
          </table:table-cell>
          <table:table-cell table:formula="of:=([Red.E767]+[Red1.E767]+[Red2.E767]+[Red3.E767]+[Red4.E767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768]+[Red1.D768]+[Red2.D768]+[Red3.D768]+[Red4.D768])/5" office:value-type="float" office:value="1.89442" calcext:value-type="float">
            <text:p>1,89442</text:p>
          </table:table-cell>
          <table:table-cell table:formula="of:=([Red.E768]+[Red1.E768]+[Red2.E768]+[Red3.E768]+[Red4.E768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769]+[Red1.D769]+[Red2.D769]+[Red3.D769]+[Red4.D769])/5" office:value-type="float" office:value="1.89689" calcext:value-type="float">
            <text:p>1,89689</text:p>
          </table:table-cell>
          <table:table-cell table:formula="of:=([Red.E769]+[Red1.E769]+[Red2.E769]+[Red3.E769]+[Red4.E769])/5" office:value-type="float" office:value="-61.9497" calcext:value-type="float">
            <text:p>-61,9497</text:p>
          </table:table-cell>
        </table:table-row>
        <table:table-row table:style-name="ro1">
          <table:table-cell table:formula="of:=([Red.D770]+[Red1.D770]+[Red2.D770]+[Red3.D770]+[Red4.D770])/5" office:value-type="float" office:value="1.89936" calcext:value-type="float">
            <text:p>1,89936</text:p>
          </table:table-cell>
          <table:table-cell table:formula="of:=([Red.E770]+[Red1.E770]+[Red2.E770]+[Red3.E770]+[Red4.E770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771]+[Red1.D771]+[Red2.D771]+[Red3.D771]+[Red4.D771])/5" office:value-type="float" office:value="1.90183" calcext:value-type="float">
            <text:p>1,90183</text:p>
          </table:table-cell>
          <table:table-cell table:formula="of:=([Red.E771]+[Red1.E771]+[Red2.E771]+[Red3.E771]+[Red4.E771])/5" office:value-type="float" office:value="-54.6697" calcext:value-type="float">
            <text:p>-54,6697</text:p>
          </table:table-cell>
        </table:table-row>
        <table:table-row table:style-name="ro1">
          <table:table-cell table:formula="of:=([Red.D772]+[Red1.D772]+[Red2.D772]+[Red3.D772]+[Red4.D772])/5" office:value-type="float" office:value="1.9043" calcext:value-type="float">
            <text:p>1,9043</text:p>
          </table:table-cell>
          <table:table-cell table:formula="of:=([Red.E772]+[Red1.E772]+[Red2.E772]+[Red3.E772]+[Red4.E772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773]+[Red1.D773]+[Red2.D773]+[Red3.D773]+[Red4.D773])/5" office:value-type="float" office:value="1.90677" calcext:value-type="float">
            <text:p>1,90677</text:p>
          </table:table-cell>
          <table:table-cell table:formula="of:=([Red.E773]+[Red1.E773]+[Red2.E773]+[Red3.E773]+[Red4.E773])/5" office:value-type="float" office:value="-60.6697" calcext:value-type="float">
            <text:p>-60,6697</text:p>
          </table:table-cell>
        </table:table-row>
        <table:table-row table:style-name="ro1">
          <table:table-cell table:formula="of:=([Red.D774]+[Red1.D774]+[Red2.D774]+[Red3.D774]+[Red4.D774])/5" office:value-type="float" office:value="1.90924" calcext:value-type="float">
            <text:p>1,90924</text:p>
          </table:table-cell>
          <table:table-cell table:formula="of:=([Red.E774]+[Red1.E774]+[Red2.E774]+[Red3.E774]+[Red4.E774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775]+[Red1.D775]+[Red2.D775]+[Red3.D775]+[Red4.D775])/5" office:value-type="float" office:value="1.91171" calcext:value-type="float">
            <text:p>1,91171</text:p>
          </table:table-cell>
          <table:table-cell table:formula="of:=([Red.E775]+[Red1.E775]+[Red2.E775]+[Red3.E775]+[Red4.E775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776]+[Red1.D776]+[Red2.D776]+[Red3.D776]+[Red4.D776])/5" office:value-type="float" office:value="1.91418" calcext:value-type="float">
            <text:p>1,91418</text:p>
          </table:table-cell>
          <table:table-cell table:formula="of:=([Red.E776]+[Red1.E776]+[Red2.E776]+[Red3.E776]+[Red4.E776])/5" office:value-type="float" office:value="-54.7497" calcext:value-type="float">
            <text:p>-54,7497</text:p>
          </table:table-cell>
        </table:table-row>
        <table:table-row table:style-name="ro1">
          <table:table-cell table:formula="of:=([Red.D777]+[Red1.D777]+[Red2.D777]+[Red3.D777]+[Red4.D777])/5" office:value-type="float" office:value="1.91665" calcext:value-type="float">
            <text:p>1,91665</text:p>
          </table:table-cell>
          <table:table-cell table:formula="of:=([Red.E777]+[Red1.E777]+[Red2.E777]+[Red3.E777]+[Red4.E777])/5" office:value-type="float" office:value="-53.6297" calcext:value-type="float">
            <text:p>-53,6297</text:p>
          </table:table-cell>
        </table:table-row>
        <table:table-row table:style-name="ro1">
          <table:table-cell table:formula="of:=([Red.D778]+[Red1.D778]+[Red2.D778]+[Red3.D778]+[Red4.D778])/5" office:value-type="float" office:value="1.91912" calcext:value-type="float">
            <text:p>1,91912</text:p>
          </table:table-cell>
          <table:table-cell table:formula="of:=([Red.E778]+[Red1.E778]+[Red2.E778]+[Red3.E778]+[Red4.E778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779]+[Red1.D779]+[Red2.D779]+[Red3.D779]+[Red4.D779])/5" office:value-type="float" office:value="1.92159" calcext:value-type="float">
            <text:p>1,92159</text:p>
          </table:table-cell>
          <table:table-cell table:formula="of:=([Red.E779]+[Red1.E779]+[Red2.E779]+[Red3.E779]+[Red4.E779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780]+[Red1.D780]+[Red2.D780]+[Red3.D780]+[Red4.D780])/5" office:value-type="float" office:value="1.92406" calcext:value-type="float">
            <text:p>1,92406</text:p>
          </table:table-cell>
          <table:table-cell table:formula="of:=([Red.E780]+[Red1.E780]+[Red2.E780]+[Red3.E780]+[Red4.E780])/5" office:value-type="float" office:value="-54.3497" calcext:value-type="float">
            <text:p>-54,3497</text:p>
          </table:table-cell>
        </table:table-row>
        <table:table-row table:style-name="ro1">
          <table:table-cell table:formula="of:=([Red.D781]+[Red1.D781]+[Red2.D781]+[Red3.D781]+[Red4.D781])/5" office:value-type="float" office:value="1.92653" calcext:value-type="float">
            <text:p>1,92653</text:p>
          </table:table-cell>
          <table:table-cell table:formula="of:=([Red.E781]+[Red1.E781]+[Red2.E781]+[Red3.E781]+[Red4.E781])/5" office:value-type="float" office:value="-55.3097" calcext:value-type="float">
            <text:p>-55,3097</text:p>
          </table:table-cell>
        </table:table-row>
        <table:table-row table:style-name="ro1">
          <table:table-cell table:formula="of:=([Red.D782]+[Red1.D782]+[Red2.D782]+[Red3.D782]+[Red4.D782])/5" office:value-type="float" office:value="1.929" calcext:value-type="float">
            <text:p>1,929</text:p>
          </table:table-cell>
          <table:table-cell table:formula="of:=([Red.E782]+[Red1.E782]+[Red2.E782]+[Red3.E782]+[Red4.E782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783]+[Red1.D783]+[Red2.D783]+[Red3.D783]+[Red4.D783])/5" office:value-type="float" office:value="1.93147" calcext:value-type="float">
            <text:p>1,93147</text:p>
          </table:table-cell>
          <table:table-cell table:formula="of:=([Red.E783]+[Red1.E783]+[Red2.E783]+[Red3.E783]+[Red4.E783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784]+[Red1.D784]+[Red2.D784]+[Red3.D784]+[Red4.D784])/5" office:value-type="float" office:value="1.93394" calcext:value-type="float">
            <text:p>1,93394</text:p>
          </table:table-cell>
          <table:table-cell table:formula="of:=([Red.E784]+[Red1.E784]+[Red2.E784]+[Red3.E784]+[Red4.E784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785]+[Red1.D785]+[Red2.D785]+[Red3.D785]+[Red4.D785])/5" office:value-type="float" office:value="1.93641" calcext:value-type="float">
            <text:p>1,93641</text:p>
          </table:table-cell>
          <table:table-cell table:formula="of:=([Red.E785]+[Red1.E785]+[Red2.E785]+[Red3.E785]+[Red4.E785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786]+[Red1.D786]+[Red2.D786]+[Red3.D786]+[Red4.D786])/5" office:value-type="float" office:value="1.93888" calcext:value-type="float">
            <text:p>1,93888</text:p>
          </table:table-cell>
          <table:table-cell table:formula="of:=([Red.E786]+[Red1.E786]+[Red2.E786]+[Red3.E786]+[Red4.E786])/5" office:value-type="float" office:value="-54.7497" calcext:value-type="float">
            <text:p>-54,7497</text:p>
          </table:table-cell>
        </table:table-row>
        <table:table-row table:style-name="ro1">
          <table:table-cell table:formula="of:=([Red.D787]+[Red1.D787]+[Red2.D787]+[Red3.D787]+[Red4.D787])/5" office:value-type="float" office:value="1.94135" calcext:value-type="float">
            <text:p>1,94135</text:p>
          </table:table-cell>
          <table:table-cell table:formula="of:=([Red.E787]+[Red1.E787]+[Red2.E787]+[Red3.E787]+[Red4.E787])/5" office:value-type="float" office:value="-53.6297" calcext:value-type="float">
            <text:p>-53,6297</text:p>
          </table:table-cell>
        </table:table-row>
        <table:table-row table:style-name="ro1">
          <table:table-cell table:formula="of:=([Red.D788]+[Red1.D788]+[Red2.D788]+[Red3.D788]+[Red4.D788])/5" office:value-type="float" office:value="1.94382" calcext:value-type="float">
            <text:p>1,94382</text:p>
          </table:table-cell>
          <table:table-cell table:formula="of:=([Red.E788]+[Red1.E788]+[Red2.E788]+[Red3.E788]+[Red4.E788])/5" office:value-type="float" office:value="-55.6297" calcext:value-type="float">
            <text:p>-55,6297</text:p>
          </table:table-cell>
        </table:table-row>
        <table:table-row table:style-name="ro1">
          <table:table-cell table:formula="of:=([Red.D789]+[Red1.D789]+[Red2.D789]+[Red3.D789]+[Red4.D789])/5" office:value-type="float" office:value="1.94629" calcext:value-type="float">
            <text:p>1,94629</text:p>
          </table:table-cell>
          <table:table-cell table:formula="of:=([Red.E789]+[Red1.E789]+[Red2.E789]+[Red3.E789]+[Red4.E789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790]+[Red1.D790]+[Red2.D790]+[Red3.D790]+[Red4.D790])/5" office:value-type="float" office:value="1.94876" calcext:value-type="float">
            <text:p>1,94876</text:p>
          </table:table-cell>
          <table:table-cell table:formula="of:=([Red.E790]+[Red1.E790]+[Red2.E790]+[Red3.E790]+[Red4.E790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791]+[Red1.D791]+[Red2.D791]+[Red3.D791]+[Red4.D791])/5" office:value-type="float" office:value="1.95123" calcext:value-type="float">
            <text:p>1,95123</text:p>
          </table:table-cell>
          <table:table-cell table:formula="of:=([Red.E791]+[Red1.E791]+[Red2.E791]+[Red3.E791]+[Red4.E791])/5" office:value-type="float" office:value="-60.5097" calcext:value-type="float">
            <text:p>-60,5097</text:p>
          </table:table-cell>
        </table:table-row>
        <table:table-row table:style-name="ro1">
          <table:table-cell table:formula="of:=([Red.D792]+[Red1.D792]+[Red2.D792]+[Red3.D792]+[Red4.D792])/5" office:value-type="float" office:value="1.9537" calcext:value-type="float">
            <text:p>1,9537</text:p>
          </table:table-cell>
          <table:table-cell table:formula="of:=([Red.E792]+[Red1.E792]+[Red2.E792]+[Red3.E792]+[Red4.E792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793]+[Red1.D793]+[Red2.D793]+[Red3.D793]+[Red4.D793])/5" office:value-type="float" office:value="1.95617" calcext:value-type="float">
            <text:p>1,95617</text:p>
          </table:table-cell>
          <table:table-cell table:formula="of:=([Red.E793]+[Red1.E793]+[Red2.E793]+[Red3.E793]+[Red4.E793])/5" office:value-type="float" office:value="-56.7497" calcext:value-type="float">
            <text:p>-56,7497</text:p>
          </table:table-cell>
        </table:table-row>
        <table:table-row table:style-name="ro1">
          <table:table-cell table:formula="of:=([Red.D794]+[Red1.D794]+[Red2.D794]+[Red3.D794]+[Red4.D794])/5" office:value-type="float" office:value="1.95864" calcext:value-type="float">
            <text:p>1,95864</text:p>
          </table:table-cell>
          <table:table-cell table:formula="of:=([Red.E794]+[Red1.E794]+[Red2.E794]+[Red3.E794]+[Red4.E794])/5" office:value-type="float" office:value="-56.7497" calcext:value-type="float">
            <text:p>-56,7497</text:p>
          </table:table-cell>
        </table:table-row>
        <table:table-row table:style-name="ro1">
          <table:table-cell table:formula="of:=([Red.D795]+[Red1.D795]+[Red2.D795]+[Red3.D795]+[Red4.D795])/5" office:value-type="float" office:value="1.96111" calcext:value-type="float">
            <text:p>1,96111</text:p>
          </table:table-cell>
          <table:table-cell table:formula="of:=([Red.E795]+[Red1.E795]+[Red2.E795]+[Red3.E795]+[Red4.E795])/5" office:value-type="float" office:value="-61.0697" calcext:value-type="float">
            <text:p>-61,0697</text:p>
          </table:table-cell>
        </table:table-row>
        <table:table-row table:style-name="ro1">
          <table:table-cell table:formula="of:=([Red.D796]+[Red1.D796]+[Red2.D796]+[Red3.D796]+[Red4.D796])/5" office:value-type="float" office:value="1.96358" calcext:value-type="float">
            <text:p>1,96358</text:p>
          </table:table-cell>
          <table:table-cell table:formula="of:=([Red.E796]+[Red1.E796]+[Red2.E796]+[Red3.E796]+[Red4.E796])/5" office:value-type="float" office:value="-60.3497" calcext:value-type="float">
            <text:p>-60,3497</text:p>
          </table:table-cell>
        </table:table-row>
        <table:table-row table:style-name="ro1">
          <table:table-cell table:formula="of:=([Red.D797]+[Red1.D797]+[Red2.D797]+[Red3.D797]+[Red4.D797])/5" office:value-type="float" office:value="1.96605" calcext:value-type="float">
            <text:p>1,96605</text:p>
          </table:table-cell>
          <table:table-cell table:formula="of:=([Red.E797]+[Red1.E797]+[Red2.E797]+[Red3.E797]+[Red4.E797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798]+[Red1.D798]+[Red2.D798]+[Red3.D798]+[Red4.D798])/5" office:value-type="float" office:value="1.96852" calcext:value-type="float">
            <text:p>1,96852</text:p>
          </table:table-cell>
          <table:table-cell table:formula="of:=([Red.E798]+[Red1.E798]+[Red2.E798]+[Red3.E798]+[Red4.E798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799]+[Red1.D799]+[Red2.D799]+[Red3.D799]+[Red4.D799])/5" office:value-type="float" office:value="1.97099" calcext:value-type="float">
            <text:p>1,97099</text:p>
          </table:table-cell>
          <table:table-cell table:formula="of:=([Red.E799]+[Red1.E799]+[Red2.E799]+[Red3.E799]+[Red4.E799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800]+[Red1.D800]+[Red2.D800]+[Red3.D800]+[Red4.D800])/5" office:value-type="float" office:value="1.97346" calcext:value-type="float">
            <text:p>1,97346</text:p>
          </table:table-cell>
          <table:table-cell table:formula="of:=([Red.E800]+[Red1.E800]+[Red2.E800]+[Red3.E800]+[Red4.E800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801]+[Red1.D801]+[Red2.D801]+[Red3.D801]+[Red4.D801])/5" office:value-type="float" office:value="1.97593" calcext:value-type="float">
            <text:p>1,97593</text:p>
          </table:table-cell>
          <table:table-cell table:formula="of:=([Red.E801]+[Red1.E801]+[Red2.E801]+[Red3.E801]+[Red4.E801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802]+[Red1.D802]+[Red2.D802]+[Red3.D802]+[Red4.D802])/5" office:value-type="float" office:value="1.9784" calcext:value-type="float">
            <text:p>1,9784</text:p>
          </table:table-cell>
          <table:table-cell table:formula="of:=([Red.E802]+[Red1.E802]+[Red2.E802]+[Red3.E802]+[Red4.E802])/5" office:value-type="float" office:value="-56.5897" calcext:value-type="float">
            <text:p>-56,5897</text:p>
          </table:table-cell>
        </table:table-row>
        <table:table-row table:style-name="ro1">
          <table:table-cell table:formula="of:=([Red.D803]+[Red1.D803]+[Red2.D803]+[Red3.D803]+[Red4.D803])/5" office:value-type="float" office:value="1.98087" calcext:value-type="float">
            <text:p>1,98087</text:p>
          </table:table-cell>
          <table:table-cell table:formula="of:=([Red.E803]+[Red1.E803]+[Red2.E803]+[Red3.E803]+[Red4.E803])/5" office:value-type="float" office:value="-59.4697" calcext:value-type="float">
            <text:p>-59,4697</text:p>
          </table:table-cell>
        </table:table-row>
        <table:table-row table:style-name="ro1">
          <table:table-cell table:formula="of:=([Red.D804]+[Red1.D804]+[Red2.D804]+[Red3.D804]+[Red4.D804])/5" office:value-type="float" office:value="1.98334" calcext:value-type="float">
            <text:p>1,98334</text:p>
          </table:table-cell>
          <table:table-cell table:formula="of:=([Red.E804]+[Red1.E804]+[Red2.E804]+[Red3.E804]+[Red4.E804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805]+[Red1.D805]+[Red2.D805]+[Red3.D805]+[Red4.D805])/5" office:value-type="float" office:value="1.98581" calcext:value-type="float">
            <text:p>1,98581</text:p>
          </table:table-cell>
          <table:table-cell table:formula="of:=([Red.E805]+[Red1.E805]+[Red2.E805]+[Red3.E805]+[Red4.E805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806]+[Red1.D806]+[Red2.D806]+[Red3.D806]+[Red4.D806])/5" office:value-type="float" office:value="1.98828" calcext:value-type="float">
            <text:p>1,98828</text:p>
          </table:table-cell>
          <table:table-cell table:formula="of:=([Red.E806]+[Red1.E806]+[Red2.E806]+[Red3.E806]+[Red4.E806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807]+[Red1.D807]+[Red2.D807]+[Red3.D807]+[Red4.D807])/5" office:value-type="float" office:value="1.99075" calcext:value-type="float">
            <text:p>1,99075</text:p>
          </table:table-cell>
          <table:table-cell table:formula="of:=([Red.E807]+[Red1.E807]+[Red2.E807]+[Red3.E807]+[Red4.E807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808]+[Red1.D808]+[Red2.D808]+[Red3.D808]+[Red4.D808])/5" office:value-type="float" office:value="1.99322" calcext:value-type="float">
            <text:p>1,99322</text:p>
          </table:table-cell>
          <table:table-cell table:formula="of:=([Red.E808]+[Red1.E808]+[Red2.E808]+[Red3.E808]+[Red4.E808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809]+[Red1.D809]+[Red2.D809]+[Red3.D809]+[Red4.D809])/5" office:value-type="float" office:value="1.99569" calcext:value-type="float">
            <text:p>1,99569</text:p>
          </table:table-cell>
          <table:table-cell table:formula="of:=([Red.E809]+[Red1.E809]+[Red2.E809]+[Red3.E809]+[Red4.E809])/5" office:value-type="float" office:value="-56.5097" calcext:value-type="float">
            <text:p>-56,5097</text:p>
          </table:table-cell>
        </table:table-row>
        <table:table-row table:style-name="ro1">
          <table:table-cell table:formula="of:=([Red.D810]+[Red1.D810]+[Red2.D810]+[Red3.D810]+[Red4.D810])/5" office:value-type="float" office:value="1.99816" calcext:value-type="float">
            <text:p>1,99816</text:p>
          </table:table-cell>
          <table:table-cell table:formula="of:=([Red.E810]+[Red1.E810]+[Red2.E810]+[Red3.E810]+[Red4.E810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811]+[Red1.D811]+[Red2.D811]+[Red3.D811]+[Red4.D811])/5" office:value-type="float" office:value="2.00063" calcext:value-type="float">
            <text:p>2,00063</text:p>
          </table:table-cell>
          <table:table-cell table:formula="of:=([Red.E811]+[Red1.E811]+[Red2.E811]+[Red3.E811]+[Red4.E811])/5" office:value-type="float" office:value="-61.6297" calcext:value-type="float">
            <text:p>-61,6297</text:p>
          </table:table-cell>
        </table:table-row>
        <table:table-row table:style-name="ro1">
          <table:table-cell table:formula="of:=([Red.D812]+[Red1.D812]+[Red2.D812]+[Red3.D812]+[Red4.D812])/5" office:value-type="float" office:value="2.0031" calcext:value-type="float">
            <text:p>2,0031</text:p>
          </table:table-cell>
          <table:table-cell table:formula="of:=([Red.E812]+[Red1.E812]+[Red2.E812]+[Red3.E812]+[Red4.E812])/5" office:value-type="float" office:value="-60.1897" calcext:value-type="float">
            <text:p>-60,1897</text:p>
          </table:table-cell>
        </table:table-row>
        <table:table-row table:style-name="ro1">
          <table:table-cell table:formula="of:=([Red.D813]+[Red1.D813]+[Red2.D813]+[Red3.D813]+[Red4.D813])/5" office:value-type="float" office:value="2.00557" calcext:value-type="float">
            <text:p>2,00557</text:p>
          </table:table-cell>
          <table:table-cell table:formula="of:=([Red.E813]+[Red1.E813]+[Red2.E813]+[Red3.E813]+[Red4.E813])/5" office:value-type="float" office:value="-59.8697" calcext:value-type="float">
            <text:p>-59,8697</text:p>
          </table:table-cell>
        </table:table-row>
        <table:table-row table:style-name="ro1">
          <table:table-cell table:formula="of:=([Red.D814]+[Red1.D814]+[Red2.D814]+[Red3.D814]+[Red4.D814])/5" office:value-type="float" office:value="2.00804" calcext:value-type="float">
            <text:p>2,00804</text:p>
          </table:table-cell>
          <table:table-cell table:formula="of:=([Red.E814]+[Red1.E814]+[Red2.E814]+[Red3.E814]+[Red4.E814])/5" office:value-type="float" office:value="-61.7097" calcext:value-type="float">
            <text:p>-61,7097</text:p>
          </table:table-cell>
        </table:table-row>
        <table:table-row table:style-name="ro1">
          <table:table-cell table:formula="of:=([Red.D815]+[Red1.D815]+[Red2.D815]+[Red3.D815]+[Red4.D815])/5" office:value-type="float" office:value="2.01051" calcext:value-type="float">
            <text:p>2,01051</text:p>
          </table:table-cell>
          <table:table-cell table:formula="of:=([Red.E815]+[Red1.E815]+[Red2.E815]+[Red3.E815]+[Red4.E815])/5" office:value-type="float" office:value="-62.1897" calcext:value-type="float">
            <text:p>-62,1897</text:p>
          </table:table-cell>
        </table:table-row>
        <table:table-row table:style-name="ro1">
          <table:table-cell table:formula="of:=([Red.D816]+[Red1.D816]+[Red2.D816]+[Red3.D816]+[Red4.D816])/5" office:value-type="float" office:value="2.01298" calcext:value-type="float">
            <text:p>2,01298</text:p>
          </table:table-cell>
          <table:table-cell table:formula="of:=([Red.E816]+[Red1.E816]+[Red2.E816]+[Red3.E816]+[Red4.E816])/5" office:value-type="float" office:value="-60.5897" calcext:value-type="float">
            <text:p>-60,5897</text:p>
          </table:table-cell>
        </table:table-row>
        <table:table-row table:style-name="ro1">
          <table:table-cell table:formula="of:=([Red.D817]+[Red1.D817]+[Red2.D817]+[Red3.D817]+[Red4.D817])/5" office:value-type="float" office:value="2.01545" calcext:value-type="float">
            <text:p>2,01545</text:p>
          </table:table-cell>
          <table:table-cell table:formula="of:=([Red.E817]+[Red1.E817]+[Red2.E817]+[Red3.E817]+[Red4.E817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818]+[Red1.D818]+[Red2.D818]+[Red3.D818]+[Red4.D818])/5" office:value-type="float" office:value="2.01792" calcext:value-type="float">
            <text:p>2,01792</text:p>
          </table:table-cell>
          <table:table-cell table:formula="of:=([Red.E818]+[Red1.E818]+[Red2.E818]+[Red3.E818]+[Red4.E818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819]+[Red1.D819]+[Red2.D819]+[Red3.D819]+[Red4.D819])/5" office:value-type="float" office:value="2.02039" calcext:value-type="float">
            <text:p>2,02039</text:p>
          </table:table-cell>
          <table:table-cell table:formula="of:=([Red.E819]+[Red1.E819]+[Red2.E819]+[Red3.E819]+[Red4.E819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820]+[Red1.D820]+[Red2.D820]+[Red3.D820]+[Red4.D820])/5" office:value-type="float" office:value="2.02286" calcext:value-type="float">
            <text:p>2,02286</text:p>
          </table:table-cell>
          <table:table-cell table:formula="of:=([Red.E820]+[Red1.E820]+[Red2.E820]+[Red3.E820]+[Red4.E820])/5" office:value-type="float" office:value="-59.3897" calcext:value-type="float">
            <text:p>-59,3897</text:p>
          </table:table-cell>
        </table:table-row>
        <table:table-row table:style-name="ro1">
          <table:table-cell table:formula="of:=([Red.D821]+[Red1.D821]+[Red2.D821]+[Red3.D821]+[Red4.D821])/5" office:value-type="float" office:value="2.02533" calcext:value-type="float">
            <text:p>2,02533</text:p>
          </table:table-cell>
          <table:table-cell table:formula="of:=([Red.E821]+[Red1.E821]+[Red2.E821]+[Red3.E821]+[Red4.E821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822]+[Red1.D822]+[Red2.D822]+[Red3.D822]+[Red4.D822])/5" office:value-type="float" office:value="2.0278" calcext:value-type="float">
            <text:p>2,0278</text:p>
          </table:table-cell>
          <table:table-cell table:formula="of:=([Red.E822]+[Red1.E822]+[Red2.E822]+[Red3.E822]+[Red4.E822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823]+[Red1.D823]+[Red2.D823]+[Red3.D823]+[Red4.D823])/5" office:value-type="float" office:value="2.03027" calcext:value-type="float">
            <text:p>2,03027</text:p>
          </table:table-cell>
          <table:table-cell table:formula="of:=([Red.E823]+[Red1.E823]+[Red2.E823]+[Red3.E823]+[Red4.E823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824]+[Red1.D824]+[Red2.D824]+[Red3.D824]+[Red4.D824])/5" office:value-type="float" office:value="2.03274" calcext:value-type="float">
            <text:p>2,03274</text:p>
          </table:table-cell>
          <table:table-cell table:formula="of:=([Red.E824]+[Red1.E824]+[Red2.E824]+[Red3.E824]+[Red4.E824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825]+[Red1.D825]+[Red2.D825]+[Red3.D825]+[Red4.D825])/5" office:value-type="float" office:value="2.03521" calcext:value-type="float">
            <text:p>2,03521</text:p>
          </table:table-cell>
          <table:table-cell table:formula="of:=([Red.E825]+[Red1.E825]+[Red2.E825]+[Red3.E825]+[Red4.E825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826]+[Red1.D826]+[Red2.D826]+[Red3.D826]+[Red4.D826])/5" office:value-type="float" office:value="2.03768" calcext:value-type="float">
            <text:p>2,03768</text:p>
          </table:table-cell>
          <table:table-cell table:formula="of:=([Red.E826]+[Red1.E826]+[Red2.E826]+[Red3.E826]+[Red4.E826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827]+[Red1.D827]+[Red2.D827]+[Red3.D827]+[Red4.D827])/5" office:value-type="float" office:value="2.04015" calcext:value-type="float">
            <text:p>2,04015</text:p>
          </table:table-cell>
          <table:table-cell table:formula="of:=([Red.E827]+[Red1.E827]+[Red2.E827]+[Red3.E827]+[Red4.E827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828]+[Red1.D828]+[Red2.D828]+[Red3.D828]+[Red4.D828])/5" office:value-type="float" office:value="2.04262" calcext:value-type="float">
            <text:p>2,04262</text:p>
          </table:table-cell>
          <table:table-cell table:formula="of:=([Red.E828]+[Red1.E828]+[Red2.E828]+[Red3.E828]+[Red4.E828])/5" office:value-type="float" office:value="-59.7897" calcext:value-type="float">
            <text:p>-59,7897</text:p>
          </table:table-cell>
        </table:table-row>
        <table:table-row table:style-name="ro1">
          <table:table-cell table:formula="of:=([Red.D829]+[Red1.D829]+[Red2.D829]+[Red3.D829]+[Red4.D829])/5" office:value-type="float" office:value="2.04509" calcext:value-type="float">
            <text:p>2,04509</text:p>
          </table:table-cell>
          <table:table-cell table:formula="of:=([Red.E829]+[Red1.E829]+[Red2.E829]+[Red3.E829]+[Red4.E829])/5" office:value-type="float" office:value="-62.1097" calcext:value-type="float">
            <text:p>-62,1097</text:p>
          </table:table-cell>
        </table:table-row>
        <table:table-row table:style-name="ro1">
          <table:table-cell table:formula="of:=([Red.D830]+[Red1.D830]+[Red2.D830]+[Red3.D830]+[Red4.D830])/5" office:value-type="float" office:value="2.04756" calcext:value-type="float">
            <text:p>2,04756</text:p>
          </table:table-cell>
          <table:table-cell table:formula="of:=([Red.E830]+[Red1.E830]+[Red2.E830]+[Red3.E830]+[Red4.E830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831]+[Red1.D831]+[Red2.D831]+[Red3.D831]+[Red4.D831])/5" office:value-type="float" office:value="2.05003" calcext:value-type="float">
            <text:p>2,05003</text:p>
          </table:table-cell>
          <table:table-cell table:formula="of:=([Red.E831]+[Red1.E831]+[Red2.E831]+[Red3.E831]+[Red4.E831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832]+[Red1.D832]+[Red2.D832]+[Red3.D832]+[Red4.D832])/5" office:value-type="float" office:value="2.0525" calcext:value-type="float">
            <text:p>2,0525</text:p>
          </table:table-cell>
          <table:table-cell table:formula="of:=([Red.E832]+[Red1.E832]+[Red2.E832]+[Red3.E832]+[Red4.E832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833]+[Red1.D833]+[Red2.D833]+[Red3.D833]+[Red4.D833])/5" office:value-type="float" office:value="2.05497" calcext:value-type="float">
            <text:p>2,05497</text:p>
          </table:table-cell>
          <table:table-cell table:formula="of:=([Red.E833]+[Red1.E833]+[Red2.E833]+[Red3.E833]+[Red4.E833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834]+[Red1.D834]+[Red2.D834]+[Red3.D834]+[Red4.D834])/5" office:value-type="float" office:value="2.05744" calcext:value-type="float">
            <text:p>2,05744</text:p>
          </table:table-cell>
          <table:table-cell table:formula="of:=([Red.E834]+[Red1.E834]+[Red2.E834]+[Red3.E834]+[Red4.E834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835]+[Red1.D835]+[Red2.D835]+[Red3.D835]+[Red4.D835])/5" office:value-type="float" office:value="2.05991" calcext:value-type="float">
            <text:p>2,05991</text:p>
          </table:table-cell>
          <table:table-cell table:formula="of:=([Red.E835]+[Red1.E835]+[Red2.E835]+[Red3.E835]+[Red4.E835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836]+[Red1.D836]+[Red2.D836]+[Red3.D836]+[Red4.D836])/5" office:value-type="float" office:value="2.06238" calcext:value-type="float">
            <text:p>2,06238</text:p>
          </table:table-cell>
          <table:table-cell table:formula="of:=([Red.E836]+[Red1.E836]+[Red2.E836]+[Red3.E836]+[Red4.E836])/5" office:value-type="float" office:value="-55.3097" calcext:value-type="float">
            <text:p>-55,3097</text:p>
          </table:table-cell>
        </table:table-row>
        <table:table-row table:style-name="ro1">
          <table:table-cell table:formula="of:=([Red.D837]+[Red1.D837]+[Red2.D837]+[Red3.D837]+[Red4.D837])/5" office:value-type="float" office:value="2.06485" calcext:value-type="float">
            <text:p>2,06485</text:p>
          </table:table-cell>
          <table:table-cell table:formula="of:=([Red.E837]+[Red1.E837]+[Red2.E837]+[Red3.E837]+[Red4.E837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838]+[Red1.D838]+[Red2.D838]+[Red3.D838]+[Red4.D838])/5" office:value-type="float" office:value="2.06732" calcext:value-type="float">
            <text:p>2,06732</text:p>
          </table:table-cell>
          <table:table-cell table:formula="of:=([Red.E838]+[Red1.E838]+[Red2.E838]+[Red3.E838]+[Red4.E838])/5" office:value-type="float" office:value="-61.6297" calcext:value-type="float">
            <text:p>-61,6297</text:p>
          </table:table-cell>
        </table:table-row>
        <table:table-row table:style-name="ro1">
          <table:table-cell table:formula="of:=([Red.D839]+[Red1.D839]+[Red2.D839]+[Red3.D839]+[Red4.D839])/5" office:value-type="float" office:value="2.06979" calcext:value-type="float">
            <text:p>2,06979</text:p>
          </table:table-cell>
          <table:table-cell table:formula="of:=([Red.E839]+[Red1.E839]+[Red2.E839]+[Red3.E839]+[Red4.E839])/5" office:value-type="float" office:value="-61.1497" calcext:value-type="float">
            <text:p>-61,1497</text:p>
          </table:table-cell>
        </table:table-row>
        <table:table-row table:style-name="ro1">
          <table:table-cell table:formula="of:=([Red.D840]+[Red1.D840]+[Red2.D840]+[Red3.D840]+[Red4.D840])/5" office:value-type="float" office:value="2.07226" calcext:value-type="float">
            <text:p>2,07226</text:p>
          </table:table-cell>
          <table:table-cell table:formula="of:=([Red.E840]+[Red1.E840]+[Red2.E840]+[Red3.E840]+[Red4.E840])/5" office:value-type="float" office:value="-62.4297" calcext:value-type="float">
            <text:p>-62,4297</text:p>
          </table:table-cell>
        </table:table-row>
        <table:table-row table:style-name="ro1">
          <table:table-cell table:formula="of:=([Red.D841]+[Red1.D841]+[Red2.D841]+[Red3.D841]+[Red4.D841])/5" office:value-type="float" office:value="2.07473" calcext:value-type="float">
            <text:p>2,07473</text:p>
          </table:table-cell>
          <table:table-cell table:formula="of:=([Red.E841]+[Red1.E841]+[Red2.E841]+[Red3.E841]+[Red4.E841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842]+[Red1.D842]+[Red2.D842]+[Red3.D842]+[Red4.D842])/5" office:value-type="float" office:value="2.0772" calcext:value-type="float">
            <text:p>2,0772</text:p>
          </table:table-cell>
          <table:table-cell table:formula="of:=([Red.E842]+[Red1.E842]+[Red2.E842]+[Red3.E842]+[Red4.E842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843]+[Red1.D843]+[Red2.D843]+[Red3.D843]+[Red4.D843])/5" office:value-type="float" office:value="2.07967" calcext:value-type="float">
            <text:p>2,07967</text:p>
          </table:table-cell>
          <table:table-cell table:formula="of:=([Red.E843]+[Red1.E843]+[Red2.E843]+[Red3.E843]+[Red4.E843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844]+[Red1.D844]+[Red2.D844]+[Red3.D844]+[Red4.D844])/5" office:value-type="float" office:value="2.08214" calcext:value-type="float">
            <text:p>2,08214</text:p>
          </table:table-cell>
          <table:table-cell table:formula="of:=([Red.E844]+[Red1.E844]+[Red2.E844]+[Red3.E844]+[Red4.E844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845]+[Red1.D845]+[Red2.D845]+[Red3.D845]+[Red4.D845])/5" office:value-type="float" office:value="2.08461" calcext:value-type="float">
            <text:p>2,08461</text:p>
          </table:table-cell>
          <table:table-cell table:formula="of:=([Red.E845]+[Red1.E845]+[Red2.E845]+[Red3.E845]+[Red4.E845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846]+[Red1.D846]+[Red2.D846]+[Red3.D846]+[Red4.D846])/5" office:value-type="float" office:value="2.08708" calcext:value-type="float">
            <text:p>2,08708</text:p>
          </table:table-cell>
          <table:table-cell table:formula="of:=([Red.E846]+[Red1.E846]+[Red2.E846]+[Red3.E846]+[Red4.E846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847]+[Red1.D847]+[Red2.D847]+[Red3.D847]+[Red4.D847])/5" office:value-type="float" office:value="2.08955" calcext:value-type="float">
            <text:p>2,08955</text:p>
          </table:table-cell>
          <table:table-cell table:formula="of:=([Red.E847]+[Red1.E847]+[Red2.E847]+[Red3.E847]+[Red4.E847])/5" office:value-type="float" office:value="-60.3497" calcext:value-type="float">
            <text:p>-60,3497</text:p>
          </table:table-cell>
        </table:table-row>
        <table:table-row table:style-name="ro1">
          <table:table-cell table:formula="of:=([Red.D848]+[Red1.D848]+[Red2.D848]+[Red3.D848]+[Red4.D848])/5" office:value-type="float" office:value="2.09202" calcext:value-type="float">
            <text:p>2,09202</text:p>
          </table:table-cell>
          <table:table-cell table:formula="of:=([Red.E848]+[Red1.E848]+[Red2.E848]+[Red3.E848]+[Red4.E848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849]+[Red1.D849]+[Red2.D849]+[Red3.D849]+[Red4.D849])/5" office:value-type="float" office:value="2.09449" calcext:value-type="float">
            <text:p>2,09449</text:p>
          </table:table-cell>
          <table:table-cell table:formula="of:=([Red.E849]+[Red1.E849]+[Red2.E849]+[Red3.E849]+[Red4.E849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850]+[Red1.D850]+[Red2.D850]+[Red3.D850]+[Red4.D850])/5" office:value-type="float" office:value="2.09696" calcext:value-type="float">
            <text:p>2,09696</text:p>
          </table:table-cell>
          <table:table-cell table:formula="of:=([Red.E850]+[Red1.E850]+[Red2.E850]+[Red3.E850]+[Red4.E850])/5" office:value-type="float" office:value="-60.8297" calcext:value-type="float">
            <text:p>-60,8297</text:p>
          </table:table-cell>
        </table:table-row>
        <table:table-row table:style-name="ro1">
          <table:table-cell table:formula="of:=([Red.D851]+[Red1.D851]+[Red2.D851]+[Red3.D851]+[Red4.D851])/5" office:value-type="float" office:value="2.09943" calcext:value-type="float">
            <text:p>2,09943</text:p>
          </table:table-cell>
          <table:table-cell table:formula="of:=([Red.E851]+[Red1.E851]+[Red2.E851]+[Red3.E851]+[Red4.E851])/5" office:value-type="float" office:value="-59.8697" calcext:value-type="float">
            <text:p>-59,8697</text:p>
          </table:table-cell>
        </table:table-row>
        <table:table-row table:style-name="ro1">
          <table:table-cell table:formula="of:=([Red.D852]+[Red1.D852]+[Red2.D852]+[Red3.D852]+[Red4.D852])/5" office:value-type="float" office:value="2.1019" calcext:value-type="float">
            <text:p>2,1019</text:p>
          </table:table-cell>
          <table:table-cell table:formula="of:=([Red.E852]+[Red1.E852]+[Red2.E852]+[Red3.E852]+[Red4.E852])/5" office:value-type="float" office:value="-61.0697" calcext:value-type="float">
            <text:p>-61,0697</text:p>
          </table:table-cell>
        </table:table-row>
        <table:table-row table:style-name="ro1">
          <table:table-cell table:formula="of:=([Red.D853]+[Red1.D853]+[Red2.D853]+[Red3.D853]+[Red4.D853])/5" office:value-type="float" office:value="2.10437" calcext:value-type="float">
            <text:p>2,10437</text:p>
          </table:table-cell>
          <table:table-cell table:formula="of:=([Red.E853]+[Red1.E853]+[Red2.E853]+[Red3.E853]+[Red4.E853])/5" office:value-type="float" office:value="-60.2697" calcext:value-type="float">
            <text:p>-60,2697</text:p>
          </table:table-cell>
        </table:table-row>
        <table:table-row table:style-name="ro1">
          <table:table-cell table:formula="of:=([Red.D854]+[Red1.D854]+[Red2.D854]+[Red3.D854]+[Red4.D854])/5" office:value-type="float" office:value="2.10684" calcext:value-type="float">
            <text:p>2,10684</text:p>
          </table:table-cell>
          <table:table-cell table:formula="of:=([Red.E854]+[Red1.E854]+[Red2.E854]+[Red3.E854]+[Red4.E854])/5" office:value-type="float" office:value="-60.5097" calcext:value-type="float">
            <text:p>-60,5097</text:p>
          </table:table-cell>
        </table:table-row>
        <table:table-row table:style-name="ro1">
          <table:table-cell table:formula="of:=([Red.D855]+[Red1.D855]+[Red2.D855]+[Red3.D855]+[Red4.D855])/5" office:value-type="float" office:value="2.10931" calcext:value-type="float">
            <text:p>2,10931</text:p>
          </table:table-cell>
          <table:table-cell table:formula="of:=([Red.E855]+[Red1.E855]+[Red2.E855]+[Red3.E855]+[Red4.E855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856]+[Red1.D856]+[Red2.D856]+[Red3.D856]+[Red4.D856])/5" office:value-type="float" office:value="2.11178" calcext:value-type="float">
            <text:p>2,11178</text:p>
          </table:table-cell>
          <table:table-cell table:formula="of:=([Red.E856]+[Red1.E856]+[Red2.E856]+[Red3.E856]+[Red4.E856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857]+[Red1.D857]+[Red2.D857]+[Red3.D857]+[Red4.D857])/5" office:value-type="float" office:value="2.11425" calcext:value-type="float">
            <text:p>2,11425</text:p>
          </table:table-cell>
          <table:table-cell table:formula="of:=([Red.E857]+[Red1.E857]+[Red2.E857]+[Red3.E857]+[Red4.E857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858]+[Red1.D858]+[Red2.D858]+[Red3.D858]+[Red4.D858])/5" office:value-type="float" office:value="2.11672" calcext:value-type="float">
            <text:p>2,11672</text:p>
          </table:table-cell>
          <table:table-cell table:formula="of:=([Red.E858]+[Red1.E858]+[Red2.E858]+[Red3.E858]+[Red4.E858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859]+[Red1.D859]+[Red2.D859]+[Red3.D859]+[Red4.D859])/5" office:value-type="float" office:value="2.11919" calcext:value-type="float">
            <text:p>2,11919</text:p>
          </table:table-cell>
          <table:table-cell table:formula="of:=([Red.E859]+[Red1.E859]+[Red2.E859]+[Red3.E859]+[Red4.E859])/5" office:value-type="float" office:value="-60.5897" calcext:value-type="float">
            <text:p>-60,5897</text:p>
          </table:table-cell>
        </table:table-row>
        <table:table-row table:style-name="ro1">
          <table:table-cell table:formula="of:=([Red.D860]+[Red1.D860]+[Red2.D860]+[Red3.D860]+[Red4.D860])/5" office:value-type="float" office:value="2.12166" calcext:value-type="float">
            <text:p>2,12166</text:p>
          </table:table-cell>
          <table:table-cell table:formula="of:=([Red.E860]+[Red1.E860]+[Red2.E860]+[Red3.E860]+[Red4.E860])/5" office:value-type="float" office:value="-61.5497" calcext:value-type="float">
            <text:p>-61,5497</text:p>
          </table:table-cell>
        </table:table-row>
        <table:table-row table:style-name="ro1">
          <table:table-cell table:formula="of:=([Red.D861]+[Red1.D861]+[Red2.D861]+[Red3.D861]+[Red4.D861])/5" office:value-type="float" office:value="2.12413" calcext:value-type="float">
            <text:p>2,12413</text:p>
          </table:table-cell>
          <table:table-cell table:formula="of:=([Red.E861]+[Red1.E861]+[Red2.E861]+[Red3.E861]+[Red4.E861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862]+[Red1.D862]+[Red2.D862]+[Red3.D862]+[Red4.D862])/5" office:value-type="float" office:value="2.1266" calcext:value-type="float">
            <text:p>2,1266</text:p>
          </table:table-cell>
          <table:table-cell table:formula="of:=([Red.E862]+[Red1.E862]+[Red2.E862]+[Red3.E862]+[Red4.E862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863]+[Red1.D863]+[Red2.D863]+[Red3.D863]+[Red4.D863])/5" office:value-type="float" office:value="2.12907" calcext:value-type="float">
            <text:p>2,12907</text:p>
          </table:table-cell>
          <table:table-cell table:formula="of:=([Red.E863]+[Red1.E863]+[Red2.E863]+[Red3.E863]+[Red4.E863])/5" office:value-type="float" office:value="-58.6697" calcext:value-type="float">
            <text:p>-58,6697</text:p>
          </table:table-cell>
        </table:table-row>
        <table:table-row table:style-name="ro1">
          <table:table-cell table:formula="of:=([Red.D864]+[Red1.D864]+[Red2.D864]+[Red3.D864]+[Red4.D864])/5" office:value-type="float" office:value="2.13154" calcext:value-type="float">
            <text:p>2,13154</text:p>
          </table:table-cell>
          <table:table-cell table:formula="of:=([Red.E864]+[Red1.E864]+[Red2.E864]+[Red3.E864]+[Red4.E864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865]+[Red1.D865]+[Red2.D865]+[Red3.D865]+[Red4.D865])/5" office:value-type="float" office:value="2.13401" calcext:value-type="float">
            <text:p>2,13401</text:p>
          </table:table-cell>
          <table:table-cell table:formula="of:=([Red.E865]+[Red1.E865]+[Red2.E865]+[Red3.E865]+[Red4.E865])/5" office:value-type="float" office:value="-61.1497" calcext:value-type="float">
            <text:p>-61,1497</text:p>
          </table:table-cell>
        </table:table-row>
        <table:table-row table:style-name="ro1">
          <table:table-cell table:formula="of:=([Red.D866]+[Red1.D866]+[Red2.D866]+[Red3.D866]+[Red4.D866])/5" office:value-type="float" office:value="2.13648" calcext:value-type="float">
            <text:p>2,13648</text:p>
          </table:table-cell>
          <table:table-cell table:formula="of:=([Red.E866]+[Red1.E866]+[Red2.E866]+[Red3.E866]+[Red4.E866])/5" office:value-type="float" office:value="-65.1497" calcext:value-type="float">
            <text:p>-65,1497</text:p>
          </table:table-cell>
        </table:table-row>
        <table:table-row table:style-name="ro1">
          <table:table-cell table:formula="of:=([Red.D867]+[Red1.D867]+[Red2.D867]+[Red3.D867]+[Red4.D867])/5" office:value-type="float" office:value="2.13895" calcext:value-type="float">
            <text:p>2,13895</text:p>
          </table:table-cell>
          <table:table-cell table:formula="of:=([Red.E867]+[Red1.E867]+[Red2.E867]+[Red3.E867]+[Red4.E867])/5" office:value-type="float" office:value="-60.6697" calcext:value-type="float">
            <text:p>-60,6697</text:p>
          </table:table-cell>
        </table:table-row>
        <table:table-row table:style-name="ro1">
          <table:table-cell table:formula="of:=([Red.D868]+[Red1.D868]+[Red2.D868]+[Red3.D868]+[Red4.D868])/5" office:value-type="float" office:value="2.14142" calcext:value-type="float">
            <text:p>2,14142</text:p>
          </table:table-cell>
          <table:table-cell table:formula="of:=([Red.E868]+[Red1.E868]+[Red2.E868]+[Red3.E868]+[Red4.E868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869]+[Red1.D869]+[Red2.D869]+[Red3.D869]+[Red4.D869])/5" office:value-type="float" office:value="2.14389" calcext:value-type="float">
            <text:p>2,14389</text:p>
          </table:table-cell>
          <table:table-cell table:formula="of:=([Red.E869]+[Red1.E869]+[Red2.E869]+[Red3.E869]+[Red4.E869])/5" office:value-type="float" office:value="-58.5897" calcext:value-type="float">
            <text:p>-58,5897</text:p>
          </table:table-cell>
        </table:table-row>
        <table:table-row table:style-name="ro1">
          <table:table-cell table:formula="of:=([Red.D870]+[Red1.D870]+[Red2.D870]+[Red3.D870]+[Red4.D870])/5" office:value-type="float" office:value="2.14636" calcext:value-type="float">
            <text:p>2,14636</text:p>
          </table:table-cell>
          <table:table-cell table:formula="of:=([Red.E870]+[Red1.E870]+[Red2.E870]+[Red3.E870]+[Red4.E870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871]+[Red1.D871]+[Red2.D871]+[Red3.D871]+[Red4.D871])/5" office:value-type="float" office:value="2.14883" calcext:value-type="float">
            <text:p>2,14883</text:p>
          </table:table-cell>
          <table:table-cell table:formula="of:=([Red.E871]+[Red1.E871]+[Red2.E871]+[Red3.E871]+[Red4.E871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872]+[Red1.D872]+[Red2.D872]+[Red3.D872]+[Red4.D872])/5" office:value-type="float" office:value="2.1513" calcext:value-type="float">
            <text:p>2,1513</text:p>
          </table:table-cell>
          <table:table-cell table:formula="of:=([Red.E872]+[Red1.E872]+[Red2.E872]+[Red3.E872]+[Red4.E872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873]+[Red1.D873]+[Red2.D873]+[Red3.D873]+[Red4.D873])/5" office:value-type="float" office:value="2.15377" calcext:value-type="float">
            <text:p>2,15377</text:p>
          </table:table-cell>
          <table:table-cell table:formula="of:=([Red.E873]+[Red1.E873]+[Red2.E873]+[Red3.E873]+[Red4.E873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874]+[Red1.D874]+[Red2.D874]+[Red3.D874]+[Red4.D874])/5" office:value-type="float" office:value="2.15624" calcext:value-type="float">
            <text:p>2,15624</text:p>
          </table:table-cell>
          <table:table-cell table:formula="of:=([Red.E874]+[Red1.E874]+[Red2.E874]+[Red3.E874]+[Red4.E874])/5" office:value-type="float" office:value="-56.9897" calcext:value-type="float">
            <text:p>-56,9897</text:p>
          </table:table-cell>
        </table:table-row>
        <table:table-row table:style-name="ro1">
          <table:table-cell table:formula="of:=([Red.D875]+[Red1.D875]+[Red2.D875]+[Red3.D875]+[Red4.D875])/5" office:value-type="float" office:value="2.15871" calcext:value-type="float">
            <text:p>2,15871</text:p>
          </table:table-cell>
          <table:table-cell table:formula="of:=([Red.E875]+[Red1.E875]+[Red2.E875]+[Red3.E875]+[Red4.E875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876]+[Red1.D876]+[Red2.D876]+[Red3.D876]+[Red4.D876])/5" office:value-type="float" office:value="2.16118" calcext:value-type="float">
            <text:p>2,16118</text:p>
          </table:table-cell>
          <table:table-cell table:formula="of:=([Red.E876]+[Red1.E876]+[Red2.E876]+[Red3.E876]+[Red4.E876])/5" office:value-type="float" office:value="-57.7897" calcext:value-type="float">
            <text:p>-57,7897</text:p>
          </table:table-cell>
        </table:table-row>
        <table:table-row table:style-name="ro1">
          <table:table-cell table:formula="of:=([Red.D877]+[Red1.D877]+[Red2.D877]+[Red3.D877]+[Red4.D877])/5" office:value-type="float" office:value="2.16365" calcext:value-type="float">
            <text:p>2,16365</text:p>
          </table:table-cell>
          <table:table-cell table:formula="of:=([Red.E877]+[Red1.E877]+[Red2.E877]+[Red3.E877]+[Red4.E877])/5" office:value-type="float" office:value="-58.3497" calcext:value-type="float">
            <text:p>-58,3497</text:p>
          </table:table-cell>
        </table:table-row>
        <table:table-row table:style-name="ro1">
          <table:table-cell table:formula="of:=([Red.D878]+[Red1.D878]+[Red2.D878]+[Red3.D878]+[Red4.D878])/5" office:value-type="float" office:value="2.16612" calcext:value-type="float">
            <text:p>2,16612</text:p>
          </table:table-cell>
          <table:table-cell table:formula="of:=([Red.E878]+[Red1.E878]+[Red2.E878]+[Red3.E878]+[Red4.E878])/5" office:value-type="float" office:value="-60.5897" calcext:value-type="float">
            <text:p>-60,5897</text:p>
          </table:table-cell>
        </table:table-row>
        <table:table-row table:style-name="ro1">
          <table:table-cell table:formula="of:=([Red.D879]+[Red1.D879]+[Red2.D879]+[Red3.D879]+[Red4.D879])/5" office:value-type="float" office:value="2.16859" calcext:value-type="float">
            <text:p>2,16859</text:p>
          </table:table-cell>
          <table:table-cell table:formula="of:=([Red.E879]+[Red1.E879]+[Red2.E879]+[Red3.E879]+[Red4.E879])/5" office:value-type="float" office:value="-60.5897" calcext:value-type="float">
            <text:p>-60,5897</text:p>
          </table:table-cell>
        </table:table-row>
        <table:table-row table:style-name="ro1">
          <table:table-cell table:formula="of:=([Red.D880]+[Red1.D880]+[Red2.D880]+[Red3.D880]+[Red4.D880])/5" office:value-type="float" office:value="2.17106" calcext:value-type="float">
            <text:p>2,17106</text:p>
          </table:table-cell>
          <table:table-cell table:formula="of:=([Red.E880]+[Red1.E880]+[Red2.E880]+[Red3.E880]+[Red4.E880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881]+[Red1.D881]+[Red2.D881]+[Red3.D881]+[Red4.D881])/5" office:value-type="float" office:value="2.17353" calcext:value-type="float">
            <text:p>2,17353</text:p>
          </table:table-cell>
          <table:table-cell table:formula="of:=([Red.E881]+[Red1.E881]+[Red2.E881]+[Red3.E881]+[Red4.E881])/5" office:value-type="float" office:value="-57.4697" calcext:value-type="float">
            <text:p>-57,4697</text:p>
          </table:table-cell>
        </table:table-row>
        <table:table-row table:style-name="ro1">
          <table:table-cell table:formula="of:=([Red.D882]+[Red1.D882]+[Red2.D882]+[Red3.D882]+[Red4.D882])/5" office:value-type="float" office:value="2.176" calcext:value-type="float">
            <text:p>2,176</text:p>
          </table:table-cell>
          <table:table-cell table:formula="of:=([Red.E882]+[Red1.E882]+[Red2.E882]+[Red3.E882]+[Red4.E882])/5" office:value-type="float" office:value="-60.5097" calcext:value-type="float">
            <text:p>-60,5097</text:p>
          </table:table-cell>
        </table:table-row>
        <table:table-row table:style-name="ro1">
          <table:table-cell table:formula="of:=([Red.D883]+[Red1.D883]+[Red2.D883]+[Red3.D883]+[Red4.D883])/5" office:value-type="float" office:value="2.17847" calcext:value-type="float">
            <text:p>2,17847</text:p>
          </table:table-cell>
          <table:table-cell table:formula="of:=([Red.E883]+[Red1.E883]+[Red2.E883]+[Red3.E883]+[Red4.E883])/5" office:value-type="float" office:value="-58.8297" calcext:value-type="float">
            <text:p>-58,8297</text:p>
          </table:table-cell>
        </table:table-row>
        <table:table-row table:style-name="ro1">
          <table:table-cell table:formula="of:=([Red.D884]+[Red1.D884]+[Red2.D884]+[Red3.D884]+[Red4.D884])/5" office:value-type="float" office:value="2.18094" calcext:value-type="float">
            <text:p>2,18094</text:p>
          </table:table-cell>
          <table:table-cell table:formula="of:=([Red.E884]+[Red1.E884]+[Red2.E884]+[Red3.E884]+[Red4.E884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885]+[Red1.D885]+[Red2.D885]+[Red3.D885]+[Red4.D885])/5" office:value-type="float" office:value="2.18341" calcext:value-type="float">
            <text:p>2,18341</text:p>
          </table:table-cell>
          <table:table-cell table:formula="of:=([Red.E885]+[Red1.E885]+[Red2.E885]+[Red3.E885]+[Red4.E885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886]+[Red1.D886]+[Red2.D886]+[Red3.D886]+[Red4.D886])/5" office:value-type="float" office:value="2.18588" calcext:value-type="float">
            <text:p>2,18588</text:p>
          </table:table-cell>
          <table:table-cell table:formula="of:=([Red.E886]+[Red1.E886]+[Red2.E886]+[Red3.E886]+[Red4.E886])/5" office:value-type="float" office:value="-55.7897" calcext:value-type="float">
            <text:p>-55,7897</text:p>
          </table:table-cell>
        </table:table-row>
        <table:table-row table:style-name="ro1">
          <table:table-cell table:formula="of:=([Red.D887]+[Red1.D887]+[Red2.D887]+[Red3.D887]+[Red4.D887])/5" office:value-type="float" office:value="2.18835" calcext:value-type="float">
            <text:p>2,18835</text:p>
          </table:table-cell>
          <table:table-cell table:formula="of:=([Red.E887]+[Red1.E887]+[Red2.E887]+[Red3.E887]+[Red4.E887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888]+[Red1.D888]+[Red2.D888]+[Red3.D888]+[Red4.D888])/5" office:value-type="float" office:value="2.19082" calcext:value-type="float">
            <text:p>2,19082</text:p>
          </table:table-cell>
          <table:table-cell table:formula="of:=([Red.E888]+[Red1.E888]+[Red2.E888]+[Red3.E888]+[Red4.E888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889]+[Red1.D889]+[Red2.D889]+[Red3.D889]+[Red4.D889])/5" office:value-type="float" office:value="2.19329" calcext:value-type="float">
            <text:p>2,19329</text:p>
          </table:table-cell>
          <table:table-cell table:formula="of:=([Red.E889]+[Red1.E889]+[Red2.E889]+[Red3.E889]+[Red4.E889])/5" office:value-type="float" office:value="-61.3897" calcext:value-type="float">
            <text:p>-61,3897</text:p>
          </table:table-cell>
        </table:table-row>
        <table:table-row table:style-name="ro1">
          <table:table-cell table:formula="of:=([Red.D890]+[Red1.D890]+[Red2.D890]+[Red3.D890]+[Red4.D890])/5" office:value-type="float" office:value="2.19576" calcext:value-type="float">
            <text:p>2,19576</text:p>
          </table:table-cell>
          <table:table-cell table:formula="of:=([Red.E890]+[Red1.E890]+[Red2.E890]+[Red3.E890]+[Red4.E890])/5" office:value-type="float" office:value="-61.7097" calcext:value-type="float">
            <text:p>-61,7097</text:p>
          </table:table-cell>
        </table:table-row>
        <table:table-row table:style-name="ro1">
          <table:table-cell table:formula="of:=([Red.D891]+[Red1.D891]+[Red2.D891]+[Red3.D891]+[Red4.D891])/5" office:value-type="float" office:value="2.19823" calcext:value-type="float">
            <text:p>2,19823</text:p>
          </table:table-cell>
          <table:table-cell table:formula="of:=([Red.E891]+[Red1.E891]+[Red2.E891]+[Red3.E891]+[Red4.E891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892]+[Red1.D892]+[Red2.D892]+[Red3.D892]+[Red4.D892])/5" office:value-type="float" office:value="2.2007" calcext:value-type="float">
            <text:p>2,2007</text:p>
          </table:table-cell>
          <table:table-cell table:formula="of:=([Red.E892]+[Red1.E892]+[Red2.E892]+[Red3.E892]+[Red4.E892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893]+[Red1.D893]+[Red2.D893]+[Red3.D893]+[Red4.D893])/5" office:value-type="float" office:value="2.20317" calcext:value-type="float">
            <text:p>2,20317</text:p>
          </table:table-cell>
          <table:table-cell table:formula="of:=([Red.E893]+[Red1.E893]+[Red2.E893]+[Red3.E893]+[Red4.E893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894]+[Red1.D894]+[Red2.D894]+[Red3.D894]+[Red4.D894])/5" office:value-type="float" office:value="2.20564" calcext:value-type="float">
            <text:p>2,20564</text:p>
          </table:table-cell>
          <table:table-cell table:formula="of:=([Red.E894]+[Red1.E894]+[Red2.E894]+[Red3.E894]+[Red4.E894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895]+[Red1.D895]+[Red2.D895]+[Red3.D895]+[Red4.D895])/5" office:value-type="float" office:value="2.20811" calcext:value-type="float">
            <text:p>2,20811</text:p>
          </table:table-cell>
          <table:table-cell table:formula="of:=([Red.E895]+[Red1.E895]+[Red2.E895]+[Red3.E895]+[Red4.E895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896]+[Red1.D896]+[Red2.D896]+[Red3.D896]+[Red4.D896])/5" office:value-type="float" office:value="2.21058" calcext:value-type="float">
            <text:p>2,21058</text:p>
          </table:table-cell>
          <table:table-cell table:formula="of:=([Red.E896]+[Red1.E896]+[Red2.E896]+[Red3.E896]+[Red4.E896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897]+[Red1.D897]+[Red2.D897]+[Red3.D897]+[Red4.D897])/5" office:value-type="float" office:value="2.21305" calcext:value-type="float">
            <text:p>2,21305</text:p>
          </table:table-cell>
          <table:table-cell table:formula="of:=([Red.E897]+[Red1.E897]+[Red2.E897]+[Red3.E897]+[Red4.E897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898]+[Red1.D898]+[Red2.D898]+[Red3.D898]+[Red4.D898])/5" office:value-type="float" office:value="2.21552" calcext:value-type="float">
            <text:p>2,21552</text:p>
          </table:table-cell>
          <table:table-cell table:formula="of:=([Red.E898]+[Red1.E898]+[Red2.E898]+[Red3.E898]+[Red4.E898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899]+[Red1.D899]+[Red2.D899]+[Red3.D899]+[Red4.D899])/5" office:value-type="float" office:value="2.21799" calcext:value-type="float">
            <text:p>2,21799</text:p>
          </table:table-cell>
          <table:table-cell table:formula="of:=([Red.E899]+[Red1.E899]+[Red2.E899]+[Red3.E899]+[Red4.E899])/5" office:value-type="float" office:value="-60.9097" calcext:value-type="float">
            <text:p>-60,9097</text:p>
          </table:table-cell>
        </table:table-row>
        <table:table-row table:style-name="ro1">
          <table:table-cell table:formula="of:=([Red.D900]+[Red1.D900]+[Red2.D900]+[Red3.D900]+[Red4.D900])/5" office:value-type="float" office:value="2.22046" calcext:value-type="float">
            <text:p>2,22046</text:p>
          </table:table-cell>
          <table:table-cell table:formula="of:=([Red.E900]+[Red1.E900]+[Red2.E900]+[Red3.E900]+[Red4.E900])/5" office:value-type="float" office:value="-61.3897" calcext:value-type="float">
            <text:p>-61,3897</text:p>
          </table:table-cell>
        </table:table-row>
        <table:table-row table:style-name="ro1">
          <table:table-cell table:formula="of:=([Red.D901]+[Red1.D901]+[Red2.D901]+[Red3.D901]+[Red4.D901])/5" office:value-type="float" office:value="2.22293" calcext:value-type="float">
            <text:p>2,22293</text:p>
          </table:table-cell>
          <table:table-cell table:formula="of:=([Red.E901]+[Red1.E901]+[Red2.E901]+[Red3.E901]+[Red4.E901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902]+[Red1.D902]+[Red2.D902]+[Red3.D902]+[Red4.D902])/5" office:value-type="float" office:value="2.2254" calcext:value-type="float">
            <text:p>2,2254</text:p>
          </table:table-cell>
          <table:table-cell table:formula="of:=([Red.E902]+[Red1.E902]+[Red2.E902]+[Red3.E902]+[Red4.E902])/5" office:value-type="float" office:value="-55.1497" calcext:value-type="float">
            <text:p>-55,1497</text:p>
          </table:table-cell>
        </table:table-row>
        <table:table-row table:style-name="ro1">
          <table:table-cell table:formula="of:=([Red.D903]+[Red1.D903]+[Red2.D903]+[Red3.D903]+[Red4.D903])/5" office:value-type="float" office:value="2.22787" calcext:value-type="float">
            <text:p>2,22787</text:p>
          </table:table-cell>
          <table:table-cell table:formula="of:=([Red.E903]+[Red1.E903]+[Red2.E903]+[Red3.E903]+[Red4.E903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904]+[Red1.D904]+[Red2.D904]+[Red3.D904]+[Red4.D904])/5" office:value-type="float" office:value="2.23034" calcext:value-type="float">
            <text:p>2,23034</text:p>
          </table:table-cell>
          <table:table-cell table:formula="of:=([Red.E904]+[Red1.E904]+[Red2.E904]+[Red3.E904]+[Red4.E904])/5" office:value-type="float" office:value="-59.0697" calcext:value-type="float">
            <text:p>-59,0697</text:p>
          </table:table-cell>
        </table:table-row>
        <table:table-row table:style-name="ro1">
          <table:table-cell table:formula="of:=([Red.D905]+[Red1.D905]+[Red2.D905]+[Red3.D905]+[Red4.D905])/5" office:value-type="float" office:value="2.23281" calcext:value-type="float">
            <text:p>2,23281</text:p>
          </table:table-cell>
          <table:table-cell table:formula="of:=([Red.E905]+[Red1.E905]+[Red2.E905]+[Red3.E905]+[Red4.E905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906]+[Red1.D906]+[Red2.D906]+[Red3.D906]+[Red4.D906])/5" office:value-type="float" office:value="2.23528" calcext:value-type="float">
            <text:p>2,23528</text:p>
          </table:table-cell>
          <table:table-cell table:formula="of:=([Red.E906]+[Red1.E906]+[Red2.E906]+[Red3.E906]+[Red4.E906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907]+[Red1.D907]+[Red2.D907]+[Red3.D907]+[Red4.D907])/5" office:value-type="float" office:value="2.23775" calcext:value-type="float">
            <text:p>2,23775</text:p>
          </table:table-cell>
          <table:table-cell table:formula="of:=([Red.E907]+[Red1.E907]+[Red2.E907]+[Red3.E907]+[Red4.E907])/5" office:value-type="float" office:value="-55.8697" calcext:value-type="float">
            <text:p>-55,8697</text:p>
          </table:table-cell>
        </table:table-row>
        <table:table-row table:style-name="ro1">
          <table:table-cell table:formula="of:=([Red.D908]+[Red1.D908]+[Red2.D908]+[Red3.D908]+[Red4.D908])/5" office:value-type="float" office:value="2.24022" calcext:value-type="float">
            <text:p>2,24022</text:p>
          </table:table-cell>
          <table:table-cell table:formula="of:=([Red.E908]+[Red1.E908]+[Red2.E908]+[Red3.E908]+[Red4.E908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909]+[Red1.D909]+[Red2.D909]+[Red3.D909]+[Red4.D909])/5" office:value-type="float" office:value="2.24269" calcext:value-type="float">
            <text:p>2,24269</text:p>
          </table:table-cell>
          <table:table-cell table:formula="of:=([Red.E909]+[Red1.E909]+[Red2.E909]+[Red3.E909]+[Red4.E909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910]+[Red1.D910]+[Red2.D910]+[Red3.D910]+[Red4.D910])/5" office:value-type="float" office:value="2.24516" calcext:value-type="float">
            <text:p>2,24516</text:p>
          </table:table-cell>
          <table:table-cell table:formula="of:=([Red.E910]+[Red1.E910]+[Red2.E910]+[Red3.E910]+[Red4.E910])/5" office:value-type="float" office:value="-56.1097" calcext:value-type="float">
            <text:p>-56,1097</text:p>
          </table:table-cell>
        </table:table-row>
        <table:table-row table:style-name="ro1">
          <table:table-cell table:formula="of:=([Red.D911]+[Red1.D911]+[Red2.D911]+[Red3.D911]+[Red4.D911])/5" office:value-type="float" office:value="2.24763" calcext:value-type="float">
            <text:p>2,24763</text:p>
          </table:table-cell>
          <table:table-cell table:formula="of:=([Red.E911]+[Red1.E911]+[Red2.E911]+[Red3.E911]+[Red4.E911])/5" office:value-type="float" office:value="-55.7097" calcext:value-type="float">
            <text:p>-55,7097</text:p>
          </table:table-cell>
        </table:table-row>
        <table:table-row table:style-name="ro1">
          <table:table-cell table:formula="of:=([Red.D912]+[Red1.D912]+[Red2.D912]+[Red3.D912]+[Red4.D912])/5" office:value-type="float" office:value="2.2501" calcext:value-type="float">
            <text:p>2,2501</text:p>
          </table:table-cell>
          <table:table-cell table:formula="of:=([Red.E912]+[Red1.E912]+[Red2.E912]+[Red3.E912]+[Red4.E912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913]+[Red1.D913]+[Red2.D913]+[Red3.D913]+[Red4.D913])/5" office:value-type="float" office:value="2.25257" calcext:value-type="float">
            <text:p>2,25257</text:p>
          </table:table-cell>
          <table:table-cell table:formula="of:=([Red.E913]+[Red1.E913]+[Red2.E913]+[Red3.E913]+[Red4.E913])/5" office:value-type="float" office:value="-56.3497" calcext:value-type="float">
            <text:p>-56,3497</text:p>
          </table:table-cell>
        </table:table-row>
        <table:table-row table:style-name="ro1">
          <table:table-cell table:formula="of:=([Red.D914]+[Red1.D914]+[Red2.D914]+[Red3.D914]+[Red4.D914])/5" office:value-type="float" office:value="2.25504" calcext:value-type="float">
            <text:p>2,25504</text:p>
          </table:table-cell>
          <table:table-cell table:formula="of:=([Red.E914]+[Red1.E914]+[Red2.E914]+[Red3.E914]+[Red4.E914])/5" office:value-type="float" office:value="-59.3097" calcext:value-type="float">
            <text:p>-59,3097</text:p>
          </table:table-cell>
        </table:table-row>
        <table:table-row table:style-name="ro1">
          <table:table-cell table:formula="of:=([Red.D915]+[Red1.D915]+[Red2.D915]+[Red3.D915]+[Red4.D915])/5" office:value-type="float" office:value="2.25751" calcext:value-type="float">
            <text:p>2,25751</text:p>
          </table:table-cell>
          <table:table-cell table:formula="of:=([Red.E915]+[Red1.E915]+[Red2.E915]+[Red3.E915]+[Red4.E915])/5" office:value-type="float" office:value="-59.7097" calcext:value-type="float">
            <text:p>-59,7097</text:p>
          </table:table-cell>
        </table:table-row>
        <table:table-row table:style-name="ro1">
          <table:table-cell table:formula="of:=([Red.D916]+[Red1.D916]+[Red2.D916]+[Red3.D916]+[Red4.D916])/5" office:value-type="float" office:value="2.25998" calcext:value-type="float">
            <text:p>2,25998</text:p>
          </table:table-cell>
          <table:table-cell table:formula="of:=([Red.E916]+[Red1.E916]+[Red2.E916]+[Red3.E916]+[Red4.E916])/5" office:value-type="float" office:value="-59.4697" calcext:value-type="float">
            <text:p>-59,4697</text:p>
          </table:table-cell>
        </table:table-row>
        <table:table-row table:style-name="ro1">
          <table:table-cell table:formula="of:=([Red.D917]+[Red1.D917]+[Red2.D917]+[Red3.D917]+[Red4.D917])/5" office:value-type="float" office:value="2.26245" calcext:value-type="float">
            <text:p>2,26245</text:p>
          </table:table-cell>
          <table:table-cell table:formula="of:=([Red.E917]+[Red1.E917]+[Red2.E917]+[Red3.E917]+[Red4.E917])/5" office:value-type="float" office:value="-59.4697" calcext:value-type="float">
            <text:p>-59,4697</text:p>
          </table:table-cell>
        </table:table-row>
        <table:table-row table:style-name="ro1">
          <table:table-cell table:formula="of:=([Red.D918]+[Red1.D918]+[Red2.D918]+[Red3.D918]+[Red4.D918])/5" office:value-type="float" office:value="2.26492" calcext:value-type="float">
            <text:p>2,26492</text:p>
          </table:table-cell>
          <table:table-cell table:formula="of:=([Red.E918]+[Red1.E918]+[Red2.E918]+[Red3.E918]+[Red4.E918])/5" office:value-type="float" office:value="-61.0697" calcext:value-type="float">
            <text:p>-61,0697</text:p>
          </table:table-cell>
        </table:table-row>
        <table:table-row table:style-name="ro1">
          <table:table-cell table:formula="of:=([Red.D919]+[Red1.D919]+[Red2.D919]+[Red3.D919]+[Red4.D919])/5" office:value-type="float" office:value="2.26739" calcext:value-type="float">
            <text:p>2,26739</text:p>
          </table:table-cell>
          <table:table-cell table:formula="of:=([Red.E919]+[Red1.E919]+[Red2.E919]+[Red3.E919]+[Red4.E919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920]+[Red1.D920]+[Red2.D920]+[Red3.D920]+[Red4.D920])/5" office:value-type="float" office:value="2.26986" calcext:value-type="float">
            <text:p>2,26986</text:p>
          </table:table-cell>
          <table:table-cell table:formula="of:=([Red.E920]+[Red1.E920]+[Red2.E920]+[Red3.E920]+[Red4.E920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921]+[Red1.D921]+[Red2.D921]+[Red3.D921]+[Red4.D921])/5" office:value-type="float" office:value="2.27233" calcext:value-type="float">
            <text:p>2,27233</text:p>
          </table:table-cell>
          <table:table-cell table:formula="of:=([Red.E921]+[Red1.E921]+[Red2.E921]+[Red3.E921]+[Red4.E921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922]+[Red1.D922]+[Red2.D922]+[Red3.D922]+[Red4.D922])/5" office:value-type="float" office:value="2.2748" calcext:value-type="float">
            <text:p>2,2748</text:p>
          </table:table-cell>
          <table:table-cell table:formula="of:=([Red.E922]+[Red1.E922]+[Red2.E922]+[Red3.E922]+[Red4.E922])/5" office:value-type="float" office:value="-55.2297" calcext:value-type="float">
            <text:p>-55,2297</text:p>
          </table:table-cell>
        </table:table-row>
        <table:table-row table:style-name="ro1">
          <table:table-cell table:formula="of:=([Red.D923]+[Red1.D923]+[Red2.D923]+[Red3.D923]+[Red4.D923])/5" office:value-type="float" office:value="2.27727" calcext:value-type="float">
            <text:p>2,27727</text:p>
          </table:table-cell>
          <table:table-cell table:formula="of:=([Red.E923]+[Red1.E923]+[Red2.E923]+[Red3.E923]+[Red4.E923])/5" office:value-type="float" office:value="-56.2697" calcext:value-type="float">
            <text:p>-56,2697</text:p>
          </table:table-cell>
        </table:table-row>
        <table:table-row table:style-name="ro1">
          <table:table-cell table:formula="of:=([Red.D924]+[Red1.D924]+[Red2.D924]+[Red3.D924]+[Red4.D924])/5" office:value-type="float" office:value="2.27974" calcext:value-type="float">
            <text:p>2,27974</text:p>
          </table:table-cell>
          <table:table-cell table:formula="of:=([Red.E924]+[Red1.E924]+[Red2.E924]+[Red3.E924]+[Red4.E924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925]+[Red1.D925]+[Red2.D925]+[Red3.D925]+[Red4.D925])/5" office:value-type="float" office:value="2.28221" calcext:value-type="float">
            <text:p>2,28221</text:p>
          </table:table-cell>
          <table:table-cell table:formula="of:=([Red.E925]+[Red1.E925]+[Red2.E925]+[Red3.E925]+[Red4.E925])/5" office:value-type="float" office:value="-57.7097" calcext:value-type="float">
            <text:p>-57,7097</text:p>
          </table:table-cell>
        </table:table-row>
        <table:table-row table:style-name="ro1">
          <table:table-cell table:formula="of:=([Red.D926]+[Red1.D926]+[Red2.D926]+[Red3.D926]+[Red4.D926])/5" office:value-type="float" office:value="2.28468" calcext:value-type="float">
            <text:p>2,28468</text:p>
          </table:table-cell>
          <table:table-cell table:formula="of:=([Red.E926]+[Red1.E926]+[Red2.E926]+[Red3.E926]+[Red4.E926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927]+[Red1.D927]+[Red2.D927]+[Red3.D927]+[Red4.D927])/5" office:value-type="float" office:value="2.28715" calcext:value-type="float">
            <text:p>2,28715</text:p>
          </table:table-cell>
          <table:table-cell table:formula="of:=([Red.E927]+[Red1.E927]+[Red2.E927]+[Red3.E927]+[Red4.E927])/5" office:value-type="float" office:value="-59.6297" calcext:value-type="float">
            <text:p>-59,6297</text:p>
          </table:table-cell>
        </table:table-row>
        <table:table-row table:style-name="ro1">
          <table:table-cell table:formula="of:=([Red.D928]+[Red1.D928]+[Red2.D928]+[Red3.D928]+[Red4.D928])/5" office:value-type="float" office:value="2.28962" calcext:value-type="float">
            <text:p>2,28962</text:p>
          </table:table-cell>
          <table:table-cell table:formula="of:=([Red.E928]+[Red1.E928]+[Red2.E928]+[Red3.E928]+[Red4.E928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929]+[Red1.D929]+[Red2.D929]+[Red3.D929]+[Red4.D929])/5" office:value-type="float" office:value="2.29209" calcext:value-type="float">
            <text:p>2,29209</text:p>
          </table:table-cell>
          <table:table-cell table:formula="of:=([Red.E929]+[Red1.E929]+[Red2.E929]+[Red3.E929]+[Red4.E929])/5" office:value-type="float" office:value="-60.2697" calcext:value-type="float">
            <text:p>-60,2697</text:p>
          </table:table-cell>
        </table:table-row>
        <table:table-row table:style-name="ro1">
          <table:table-cell table:formula="of:=([Red.D930]+[Red1.D930]+[Red2.D930]+[Red3.D930]+[Red4.D930])/5" office:value-type="float" office:value="2.29456" calcext:value-type="float">
            <text:p>2,29456</text:p>
          </table:table-cell>
          <table:table-cell table:formula="of:=([Red.E930]+[Red1.E930]+[Red2.E930]+[Red3.E930]+[Red4.E930])/5" office:value-type="float" office:value="-60.9897" calcext:value-type="float">
            <text:p>-60,9897</text:p>
          </table:table-cell>
        </table:table-row>
        <table:table-row table:style-name="ro1">
          <table:table-cell table:formula="of:=([Red.D931]+[Red1.D931]+[Red2.D931]+[Red3.D931]+[Red4.D931])/5" office:value-type="float" office:value="2.29703" calcext:value-type="float">
            <text:p>2,29703</text:p>
          </table:table-cell>
          <table:table-cell table:formula="of:=([Red.E931]+[Red1.E931]+[Red2.E931]+[Red3.E931]+[Red4.E931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932]+[Red1.D932]+[Red2.D932]+[Red3.D932]+[Red4.D932])/5" office:value-type="float" office:value="2.2995" calcext:value-type="float">
            <text:p>2,2995</text:p>
          </table:table-cell>
          <table:table-cell table:formula="of:=([Red.E932]+[Red1.E932]+[Red2.E932]+[Red3.E932]+[Red4.E932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933]+[Red1.D933]+[Red2.D933]+[Red3.D933]+[Red4.D933])/5" office:value-type="float" office:value="2.30197" calcext:value-type="float">
            <text:p>2,30197</text:p>
          </table:table-cell>
          <table:table-cell table:formula="of:=([Red.E933]+[Red1.E933]+[Red2.E933]+[Red3.E933]+[Red4.E933])/5" office:value-type="float" office:value="-54.5897" calcext:value-type="float">
            <text:p>-54,5897</text:p>
          </table:table-cell>
        </table:table-row>
        <table:table-row table:style-name="ro1">
          <table:table-cell table:formula="of:=([Red.D934]+[Red1.D934]+[Red2.D934]+[Red3.D934]+[Red4.D934])/5" office:value-type="float" office:value="2.30444" calcext:value-type="float">
            <text:p>2,30444</text:p>
          </table:table-cell>
          <table:table-cell table:formula="of:=([Red.E934]+[Red1.E934]+[Red2.E934]+[Red3.E934]+[Red4.E934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935]+[Red1.D935]+[Red2.D935]+[Red3.D935]+[Red4.D935])/5" office:value-type="float" office:value="2.30691" calcext:value-type="float">
            <text:p>2,30691</text:p>
          </table:table-cell>
          <table:table-cell table:formula="of:=([Red.E935]+[Red1.E935]+[Red2.E935]+[Red3.E935]+[Red4.E935])/5" office:value-type="float" office:value="-59.9497" calcext:value-type="float">
            <text:p>-59,9497</text:p>
          </table:table-cell>
        </table:table-row>
        <table:table-row table:style-name="ro1">
          <table:table-cell table:formula="of:=([Red.D936]+[Red1.D936]+[Red2.D936]+[Red3.D936]+[Red4.D936])/5" office:value-type="float" office:value="2.30938" calcext:value-type="float">
            <text:p>2,30938</text:p>
          </table:table-cell>
          <table:table-cell table:formula="of:=([Red.E936]+[Red1.E936]+[Red2.E936]+[Red3.E936]+[Red4.E936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937]+[Red1.D937]+[Red2.D937]+[Red3.D937]+[Red4.D937])/5" office:value-type="float" office:value="2.31185" calcext:value-type="float">
            <text:p>2,31185</text:p>
          </table:table-cell>
          <table:table-cell table:formula="of:=([Red.E937]+[Red1.E937]+[Red2.E937]+[Red3.E937]+[Red4.E937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938]+[Red1.D938]+[Red2.D938]+[Red3.D938]+[Red4.D938])/5" office:value-type="float" office:value="2.31432" calcext:value-type="float">
            <text:p>2,31432</text:p>
          </table:table-cell>
          <table:table-cell table:formula="of:=([Red.E938]+[Red1.E938]+[Red2.E938]+[Red3.E938]+[Red4.E938])/5" office:value-type="float" office:value="-60.1897" calcext:value-type="float">
            <text:p>-60,1897</text:p>
          </table:table-cell>
        </table:table-row>
        <table:table-row table:style-name="ro1">
          <table:table-cell table:formula="of:=([Red.D939]+[Red1.D939]+[Red2.D939]+[Red3.D939]+[Red4.D939])/5" office:value-type="float" office:value="2.31679" calcext:value-type="float">
            <text:p>2,31679</text:p>
          </table:table-cell>
          <table:table-cell table:formula="of:=([Red.E939]+[Red1.E939]+[Red2.E939]+[Red3.E939]+[Red4.E939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940]+[Red1.D940]+[Red2.D940]+[Red3.D940]+[Red4.D940])/5" office:value-type="float" office:value="2.31926" calcext:value-type="float">
            <text:p>2,31926</text:p>
          </table:table-cell>
          <table:table-cell table:formula="of:=([Red.E940]+[Red1.E940]+[Red2.E940]+[Red3.E940]+[Red4.E940])/5" office:value-type="float" office:value="-58.8297" calcext:value-type="float">
            <text:p>-58,8297</text:p>
          </table:table-cell>
        </table:table-row>
        <table:table-row table:style-name="ro1">
          <table:table-cell table:formula="of:=([Red.D941]+[Red1.D941]+[Red2.D941]+[Red3.D941]+[Red4.D941])/5" office:value-type="float" office:value="2.32173" calcext:value-type="float">
            <text:p>2,32173</text:p>
          </table:table-cell>
          <table:table-cell table:formula="of:=([Red.E941]+[Red1.E941]+[Red2.E941]+[Red3.E941]+[Red4.E941])/5" office:value-type="float" office:value="-59.5497" calcext:value-type="float">
            <text:p>-59,5497</text:p>
          </table:table-cell>
        </table:table-row>
        <table:table-row table:style-name="ro1">
          <table:table-cell table:formula="of:=([Red.D942]+[Red1.D942]+[Red2.D942]+[Red3.D942]+[Red4.D942])/5" office:value-type="float" office:value="2.3242" calcext:value-type="float">
            <text:p>2,3242</text:p>
          </table:table-cell>
          <table:table-cell table:formula="of:=([Red.E942]+[Red1.E942]+[Red2.E942]+[Red3.E942]+[Red4.E942])/5" office:value-type="float" office:value="-58.1897" calcext:value-type="float">
            <text:p>-58,1897</text:p>
          </table:table-cell>
        </table:table-row>
        <table:table-row table:style-name="ro1">
          <table:table-cell table:formula="of:=([Red.D943]+[Red1.D943]+[Red2.D943]+[Red3.D943]+[Red4.D943])/5" office:value-type="float" office:value="2.32667" calcext:value-type="float">
            <text:p>2,32667</text:p>
          </table:table-cell>
          <table:table-cell table:formula="of:=([Red.E943]+[Red1.E943]+[Red2.E943]+[Red3.E943]+[Red4.E943])/5" office:value-type="float" office:value="-58.1097" calcext:value-type="float">
            <text:p>-58,1097</text:p>
          </table:table-cell>
        </table:table-row>
        <table:table-row table:style-name="ro1">
          <table:table-cell table:formula="of:=([Red.D944]+[Red1.D944]+[Red2.D944]+[Red3.D944]+[Red4.D944])/5" office:value-type="float" office:value="2.32914" calcext:value-type="float">
            <text:p>2,32914</text:p>
          </table:table-cell>
          <table:table-cell table:formula="of:=([Red.E944]+[Red1.E944]+[Red2.E944]+[Red3.E944]+[Red4.E944])/5" office:value-type="float" office:value="-56.1897" calcext:value-type="float">
            <text:p>-56,1897</text:p>
          </table:table-cell>
        </table:table-row>
        <table:table-row table:style-name="ro1">
          <table:table-cell table:formula="of:=([Red.D945]+[Red1.D945]+[Red2.D945]+[Red3.D945]+[Red4.D945])/5" office:value-type="float" office:value="2.33161" calcext:value-type="float">
            <text:p>2,33161</text:p>
          </table:table-cell>
          <table:table-cell table:formula="of:=([Red.E945]+[Red1.E945]+[Red2.E945]+[Red3.E945]+[Red4.E945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946]+[Red1.D946]+[Red2.D946]+[Red3.D946]+[Red4.D946])/5" office:value-type="float" office:value="2.33408" calcext:value-type="float">
            <text:p>2,33408</text:p>
          </table:table-cell>
          <table:table-cell table:formula="of:=([Red.E946]+[Red1.E946]+[Red2.E946]+[Red3.E946]+[Red4.E946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947]+[Red1.D947]+[Red2.D947]+[Red3.D947]+[Red4.D947])/5" office:value-type="float" office:value="2.33655" calcext:value-type="float">
            <text:p>2,33655</text:p>
          </table:table-cell>
          <table:table-cell table:formula="of:=([Red.E947]+[Red1.E947]+[Red2.E947]+[Red3.E947]+[Red4.E947])/5" office:value-type="float" office:value="-60.5097" calcext:value-type="float">
            <text:p>-60,5097</text:p>
          </table:table-cell>
        </table:table-row>
        <table:table-row table:style-name="ro1">
          <table:table-cell table:formula="of:=([Red.D948]+[Red1.D948]+[Red2.D948]+[Red3.D948]+[Red4.D948])/5" office:value-type="float" office:value="2.33902" calcext:value-type="float">
            <text:p>2,33902</text:p>
          </table:table-cell>
          <table:table-cell table:formula="of:=([Red.E948]+[Red1.E948]+[Red2.E948]+[Red3.E948]+[Red4.E948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949]+[Red1.D949]+[Red2.D949]+[Red3.D949]+[Red4.D949])/5" office:value-type="float" office:value="2.34149" calcext:value-type="float">
            <text:p>2,34149</text:p>
          </table:table-cell>
          <table:table-cell table:formula="of:=([Red.E949]+[Red1.E949]+[Red2.E949]+[Red3.E949]+[Red4.E949])/5" office:value-type="float" office:value="-59.1497" calcext:value-type="float">
            <text:p>-59,1497</text:p>
          </table:table-cell>
        </table:table-row>
        <table:table-row table:style-name="ro1">
          <table:table-cell table:formula="of:=([Red.D950]+[Red1.D950]+[Red2.D950]+[Red3.D950]+[Red4.D950])/5" office:value-type="float" office:value="2.34396" calcext:value-type="float">
            <text:p>2,34396</text:p>
          </table:table-cell>
          <table:table-cell table:formula="of:=([Red.E950]+[Red1.E950]+[Red2.E950]+[Red3.E950]+[Red4.E950])/5" office:value-type="float" office:value="-58.7497" calcext:value-type="float">
            <text:p>-58,7497</text:p>
          </table:table-cell>
        </table:table-row>
        <table:table-row table:style-name="ro1">
          <table:table-cell table:formula="of:=([Red.D951]+[Red1.D951]+[Red2.D951]+[Red3.D951]+[Red4.D951])/5" office:value-type="float" office:value="2.34643" calcext:value-type="float">
            <text:p>2,34643</text:p>
          </table:table-cell>
          <table:table-cell table:formula="of:=([Red.E951]+[Red1.E951]+[Red2.E951]+[Red3.E951]+[Red4.E951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952]+[Red1.D952]+[Red2.D952]+[Red3.D952]+[Red4.D952])/5" office:value-type="float" office:value="2.3489" calcext:value-type="float">
            <text:p>2,3489</text:p>
          </table:table-cell>
          <table:table-cell table:formula="of:=([Red.E952]+[Red1.E952]+[Red2.E952]+[Red3.E952]+[Red4.E952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953]+[Red1.D953]+[Red2.D953]+[Red3.D953]+[Red4.D953])/5" office:value-type="float" office:value="2.35137" calcext:value-type="float">
            <text:p>2,35137</text:p>
          </table:table-cell>
          <table:table-cell table:formula="of:=([Red.E953]+[Red1.E953]+[Red2.E953]+[Red3.E953]+[Red4.E953])/5" office:value-type="float" office:value="-57.5497" calcext:value-type="float">
            <text:p>-57,5497</text:p>
          </table:table-cell>
        </table:table-row>
        <table:table-row table:style-name="ro1">
          <table:table-cell table:formula="of:=([Red.D954]+[Red1.D954]+[Red2.D954]+[Red3.D954]+[Red4.D954])/5" office:value-type="float" office:value="2.35384" calcext:value-type="float">
            <text:p>2,35384</text:p>
          </table:table-cell>
          <table:table-cell table:formula="of:=([Red.E954]+[Red1.E954]+[Red2.E954]+[Red3.E954]+[Red4.E954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955]+[Red1.D955]+[Red2.D955]+[Red3.D955]+[Red4.D955])/5" office:value-type="float" office:value="2.35631" calcext:value-type="float">
            <text:p>2,35631</text:p>
          </table:table-cell>
          <table:table-cell table:formula="of:=([Red.E955]+[Red1.E955]+[Red2.E955]+[Red3.E955]+[Red4.E955])/5" office:value-type="float" office:value="-54.7497" calcext:value-type="float">
            <text:p>-54,7497</text:p>
          </table:table-cell>
        </table:table-row>
        <table:table-row table:style-name="ro1">
          <table:table-cell table:formula="of:=([Red.D956]+[Red1.D956]+[Red2.D956]+[Red3.D956]+[Red4.D956])/5" office:value-type="float" office:value="2.35878" calcext:value-type="float">
            <text:p>2,35878</text:p>
          </table:table-cell>
          <table:table-cell table:formula="of:=([Red.E956]+[Red1.E956]+[Red2.E956]+[Red3.E956]+[Red4.E956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957]+[Red1.D957]+[Red2.D957]+[Red3.D957]+[Red4.D957])/5" office:value-type="float" office:value="2.36125" calcext:value-type="float">
            <text:p>2,36125</text:p>
          </table:table-cell>
          <table:table-cell table:formula="of:=([Red.E957]+[Red1.E957]+[Red2.E957]+[Red3.E957]+[Red4.E957])/5" office:value-type="float" office:value="-57.3897" calcext:value-type="float">
            <text:p>-57,3897</text:p>
          </table:table-cell>
        </table:table-row>
        <table:table-row table:style-name="ro1">
          <table:table-cell table:formula="of:=([Red.D958]+[Red1.D958]+[Red2.D958]+[Red3.D958]+[Red4.D958])/5" office:value-type="float" office:value="2.36372" calcext:value-type="float">
            <text:p>2,36372</text:p>
          </table:table-cell>
          <table:table-cell table:formula="of:=([Red.E958]+[Red1.E958]+[Red2.E958]+[Red3.E958]+[Red4.E958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959]+[Red1.D959]+[Red2.D959]+[Red3.D959]+[Red4.D959])/5" office:value-type="float" office:value="2.36619" calcext:value-type="float">
            <text:p>2,36619</text:p>
          </table:table-cell>
          <table:table-cell table:formula="of:=([Red.E959]+[Red1.E959]+[Red2.E959]+[Red3.E959]+[Red4.E959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960]+[Red1.D960]+[Red2.D960]+[Red3.D960]+[Red4.D960])/5" office:value-type="float" office:value="2.36866" calcext:value-type="float">
            <text:p>2,36866</text:p>
          </table:table-cell>
          <table:table-cell table:formula="of:=([Red.E960]+[Red1.E960]+[Red2.E960]+[Red3.E960]+[Red4.E960])/5" office:value-type="float" office:value="-54.0297" calcext:value-type="float">
            <text:p>-54,0297</text:p>
          </table:table-cell>
        </table:table-row>
        <table:table-row table:style-name="ro1">
          <table:table-cell table:formula="of:=([Red.D961]+[Red1.D961]+[Red2.D961]+[Red3.D961]+[Red4.D961])/5" office:value-type="float" office:value="2.37113" calcext:value-type="float">
            <text:p>2,37113</text:p>
          </table:table-cell>
          <table:table-cell table:formula="of:=([Red.E961]+[Red1.E961]+[Red2.E961]+[Red3.E961]+[Red4.E961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962]+[Red1.D962]+[Red2.D962]+[Red3.D962]+[Red4.D962])/5" office:value-type="float" office:value="2.3736" calcext:value-type="float">
            <text:p>2,3736</text:p>
          </table:table-cell>
          <table:table-cell table:formula="of:=([Red.E962]+[Red1.E962]+[Red2.E962]+[Red3.E962]+[Red4.E962])/5" office:value-type="float" office:value="-54.6697" calcext:value-type="float">
            <text:p>-54,6697</text:p>
          </table:table-cell>
        </table:table-row>
        <table:table-row table:style-name="ro1">
          <table:table-cell table:formula="of:=([Red.D963]+[Red1.D963]+[Red2.D963]+[Red3.D963]+[Red4.D963])/5" office:value-type="float" office:value="2.37607" calcext:value-type="float">
            <text:p>2,37607</text:p>
          </table:table-cell>
          <table:table-cell table:formula="of:=([Red.E963]+[Red1.E963]+[Red2.E963]+[Red3.E963]+[Red4.E963])/5" office:value-type="float" office:value="-57.0697" calcext:value-type="float">
            <text:p>-57,0697</text:p>
          </table:table-cell>
        </table:table-row>
        <table:table-row table:style-name="ro1">
          <table:table-cell table:formula="of:=([Red.D964]+[Red1.D964]+[Red2.D964]+[Red3.D964]+[Red4.D964])/5" office:value-type="float" office:value="2.37854" calcext:value-type="float">
            <text:p>2,37854</text:p>
          </table:table-cell>
          <table:table-cell table:formula="of:=([Red.E964]+[Red1.E964]+[Red2.E964]+[Red3.E964]+[Red4.E964])/5" office:value-type="float" office:value="-59.9497" calcext:value-type="float">
            <text:p>-59,9497</text:p>
          </table:table-cell>
        </table:table-row>
        <table:table-row table:style-name="ro1">
          <table:table-cell table:formula="of:=([Red.D965]+[Red1.D965]+[Red2.D965]+[Red3.D965]+[Red4.D965])/5" office:value-type="float" office:value="2.38101" calcext:value-type="float">
            <text:p>2,38101</text:p>
          </table:table-cell>
          <table:table-cell table:formula="of:=([Red.E965]+[Red1.E965]+[Red2.E965]+[Red3.E965]+[Red4.E965])/5" office:value-type="float" office:value="-61.2297" calcext:value-type="float">
            <text:p>-61,2297</text:p>
          </table:table-cell>
        </table:table-row>
        <table:table-row table:style-name="ro1">
          <table:table-cell table:formula="of:=([Red.D966]+[Red1.D966]+[Red2.D966]+[Red3.D966]+[Red4.D966])/5" office:value-type="float" office:value="2.38348" calcext:value-type="float">
            <text:p>2,38348</text:p>
          </table:table-cell>
          <table:table-cell table:formula="of:=([Red.E966]+[Red1.E966]+[Red2.E966]+[Red3.E966]+[Red4.E966])/5" office:value-type="float" office:value="-54.9897" calcext:value-type="float">
            <text:p>-54,9897</text:p>
          </table:table-cell>
        </table:table-row>
        <table:table-row table:style-name="ro1">
          <table:table-cell table:formula="of:=([Red.D967]+[Red1.D967]+[Red2.D967]+[Red3.D967]+[Red4.D967])/5" office:value-type="float" office:value="2.38595" calcext:value-type="float">
            <text:p>2,38595</text:p>
          </table:table-cell>
          <table:table-cell table:formula="of:=([Red.E967]+[Red1.E967]+[Red2.E967]+[Red3.E967]+[Red4.E967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968]+[Red1.D968]+[Red2.D968]+[Red3.D968]+[Red4.D968])/5" office:value-type="float" office:value="2.38842" calcext:value-type="float">
            <text:p>2,38842</text:p>
          </table:table-cell>
          <table:table-cell table:formula="of:=([Red.E968]+[Red1.E968]+[Red2.E968]+[Red3.E968]+[Red4.E968])/5" office:value-type="float" office:value="-55.0697" calcext:value-type="float">
            <text:p>-55,0697</text:p>
          </table:table-cell>
        </table:table-row>
        <table:table-row table:style-name="ro1">
          <table:table-cell table:formula="of:=([Red.D969]+[Red1.D969]+[Red2.D969]+[Red3.D969]+[Red4.D969])/5" office:value-type="float" office:value="2.39089" calcext:value-type="float">
            <text:p>2,39089</text:p>
          </table:table-cell>
          <table:table-cell table:formula="of:=([Red.E969]+[Red1.E969]+[Red2.E969]+[Red3.E969]+[Red4.E969])/5" office:value-type="float" office:value="-56.9097" calcext:value-type="float">
            <text:p>-56,9097</text:p>
          </table:table-cell>
        </table:table-row>
        <table:table-row table:style-name="ro1">
          <table:table-cell table:formula="of:=([Red.D970]+[Red1.D970]+[Red2.D970]+[Red3.D970]+[Red4.D970])/5" office:value-type="float" office:value="2.39336" calcext:value-type="float">
            <text:p>2,39336</text:p>
          </table:table-cell>
          <table:table-cell table:formula="of:=([Red.E970]+[Red1.E970]+[Red2.E970]+[Red3.E970]+[Red4.E970])/5" office:value-type="float" office:value="-57.6297" calcext:value-type="float">
            <text:p>-57,6297</text:p>
          </table:table-cell>
        </table:table-row>
        <table:table-row table:style-name="ro1">
          <table:table-cell table:formula="of:=([Red.D971]+[Red1.D971]+[Red2.D971]+[Red3.D971]+[Red4.D971])/5" office:value-type="float" office:value="2.39583" calcext:value-type="float">
            <text:p>2,39583</text:p>
          </table:table-cell>
          <table:table-cell table:formula="of:=([Red.E971]+[Red1.E971]+[Red2.E971]+[Red3.E971]+[Red4.E971])/5" office:value-type="float" office:value="-61.9497" calcext:value-type="float">
            <text:p>-61,9497</text:p>
          </table:table-cell>
        </table:table-row>
        <table:table-row table:style-name="ro1">
          <table:table-cell table:formula="of:=([Red.D972]+[Red1.D972]+[Red2.D972]+[Red3.D972]+[Red4.D972])/5" office:value-type="float" office:value="2.3983" calcext:value-type="float">
            <text:p>2,3983</text:p>
          </table:table-cell>
          <table:table-cell table:formula="of:=([Red.E972]+[Red1.E972]+[Red2.E972]+[Red3.E972]+[Red4.E972])/5" office:value-type="float" office:value="-57.2297" calcext:value-type="float">
            <text:p>-57,2297</text:p>
          </table:table-cell>
        </table:table-row>
        <table:table-row table:style-name="ro1">
          <table:table-cell table:formula="of:=([Red.D973]+[Red1.D973]+[Red2.D973]+[Red3.D973]+[Red4.D973])/5" office:value-type="float" office:value="2.40077" calcext:value-type="float">
            <text:p>2,40077</text:p>
          </table:table-cell>
          <table:table-cell table:formula="of:=([Red.E973]+[Red1.E973]+[Red2.E973]+[Red3.E973]+[Red4.E973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974]+[Red1.D974]+[Red2.D974]+[Red3.D974]+[Red4.D974])/5" office:value-type="float" office:value="2.40324" calcext:value-type="float">
            <text:p>2,40324</text:p>
          </table:table-cell>
          <table:table-cell table:formula="of:=([Red.E974]+[Red1.E974]+[Red2.E974]+[Red3.E974]+[Red4.E974])/5" office:value-type="float" office:value="-54.4297" calcext:value-type="float">
            <text:p>-54,4297</text:p>
          </table:table-cell>
        </table:table-row>
        <table:table-row table:style-name="ro1">
          <table:table-cell table:formula="of:=([Red.D975]+[Red1.D975]+[Red2.D975]+[Red3.D975]+[Red4.D975])/5" office:value-type="float" office:value="2.40571" calcext:value-type="float">
            <text:p>2,40571</text:p>
          </table:table-cell>
          <table:table-cell table:formula="of:=([Red.E975]+[Red1.E975]+[Red2.E975]+[Red3.E975]+[Red4.E975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976]+[Red1.D976]+[Red2.D976]+[Red3.D976]+[Red4.D976])/5" office:value-type="float" office:value="2.40818" calcext:value-type="float">
            <text:p>2,40818</text:p>
          </table:table-cell>
          <table:table-cell table:formula="of:=([Red.E976]+[Red1.E976]+[Red2.E976]+[Red3.E976]+[Red4.E976])/5" office:value-type="float" office:value="-61.2297" calcext:value-type="float">
            <text:p>-61,2297</text:p>
          </table:table-cell>
        </table:table-row>
        <table:table-row table:style-name="ro1">
          <table:table-cell table:formula="of:=([Red.D977]+[Red1.D977]+[Red2.D977]+[Red3.D977]+[Red4.D977])/5" office:value-type="float" office:value="2.41065" calcext:value-type="float">
            <text:p>2,41065</text:p>
          </table:table-cell>
          <table:table-cell table:formula="of:=([Red.E977]+[Red1.E977]+[Red2.E977]+[Red3.E977]+[Red4.E977])/5" office:value-type="float" office:value="-59.2297" calcext:value-type="float">
            <text:p>-59,2297</text:p>
          </table:table-cell>
        </table:table-row>
        <table:table-row table:style-name="ro1">
          <table:table-cell table:formula="of:=([Red.D978]+[Red1.D978]+[Red2.D978]+[Red3.D978]+[Red4.D978])/5" office:value-type="float" office:value="2.41312" calcext:value-type="float">
            <text:p>2,41312</text:p>
          </table:table-cell>
          <table:table-cell table:formula="of:=([Red.E978]+[Red1.E978]+[Red2.E978]+[Red3.E978]+[Red4.E978])/5" office:value-type="float" office:value="-59.8697" calcext:value-type="float">
            <text:p>-59,8697</text:p>
          </table:table-cell>
        </table:table-row>
        <table:table-row table:style-name="ro1">
          <table:table-cell table:formula="of:=([Red.D979]+[Red1.D979]+[Red2.D979]+[Red3.D979]+[Red4.D979])/5" office:value-type="float" office:value="2.41559" calcext:value-type="float">
            <text:p>2,41559</text:p>
          </table:table-cell>
          <table:table-cell table:formula="of:=([Red.E979]+[Red1.E979]+[Red2.E979]+[Red3.E979]+[Red4.E979])/5" office:value-type="float" office:value="-61.3897" calcext:value-type="float">
            <text:p>-61,3897</text:p>
          </table:table-cell>
        </table:table-row>
        <table:table-row table:style-name="ro1">
          <table:table-cell table:formula="of:=([Red.D980]+[Red1.D980]+[Red2.D980]+[Red3.D980]+[Red4.D980])/5" office:value-type="float" office:value="2.41806" calcext:value-type="float">
            <text:p>2,41806</text:p>
          </table:table-cell>
          <table:table-cell table:formula="of:=([Red.E980]+[Red1.E980]+[Red2.E980]+[Red3.E980]+[Red4.E980])/5" office:value-type="float" office:value="-57.9497" calcext:value-type="float">
            <text:p>-57,9497</text:p>
          </table:table-cell>
        </table:table-row>
        <table:table-row table:style-name="ro1">
          <table:table-cell table:formula="of:=([Red.D981]+[Red1.D981]+[Red2.D981]+[Red3.D981]+[Red4.D981])/5" office:value-type="float" office:value="2.42053" calcext:value-type="float">
            <text:p>2,42053</text:p>
          </table:table-cell>
          <table:table-cell table:formula="of:=([Red.E981]+[Red1.E981]+[Red2.E981]+[Red3.E981]+[Red4.E981])/5" office:value-type="float" office:value="-60.4297" calcext:value-type="float">
            <text:p>-60,4297</text:p>
          </table:table-cell>
        </table:table-row>
        <table:table-row table:style-name="ro1">
          <table:table-cell table:formula="of:=([Red.D982]+[Red1.D982]+[Red2.D982]+[Red3.D982]+[Red4.D982])/5" office:value-type="float" office:value="2.423" calcext:value-type="float">
            <text:p>2,423</text:p>
          </table:table-cell>
          <table:table-cell table:formula="of:=([Red.E982]+[Red1.E982]+[Red2.E982]+[Red3.E982]+[Red4.E982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983]+[Red1.D983]+[Red2.D983]+[Red3.D983]+[Red4.D983])/5" office:value-type="float" office:value="2.42547" calcext:value-type="float">
            <text:p>2,42547</text:p>
          </table:table-cell>
          <table:table-cell table:formula="of:=([Red.E983]+[Red1.E983]+[Red2.E983]+[Red3.E983]+[Red4.E983])/5" office:value-type="float" office:value="-59.7097" calcext:value-type="float">
            <text:p>-59,7097</text:p>
          </table:table-cell>
        </table:table-row>
        <table:table-row table:style-name="ro1">
          <table:table-cell table:formula="of:=([Red.D984]+[Red1.D984]+[Red2.D984]+[Red3.D984]+[Red4.D984])/5" office:value-type="float" office:value="2.42794" calcext:value-type="float">
            <text:p>2,42794</text:p>
          </table:table-cell>
          <table:table-cell table:formula="of:=([Red.E984]+[Red1.E984]+[Red2.E984]+[Red3.E984]+[Red4.E984])/5" office:value-type="float" office:value="-56.0297" calcext:value-type="float">
            <text:p>-56,0297</text:p>
          </table:table-cell>
        </table:table-row>
        <table:table-row table:style-name="ro1">
          <table:table-cell table:formula="of:=([Red.D985]+[Red1.D985]+[Red2.D985]+[Red3.D985]+[Red4.D985])/5" office:value-type="float" office:value="2.43041" calcext:value-type="float">
            <text:p>2,43041</text:p>
          </table:table-cell>
          <table:table-cell table:formula="of:=([Red.E985]+[Red1.E985]+[Red2.E985]+[Red3.E985]+[Red4.E985])/5" office:value-type="float" office:value="-55.4697" calcext:value-type="float">
            <text:p>-55,4697</text:p>
          </table:table-cell>
        </table:table-row>
        <table:table-row table:style-name="ro1">
          <table:table-cell table:formula="of:=([Red.D986]+[Red1.D986]+[Red2.D986]+[Red3.D986]+[Red4.D986])/5" office:value-type="float" office:value="2.43288" calcext:value-type="float">
            <text:p>2,43288</text:p>
          </table:table-cell>
          <table:table-cell table:formula="of:=([Red.E986]+[Red1.E986]+[Red2.E986]+[Red3.E986]+[Red4.E986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987]+[Red1.D987]+[Red2.D987]+[Red3.D987]+[Red4.D987])/5" office:value-type="float" office:value="2.43535" calcext:value-type="float">
            <text:p>2,43535</text:p>
          </table:table-cell>
          <table:table-cell table:formula="of:=([Red.E987]+[Red1.E987]+[Red2.E987]+[Red3.E987]+[Red4.E987])/5" office:value-type="float" office:value="-56.5097" calcext:value-type="float">
            <text:p>-56,5097</text:p>
          </table:table-cell>
        </table:table-row>
        <table:table-row table:style-name="ro1">
          <table:table-cell table:formula="of:=([Red.D988]+[Red1.D988]+[Red2.D988]+[Red3.D988]+[Red4.D988])/5" office:value-type="float" office:value="2.43782" calcext:value-type="float">
            <text:p>2,43782</text:p>
          </table:table-cell>
          <table:table-cell table:formula="of:=([Red.E988]+[Red1.E988]+[Red2.E988]+[Red3.E988]+[Red4.E988])/5" office:value-type="float" office:value="-56.1097" calcext:value-type="float">
            <text:p>-56,1097</text:p>
          </table:table-cell>
        </table:table-row>
        <table:table-row table:style-name="ro1">
          <table:table-cell table:formula="of:=([Red.D989]+[Red1.D989]+[Red2.D989]+[Red3.D989]+[Red4.D989])/5" office:value-type="float" office:value="2.44029" calcext:value-type="float">
            <text:p>2,44029</text:p>
          </table:table-cell>
          <table:table-cell table:formula="of:=([Red.E989]+[Red1.E989]+[Red2.E989]+[Red3.E989]+[Red4.E989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990]+[Red1.D990]+[Red2.D990]+[Red3.D990]+[Red4.D990])/5" office:value-type="float" office:value="2.44276" calcext:value-type="float">
            <text:p>2,44276</text:p>
          </table:table-cell>
          <table:table-cell table:formula="of:=([Red.E990]+[Red1.E990]+[Red2.E990]+[Red3.E990]+[Red4.E990])/5" office:value-type="float" office:value="-58.4297" calcext:value-type="float">
            <text:p>-58,4297</text:p>
          </table:table-cell>
        </table:table-row>
        <table:table-row table:style-name="ro1">
          <table:table-cell table:formula="of:=([Red.D991]+[Red1.D991]+[Red2.D991]+[Red3.D991]+[Red4.D991])/5" office:value-type="float" office:value="2.44523" calcext:value-type="float">
            <text:p>2,44523</text:p>
          </table:table-cell>
          <table:table-cell table:formula="of:=([Red.E991]+[Red1.E991]+[Red2.E991]+[Red3.E991]+[Red4.E991])/5" office:value-type="float" office:value="-61.5497" calcext:value-type="float">
            <text:p>-61,5497</text:p>
          </table:table-cell>
        </table:table-row>
        <table:table-row table:style-name="ro1">
          <table:table-cell table:formula="of:=([Red.D992]+[Red1.D992]+[Red2.D992]+[Red3.D992]+[Red4.D992])/5" office:value-type="float" office:value="2.4477" calcext:value-type="float">
            <text:p>2,4477</text:p>
          </table:table-cell>
          <table:table-cell table:formula="of:=([Red.E992]+[Red1.E992]+[Red2.E992]+[Red3.E992]+[Red4.E992])/5" office:value-type="float" office:value="-62.2697" calcext:value-type="float">
            <text:p>-62,2697</text:p>
          </table:table-cell>
        </table:table-row>
        <table:table-row table:style-name="ro1">
          <table:table-cell table:formula="of:=([Red.D993]+[Red1.D993]+[Red2.D993]+[Red3.D993]+[Red4.D993])/5" office:value-type="float" office:value="2.45017" calcext:value-type="float">
            <text:p>2,45017</text:p>
          </table:table-cell>
          <table:table-cell table:formula="of:=([Red.E993]+[Red1.E993]+[Red2.E993]+[Red3.E993]+[Red4.E993])/5" office:value-type="float" office:value="-56.8297" calcext:value-type="float">
            <text:p>-56,8297</text:p>
          </table:table-cell>
        </table:table-row>
        <table:table-row table:style-name="ro1">
          <table:table-cell table:formula="of:=([Red.D994]+[Red1.D994]+[Red2.D994]+[Red3.D994]+[Red4.D994])/5" office:value-type="float" office:value="2.45264" calcext:value-type="float">
            <text:p>2,45264</text:p>
          </table:table-cell>
          <table:table-cell table:formula="of:=([Red.E994]+[Red1.E994]+[Red2.E994]+[Red3.E994]+[Red4.E994])/5" office:value-type="float" office:value="-57.1497" calcext:value-type="float">
            <text:p>-57,1497</text:p>
          </table:table-cell>
        </table:table-row>
        <table:table-row table:style-name="ro1">
          <table:table-cell table:formula="of:=([Red.D995]+[Red1.D995]+[Red2.D995]+[Red3.D995]+[Red4.D995])/5" office:value-type="float" office:value="2.45511" calcext:value-type="float">
            <text:p>2,45511</text:p>
          </table:table-cell>
          <table:table-cell table:formula="of:=([Red.E995]+[Red1.E995]+[Red2.E995]+[Red3.E995]+[Red4.E995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996]+[Red1.D996]+[Red2.D996]+[Red3.D996]+[Red4.D996])/5" office:value-type="float" office:value="2.45758" calcext:value-type="float">
            <text:p>2,45758</text:p>
          </table:table-cell>
          <table:table-cell table:formula="of:=([Red.E996]+[Red1.E996]+[Red2.E996]+[Red3.E996]+[Red4.E996])/5" office:value-type="float" office:value="-58.0297" calcext:value-type="float">
            <text:p>-58,0297</text:p>
          </table:table-cell>
        </table:table-row>
        <table:table-row table:style-name="ro1">
          <table:table-cell table:formula="of:=([Red.D997]+[Red1.D997]+[Red2.D997]+[Red3.D997]+[Red4.D997])/5" office:value-type="float" office:value="2.46005" calcext:value-type="float">
            <text:p>2,46005</text:p>
          </table:table-cell>
          <table:table-cell table:formula="of:=([Red.E997]+[Red1.E997]+[Red2.E997]+[Red3.E997]+[Red4.E997])/5" office:value-type="float" office:value="-61.5497" calcext:value-type="float">
            <text:p>-61,5497</text:p>
          </table:table-cell>
        </table:table-row>
        <table:table-row table:style-name="ro1">
          <table:table-cell table:formula="of:=([Red.D998]+[Red1.D998]+[Red2.D998]+[Red3.D998]+[Red4.D998])/5" office:value-type="float" office:value="2.46252" calcext:value-type="float">
            <text:p>2,46252</text:p>
          </table:table-cell>
          <table:table-cell table:formula="of:=([Red.E998]+[Red1.E998]+[Red2.E998]+[Red3.E998]+[Red4.E998])/5" office:value-type="float" office:value="-64.4297" calcext:value-type="float">
            <text:p>-64,4297</text:p>
          </table:table-cell>
        </table:table-row>
        <table:table-row table:style-name="ro1">
          <table:table-cell table:formula="of:=([Red.D999]+[Red1.D999]+[Red2.D999]+[Red3.D999]+[Red4.D999])/5" office:value-type="float" office:value="2.46499" calcext:value-type="float">
            <text:p>2,46499</text:p>
          </table:table-cell>
          <table:table-cell table:formula="of:=([Red.E999]+[Red1.E999]+[Red2.E999]+[Red3.E999]+[Red4.E999])/5" office:value-type="float" office:value="-59.7097" calcext:value-type="float">
            <text:p>-59,7097</text:p>
          </table:table-cell>
        </table:table-row>
        <table:table-row table:style-name="ro1">
          <table:table-cell table:formula="of:=([Red.D1000]+[Red1.D1000]+[Red2.D1000]+[Red3.D1000]+[Red4.D1000])/5" office:value-type="float" office:value="2.46746" calcext:value-type="float">
            <text:p>2,46746</text:p>
          </table:table-cell>
          <table:table-cell table:formula="of:=([Red.E1000]+[Red1.E1000]+[Red2.E1000]+[Red3.E1000]+[Red4.E1000])/5" office:value-type="float" office:value="-61.1497" calcext:value-type="float">
            <text:p>-61,1497</text:p>
          </table:table-cell>
        </table:table-row>
        <table:table-row table:style-name="ro1">
          <table:table-cell table:formula="of:=([Red.D1001]+[Red1.D1001]+[Red2.D1001]+[Red3.D1001]+[Red4.D1001])/5" office:value-type="float" office:value="2.46993" calcext:value-type="float">
            <text:p>2,46993</text:p>
          </table:table-cell>
          <table:table-cell table:formula="of:=([Red.E1001]+[Red1.E1001]+[Red2.E1001]+[Red3.E1001]+[Red4.E1001])/5" office:value-type="float" office:value="-60.9097" calcext:value-type="float">
            <text:p>-60,9097</text:p>
          </table:table-cell>
        </table:table-row>
        <table:table-row table:style-name="ro1">
          <table:table-cell table:formula="of:=([Red.D1002]+[Red1.D1002]+[Red2.D1002]+[Red3.D1002]+[Red4.D1002])/5" office:value-type="float" office:value="2.4724" calcext:value-type="float">
            <text:p>2,4724</text:p>
          </table:table-cell>
          <table:table-cell table:formula="of:=([Red.E1002]+[Red1.E1002]+[Red2.E1002]+[Red3.E1002]+[Red4.E1002])/5" office:value-type="float" office:value="-61.4697" calcext:value-type="float">
            <text:p>-61,4697</text:p>
          </table:table-cell>
        </table:table-row>
        <table:table-row table:style-name="ro1">
          <table:table-cell table:formula="of:=([Red.D1003]+[Red1.D1003]+[Red2.D1003]+[Red3.D1003]+[Red4.D1003])/5" office:value-type="float" office:value="2.47487" calcext:value-type="float">
            <text:p>2,47487</text:p>
          </table:table-cell>
          <table:table-cell table:formula="of:=([Red.E1003]+[Red1.E1003]+[Red2.E1003]+[Red3.E1003]+[Red4.E1003])/5" office:value-type="float" office:value="-56.4297" calcext:value-type="float">
            <text:p>-56,4297</text:p>
          </table:table-cell>
        </table:table-row>
        <table:table-row table:style-name="ro1">
          <table:table-cell table:formula="of:=([Red.D1004]+[Red1.D1004]+[Red2.D1004]+[Red3.D1004]+[Red4.D1004])/5" office:value-type="float" office:value="2.47734" calcext:value-type="float">
            <text:p>2,47734</text:p>
          </table:table-cell>
          <table:table-cell table:formula="of:=([Red.E1004]+[Red1.E1004]+[Red2.E1004]+[Red3.E1004]+[Red4.E1004])/5" office:value-type="float" office:value="-58.9097" calcext:value-type="float">
            <text:p>-58,9097</text:p>
          </table:table-cell>
        </table:table-row>
        <table:table-row table:style-name="ro1">
          <table:table-cell table:formula="of:=([Red.D1005]+[Red1.D1005]+[Red2.D1005]+[Red3.D1005]+[Red4.D1005])/5" office:value-type="float" office:value="2.47981" calcext:value-type="float">
            <text:p>2,47981</text:p>
          </table:table-cell>
          <table:table-cell table:formula="of:=([Red.E1005]+[Red1.E1005]+[Red2.E1005]+[Red3.E1005]+[Red4.E1005])/5" office:value-type="float" office:value="-64.5097" calcext:value-type="float">
            <text:p>-64,5097</text:p>
          </table:table-cell>
        </table:table-row>
        <table:table-row table:style-name="ro1">
          <table:table-cell table:formula="of:=([Red.D1006]+[Red1.D1006]+[Red2.D1006]+[Red3.D1006]+[Red4.D1006])/5" office:value-type="float" office:value="2.48228" calcext:value-type="float">
            <text:p>2,48228</text:p>
          </table:table-cell>
          <table:table-cell table:formula="of:=([Red.E1006]+[Red1.E1006]+[Red2.E1006]+[Red3.E1006]+[Red4.E1006])/5" office:value-type="float" office:value="-63.3897" calcext:value-type="float">
            <text:p>-63,3897</text:p>
          </table:table-cell>
        </table:table-row>
        <table:table-row table:style-name="ro1">
          <table:table-cell table:formula="of:=([Red.D1007]+[Red1.D1007]+[Red2.D1007]+[Red3.D1007]+[Red4.D1007])/5" office:value-type="float" office:value="2.48475" calcext:value-type="float">
            <text:p>2,48475</text:p>
          </table:table-cell>
          <table:table-cell table:formula="of:=([Red.E1007]+[Red1.E1007]+[Red2.E1007]+[Red3.E1007]+[Red4.E1007])/5" office:value-type="float" office:value="-63.0697" calcext:value-type="float">
            <text:p>-63,0697</text:p>
          </table:table-cell>
        </table:table-row>
        <table:table-row table:style-name="ro1">
          <table:table-cell table:formula="of:=([Red.D1008]+[Red1.D1008]+[Red2.D1008]+[Red3.D1008]+[Red4.D1008])/5" office:value-type="float" office:value="2.48722" calcext:value-type="float">
            <text:p>2,48722</text:p>
          </table:table-cell>
          <table:table-cell table:formula="of:=([Red.E1008]+[Red1.E1008]+[Red2.E1008]+[Red3.E1008]+[Red4.E1008])/5" office:value-type="float" office:value="-60.5897" calcext:value-type="float">
            <text:p>-60,5897</text:p>
          </table:table-cell>
        </table:table-row>
        <table:table-row table:style-name="ro1">
          <table:table-cell table:formula="of:=([Red.D1009]+[Red1.D1009]+[Red2.D1009]+[Red3.D1009]+[Red4.D1009])/5" office:value-type="float" office:value="2.48969" calcext:value-type="float">
            <text:p>2,48969</text:p>
          </table:table-cell>
          <table:table-cell table:formula="of:=([Red.E1009]+[Red1.E1009]+[Red2.E1009]+[Red3.E1009]+[Red4.E1009])/5" office:value-type="float" office:value="-60.0297" calcext:value-type="float">
            <text:p>-60,0297</text:p>
          </table:table-cell>
        </table:table-row>
        <table:table-row table:style-name="ro1">
          <table:table-cell table:formula="of:=([Red.D1010]+[Red1.D1010]+[Red2.D1010]+[Red3.D1010]+[Red4.D1010])/5" office:value-type="float" office:value="2.49216" calcext:value-type="float">
            <text:p>2,49216</text:p>
          </table:table-cell>
          <table:table-cell table:formula="of:=([Red.E1010]+[Red1.E1010]+[Red2.E1010]+[Red3.E1010]+[Red4.E1010])/5" office:value-type="float" office:value="-61.8697" calcext:value-type="float">
            <text:p>-61,8697</text:p>
          </table:table-cell>
        </table:table-row>
        <table:table-row table:style-name="ro1">
          <table:table-cell table:formula="of:=([Red.D1011]+[Red1.D1011]+[Red2.D1011]+[Red3.D1011]+[Red4.D1011])/5" office:value-type="float" office:value="2.49463" calcext:value-type="float">
            <text:p>2,49463</text:p>
          </table:table-cell>
          <table:table-cell table:formula="of:=([Red.E1011]+[Red1.E1011]+[Red2.E1011]+[Red3.E1011]+[Red4.E1011])/5" office:value-type="float" office:value="-61.6297" calcext:value-type="float">
            <text:p>-61,6297</text:p>
          </table:table-cell>
        </table:table-row>
        <table:table-row table:style-name="ro1">
          <table:table-cell table:formula="of:=([Red.D1012]+[Red1.D1012]+[Red2.D1012]+[Red3.D1012]+[Red4.D1012])/5" office:value-type="float" office:value="2.4971" calcext:value-type="float">
            <text:p>2,4971</text:p>
          </table:table-cell>
          <table:table-cell table:formula="of:=([Red.E1012]+[Red1.E1012]+[Red2.E1012]+[Red3.E1012]+[Red4.E1012])/5" office:value-type="float" office:value="-62.6697" calcext:value-type="float">
            <text:p>-62,6697</text:p>
          </table:table-cell>
        </table:table-row>
        <table:table-row table:style-name="ro1">
          <table:table-cell table:formula="of:=([Red.D1013]+[Red1.D1013]+[Red2.D1013]+[Red3.D1013]+[Red4.D1013])/5" office:value-type="float" office:value="2.49957" calcext:value-type="float">
            <text:p>2,49957</text:p>
          </table:table-cell>
          <table:table-cell table:formula="of:=([Red.E1013]+[Red1.E1013]+[Red2.E1013]+[Red3.E1013]+[Red4.E1013])/5" office:value-type="float" office:value="-62.0297" calcext:value-type="float">
            <text:p>-62,0297</text:p>
          </table:table-cell>
        </table:table-row>
        <table:table-row table:style-name="ro1">
          <table:table-cell table:formula="of:=([Red.D1014]+[Red1.D1014]+[Red2.D1014]+[Red3.D1014]+[Red4.D1014])/5" office:value-type="float" office:value="2.50204" calcext:value-type="float">
            <text:p>2,50204</text:p>
          </table:table-cell>
          <table:table-cell table:formula="of:=([Red.E1014]+[Red1.E1014]+[Red2.E1014]+[Red3.E1014]+[Red4.E1014])/5" office:value-type="float" office:value="-63.1497" calcext:value-type="float">
            <text:p>-63,1497</text:p>
          </table:table-cell>
        </table:table-row>
        <table:table-row table:style-name="ro1">
          <table:table-cell table:formula="of:=([Red.D1015]+[Red1.D1015]+[Red2.D1015]+[Red3.D1015]+[Red4.D1015])/5" office:value-type="float" office:value="2.50451" calcext:value-type="float">
            <text:p>2,50451</text:p>
          </table:table-cell>
          <table:table-cell table:formula="of:=([Red.E1015]+[Red1.E1015]+[Red2.E1015]+[Red3.E1015]+[Red4.E1015])/5" office:value-type="float" office:value="-60.1097" calcext:value-type="float">
            <text:p>-60,1097</text:p>
          </table:table-cell>
        </table:table-row>
        <table:table-row table:style-name="ro1">
          <table:table-cell table:formula="of:=([Red.D1016]+[Red1.D1016]+[Red2.D1016]+[Red3.D1016]+[Red4.D1016])/5" office:value-type="float" office:value="2.50698" calcext:value-type="float">
            <text:p>2,50698</text:p>
          </table:table-cell>
          <table:table-cell table:formula="of:=([Red.E1016]+[Red1.E1016]+[Red2.E1016]+[Red3.E1016]+[Red4.E1016])/5" office:value-type="float" office:value="-58.2697" calcext:value-type="float">
            <text:p>-58,2697</text:p>
          </table:table-cell>
        </table:table-row>
        <table:table-row table:style-name="ro1">
          <table:table-cell table:formula="of:=([Red.D1017]+[Red1.D1017]+[Red2.D1017]+[Red3.D1017]+[Red4.D1017])/5" office:value-type="float" office:value="2.50945" calcext:value-type="float">
            <text:p>2,50945</text:p>
          </table:table-cell>
          <table:table-cell table:formula="of:=([Red.E1017]+[Red1.E1017]+[Red2.E1017]+[Red3.E1017]+[Red4.E1017])/5" office:value-type="float" office:value="-60.7497" calcext:value-type="float">
            <text:p>-60,7497</text:p>
          </table:table-cell>
        </table:table-row>
        <table:table-row table:style-name="ro1">
          <table:table-cell table:formula="of:=([Red.D1018]+[Red1.D1018]+[Red2.D1018]+[Red3.D1018]+[Red4.D1018])/5" office:value-type="float" office:value="2.51192" calcext:value-type="float">
            <text:p>2,51192</text:p>
          </table:table-cell>
          <table:table-cell table:formula="of:=([Red.E1018]+[Red1.E1018]+[Red2.E1018]+[Red3.E1018]+[Red4.E1018])/5" office:value-type="float" office:value="-58.9897" calcext:value-type="float">
            <text:p>-58,9897</text:p>
          </table:table-cell>
        </table:table-row>
        <table:table-row table:style-name="ro1">
          <table:table-cell table:formula="of:=([Red.D1019]+[Red1.D1019]+[Red2.D1019]+[Red3.D1019]+[Red4.D1019])/5" office:value-type="float" office:value="2.51439" calcext:value-type="float">
            <text:p>2,51439</text:p>
          </table:table-cell>
          <table:table-cell table:formula="of:=([Red.E1019]+[Red1.E1019]+[Red2.E1019]+[Red3.E1019]+[Red4.E1019])/5" office:value-type="float" office:value="-56.6697" calcext:value-type="float">
            <text:p>-56,6697</text:p>
          </table:table-cell>
        </table:table-row>
        <table:table-row table:style-name="ro1">
          <table:table-cell table:formula="of:=([Red.D1020]+[Red1.D1020]+[Red2.D1020]+[Red3.D1020]+[Red4.D1020])/5" office:value-type="float" office:value="2.51686" calcext:value-type="float">
            <text:p>2,51686</text:p>
          </table:table-cell>
          <table:table-cell table:formula="of:=([Red.E1020]+[Red1.E1020]+[Red2.E1020]+[Red3.E1020]+[Red4.E1020])/5" office:value-type="float" office:value="-57.8697" calcext:value-type="float">
            <text:p>-57,8697</text:p>
          </table:table-cell>
        </table:table-row>
        <table:table-row table:style-name="ro1">
          <table:table-cell table:formula="of:=([Red.D1021]+[Red1.D1021]+[Red2.D1021]+[Red3.D1021]+[Red4.D1021])/5" office:value-type="float" office:value="2.51933" calcext:value-type="float">
            <text:p>2,51933</text:p>
          </table:table-cell>
          <table:table-cell table:formula="of:=([Red.E1021]+[Red1.E1021]+[Red2.E1021]+[Red3.E1021]+[Red4.E1021])/5" office:value-type="float" office:value="-58.5097" calcext:value-type="float">
            <text:p>-58,5097</text:p>
          </table:table-cell>
        </table:table-row>
        <table:table-row table:style-name="ro1">
          <table:table-cell table:formula="of:=([Red.D1022]+[Red1.D1022]+[Red2.D1022]+[Red3.D1022]+[Red4.D1022])/5" office:value-type="float" office:value="2.5218" calcext:value-type="float">
            <text:p>2,5218</text:p>
          </table:table-cell>
          <table:table-cell table:formula="of:=([Red.E1022]+[Red1.E1022]+[Red2.E1022]+[Red3.E1022]+[Red4.E1022])/5" office:value-type="float" office:value="-61.0697" calcext:value-type="float">
            <text:p>-61,0697</text:p>
          </table:table-cell>
        </table:table-row>
        <table:table-row table:style-name="ro1">
          <table:table-cell table:formula="of:=([Red.D1023]+[Red1.D1023]+[Red2.D1023]+[Red3.D1023]+[Red4.D1023])/5" office:value-type="float" office:value="2.52427" calcext:value-type="float">
            <text:p>2,52427</text:p>
          </table:table-cell>
          <table:table-cell table:formula="of:=([Red.E1023]+[Red1.E1023]+[Red2.E1023]+[Red3.E1023]+[Red4.E1023])/5" office:value-type="float" office:value="-63.7097" calcext:value-type="float">
            <text:p>-63,7097</text:p>
          </table:table-cell>
        </table:table-row>
        <table:table-row table:style-name="ro1">
          <table:table-cell table:formula="of:=([Red.D1024]+[Red1.D1024]+[Red2.D1024]+[Red3.D1024]+[Red4.D1024])/5" office:value-type="float" office:value="2.52674" calcext:value-type="float">
            <text:p>2,52674</text:p>
          </table:table-cell>
          <table:table-cell table:formula="of:=([Red.E1024]+[Red1.E1024]+[Red2.E1024]+[Red3.E1024]+[Red4.E1024])/5" office:value-type="float" office:value="-60.1097" calcext:value-type="float">
            <text:p>-60,1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2:20:24.9512686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38:10.608714612</meta:creation-date>
    <dc:date>2017-10-25T12:20:57.009225512</dc:date>
    <meta:editing-duration>PT15M9S</meta:editing-duration>
    <meta:editing-cycles>5</meta:editing-cycles>
    <meta:generator>LibreOffice/5.3.1.2$Linux_X86_64 LibreOffice_project/30m0$Build-2</meta:generator>
    <meta:document-statistic meta:table-count="6" meta:cell-count="12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3.835cm" svg:y="4.229cm" style:legend-expansion="high" chart:style-name="ch2"/>
        <chart:plot-area chart:style-name="ch3" table:cell-range-address="RedALL.A366:RedALL.B406" chart:data-source-has-labels="column" svg:x="0.319cm" svg:y="0.18cm" svg:width="13.197cm" svg:height="8.645cm">
          <chartooo:coordinate-region svg:x="1.046cm" svg:y="1.387cm" svg:width="11.639cm" svg:height="7.266cm"/>
          <chart:axis chart:dimension="x" chart:name="primary-x" chart:style-name="ch4" chartooo:axis-type="auto">
            <chartooo:date-scale/>
            <chart:categories table:cell-range-address="RedALL.A366:RedALL.A406"/>
            <chart:grid chart:style-name="ch5" chart:class="major"/>
          </chart:axis>
          <chart:axis chart:dimension="y" chart:name="primary-y" chart:style-name="ch6"/>
          <chart:series chart:style-name="ch7" chart:values-cell-range-address="RedALL.B366:RedALL.B406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.90148">
                <text:p>0.90148</text:p>
                <draw:g>
                  <svg:desc>RedALL.A366:RedALL.A406</svg:desc>
                </draw:g>
              </table:table-cell>
              <table:table-cell office:value-type="float" office:value="-37.6297">
                <text:p>-37.6297</text:p>
                <draw:g>
                  <svg:desc>RedALL.B366:RedALL.B406</svg:desc>
                </draw:g>
              </table:table-cell>
            </table:table-row>
            <table:table-row>
              <table:table-cell office:value-type="float" office:value="0.90395">
                <text:p>0.90395</text:p>
              </table:table-cell>
              <table:table-cell office:value-type="float" office:value="-32.8297">
                <text:p>-32.8297</text:p>
              </table:table-cell>
            </table:table-row>
            <table:table-row>
              <table:table-cell office:value-type="float" office:value="0.90642">
                <text:p>0.90642</text:p>
              </table:table-cell>
              <table:table-cell office:value-type="float" office:value="-29.6297">
                <text:p>-29.6297</text:p>
              </table:table-cell>
            </table:table-row>
            <table:table-row>
              <table:table-cell office:value-type="float" office:value="0.90889">
                <text:p>0.90889</text:p>
              </table:table-cell>
              <table:table-cell office:value-type="float" office:value="-28.7497">
                <text:p>-28.7497</text:p>
              </table:table-cell>
            </table:table-row>
            <table:table-row>
              <table:table-cell office:value-type="float" office:value="0.91136">
                <text:p>0.91136</text:p>
              </table:table-cell>
              <table:table-cell office:value-type="float" office:value="-26.5897">
                <text:p>-26.5897</text:p>
              </table:table-cell>
            </table:table-row>
            <table:table-row>
              <table:table-cell office:value-type="float" office:value="0.91383">
                <text:p>0.91383</text:p>
              </table:table-cell>
              <table:table-cell office:value-type="float" office:value="-24.3497">
                <text:p>-24.3497</text:p>
              </table:table-cell>
            </table:table-row>
            <table:table-row>
              <table:table-cell office:value-type="float" office:value="0.9163">
                <text:p>0.9163</text:p>
              </table:table-cell>
              <table:table-cell office:value-type="float" office:value="-21.7097">
                <text:p>-21.7097</text:p>
              </table:table-cell>
            </table:table-row>
            <table:table-row>
              <table:table-cell office:value-type="float" office:value="0.91877">
                <text:p>0.91877</text:p>
              </table:table-cell>
              <table:table-cell office:value-type="float" office:value="-19.8697">
                <text:p>-19.8697</text:p>
              </table:table-cell>
            </table:table-row>
            <table:table-row>
              <table:table-cell office:value-type="float" office:value="0.92124">
                <text:p>0.92124</text:p>
              </table:table-cell>
              <table:table-cell office:value-type="float" office:value="-23.5497">
                <text:p>-23.5497</text:p>
              </table:table-cell>
            </table:table-row>
            <table:table-row>
              <table:table-cell office:value-type="float" office:value="0.92371">
                <text:p>0.92371</text:p>
              </table:table-cell>
              <table:table-cell office:value-type="float" office:value="-18.3497">
                <text:p>-18.3497</text:p>
              </table:table-cell>
            </table:table-row>
            <table:table-row>
              <table:table-cell office:value-type="float" office:value="0.92618">
                <text:p>0.92618</text:p>
              </table:table-cell>
              <table:table-cell office:value-type="float" office:value="-20.9897">
                <text:p>-20.9897</text:p>
              </table:table-cell>
            </table:table-row>
            <table:table-row>
              <table:table-cell office:value-type="float" office:value="0.92865">
                <text:p>0.92865</text:p>
              </table:table-cell>
              <table:table-cell office:value-type="float" office:value="-18.0297">
                <text:p>-18.0297</text:p>
              </table:table-cell>
            </table:table-row>
            <table:table-row>
              <table:table-cell office:value-type="float" office:value="0.93112">
                <text:p>0.93112</text:p>
              </table:table-cell>
              <table:table-cell office:value-type="float" office:value="-19.6297">
                <text:p>-19.6297</text:p>
              </table:table-cell>
            </table:table-row>
            <table:table-row>
              <table:table-cell office:value-type="float" office:value="0.93359">
                <text:p>0.93359</text:p>
              </table:table-cell>
              <table:table-cell office:value-type="float" office:value="-20.3497">
                <text:p>-20.3497</text:p>
              </table:table-cell>
            </table:table-row>
            <table:table-row>
              <table:table-cell office:value-type="float" office:value="0.93606">
                <text:p>0.93606</text:p>
              </table:table-cell>
              <table:table-cell office:value-type="float" office:value="-15.2297">
                <text:p>-15.2297</text:p>
              </table:table-cell>
            </table:table-row>
            <table:table-row>
              <table:table-cell office:value-type="float" office:value="0.93853">
                <text:p>0.93853</text:p>
              </table:table-cell>
              <table:table-cell office:value-type="float" office:value="-14.1897">
                <text:p>-14.1897</text:p>
              </table:table-cell>
            </table:table-row>
            <table:table-row>
              <table:table-cell office:value-type="float" office:value="0.941">
                <text:p>0.941</text:p>
              </table:table-cell>
              <table:table-cell office:value-type="float" office:value="-16.9097">
                <text:p>-16.9097</text:p>
              </table:table-cell>
            </table:table-row>
            <table:table-row>
              <table:table-cell office:value-type="float" office:value="0.94347">
                <text:p>0.94347</text:p>
              </table:table-cell>
              <table:table-cell office:value-type="float" office:value="-23.1497">
                <text:p>-23.1497</text:p>
              </table:table-cell>
            </table:table-row>
            <table:table-row>
              <table:table-cell office:value-type="float" office:value="0.94594">
                <text:p>0.94594</text:p>
              </table:table-cell>
              <table:table-cell office:value-type="float" office:value="-30.5097">
                <text:p>-30.5097</text:p>
              </table:table-cell>
            </table:table-row>
            <table:table-row>
              <table:table-cell office:value-type="float" office:value="0.94841">
                <text:p>0.94841</text:p>
              </table:table-cell>
              <table:table-cell office:value-type="float" office:value="-29.6297">
                <text:p>-29.6297</text:p>
              </table:table-cell>
            </table:table-row>
            <table:table-row>
              <table:table-cell office:value-type="float" office:value="0.95088">
                <text:p>0.95088</text:p>
              </table:table-cell>
              <table:table-cell office:value-type="float" office:value="-28.9897">
                <text:p>-28.9897</text:p>
              </table:table-cell>
            </table:table-row>
            <table:table-row>
              <table:table-cell office:value-type="float" office:value="0.95335">
                <text:p>0.95335</text:p>
              </table:table-cell>
              <table:table-cell office:value-type="float" office:value="-26.0297">
                <text:p>-26.0297</text:p>
              </table:table-cell>
            </table:table-row>
            <table:table-row>
              <table:table-cell office:value-type="float" office:value="0.95582">
                <text:p>0.95582</text:p>
              </table:table-cell>
              <table:table-cell office:value-type="float" office:value="-30.1097">
                <text:p>-30.1097</text:p>
              </table:table-cell>
            </table:table-row>
            <table:table-row>
              <table:table-cell office:value-type="float" office:value="0.95829">
                <text:p>0.95829</text:p>
              </table:table-cell>
              <table:table-cell office:value-type="float" office:value="-31.9497">
                <text:p>-31.9497</text:p>
              </table:table-cell>
            </table:table-row>
            <table:table-row>
              <table:table-cell office:value-type="float" office:value="0.96076">
                <text:p>0.96076</text:p>
              </table:table-cell>
              <table:table-cell office:value-type="float" office:value="-35.5497">
                <text:p>-35.5497</text:p>
              </table:table-cell>
            </table:table-row>
            <table:table-row>
              <table:table-cell office:value-type="float" office:value="0.96323">
                <text:p>0.96323</text:p>
              </table:table-cell>
              <table:table-cell office:value-type="float" office:value="-37.0697">
                <text:p>-37.0697</text:p>
              </table:table-cell>
            </table:table-row>
            <table:table-row>
              <table:table-cell office:value-type="float" office:value="0.9657">
                <text:p>0.9657</text:p>
              </table:table-cell>
              <table:table-cell office:value-type="float" office:value="-41.7897">
                <text:p>-41.7897</text:p>
              </table:table-cell>
            </table:table-row>
            <table:table-row>
              <table:table-cell office:value-type="float" office:value="0.96817">
                <text:p>0.96817</text:p>
              </table:table-cell>
              <table:table-cell office:value-type="float" office:value="-38.8297">
                <text:p>-38.8297</text:p>
              </table:table-cell>
            </table:table-row>
            <table:table-row>
              <table:table-cell office:value-type="float" office:value="0.97064">
                <text:p>0.97064</text:p>
              </table:table-cell>
              <table:table-cell office:value-type="float" office:value="-36.5897">
                <text:p>-36.5897</text:p>
              </table:table-cell>
            </table:table-row>
            <table:table-row>
              <table:table-cell office:value-type="float" office:value="0.97311">
                <text:p>0.97311</text:p>
              </table:table-cell>
              <table:table-cell office:value-type="float" office:value="-41.0697">
                <text:p>-41.0697</text:p>
              </table:table-cell>
            </table:table-row>
            <table:table-row>
              <table:table-cell office:value-type="float" office:value="0.97558">
                <text:p>0.97558</text:p>
              </table:table-cell>
              <table:table-cell office:value-type="float" office:value="-42.2697">
                <text:p>-42.2697</text:p>
              </table:table-cell>
            </table:table-row>
            <table:table-row>
              <table:table-cell office:value-type="float" office:value="0.97805">
                <text:p>0.97805</text:p>
              </table:table-cell>
              <table:table-cell office:value-type="float" office:value="-42.1897">
                <text:p>-42.1897</text:p>
              </table:table-cell>
            </table:table-row>
            <table:table-row>
              <table:table-cell office:value-type="float" office:value="0.98052">
                <text:p>0.98052</text:p>
              </table:table-cell>
              <table:table-cell office:value-type="float" office:value="-41.5497">
                <text:p>-41.5497</text:p>
              </table:table-cell>
            </table:table-row>
            <table:table-row>
              <table:table-cell office:value-type="float" office:value="0.98299">
                <text:p>0.98299</text:p>
              </table:table-cell>
              <table:table-cell office:value-type="float" office:value="-39.9497">
                <text:p>-39.9497</text:p>
              </table:table-cell>
            </table:table-row>
            <table:table-row>
              <table:table-cell office:value-type="float" office:value="0.98546">
                <text:p>0.98546</text:p>
              </table:table-cell>
              <table:table-cell office:value-type="float" office:value="-38.5097">
                <text:p>-38.5097</text:p>
              </table:table-cell>
            </table:table-row>
            <table:table-row>
              <table:table-cell office:value-type="float" office:value="0.98793">
                <text:p>0.98793</text:p>
              </table:table-cell>
              <table:table-cell office:value-type="float" office:value="-37.3097">
                <text:p>-37.3097</text:p>
              </table:table-cell>
            </table:table-row>
            <table:table-row>
              <table:table-cell office:value-type="float" office:value="0.9904">
                <text:p>0.9904</text:p>
              </table:table-cell>
              <table:table-cell office:value-type="float" office:value="-39.9497">
                <text:p>-39.9497</text:p>
              </table:table-cell>
            </table:table-row>
            <table:table-row>
              <table:table-cell office:value-type="float" office:value="0.99287">
                <text:p>0.99287</text:p>
              </table:table-cell>
              <table:table-cell office:value-type="float" office:value="-42.4297">
                <text:p>-42.4297</text:p>
              </table:table-cell>
            </table:table-row>
            <table:table-row>
              <table:table-cell office:value-type="float" office:value="0.99534">
                <text:p>0.99534</text:p>
              </table:table-cell>
              <table:table-cell office:value-type="float" office:value="-45.3897">
                <text:p>-45.3897</text:p>
              </table:table-cell>
            </table:table-row>
            <table:table-row>
              <table:table-cell office:value-type="float" office:value="0.99781">
                <text:p>0.99781</text:p>
              </table:table-cell>
              <table:table-cell office:value-type="float" office:value="-43.6297">
                <text:p>-43.6297</text:p>
              </table:table-cell>
            </table:table-row>
            <table:table-row>
              <table:table-cell office:value-type="float" office:value="1.00028">
                <text:p>1.00028</text:p>
              </table:table-cell>
              <table:table-cell office:value-type="float" office:value="-43.1497">
                <text:p>-43.1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